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11mm"/>
    </style:style>
    <style:style style:name="co2" style:family="table-column">
      <style:table-column-properties fo:break-before="auto" style:column-width="15.06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40.11mm"/>
    </style:style>
    <style:style style:name="co6" style:family="table-column">
      <style:table-column-properties fo:break-before="auto" style:column-width="30.85mm"/>
    </style:style>
    <style:style style:name="co7" style:family="table-column">
      <style:table-column-properties fo:break-before="auto" style:column-width="33.85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27.04mm"/>
    </style:style>
    <style:style style:name="co10" style:family="table-column">
      <style:table-column-properties fo:break-before="auto" style:column-width="16.69mm"/>
    </style:style>
    <style:style style:name="co11" style:family="table-column">
      <style:table-column-properties fo:break-before="auto" style:column-width="34.94mm"/>
    </style:style>
    <style:style style:name="co12" style:family="table-column">
      <style:table-column-properties fo:break-before="auto" style:column-width="29.49mm"/>
    </style:style>
    <style:style style:name="co13" style:family="table-column">
      <style:table-column-properties fo:break-before="auto" style:column-width="31.4mm"/>
    </style:style>
    <style:style style:name="co14" style:family="table-column">
      <style:table-column-properties fo:break-before="auto" style:column-width="25.1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109"/>
    <style:style style:name="ce2" style:family="table-cell" style:parent-style-name="Default" style:data-style-name="N99"/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ce1"/>
        <table:table-column table:style-name="co15" table:default-cell-style-name="Default"/>
        <table:table-column table:style-name="co16" table:number-columns-repeated="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ka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ir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kps_feat_min</text:p>
          </table:table-cell>
          <table:table-cell office:value-type="string" calcext:value-type="string">
            <text:p>kps_feat_max</text:p>
          </table:table-cell>
          <table:table-cell office:value-type="string" calcext:value-type="string">
            <text:p>kps_feat_diff_mean</text:p>
          </table:table-cell>
          <table:table-cell office:value-type="string" calcext:value-type="string">
            <text:p>kps_feat_diff_std</text:p>
          </table:table-cell>
          <table:table-cell office:value-type="string" calcext:value-type="string">
            <text:p>matches_origin</text:p>
          </table:table-cell>
          <table:table-cell office:value-type="string" calcext:value-type="string">
            <text:p>matches</text:p>
          </table:table-cell>
          <table:table-cell office:value-type="string" calcext:value-type="string">
            <text:p>amount_beyond_std</text:p>
          </table:table-cell>
          <table:table-cell office:value-type="string" calcext:value-type="string">
            <text:p>amount_below_5</text:p>
          </table:table-cell>
          <table:table-cell office:value-type="string" calcext:value-type="string">
            <text:p>amount_below_10</text:p>
          </table:table-cell>
          <table:table-cell office:value-type="string" calcext:value-type="string">
            <text:p>amount_below_20</text:p>
          </table:table-cell>
          <table:table-cell office:value-type="string" calcext:value-type="string">
            <text:p>ratio5</text:p>
          </table:table-cell>
          <table:table-cell office:value-type="string" calcext:value-type="string">
            <text:p>ratio10</text:p>
          </table:table-cell>
          <table:table-cell office:value-type="string" calcext:value-type="string">
            <text:p>ratio20</text:p>
          </table:table-cell>
          <table:table-cell/>
          <table:table-cell office:value-type="string" calcext:value-type="string">
            <text:p>Std &lt;= 0,5</text:p>
          </table:table-cell>
          <table:table-cell office:value-type="string" calcext:value-type="string">
            <text:p>SO 5</text:p>
          </table:table-cell>
          <table:table-cell office:value-type="string" calcext:value-type="string">
            <text:p>SO 10</text:p>
          </table:table-cell>
          <table:table-cell office:value-type="string" calcext:value-type="string">
            <text:p>SO 20</text:p>
          </table:table-cell>
          <table:table-cell/>
          <table:table-cell office:value-type="string" calcext:value-type="string">
            <text:p>std &lt;= X</text:p>
          </table:table-cell>
          <table:table-cell table:style-name="ce3" office:value-type="string" calcext:value-type="string">
            <text:p>SO 5 &lt;= 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OR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1562380094612" calcext:value-type="float">
            <text:p>0,0142</text:p>
          </table:table-cell>
          <table:table-cell office:value-type="float" office:value="5.01122582092758" calcext:value-type="float">
            <text:p>5,0112</text:p>
          </table:table-cell>
          <table:table-cell office:value-type="float" office:value="0.579727606331976" calcext:value-type="float">
            <text:p>0,5797</text:p>
          </table:table-cell>
          <table:table-cell office:value-type="float" office:value="0.420704778194161" calcext:value-type="float">
            <text:p>0,4207</text:p>
          </table:table-cell>
          <table:table-cell office:value-type="float" office:value="2615" calcext:value-type="float">
            <text:p>2615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2309" calcext:value-type="float">
            <text:p>2309</text:p>
          </table:table-cell>
          <table:table-cell office:value-type="float" office:value="2345" calcext:value-type="float">
            <text:p>2345</text:p>
          </table:table-cell>
          <table:table-cell office:value-type="float" office:value="2406" calcext:value-type="float">
            <text:p>2406</text:p>
          </table:table-cell>
          <table:table-cell office:value-type="float" office:value="0.882982791586998" calcext:value-type="float">
            <text:p>0,8830</text:p>
          </table:table-cell>
          <table:table-cell office:value-type="float" office:value="0.896749521988528" calcext:value-type="float">
            <text:p>0,8967</text:p>
          </table:table-cell>
          <table:table-cell office:value-type="float" office:value="0.920076481835564" calcext:value-type="float">
            <text:p>0,9201</text:p>
          </table:table-cell>
          <table:table-cell/>
          <table:table-cell table:style-name="ce2" table:formula="of:=([DO.H2]&lt;=0.5)" office:value-type="boolean" office:boolean-value="true" calcext:value-type="boolean">
            <text:p>VERDADEIRO</text:p>
          </table:table-cell>
          <table:table-cell table:style-name="ce2" table:formula="of:=(AND([DO.S2];[DO.O2]&gt;=0.5))" office:value-type="boolean" office:boolean-value="true" calcext:value-type="boolean">
            <text:p>VERDADEIRO</text:p>
          </table:table-cell>
          <table:table-cell table:style-name="ce2" table:formula="of:=(AND([DO.S2];[DO.P2]&gt;=0.5))" office:value-type="boolean" office:boolean-value="true" calcext:value-type="boolean">
            <text:p>VERDADEIRO</text:p>
          </table:table-cell>
          <table:table-cell table:style-name="ce2" table:formula="of:=(AND([DO.S2];[DO.Q2]&gt;=0.5))" office:value-type="boolean" office:boolean-value="true" calcext:value-type="boolean">
            <text:p>VERDADEIRO</text:p>
          </table:table-cell>
          <table:table-cell/>
          <table:table-cell table:style-name="ce2" table:formula="of:=([.H2]&lt;= [DO.Z2])" office:value-type="boolean" office:boolean-value="true" calcext:value-type="boolean">
            <text:p>VERDADEIRO</text:p>
          </table:table-cell>
          <table:table-cell table:style-name="ce2" table:formula="of:=(AND([DO.X2];[.O2]&gt;=([DO.AA2]/100)))" office:value-type="boolean" office:boolean-value="true" calcext:value-type="boolean">
            <text:p>VERDADEIRO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OR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79738642972972" calcext:value-type="float">
            <text:p>0,0780</text:p>
          </table:table-cell>
          <table:table-cell office:value-type="float" office:value="1.1306828504532" calcext:value-type="float">
            <text:p>1,1307</text:p>
          </table:table-cell>
          <table:table-cell office:value-type="float" office:value="0.462771782803226" calcext:value-type="float">
            <text:p>0,4628</text:p>
          </table:table-cell>
          <table:table-cell office:value-type="float" office:value="0.224145266239207" calcext:value-type="float">
            <text:p>0,2241</text:p>
          </table:table-cell>
          <table:table-cell office:value-type="float" office:value="2615" calcext:value-type="float">
            <text:p>2615</text:p>
          </table:table-cell>
          <table:table-cell office:value-type="float" office:value="2144" calcext:value-type="float">
            <text:p>2144</text:p>
          </table:table-cell>
          <table:table-cell office:value-type="float" office:value="759" calcext:value-type="float">
            <text:p>759</text:p>
          </table:table-cell>
          <table:table-cell office:value-type="float" office:value="2131" calcext:value-type="float">
            <text:p>2131</text:p>
          </table:table-cell>
          <table:table-cell office:value-type="float" office:value="2141" calcext:value-type="float">
            <text:p>2141</text:p>
          </table:table-cell>
          <table:table-cell office:value-type="float" office:value="2144" calcext:value-type="float">
            <text:p>2144</text:p>
          </table:table-cell>
          <table:table-cell office:value-type="float" office:value="0.993936567164179" calcext:value-type="float">
            <text:p>0,9939</text:p>
          </table:table-cell>
          <table:table-cell office:value-type="float" office:value="0.998600746268657" calcext:value-type="float">
            <text:p>0,9986</text:p>
          </table:table-cell>
          <table:table-cell office:value-type="float" office:value="1" calcext:value-type="float">
            <text:p>1,0000</text:p>
          </table:table-cell>
          <table:table-cell/>
          <table:table-cell table:style-name="ce2" table:formula="of:=([DO.H3]&lt;=0.5)" office:value-type="boolean" office:boolean-value="true" calcext:value-type="boolean">
            <text:p>VERDADEIRO</text:p>
          </table:table-cell>
          <table:table-cell table:style-name="ce2" table:formula="of:=(AND([DO.S3];[DO.O3]&gt;=0.5))" office:value-type="boolean" office:boolean-value="true" calcext:value-type="boolean">
            <text:p>VERDADEIRO</text:p>
          </table:table-cell>
          <table:table-cell table:style-name="ce2" table:formula="of:=(AND([DO.S3];[DO.P3]&gt;=0.5))" office:value-type="boolean" office:boolean-value="true" calcext:value-type="boolean">
            <text:p>VERDADEIRO</text:p>
          </table:table-cell>
          <table:table-cell table:style-name="ce2" table:formula="of:=(AND([DO.S3];[DO.Q3]&gt;=0.5))" office:value-type="boolean" office:boolean-value="true" calcext:value-type="boolean">
            <text:p>VERDADEIRO</text:p>
          </table:table-cell>
          <table:table-cell/>
          <table:table-cell table:style-name="ce2" table:formula="of:=([.H3]&lt;= [DO.Z2])" office:value-type="boolean" office:boolean-value="true" calcext:value-type="boolean">
            <text:p>VERDADEIRO</text:p>
          </table:table-cell>
          <table:table-cell table:style-name="ce2" table:formula="of:=(AND([DO.X3];[.O3]&gt;=([DO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OR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779738642972972" calcext:value-type="float">
            <text:p>0,0780</text:p>
          </table:table-cell>
          <table:table-cell office:value-type="float" office:value="1.1306828504532" calcext:value-type="float">
            <text:p>1,1307</text:p>
          </table:table-cell>
          <table:table-cell office:value-type="float" office:value="0.462771782803226" calcext:value-type="float">
            <text:p>0,4628</text:p>
          </table:table-cell>
          <table:table-cell office:value-type="float" office:value="0.224145266239207" calcext:value-type="float">
            <text:p>0,2241</text:p>
          </table:table-cell>
          <table:table-cell office:value-type="float" office:value="2144" calcext:value-type="float">
            <text:p>2144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2131" calcext:value-type="float">
            <text:p>2131</text:p>
          </table:table-cell>
          <table:table-cell office:value-type="float" office:value="2141" calcext:value-type="float">
            <text:p>2141</text:p>
          </table:table-cell>
          <table:table-cell office:value-type="float" office:value="2144" calcext:value-type="float">
            <text:p>2144</text:p>
          </table:table-cell>
          <table:table-cell office:value-type="float" office:value="0.993936567164179" calcext:value-type="float">
            <text:p>0,9939</text:p>
          </table:table-cell>
          <table:table-cell office:value-type="float" office:value="0.998600746268657" calcext:value-type="float">
            <text:p>0,9986</text:p>
          </table:table-cell>
          <table:table-cell office:value-type="float" office:value="1" calcext:value-type="float">
            <text:p>1,0000</text:p>
          </table:table-cell>
          <table:table-cell/>
          <table:table-cell table:style-name="ce2" table:formula="of:=([DO.H4]&lt;=0.5)" office:value-type="boolean" office:boolean-value="true" calcext:value-type="boolean">
            <text:p>VERDADEIRO</text:p>
          </table:table-cell>
          <table:table-cell table:style-name="ce2" table:formula="of:=(AND([DO.S4];[DO.O4]&gt;=0.5))" office:value-type="boolean" office:boolean-value="true" calcext:value-type="boolean">
            <text:p>VERDADEIRO</text:p>
          </table:table-cell>
          <table:table-cell table:style-name="ce2" table:formula="of:=(AND([DO.S4];[DO.P4]&gt;=0.5))" office:value-type="boolean" office:boolean-value="true" calcext:value-type="boolean">
            <text:p>VERDADEIRO</text:p>
          </table:table-cell>
          <table:table-cell table:style-name="ce2" table:formula="of:=(AND([DO.S4];[DO.Q4]&gt;=0.5))" office:value-type="boolean" office:boolean-value="true" calcext:value-type="boolean">
            <text:p>VERDADEIRO</text:p>
          </table:table-cell>
          <table:table-cell/>
          <table:table-cell table:style-name="ce2" table:formula="of:=([.H4]&lt;= [DO.Z2])" office:value-type="boolean" office:boolean-value="true" calcext:value-type="boolean">
            <text:p>VERDADEIRO</text:p>
          </table:table-cell>
          <table:table-cell table:style-name="ce2" table:formula="of:=(AND([DO.X4];[.O4]&gt;=([DO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OR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81398150606002" calcext:value-type="float">
            <text:p>0,1814</text:p>
          </table:table-cell>
          <table:table-cell office:value-type="float" office:value="0.787099833257334" calcext:value-type="float">
            <text:p>0,7871</text:p>
          </table:table-cell>
          <table:table-cell office:value-type="float" office:value="0.431544380843424" calcext:value-type="float">
            <text:p>0,4315</text:p>
          </table:table-cell>
          <table:table-cell office:value-type="float" office:value="0.136267186536105" calcext:value-type="float">
            <text:p>0,1363</text:p>
          </table:table-cell>
          <table:table-cell office:value-type="float" office:value="2144" calcext:value-type="float">
            <text:p>2144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 table:number-columns-repeated="3" office:value-type="float" office:value="1385" calcext:value-type="float">
            <text:p>1385</text:p>
          </table:table-cell>
          <table:table-cell table:number-columns-repeated="3" office:value-type="float" office:value="1" calcext:value-type="float">
            <text:p>1,0000</text:p>
          </table:table-cell>
          <table:table-cell/>
          <table:table-cell table:style-name="ce2" table:formula="of:=([DO.H5]&lt;=0.5)" office:value-type="boolean" office:boolean-value="true" calcext:value-type="boolean">
            <text:p>VERDADEIRO</text:p>
          </table:table-cell>
          <table:table-cell table:style-name="ce2" table:formula="of:=(AND([DO.S5];[DO.O5]&gt;=0.5))" office:value-type="boolean" office:boolean-value="true" calcext:value-type="boolean">
            <text:p>VERDADEIRO</text:p>
          </table:table-cell>
          <table:table-cell table:style-name="ce2" table:formula="of:=(AND([DO.S5];[DO.P5]&gt;=0.5))" office:value-type="boolean" office:boolean-value="true" calcext:value-type="boolean">
            <text:p>VERDADEIRO</text:p>
          </table:table-cell>
          <table:table-cell table:style-name="ce2" table:formula="of:=(AND([DO.S5];[DO.Q5]&gt;=0.5))" office:value-type="boolean" office:boolean-value="true" calcext:value-type="boolean">
            <text:p>VERDADEIRO</text:p>
          </table:table-cell>
          <table:table-cell/>
          <table:table-cell table:style-name="ce2" table:formula="of:=([.H5]&lt;= [DO.Z2])" office:value-type="boolean" office:boolean-value="true" calcext:value-type="boolean">
            <text:p>VERDADEIRO</text:p>
          </table:table-cell>
          <table:table-cell table:style-name="ce2" table:formula="of:=(AND([DO.X5];[.O5]&gt;=([DO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AKA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37591973720593" calcext:value-type="float">
            <text:p>0,0438</text:p>
          </table:table-cell>
          <table:table-cell office:value-type="float" office:value="10.2272322772216" calcext:value-type="float">
            <text:p>10,2272</text:p>
          </table:table-cell>
          <table:table-cell office:value-type="float" office:value="0.719589918579315" calcext:value-type="float">
            <text:p>0,7196</text:p>
          </table:table-cell>
          <table:table-cell office:value-type="float" office:value="0.73980483332674" calcext:value-type="float">
            <text:p>0,7398</text:p>
          </table:table-cell>
          <table:table-cell office:value-type="float" office:value="6265" calcext:value-type="float">
            <text:p>6265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5190" calcext:value-type="float">
            <text:p>5190</text:p>
          </table:table-cell>
          <table:table-cell office:value-type="float" office:value="5275" calcext:value-type="float">
            <text:p>5275</text:p>
          </table:table-cell>
          <table:table-cell office:value-type="float" office:value="5431" calcext:value-type="float">
            <text:p>5431</text:p>
          </table:table-cell>
          <table:table-cell office:value-type="float" office:value="0.828411811652035" calcext:value-type="float">
            <text:p>0,8284</text:p>
          </table:table-cell>
          <table:table-cell office:value-type="float" office:value="0.841979249800479" calcext:value-type="float">
            <text:p>0,8420</text:p>
          </table:table-cell>
          <table:table-cell office:value-type="float" office:value="0.866879489225858" calcext:value-type="float">
            <text:p>0,8669</text:p>
          </table:table-cell>
          <table:table-cell/>
          <table:table-cell table:style-name="ce2" table:formula="of:=([DO.H6]&lt;=0.5)" office:value-type="boolean" office:boolean-value="false" calcext:value-type="boolean">
            <text:p>FALSO</text:p>
          </table:table-cell>
          <table:table-cell table:style-name="ce2" table:formula="of:=(AND([DO.S6];[DO.O6]&gt;=0.5))" office:value-type="boolean" office:boolean-value="false" calcext:value-type="boolean">
            <text:p>FALSO</text:p>
          </table:table-cell>
          <table:table-cell table:style-name="ce2" table:formula="of:=(AND([DO.S6];[DO.P6]&gt;=0.5))" office:value-type="boolean" office:boolean-value="false" calcext:value-type="boolean">
            <text:p>FALSO</text:p>
          </table:table-cell>
          <table:table-cell table:style-name="ce2" table:formula="of:=(AND([DO.S6];[DO.Q6]&gt;=0.5))" office:value-type="boolean" office:boolean-value="false" calcext:value-type="boolean">
            <text:p>FALSO</text:p>
          </table:table-cell>
          <table:table-cell/>
          <table:table-cell table:style-name="ce2" table:formula="of:=([.H6]&lt;= [DO.Z2])" office:value-type="boolean" office:boolean-value="false" calcext:value-type="boolean">
            <text:p>FALSO</text:p>
          </table:table-cell>
          <table:table-cell table:style-name="ce2" table:formula="of:=(AND([DO.X6];[.O6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AKA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41720604832819" calcext:value-type="float">
            <text:p>0,0442</text:p>
          </table:table-cell>
          <table:table-cell office:value-type="float" office:value="1.57874862623606" calcext:value-type="float">
            <text:p>1,5787</text:p>
          </table:table-cell>
          <table:table-cell office:value-type="float" office:value="0.54196909971268" calcext:value-type="float">
            <text:p>0,5420</text:p>
          </table:table-cell>
          <table:table-cell office:value-type="float" office:value="0.308974956256334" calcext:value-type="float">
            <text:p>0,3090</text:p>
          </table:table-cell>
          <table:table-cell office:value-type="float" office:value="6265" calcext:value-type="float">
            <text:p>6265</text:p>
          </table:table-cell>
          <table:table-cell office:value-type="float" office:value="5685" calcext:value-type="float">
            <text:p>5685</text:p>
          </table:table-cell>
          <table:table-cell office:value-type="float" office:value="1720" calcext:value-type="float">
            <text:p>1720</text:p>
          </table:table-cell>
          <table:table-cell office:value-type="float" office:value="5206" calcext:value-type="float">
            <text:p>5206</text:p>
          </table:table-cell>
          <table:table-cell office:value-type="float" office:value="5291" calcext:value-type="float">
            <text:p>5291</text:p>
          </table:table-cell>
          <table:table-cell office:value-type="float" office:value="5438" calcext:value-type="float">
            <text:p>5438</text:p>
          </table:table-cell>
          <table:table-cell office:value-type="float" office:value="0.915743183817062" calcext:value-type="float">
            <text:p>0,9157</text:p>
          </table:table-cell>
          <table:table-cell office:value-type="float" office:value="0.930694810905893" calcext:value-type="float">
            <text:p>0,9307</text:p>
          </table:table-cell>
          <table:table-cell office:value-type="float" office:value="0.956552330694811" calcext:value-type="float">
            <text:p>0,9566</text:p>
          </table:table-cell>
          <table:table-cell/>
          <table:table-cell table:style-name="ce2" table:formula="of:=([DO.H7]&lt;=0.5)" office:value-type="boolean" office:boolean-value="true" calcext:value-type="boolean">
            <text:p>VERDADEIRO</text:p>
          </table:table-cell>
          <table:table-cell table:style-name="ce2" table:formula="of:=(AND([DO.S7];[DO.O7]&gt;=0.5))" office:value-type="boolean" office:boolean-value="true" calcext:value-type="boolean">
            <text:p>VERDADEIRO</text:p>
          </table:table-cell>
          <table:table-cell table:style-name="ce2" table:formula="of:=(AND([DO.S7];[DO.P7]&gt;=0.5))" office:value-type="boolean" office:boolean-value="true" calcext:value-type="boolean">
            <text:p>VERDADEIRO</text:p>
          </table:table-cell>
          <table:table-cell table:style-name="ce2" table:formula="of:=(AND([DO.S7];[DO.Q7]&gt;=0.5))" office:value-type="boolean" office:boolean-value="true" calcext:value-type="boolean">
            <text:p>VERDADEIRO</text:p>
          </table:table-cell>
          <table:table-cell/>
          <table:table-cell table:style-name="ce2" table:formula="of:=([.H7]&lt;= [DO.Z2])" office:value-type="boolean" office:boolean-value="true" calcext:value-type="boolean">
            <text:p>VERDADEIRO</text:p>
          </table:table-cell>
          <table:table-cell table:style-name="ce2" table:formula="of:=(AND([DO.X7];[.O7]&gt;=([DO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AKAZ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441720604832819" calcext:value-type="float">
            <text:p>0,0442</text:p>
          </table:table-cell>
          <table:table-cell office:value-type="float" office:value="1.57874862623606" calcext:value-type="float">
            <text:p>1,5787</text:p>
          </table:table-cell>
          <table:table-cell office:value-type="float" office:value="0.54196909971268" calcext:value-type="float">
            <text:p>0,5420</text:p>
          </table:table-cell>
          <table:table-cell office:value-type="float" office:value="0.308974956256334" calcext:value-type="float">
            <text:p>0,3090</text:p>
          </table:table-cell>
          <table:table-cell office:value-type="float" office:value="5685" calcext:value-type="float">
            <text:p>5685</text:p>
          </table:table-cell>
          <table:table-cell/>
          <table:table-cell office:value-type="float" office:value="1720" calcext:value-type="float">
            <text:p>1720</text:p>
          </table:table-cell>
          <table:table-cell office:value-type="float" office:value="5206" calcext:value-type="float">
            <text:p>5206</text:p>
          </table:table-cell>
          <table:table-cell office:value-type="float" office:value="5291" calcext:value-type="float">
            <text:p>5291</text:p>
          </table:table-cell>
          <table:table-cell office:value-type="float" office:value="5438" calcext:value-type="float">
            <text:p>5438</text:p>
          </table:table-cell>
          <table:table-cell office:value-type="float" office:value="0.915743183817062" calcext:value-type="float">
            <text:p>0,9157</text:p>
          </table:table-cell>
          <table:table-cell office:value-type="float" office:value="0.930694810905893" calcext:value-type="float">
            <text:p>0,9307</text:p>
          </table:table-cell>
          <table:table-cell office:value-type="float" office:value="0.956552330694811" calcext:value-type="float">
            <text:p>0,9566</text:p>
          </table:table-cell>
          <table:table-cell/>
          <table:table-cell table:style-name="ce2" table:formula="of:=([DO.H8]&lt;=0.5)" office:value-type="boolean" office:boolean-value="true" calcext:value-type="boolean">
            <text:p>VERDADEIRO</text:p>
          </table:table-cell>
          <table:table-cell table:style-name="ce2" table:formula="of:=(AND([DO.S8];[DO.O8]&gt;=0.5))" office:value-type="boolean" office:boolean-value="true" calcext:value-type="boolean">
            <text:p>VERDADEIRO</text:p>
          </table:table-cell>
          <table:table-cell table:style-name="ce2" table:formula="of:=(AND([DO.S8];[DO.P8]&gt;=0.5))" office:value-type="boolean" office:boolean-value="true" calcext:value-type="boolean">
            <text:p>VERDADEIRO</text:p>
          </table:table-cell>
          <table:table-cell table:style-name="ce2" table:formula="of:=(AND([DO.S8];[DO.Q8]&gt;=0.5))" office:value-type="boolean" office:boolean-value="true" calcext:value-type="boolean">
            <text:p>VERDADEIRO</text:p>
          </table:table-cell>
          <table:table-cell/>
          <table:table-cell table:style-name="ce2" table:formula="of:=([.H8]&lt;= [DO.Z2])" office:value-type="boolean" office:boolean-value="true" calcext:value-type="boolean">
            <text:p>VERDADEIRO</text:p>
          </table:table-cell>
          <table:table-cell table:style-name="ce2" table:formula="of:=(AND([DO.X8];[.O8]&gt;=([DO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AKAZ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91673345174126" calcext:value-type="float">
            <text:p>0,1917</text:p>
          </table:table-cell>
          <table:table-cell office:value-type="float" office:value="0.934319493049313" calcext:value-type="float">
            <text:p>0,9343</text:p>
          </table:table-cell>
          <table:table-cell office:value-type="float" office:value="0.477974156416505" calcext:value-type="float">
            <text:p>0,4780</text:p>
          </table:table-cell>
          <table:table-cell office:value-type="float" office:value="0.170105689271533" calcext:value-type="float">
            <text:p>0,1701</text:p>
          </table:table-cell>
          <table:table-cell office:value-type="float" office:value="5685" calcext:value-type="float">
            <text:p>5685</text:p>
          </table:table-cell>
          <table:table-cell office:value-type="float" office:value="3965" calcext:value-type="float">
            <text:p>3965</text:p>
          </table:table-cell>
          <table:table-cell office:value-type="float" office:value="1503" calcext:value-type="float">
            <text:p>1503</text:p>
          </table:table-cell>
          <table:table-cell table:number-columns-repeated="3" office:value-type="float" office:value="3965" calcext:value-type="float">
            <text:p>3965</text:p>
          </table:table-cell>
          <table:table-cell table:number-columns-repeated="3" office:value-type="float" office:value="1" calcext:value-type="float">
            <text:p>1,0000</text:p>
          </table:table-cell>
          <table:table-cell/>
          <table:table-cell table:style-name="ce2" table:formula="of:=([DO.H9]&lt;=0.5)" office:value-type="boolean" office:boolean-value="true" calcext:value-type="boolean">
            <text:p>VERDADEIRO</text:p>
          </table:table-cell>
          <table:table-cell table:style-name="ce2" table:formula="of:=(AND([DO.S9];[DO.O9]&gt;=0.5))" office:value-type="boolean" office:boolean-value="true" calcext:value-type="boolean">
            <text:p>VERDADEIRO</text:p>
          </table:table-cell>
          <table:table-cell table:style-name="ce2" table:formula="of:=(AND([DO.S9];[DO.P9]&gt;=0.5))" office:value-type="boolean" office:boolean-value="true" calcext:value-type="boolean">
            <text:p>VERDADEIRO</text:p>
          </table:table-cell>
          <table:table-cell table:style-name="ce2" table:formula="of:=(AND([DO.S9];[DO.Q9]&gt;=0.5))" office:value-type="boolean" office:boolean-value="true" calcext:value-type="boolean">
            <text:p>VERDADEIRO</text:p>
          </table:table-cell>
          <table:table-cell/>
          <table:table-cell table:style-name="ce2" table:formula="of:=([.H9]&lt;= [DO.Z2])" office:value-type="boolean" office:boolean-value="true" calcext:value-type="boolean">
            <text:p>VERDADEIRO</text:p>
          </table:table-cell>
          <table:table-cell table:style-name="ce2" table:formula="of:=(AND([DO.X9];[.O9]&gt;=([DO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BRI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9113483232401" calcext:value-type="float">
            <text:p>0,0139</text:p>
          </table:table-cell>
          <table:table-cell office:value-type="float" office:value="12.7771246913449" calcext:value-type="float">
            <text:p>12,7771</text:p>
          </table:table-cell>
          <table:table-cell office:value-type="float" office:value="0.664916127741707" calcext:value-type="float">
            <text:p>0,6649</text:p>
          </table:table-cell>
          <table:table-cell office:value-type="float" office:value="0.677033889998874" calcext:value-type="float">
            <text:p>0,6770</text:p>
          </table:table-cell>
          <table:table-cell office:value-type="float" office:value="10837" calcext:value-type="float">
            <text:p>10837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9252" calcext:value-type="float">
            <text:p>9252</text:p>
          </table:table-cell>
          <table:table-cell office:value-type="float" office:value="9401" calcext:value-type="float">
            <text:p>9401</text:p>
          </table:table-cell>
          <table:table-cell office:value-type="float" office:value="9658" calcext:value-type="float">
            <text:p>9658</text:p>
          </table:table-cell>
          <table:table-cell office:value-type="float" office:value="0.853741810464151" calcext:value-type="float">
            <text:p>0,8537</text:p>
          </table:table-cell>
          <table:table-cell office:value-type="float" office:value="0.867491003045123" calcext:value-type="float">
            <text:p>0,8675</text:p>
          </table:table-cell>
          <table:table-cell office:value-type="float" office:value="0.891206053335794" calcext:value-type="float">
            <text:p>0,8912</text:p>
          </table:table-cell>
          <table:table-cell/>
          <table:table-cell table:style-name="ce2" table:formula="of:=([DO.H10]&lt;=0.5)" office:value-type="boolean" office:boolean-value="false" calcext:value-type="boolean">
            <text:p>FALSO</text:p>
          </table:table-cell>
          <table:table-cell table:style-name="ce2" table:formula="of:=(AND([DO.S10];[DO.O10]&gt;=0.5))" office:value-type="boolean" office:boolean-value="false" calcext:value-type="boolean">
            <text:p>FALSO</text:p>
          </table:table-cell>
          <table:table-cell table:style-name="ce2" table:formula="of:=(AND([DO.S10];[DO.P10]&gt;=0.5))" office:value-type="boolean" office:boolean-value="false" calcext:value-type="boolean">
            <text:p>FALSO</text:p>
          </table:table-cell>
          <table:table-cell table:style-name="ce2" table:formula="of:=(AND([DO.S10];[DO.Q10]&gt;=0.5))" office:value-type="boolean" office:boolean-value="false" calcext:value-type="boolean">
            <text:p>FALSO</text:p>
          </table:table-cell>
          <table:table-cell/>
          <table:table-cell table:style-name="ce2" table:formula="of:=([.H10]&lt;= [DO.Z2])" office:value-type="boolean" office:boolean-value="false" calcext:value-type="boolean">
            <text:p>FALSO</text:p>
          </table:table-cell>
          <table:table-cell table:style-name="ce2" table:formula="of:=(AND([DO.X10];[.O10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BRI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5514163821779" calcext:value-type="float">
            <text:p>0,0136</text:p>
          </table:table-cell>
          <table:table-cell office:value-type="float" office:value="1.43351859083845" calcext:value-type="float">
            <text:p>1,4335</text:p>
          </table:table-cell>
          <table:table-cell office:value-type="float" office:value="0.514192055640255" calcext:value-type="float">
            <text:p>0,5142</text:p>
          </table:table-cell>
          <table:table-cell office:value-type="float" office:value="0.285771407410938" calcext:value-type="float">
            <text:p>0,2858</text:p>
          </table:table-cell>
          <table:table-cell office:value-type="float" office:value="10837" calcext:value-type="float">
            <text:p>10837</text:p>
          </table:table-cell>
          <table:table-cell office:value-type="float" office:value="9923" calcext:value-type="float">
            <text:p>9923</text:p>
          </table:table-cell>
          <table:table-cell office:value-type="float" office:value="2990" calcext:value-type="float">
            <text:p>2990</text:p>
          </table:table-cell>
          <table:table-cell office:value-type="float" office:value="9257" calcext:value-type="float">
            <text:p>9257</text:p>
          </table:table-cell>
          <table:table-cell office:value-type="float" office:value="9401" calcext:value-type="float">
            <text:p>9401</text:p>
          </table:table-cell>
          <table:table-cell office:value-type="float" office:value="9662" calcext:value-type="float">
            <text:p>9662</text:p>
          </table:table-cell>
          <table:table-cell office:value-type="float" office:value="0.932883200644966" calcext:value-type="float">
            <text:p>0,9329</text:p>
          </table:table-cell>
          <table:table-cell office:value-type="float" office:value="0.947394941046055" calcext:value-type="float">
            <text:p>0,9474</text:p>
          </table:table-cell>
          <table:table-cell office:value-type="float" office:value="0.973697470523027" calcext:value-type="float">
            <text:p>0,9737</text:p>
          </table:table-cell>
          <table:table-cell/>
          <table:table-cell table:style-name="ce2" table:formula="of:=([DO.H11]&lt;=0.5)" office:value-type="boolean" office:boolean-value="true" calcext:value-type="boolean">
            <text:p>VERDADEIRO</text:p>
          </table:table-cell>
          <table:table-cell table:style-name="ce2" table:formula="of:=(AND([DO.S11];[DO.O11]&gt;=0.5))" office:value-type="boolean" office:boolean-value="true" calcext:value-type="boolean">
            <text:p>VERDADEIRO</text:p>
          </table:table-cell>
          <table:table-cell table:style-name="ce2" table:formula="of:=(AND([DO.S11];[DO.P11]&gt;=0.5))" office:value-type="boolean" office:boolean-value="true" calcext:value-type="boolean">
            <text:p>VERDADEIRO</text:p>
          </table:table-cell>
          <table:table-cell table:style-name="ce2" table:formula="of:=(AND([DO.S11];[DO.Q11]&gt;=0.5))" office:value-type="boolean" office:boolean-value="true" calcext:value-type="boolean">
            <text:p>VERDADEIRO</text:p>
          </table:table-cell>
          <table:table-cell/>
          <table:table-cell table:style-name="ce2" table:formula="of:=([.H11]&lt;= [DO.Z2])" office:value-type="boolean" office:boolean-value="true" calcext:value-type="boolean">
            <text:p>VERDADEIRO</text:p>
          </table:table-cell>
          <table:table-cell table:style-name="ce2" table:formula="of:=(AND([DO.X11];[.O11]&gt;=([DO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BRIS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35514163821779" calcext:value-type="float">
            <text:p>0,0136</text:p>
          </table:table-cell>
          <table:table-cell office:value-type="float" office:value="1.43351859083845" calcext:value-type="float">
            <text:p>1,4335</text:p>
          </table:table-cell>
          <table:table-cell office:value-type="float" office:value="0.514192055640255" calcext:value-type="float">
            <text:p>0,5142</text:p>
          </table:table-cell>
          <table:table-cell office:value-type="float" office:value="0.285771407410938" calcext:value-type="float">
            <text:p>0,2858</text:p>
          </table:table-cell>
          <table:table-cell office:value-type="float" office:value="9923" calcext:value-type="float">
            <text:p>9923</text:p>
          </table:table-cell>
          <table:table-cell/>
          <table:table-cell office:value-type="float" office:value="2990" calcext:value-type="float">
            <text:p>2990</text:p>
          </table:table-cell>
          <table:table-cell office:value-type="float" office:value="9257" calcext:value-type="float">
            <text:p>9257</text:p>
          </table:table-cell>
          <table:table-cell office:value-type="float" office:value="9401" calcext:value-type="float">
            <text:p>9401</text:p>
          </table:table-cell>
          <table:table-cell office:value-type="float" office:value="9662" calcext:value-type="float">
            <text:p>9662</text:p>
          </table:table-cell>
          <table:table-cell office:value-type="float" office:value="0.932883200644966" calcext:value-type="float">
            <text:p>0,9329</text:p>
          </table:table-cell>
          <table:table-cell office:value-type="float" office:value="0.947394941046055" calcext:value-type="float">
            <text:p>0,9474</text:p>
          </table:table-cell>
          <table:table-cell office:value-type="float" office:value="0.973697470523027" calcext:value-type="float">
            <text:p>0,9737</text:p>
          </table:table-cell>
          <table:table-cell/>
          <table:table-cell table:style-name="ce2" table:formula="of:=([DO.H12]&lt;=0.5)" office:value-type="boolean" office:boolean-value="true" calcext:value-type="boolean">
            <text:p>VERDADEIRO</text:p>
          </table:table-cell>
          <table:table-cell table:style-name="ce2" table:formula="of:=(AND([DO.S12];[DO.O12]&gt;=0.5))" office:value-type="boolean" office:boolean-value="true" calcext:value-type="boolean">
            <text:p>VERDADEIRO</text:p>
          </table:table-cell>
          <table:table-cell table:style-name="ce2" table:formula="of:=(AND([DO.S12];[DO.P12]&gt;=0.5))" office:value-type="boolean" office:boolean-value="true" calcext:value-type="boolean">
            <text:p>VERDADEIRO</text:p>
          </table:table-cell>
          <table:table-cell table:style-name="ce2" table:formula="of:=(AND([DO.S12];[DO.Q12]&gt;=0.5))" office:value-type="boolean" office:boolean-value="true" calcext:value-type="boolean">
            <text:p>VERDADEIRO</text:p>
          </table:table-cell>
          <table:table-cell/>
          <table:table-cell table:style-name="ce2" table:formula="of:=([.H12]&lt;= [DO.Z2])" office:value-type="boolean" office:boolean-value="true" calcext:value-type="boolean">
            <text:p>VERDADEIRO</text:p>
          </table:table-cell>
          <table:table-cell table:style-name="ce2" table:formula="of:=(AND([DO.X12];[.O12]&gt;=([DO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BRIS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50495749201759" calcext:value-type="float">
            <text:p>0,1505</text:p>
          </table:table-cell>
          <table:table-cell office:value-type="float" office:value="0.897431713061504" calcext:value-type="float">
            <text:p>0,8974</text:p>
          </table:table-cell>
          <table:table-cell office:value-type="float" office:value="0.453082869238113" calcext:value-type="float">
            <text:p>0,4531</text:p>
          </table:table-cell>
          <table:table-cell office:value-type="float" office:value="0.159593329431807" calcext:value-type="float">
            <text:p>0,1596</text:p>
          </table:table-cell>
          <table:table-cell office:value-type="float" office:value="9923" calcext:value-type="float">
            <text:p>9923</text:p>
          </table:table-cell>
          <table:table-cell office:value-type="float" office:value="6933" calcext:value-type="float">
            <text:p>6933</text:p>
          </table:table-cell>
          <table:table-cell office:value-type="float" office:value="2586" calcext:value-type="float">
            <text:p>2586</text:p>
          </table:table-cell>
          <table:table-cell table:number-columns-repeated="3" office:value-type="float" office:value="6933" calcext:value-type="float">
            <text:p>6933</text:p>
          </table:table-cell>
          <table:table-cell table:number-columns-repeated="3" office:value-type="float" office:value="1" calcext:value-type="float">
            <text:p>1,0000</text:p>
          </table:table-cell>
          <table:table-cell/>
          <table:table-cell table:style-name="ce2" table:formula="of:=([DO.H13]&lt;=0.5)" office:value-type="boolean" office:boolean-value="true" calcext:value-type="boolean">
            <text:p>VERDADEIRO</text:p>
          </table:table-cell>
          <table:table-cell table:style-name="ce2" table:formula="of:=(AND([DO.S13];[DO.O13]&gt;=0.5))" office:value-type="boolean" office:boolean-value="true" calcext:value-type="boolean">
            <text:p>VERDADEIRO</text:p>
          </table:table-cell>
          <table:table-cell table:style-name="ce2" table:formula="of:=(AND([DO.S13];[DO.P13]&gt;=0.5))" office:value-type="boolean" office:boolean-value="true" calcext:value-type="boolean">
            <text:p>VERDADEIRO</text:p>
          </table:table-cell>
          <table:table-cell table:style-name="ce2" table:formula="of:=(AND([DO.S13];[DO.Q13]&gt;=0.5))" office:value-type="boolean" office:boolean-value="true" calcext:value-type="boolean">
            <text:p>VERDADEIRO</text:p>
          </table:table-cell>
          <table:table-cell/>
          <table:table-cell table:style-name="ce2" table:formula="of:=([.H13]&lt;= [DO.Z2])" office:value-type="boolean" office:boolean-value="true" calcext:value-type="boolean">
            <text:p>VERDADEIRO</text:p>
          </table:table-cell>
          <table:table-cell table:style-name="ce2" table:formula="of:=(AND([DO.X13];[.O13]&gt;=([DO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OR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0817333062919" calcext:value-type="float">
            <text:p>0,1008</text:p>
          </table:table-cell>
          <table:table-cell office:value-type="float" office:value="7.51893946862855" calcext:value-type="float">
            <text:p>7,5189</text:p>
          </table:table-cell>
          <table:table-cell office:value-type="float" office:value="0.945105666100143" calcext:value-type="float">
            <text:p>0,9451</text:p>
          </table:table-cell>
          <table:table-cell office:value-type="float" office:value="0.943252925624045" calcext:value-type="float">
            <text:p>0,9433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684" calcext:value-type="float">
            <text:p>1684</text:p>
          </table:table-cell>
          <table:table-cell office:value-type="float" office:value="1730" calcext:value-type="float">
            <text:p>1730</text:p>
          </table:table-cell>
          <table:table-cell office:value-type="float" office:value="1808" calcext:value-type="float">
            <text:p>1808</text:p>
          </table:table-cell>
          <table:table-cell office:value-type="float" office:value="0.728373702422145" calcext:value-type="float">
            <text:p>0,7284</text:p>
          </table:table-cell>
          <table:table-cell office:value-type="float" office:value="0.748269896193772" calcext:value-type="float">
            <text:p>0,7483</text:p>
          </table:table-cell>
          <table:table-cell office:value-type="float" office:value="0.782006920415225" calcext:value-type="float">
            <text:p>0,7820</text:p>
          </table:table-cell>
          <table:table-cell/>
          <table:table-cell table:style-name="ce2" table:formula="of:=([DO.H14]&lt;=0.5)" office:value-type="boolean" office:boolean-value="false" calcext:value-type="boolean">
            <text:p>FALSO</text:p>
          </table:table-cell>
          <table:table-cell table:style-name="ce2" table:formula="of:=(AND([DO.S14];[DO.O14]&gt;=0.5))" office:value-type="boolean" office:boolean-value="false" calcext:value-type="boolean">
            <text:p>FALSO</text:p>
          </table:table-cell>
          <table:table-cell table:style-name="ce2" table:formula="of:=(AND([DO.S14];[DO.P14]&gt;=0.5))" office:value-type="boolean" office:boolean-value="false" calcext:value-type="boolean">
            <text:p>FALSO</text:p>
          </table:table-cell>
          <table:table-cell table:style-name="ce2" table:formula="of:=(AND([DO.S14];[DO.Q14]&gt;=0.5))" office:value-type="boolean" office:boolean-value="false" calcext:value-type="boolean">
            <text:p>FALSO</text:p>
          </table:table-cell>
          <table:table-cell/>
          <table:table-cell table:style-name="ce2" table:formula="of:=([.H14]&lt;= [DO.Z2])" office:value-type="boolean" office:boolean-value="false" calcext:value-type="boolean">
            <text:p>FALSO</text:p>
          </table:table-cell>
          <table:table-cell table:style-name="ce2" table:formula="of:=(AND([DO.X14];[.O14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OR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0875894434465" calcext:value-type="float">
            <text:p>0,1009</text:p>
          </table:table-cell>
          <table:table-cell office:value-type="float" office:value="2.38820797973567" calcext:value-type="float">
            <text:p>2,3882</text:p>
          </table:table-cell>
          <table:table-cell office:value-type="float" office:value="0.680472619858723" calcext:value-type="float">
            <text:p>0,6805</text:p>
          </table:table-cell>
          <table:table-cell office:value-type="float" office:value="0.42522486648194" calcext:value-type="float">
            <text:p>0,4252</text:p>
          </table:table-cell>
          <table:table-cell office:value-type="float" office:value="2312" calcext:value-type="float">
            <text:p>2312</text:p>
          </table:table-cell>
          <table:table-cell office:value-type="float" office:value="2074" calcext:value-type="float">
            <text:p>2074</text:p>
          </table:table-cell>
          <table:table-cell office:value-type="float" office:value="562" calcext:value-type="float">
            <text:p>562</text:p>
          </table:table-cell>
          <table:table-cell office:value-type="float" office:value="1715" calcext:value-type="float">
            <text:p>1715</text:p>
          </table:table-cell>
          <table:table-cell office:value-type="float" office:value="1756" calcext:value-type="float">
            <text:p>1756</text:p>
          </table:table-cell>
          <table:table-cell office:value-type="float" office:value="1805" calcext:value-type="float">
            <text:p>1805</text:p>
          </table:table-cell>
          <table:table-cell office:value-type="float" office:value="0.826904532304725" calcext:value-type="float">
            <text:p>0,8269</text:p>
          </table:table-cell>
          <table:table-cell office:value-type="float" office:value="0.846673095467695" calcext:value-type="float">
            <text:p>0,8467</text:p>
          </table:table-cell>
          <table:table-cell office:value-type="float" office:value="0.87029893924783" calcext:value-type="float">
            <text:p>0,8703</text:p>
          </table:table-cell>
          <table:table-cell/>
          <table:table-cell table:style-name="ce2" table:formula="of:=([DO.H15]&lt;=0.5)" office:value-type="boolean" office:boolean-value="true" calcext:value-type="boolean">
            <text:p>VERDADEIRO</text:p>
          </table:table-cell>
          <table:table-cell table:style-name="ce2" table:formula="of:=(AND([DO.S15];[DO.O15]&gt;=0.5))" office:value-type="boolean" office:boolean-value="true" calcext:value-type="boolean">
            <text:p>VERDADEIRO</text:p>
          </table:table-cell>
          <table:table-cell table:style-name="ce2" table:formula="of:=(AND([DO.S15];[DO.P15]&gt;=0.5))" office:value-type="boolean" office:boolean-value="true" calcext:value-type="boolean">
            <text:p>VERDADEIRO</text:p>
          </table:table-cell>
          <table:table-cell table:style-name="ce2" table:formula="of:=(AND([DO.S15];[DO.Q15]&gt;=0.5))" office:value-type="boolean" office:boolean-value="true" calcext:value-type="boolean">
            <text:p>VERDADEIRO</text:p>
          </table:table-cell>
          <table:table-cell/>
          <table:table-cell table:style-name="ce2" table:formula="of:=([.H15]&lt;= [DO.Z2])" office:value-type="boolean" office:boolean-value="true" calcext:value-type="boolean">
            <text:p>VERDADEIRO</text:p>
          </table:table-cell>
          <table:table-cell table:style-name="ce2" table:formula="of:=(AND([DO.X15];[.O15]&gt;=([DO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00875894434465" calcext:value-type="float">
            <text:p>0,1009</text:p>
          </table:table-cell>
          <table:table-cell office:value-type="float" office:value="2.38820797973567" calcext:value-type="float">
            <text:p>2,3882</text:p>
          </table:table-cell>
          <table:table-cell office:value-type="float" office:value="0.680472619858723" calcext:value-type="float">
            <text:p>0,6805</text:p>
          </table:table-cell>
          <table:table-cell office:value-type="float" office:value="0.42522486648194" calcext:value-type="float">
            <text:p>0,4252</text:p>
          </table:table-cell>
          <table:table-cell office:value-type="float" office:value="2074" calcext:value-type="float">
            <text:p>2074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1715" calcext:value-type="float">
            <text:p>1715</text:p>
          </table:table-cell>
          <table:table-cell office:value-type="float" office:value="1756" calcext:value-type="float">
            <text:p>1756</text:p>
          </table:table-cell>
          <table:table-cell office:value-type="float" office:value="1805" calcext:value-type="float">
            <text:p>1805</text:p>
          </table:table-cell>
          <table:table-cell office:value-type="float" office:value="0.826904532304725" calcext:value-type="float">
            <text:p>0,8269</text:p>
          </table:table-cell>
          <table:table-cell office:value-type="float" office:value="0.846673095467695" calcext:value-type="float">
            <text:p>0,8467</text:p>
          </table:table-cell>
          <table:table-cell office:value-type="float" office:value="0.87029893924783" calcext:value-type="float">
            <text:p>0,8703</text:p>
          </table:table-cell>
          <table:table-cell/>
          <table:table-cell table:style-name="ce2" table:formula="of:=([DO.H16]&lt;=0.5)" office:value-type="boolean" office:boolean-value="true" calcext:value-type="boolean">
            <text:p>VERDADEIRO</text:p>
          </table:table-cell>
          <table:table-cell table:style-name="ce2" table:formula="of:=(AND([DO.S16];[DO.O16]&gt;=0.5))" office:value-type="boolean" office:boolean-value="true" calcext:value-type="boolean">
            <text:p>VERDADEIRO</text:p>
          </table:table-cell>
          <table:table-cell table:style-name="ce2" table:formula="of:=(AND([DO.S16];[DO.P16]&gt;=0.5))" office:value-type="boolean" office:boolean-value="true" calcext:value-type="boolean">
            <text:p>VERDADEIRO</text:p>
          </table:table-cell>
          <table:table-cell table:style-name="ce2" table:formula="of:=(AND([DO.S16];[DO.Q16]&gt;=0.5))" office:value-type="boolean" office:boolean-value="true" calcext:value-type="boolean">
            <text:p>VERDADEIRO</text:p>
          </table:table-cell>
          <table:table-cell/>
          <table:table-cell table:style-name="ce2" table:formula="of:=([.H16]&lt;= [DO.Z2])" office:value-type="boolean" office:boolean-value="true" calcext:value-type="boolean">
            <text:p>VERDADEIRO</text:p>
          </table:table-cell>
          <table:table-cell table:style-name="ce2" table:formula="of:=(AND([DO.X16];[.O16]&gt;=([DO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93998346599258" calcext:value-type="float">
            <text:p>0,1940</text:p>
          </table:table-cell>
          <table:table-cell office:value-type="float" office:value="1.28769193292111" calcext:value-type="float">
            <text:p>1,2877</text:p>
          </table:table-cell>
          <table:table-cell office:value-type="float" office:value="0.586439558992776" calcext:value-type="float">
            <text:p>0,5864</text:p>
          </table:table-cell>
          <table:table-cell office:value-type="float" office:value="0.23376872392739" calcext:value-type="float">
            <text:p>0,2338</text:p>
          </table:table-cell>
          <table:table-cell office:value-type="float" office:value="2074" calcext:value-type="float">
            <text:p>2074</text:p>
          </table:table-cell>
          <table:table-cell office:value-type="float" office:value="1512" calcext:value-type="float">
            <text:p>1512</text:p>
          </table:table-cell>
          <table:table-cell office:value-type="float" office:value="555" calcext:value-type="float">
            <text:p>555</text:p>
          </table:table-cell>
          <table:table-cell office:value-type="float" office:value="1449" calcext:value-type="float">
            <text:p>1449</text:p>
          </table:table-cell>
          <table:table-cell office:value-type="float" office:value="1476" calcext:value-type="float">
            <text:p>1476</text:p>
          </table:table-cell>
          <table:table-cell office:value-type="float" office:value="1506" calcext:value-type="float">
            <text:p>1506</text:p>
          </table:table-cell>
          <table:table-cell office:value-type="float" office:value="0.958333333333333" calcext:value-type="float">
            <text:p>0,9583</text:p>
          </table:table-cell>
          <table:table-cell office:value-type="float" office:value="0.976190476190476" calcext:value-type="float">
            <text:p>0,9762</text:p>
          </table:table-cell>
          <table:table-cell office:value-type="float" office:value="0.996031746031746" calcext:value-type="float">
            <text:p>0,9960</text:p>
          </table:table-cell>
          <table:table-cell/>
          <table:table-cell table:style-name="ce2" table:formula="of:=([DO.H17]&lt;=0.5)" office:value-type="boolean" office:boolean-value="true" calcext:value-type="boolean">
            <text:p>VERDADEIRO</text:p>
          </table:table-cell>
          <table:table-cell table:style-name="ce2" table:formula="of:=(AND([DO.S17];[DO.O17]&gt;=0.5))" office:value-type="boolean" office:boolean-value="true" calcext:value-type="boolean">
            <text:p>VERDADEIRO</text:p>
          </table:table-cell>
          <table:table-cell table:style-name="ce2" table:formula="of:=(AND([DO.S17];[DO.P17]&gt;=0.5))" office:value-type="boolean" office:boolean-value="true" calcext:value-type="boolean">
            <text:p>VERDADEIRO</text:p>
          </table:table-cell>
          <table:table-cell table:style-name="ce2" table:formula="of:=(AND([DO.S17];[DO.Q17]&gt;=0.5))" office:value-type="boolean" office:boolean-value="true" calcext:value-type="boolean">
            <text:p>VERDADEIRO</text:p>
          </table:table-cell>
          <table:table-cell/>
          <table:table-cell table:style-name="ce2" table:formula="of:=([.H17]&lt;= [DO.Z2])" office:value-type="boolean" office:boolean-value="true" calcext:value-type="boolean">
            <text:p>VERDADEIRO</text:p>
          </table:table-cell>
          <table:table-cell table:style-name="ce2" table:formula="of:=(AND([DO.X17];[.O17]&gt;=([DO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AKA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74691193789064" calcext:value-type="float">
            <text:p>0,0175</text:p>
          </table:table-cell>
          <table:table-cell office:value-type="float" office:value="58.3559767337925" calcext:value-type="float">
            <text:p>58,3560</text:p>
          </table:table-cell>
          <table:table-cell office:value-type="float" office:value="1.84987068200625" calcext:value-type="float">
            <text:p>1,8499</text:p>
          </table:table-cell>
          <table:table-cell office:value-type="float" office:value="3.28343339956822" calcext:value-type="float">
            <text:p>3,2834</text:p>
          </table:table-cell>
          <table:table-cell office:value-type="float" office:value="4473" calcext:value-type="float">
            <text:p>4473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238" calcext:value-type="float">
            <text:p>2238</text:p>
          </table:table-cell>
          <table:table-cell office:value-type="float" office:value="2333" calcext:value-type="float">
            <text:p>2333</text:p>
          </table:table-cell>
          <table:table-cell office:value-type="float" office:value="2501" calcext:value-type="float">
            <text:p>2501</text:p>
          </table:table-cell>
          <table:table-cell office:value-type="float" office:value="0.500335345405768" calcext:value-type="float">
            <text:p>0,5003</text:p>
          </table:table-cell>
          <table:table-cell office:value-type="float" office:value="0.521573887771071" calcext:value-type="float">
            <text:p>0,5216</text:p>
          </table:table-cell>
          <table:table-cell office:value-type="float" office:value="0.55913257321708" calcext:value-type="float">
            <text:p>0,5591</text:p>
          </table:table-cell>
          <table:table-cell/>
          <table:table-cell table:style-name="ce2" table:formula="of:=([DO.H18]&lt;=0.5)" office:value-type="boolean" office:boolean-value="false" calcext:value-type="boolean">
            <text:p>FALSO</text:p>
          </table:table-cell>
          <table:table-cell table:style-name="ce2" table:formula="of:=(AND([DO.S18];[DO.O18]&gt;=0.5))" office:value-type="boolean" office:boolean-value="false" calcext:value-type="boolean">
            <text:p>FALSO</text:p>
          </table:table-cell>
          <table:table-cell table:style-name="ce2" table:formula="of:=(AND([DO.S18];[DO.P18]&gt;=0.5))" office:value-type="boolean" office:boolean-value="false" calcext:value-type="boolean">
            <text:p>FALSO</text:p>
          </table:table-cell>
          <table:table-cell table:style-name="ce2" table:formula="of:=(AND([DO.S18];[DO.Q18]&gt;=0.5))" office:value-type="boolean" office:boolean-value="false" calcext:value-type="boolean">
            <text:p>FALSO</text:p>
          </table:table-cell>
          <table:table-cell/>
          <table:table-cell table:style-name="ce2" table:formula="of:=([.H18]&lt;= [DO.Z2])" office:value-type="boolean" office:boolean-value="false" calcext:value-type="boolean">
            <text:p>FALSO</text:p>
          </table:table-cell>
          <table:table-cell table:style-name="ce2" table:formula="of:=(AND([DO.X18];[.O18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AKA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01314612246759" calcext:value-type="float">
            <text:p>0,0301</text:p>
          </table:table-cell>
          <table:table-cell office:value-type="float" office:value="6.02974310285873" calcext:value-type="float">
            <text:p>6,0297</text:p>
          </table:table-cell>
          <table:table-cell office:value-type="float" office:value="1.32602626610771" calcext:value-type="float">
            <text:p>1,3260</text:p>
          </table:table-cell>
          <table:table-cell office:value-type="float" office:value="1.04462018486511" calcext:value-type="float">
            <text:p>1,0446</text:p>
          </table:table-cell>
          <table:table-cell office:value-type="float" office:value="4473" calcext:value-type="float">
            <text:p>4473</text:p>
          </table:table-cell>
          <table:table-cell office:value-type="float" office:value="4244" calcext:value-type="float">
            <text:p>4244</text:p>
          </table:table-cell>
          <table:table-cell office:value-type="float" office:value="920" calcext:value-type="float">
            <text:p>920</text:p>
          </table:table-cell>
          <table:table-cell office:value-type="float" office:value="2239" calcext:value-type="float">
            <text:p>2239</text:p>
          </table:table-cell>
          <table:table-cell office:value-type="float" office:value="2324" calcext:value-type="float">
            <text:p>2324</text:p>
          </table:table-cell>
          <table:table-cell office:value-type="float" office:value="2519" calcext:value-type="float">
            <text:p>2519</text:p>
          </table:table-cell>
          <table:table-cell office:value-type="float" office:value="0.527568331762488" calcext:value-type="float">
            <text:p>0,5276</text:p>
          </table:table-cell>
          <table:table-cell office:value-type="float" office:value="0.547596606974552" calcext:value-type="float">
            <text:p>0,5476</text:p>
          </table:table-cell>
          <table:table-cell office:value-type="float" office:value="0.593543826578699" calcext:value-type="float">
            <text:p>0,5935</text:p>
          </table:table-cell>
          <table:table-cell/>
          <table:table-cell table:style-name="ce2" table:formula="of:=([DO.H19]&lt;=0.5)" office:value-type="boolean" office:boolean-value="false" calcext:value-type="boolean">
            <text:p>FALSO</text:p>
          </table:table-cell>
          <table:table-cell table:style-name="ce2" table:formula="of:=(AND([DO.S19];[DO.O19]&gt;=0.5))" office:value-type="boolean" office:boolean-value="false" calcext:value-type="boolean">
            <text:p>FALSO</text:p>
          </table:table-cell>
          <table:table-cell table:style-name="ce2" table:formula="of:=(AND([DO.S19];[DO.P19]&gt;=0.5))" office:value-type="boolean" office:boolean-value="false" calcext:value-type="boolean">
            <text:p>FALSO</text:p>
          </table:table-cell>
          <table:table-cell table:style-name="ce2" table:formula="of:=(AND([DO.S19];[DO.Q19]&gt;=0.5))" office:value-type="boolean" office:boolean-value="false" calcext:value-type="boolean">
            <text:p>FALSO</text:p>
          </table:table-cell>
          <table:table-cell/>
          <table:table-cell table:style-name="ce2" table:formula="of:=([.H19]&lt;= [DO.Z2])" office:value-type="boolean" office:boolean-value="false" calcext:value-type="boolean">
            <text:p>FALSO</text:p>
          </table:table-cell>
          <table:table-cell table:style-name="ce2" table:formula="of:=(AND([DO.X19];[.O19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AKA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01314612246759" calcext:value-type="float">
            <text:p>0,0301</text:p>
          </table:table-cell>
          <table:table-cell office:value-type="float" office:value="6.02974310285873" calcext:value-type="float">
            <text:p>6,0297</text:p>
          </table:table-cell>
          <table:table-cell office:value-type="float" office:value="1.32602626610771" calcext:value-type="float">
            <text:p>1,3260</text:p>
          </table:table-cell>
          <table:table-cell office:value-type="float" office:value="1.04462018486511" calcext:value-type="float">
            <text:p>1,0446</text:p>
          </table:table-cell>
          <table:table-cell office:value-type="float" office:value="4244" calcext:value-type="float">
            <text:p>4244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2239" calcext:value-type="float">
            <text:p>2239</text:p>
          </table:table-cell>
          <table:table-cell office:value-type="float" office:value="2324" calcext:value-type="float">
            <text:p>2324</text:p>
          </table:table-cell>
          <table:table-cell office:value-type="float" office:value="2519" calcext:value-type="float">
            <text:p>2519</text:p>
          </table:table-cell>
          <table:table-cell office:value-type="float" office:value="0.527568331762488" calcext:value-type="float">
            <text:p>0,5276</text:p>
          </table:table-cell>
          <table:table-cell office:value-type="float" office:value="0.547596606974552" calcext:value-type="float">
            <text:p>0,5476</text:p>
          </table:table-cell>
          <table:table-cell office:value-type="float" office:value="0.593543826578699" calcext:value-type="float">
            <text:p>0,5935</text:p>
          </table:table-cell>
          <table:table-cell/>
          <table:table-cell table:style-name="ce2" table:formula="of:=([DO.H20]&lt;=0.5)" office:value-type="boolean" office:boolean-value="false" calcext:value-type="boolean">
            <text:p>FALSO</text:p>
          </table:table-cell>
          <table:table-cell table:style-name="ce2" table:formula="of:=(AND([DO.S20];[DO.O20]&gt;=0.5))" office:value-type="boolean" office:boolean-value="false" calcext:value-type="boolean">
            <text:p>FALSO</text:p>
          </table:table-cell>
          <table:table-cell table:style-name="ce2" table:formula="of:=(AND([DO.S20];[DO.P20]&gt;=0.5))" office:value-type="boolean" office:boolean-value="false" calcext:value-type="boolean">
            <text:p>FALSO</text:p>
          </table:table-cell>
          <table:table-cell table:style-name="ce2" table:formula="of:=(AND([DO.S20];[DO.Q20]&gt;=0.5))" office:value-type="boolean" office:boolean-value="false" calcext:value-type="boolean">
            <text:p>FALSO</text:p>
          </table:table-cell>
          <table:table-cell/>
          <table:table-cell table:style-name="ce2" table:formula="of:=([.H20]&lt;= [DO.Z2])" office:value-type="boolean" office:boolean-value="false" calcext:value-type="boolean">
            <text:p>FALSO</text:p>
          </table:table-cell>
          <table:table-cell table:style-name="ce2" table:formula="of:=(AND([DO.X20];[.O20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AKA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55921004708725" calcext:value-type="float">
            <text:p>0,2559</text:p>
          </table:table-cell>
          <table:table-cell office:value-type="float" office:value="3.55509225890779" calcext:value-type="float">
            <text:p>3,5551</text:p>
          </table:table-cell>
          <table:table-cell office:value-type="float" office:value="1.01192997717944" calcext:value-type="float">
            <text:p>1,0119</text:p>
          </table:table-cell>
          <table:table-cell office:value-type="float" office:value="0.542226000446215" calcext:value-type="float">
            <text:p>0,5422</text:p>
          </table:table-cell>
          <table:table-cell office:value-type="float" office:value="4244" calcext:value-type="float">
            <text:p>4244</text:p>
          </table:table-cell>
          <table:table-cell office:value-type="float" office:value="3324" calcext:value-type="float">
            <text:p>3324</text:p>
          </table:table-cell>
          <table:table-cell office:value-type="float" office:value="1169" calcext:value-type="float">
            <text:p>1169</text:p>
          </table:table-cell>
          <table:table-cell office:value-type="float" office:value="1992" calcext:value-type="float">
            <text:p>1992</text:p>
          </table:table-cell>
          <table:table-cell office:value-type="float" office:value="2080" calcext:value-type="float">
            <text:p>2080</text:p>
          </table:table-cell>
          <table:table-cell office:value-type="float" office:value="2265" calcext:value-type="float">
            <text:p>2265</text:p>
          </table:table-cell>
          <table:table-cell office:value-type="float" office:value="0.59927797833935" calcext:value-type="float">
            <text:p>0,5993</text:p>
          </table:table-cell>
          <table:table-cell office:value-type="float" office:value="0.62575210589651" calcext:value-type="float">
            <text:p>0,6258</text:p>
          </table:table-cell>
          <table:table-cell office:value-type="float" office:value="0.681407942238267" calcext:value-type="float">
            <text:p>0,6814</text:p>
          </table:table-cell>
          <table:table-cell/>
          <table:table-cell table:style-name="ce2" table:formula="of:=([DO.H21]&lt;=0.5)" office:value-type="boolean" office:boolean-value="false" calcext:value-type="boolean">
            <text:p>FALSO</text:p>
          </table:table-cell>
          <table:table-cell table:style-name="ce2" table:formula="of:=(AND([DO.S21];[DO.O21]&gt;=0.5))" office:value-type="boolean" office:boolean-value="false" calcext:value-type="boolean">
            <text:p>FALSO</text:p>
          </table:table-cell>
          <table:table-cell table:style-name="ce2" table:formula="of:=(AND([DO.S21];[DO.P21]&gt;=0.5))" office:value-type="boolean" office:boolean-value="false" calcext:value-type="boolean">
            <text:p>FALSO</text:p>
          </table:table-cell>
          <table:table-cell table:style-name="ce2" table:formula="of:=(AND([DO.S21];[DO.Q21]&gt;=0.5))" office:value-type="boolean" office:boolean-value="false" calcext:value-type="boolean">
            <text:p>FALSO</text:p>
          </table:table-cell>
          <table:table-cell/>
          <table:table-cell table:style-name="ce2" table:formula="of:=([.H21]&lt;= [DO.Z2])" office:value-type="boolean" office:boolean-value="false" calcext:value-type="boolean">
            <text:p>FALSO</text:p>
          </table:table-cell>
          <table:table-cell table:style-name="ce2" table:formula="of:=(AND([DO.X21];[.O21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BRI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15616116303423" calcext:value-type="float">
            <text:p>0,0022</text:p>
          </table:table-cell>
          <table:table-cell office:value-type="float" office:value="21.943738230491" calcext:value-type="float">
            <text:p>21,9437</text:p>
          </table:table-cell>
          <table:table-cell office:value-type="float" office:value="1.84803741720854" calcext:value-type="float">
            <text:p>1,8480</text:p>
          </table:table-cell>
          <table:table-cell office:value-type="float" office:value="1.98414861525341" calcext:value-type="float">
            <text:p>1,9841</text:p>
          </table:table-cell>
          <table:table-cell office:value-type="float" office:value="8777" calcext:value-type="float">
            <text:p>8777</text:p>
          </table:table-cell>
          <table:table-cell/>
          <table:table-cell office:value-type="float" office:value="1101" calcext:value-type="float">
            <text:p>1101</text:p>
          </table:table-cell>
          <table:table-cell office:value-type="float" office:value="4031" calcext:value-type="float">
            <text:p>4031</text:p>
          </table:table-cell>
          <table:table-cell office:value-type="float" office:value="4216" calcext:value-type="float">
            <text:p>4216</text:p>
          </table:table-cell>
          <table:table-cell office:value-type="float" office:value="4561" calcext:value-type="float">
            <text:p>4561</text:p>
          </table:table-cell>
          <table:table-cell office:value-type="float" office:value="0.459268542782272" calcext:value-type="float">
            <text:p>0,4593</text:p>
          </table:table-cell>
          <table:table-cell office:value-type="float" office:value="0.480346359804033" calcext:value-type="float">
            <text:p>0,4803</text:p>
          </table:table-cell>
          <table:table-cell office:value-type="float" office:value="0.519653640195967" calcext:value-type="float">
            <text:p>0,5197</text:p>
          </table:table-cell>
          <table:table-cell/>
          <table:table-cell table:style-name="ce2" table:formula="of:=([DO.H22]&lt;=0.5)" office:value-type="boolean" office:boolean-value="false" calcext:value-type="boolean">
            <text:p>FALSO</text:p>
          </table:table-cell>
          <table:table-cell table:style-name="ce2" table:formula="of:=(AND([DO.S22];[DO.O22]&gt;=0.5))" office:value-type="boolean" office:boolean-value="false" calcext:value-type="boolean">
            <text:p>FALSO</text:p>
          </table:table-cell>
          <table:table-cell table:style-name="ce2" table:formula="of:=(AND([DO.S22];[DO.P22]&gt;=0.5))" office:value-type="boolean" office:boolean-value="false" calcext:value-type="boolean">
            <text:p>FALSO</text:p>
          </table:table-cell>
          <table:table-cell table:style-name="ce2" table:formula="of:=(AND([DO.S22];[DO.Q22]&gt;=0.5))" office:value-type="boolean" office:boolean-value="false" calcext:value-type="boolean">
            <text:p>FALSO</text:p>
          </table:table-cell>
          <table:table-cell/>
          <table:table-cell table:style-name="ce2" table:formula="of:=([.H22]&lt;= [DO.Z2])" office:value-type="boolean" office:boolean-value="false" calcext:value-type="boolean">
            <text:p>FALSO</text:p>
          </table:table-cell>
          <table:table-cell table:style-name="ce2" table:formula="of:=(AND([DO.X22];[.O22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BRI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28337534220227" calcext:value-type="float">
            <text:p>0,0128</text:p>
          </table:table-cell>
          <table:table-cell office:value-type="float" office:value="7.00708441350799" calcext:value-type="float">
            <text:p>7,0071</text:p>
          </table:table-cell>
          <table:table-cell office:value-type="float" office:value="1.24727076617124" calcext:value-type="float">
            <text:p>1,2473</text:p>
          </table:table-cell>
          <table:table-cell office:value-type="float" office:value="0.888496367019039" calcext:value-type="float">
            <text:p>0,8885</text:p>
          </table:table-cell>
          <table:table-cell office:value-type="float" office:value="8777" calcext:value-type="float">
            <text:p>8777</text:p>
          </table:table-cell>
          <table:table-cell office:value-type="float" office:value="7676" calcext:value-type="float">
            <text:p>7676</text:p>
          </table:table-cell>
          <table:table-cell office:value-type="float" office:value="2240" calcext:value-type="float">
            <text:p>2240</text:p>
          </table:table-cell>
          <table:table-cell office:value-type="float" office:value="4037" calcext:value-type="float">
            <text:p>4037</text:p>
          </table:table-cell>
          <table:table-cell office:value-type="float" office:value="4220" calcext:value-type="float">
            <text:p>4220</text:p>
          </table:table-cell>
          <table:table-cell office:value-type="float" office:value="4578" calcext:value-type="float">
            <text:p>4578</text:p>
          </table:table-cell>
          <table:table-cell office:value-type="float" office:value="0.525924960917144" calcext:value-type="float">
            <text:p>0,5259</text:p>
          </table:table-cell>
          <table:table-cell office:value-type="float" office:value="0.549765502866076" calcext:value-type="float">
            <text:p>0,5498</text:p>
          </table:table-cell>
          <table:table-cell office:value-type="float" office:value="0.596404377279833" calcext:value-type="float">
            <text:p>0,5964</text:p>
          </table:table-cell>
          <table:table-cell/>
          <table:table-cell table:style-name="ce2" table:formula="of:=([DO.H23]&lt;=0.5)" office:value-type="boolean" office:boolean-value="false" calcext:value-type="boolean">
            <text:p>FALSO</text:p>
          </table:table-cell>
          <table:table-cell table:style-name="ce2" table:formula="of:=(AND([DO.S23];[DO.O23]&gt;=0.5))" office:value-type="boolean" office:boolean-value="false" calcext:value-type="boolean">
            <text:p>FALSO</text:p>
          </table:table-cell>
          <table:table-cell table:style-name="ce2" table:formula="of:=(AND([DO.S23];[DO.P23]&gt;=0.5))" office:value-type="boolean" office:boolean-value="false" calcext:value-type="boolean">
            <text:p>FALSO</text:p>
          </table:table-cell>
          <table:table-cell table:style-name="ce2" table:formula="of:=(AND([DO.S23];[DO.Q23]&gt;=0.5))" office:value-type="boolean" office:boolean-value="false" calcext:value-type="boolean">
            <text:p>FALSO</text:p>
          </table:table-cell>
          <table:table-cell/>
          <table:table-cell table:style-name="ce2" table:formula="of:=([.H23]&lt;= [DO.Z2])" office:value-type="boolean" office:boolean-value="false" calcext:value-type="boolean">
            <text:p>FALSO</text:p>
          </table:table-cell>
          <table:table-cell table:style-name="ce2" table:formula="of:=(AND([DO.X23];[.O23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28337534220227" calcext:value-type="float">
            <text:p>0,0128</text:p>
          </table:table-cell>
          <table:table-cell office:value-type="float" office:value="7.00708441350799" calcext:value-type="float">
            <text:p>7,0071</text:p>
          </table:table-cell>
          <table:table-cell office:value-type="float" office:value="1.24727076617124" calcext:value-type="float">
            <text:p>1,2473</text:p>
          </table:table-cell>
          <table:table-cell office:value-type="float" office:value="0.888496367019039" calcext:value-type="float">
            <text:p>0,8885</text:p>
          </table:table-cell>
          <table:table-cell office:value-type="float" office:value="7676" calcext:value-type="float">
            <text:p>7676</text:p>
          </table:table-cell>
          <table:table-cell/>
          <table:table-cell office:value-type="float" office:value="2240" calcext:value-type="float">
            <text:p>2240</text:p>
          </table:table-cell>
          <table:table-cell office:value-type="float" office:value="4037" calcext:value-type="float">
            <text:p>4037</text:p>
          </table:table-cell>
          <table:table-cell office:value-type="float" office:value="4220" calcext:value-type="float">
            <text:p>4220</text:p>
          </table:table-cell>
          <table:table-cell office:value-type="float" office:value="4578" calcext:value-type="float">
            <text:p>4578</text:p>
          </table:table-cell>
          <table:table-cell office:value-type="float" office:value="0.525924960917144" calcext:value-type="float">
            <text:p>0,5259</text:p>
          </table:table-cell>
          <table:table-cell office:value-type="float" office:value="0.549765502866076" calcext:value-type="float">
            <text:p>0,5498</text:p>
          </table:table-cell>
          <table:table-cell office:value-type="float" office:value="0.596404377279833" calcext:value-type="float">
            <text:p>0,5964</text:p>
          </table:table-cell>
          <table:table-cell/>
          <table:table-cell table:style-name="ce2" table:formula="of:=([DO.H24]&lt;=0.5)" office:value-type="boolean" office:boolean-value="false" calcext:value-type="boolean">
            <text:p>FALSO</text:p>
          </table:table-cell>
          <table:table-cell table:style-name="ce2" table:formula="of:=(AND([DO.S24];[DO.O24]&gt;=0.5))" office:value-type="boolean" office:boolean-value="false" calcext:value-type="boolean">
            <text:p>FALSO</text:p>
          </table:table-cell>
          <table:table-cell table:style-name="ce2" table:formula="of:=(AND([DO.S24];[DO.P24]&gt;=0.5))" office:value-type="boolean" office:boolean-value="false" calcext:value-type="boolean">
            <text:p>FALSO</text:p>
          </table:table-cell>
          <table:table-cell table:style-name="ce2" table:formula="of:=(AND([DO.S24];[DO.Q24]&gt;=0.5))" office:value-type="boolean" office:boolean-value="false" calcext:value-type="boolean">
            <text:p>FALSO</text:p>
          </table:table-cell>
          <table:table-cell/>
          <table:table-cell table:style-name="ce2" table:formula="of:=([.H24]&lt;= [DO.Z2])" office:value-type="boolean" office:boolean-value="false" calcext:value-type="boolean">
            <text:p>FALSO</text:p>
          </table:table-cell>
          <table:table-cell table:style-name="ce2" table:formula="of:=(AND([DO.X24];[.O24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06213407613933" calcext:value-type="float">
            <text:p>0,3062</text:p>
          </table:table-cell>
          <table:table-cell office:value-type="float" office:value="2.26939478199848" calcext:value-type="float">
            <text:p>2,2694</text:p>
          </table:table-cell>
          <table:table-cell office:value-type="float" office:value="1.03407220228304" calcext:value-type="float">
            <text:p>1,0341</text:p>
          </table:table-cell>
          <table:table-cell office:value-type="float" office:value="0.475928458987512" calcext:value-type="float">
            <text:p>0,4759</text:p>
          </table:table-cell>
          <table:table-cell office:value-type="float" office:value="7676" calcext:value-type="float">
            <text:p>7676</text:p>
          </table:table-cell>
          <table:table-cell office:value-type="float" office:value="5436" calcext:value-type="float">
            <text:p>5436</text:p>
          </table:table-cell>
          <table:table-cell office:value-type="float" office:value="2005" calcext:value-type="float">
            <text:p>2005</text:p>
          </table:table-cell>
          <table:table-cell office:value-type="float" office:value="3113" calcext:value-type="float">
            <text:p>3113</text:p>
          </table:table-cell>
          <table:table-cell office:value-type="float" office:value="3295" calcext:value-type="float">
            <text:p>3295</text:p>
          </table:table-cell>
          <table:table-cell office:value-type="float" office:value="3634" calcext:value-type="float">
            <text:p>3634</text:p>
          </table:table-cell>
          <table:table-cell office:value-type="float" office:value="0.572663723325975" calcext:value-type="float">
            <text:p>0,5727</text:p>
          </table:table-cell>
          <table:table-cell office:value-type="float" office:value="0.606144223693893" calcext:value-type="float">
            <text:p>0,6061</text:p>
          </table:table-cell>
          <table:table-cell office:value-type="float" office:value="0.66850625459897" calcext:value-type="float">
            <text:p>0,6685</text:p>
          </table:table-cell>
          <table:table-cell/>
          <table:table-cell table:style-name="ce2" table:formula="of:=([DO.H25]&lt;=0.5)" office:value-type="boolean" office:boolean-value="true" calcext:value-type="boolean">
            <text:p>VERDADEIRO</text:p>
          </table:table-cell>
          <table:table-cell table:style-name="ce2" table:formula="of:=(AND([DO.S25];[DO.O25]&gt;=0.5))" office:value-type="boolean" office:boolean-value="true" calcext:value-type="boolean">
            <text:p>VERDADEIRO</text:p>
          </table:table-cell>
          <table:table-cell table:style-name="ce2" table:formula="of:=(AND([DO.S25];[DO.P25]&gt;=0.5))" office:value-type="boolean" office:boolean-value="true" calcext:value-type="boolean">
            <text:p>VERDADEIRO</text:p>
          </table:table-cell>
          <table:table-cell table:style-name="ce2" table:formula="of:=(AND([DO.S25];[DO.Q25]&gt;=0.5))" office:value-type="boolean" office:boolean-value="true" calcext:value-type="boolean">
            <text:p>VERDADEIRO</text:p>
          </table:table-cell>
          <table:table-cell/>
          <table:table-cell table:style-name="ce2" table:formula="of:=([.H25]&lt;= [DO.Z2])" office:value-type="boolean" office:boolean-value="true" calcext:value-type="boolean">
            <text:p>VERDADEIRO</text:p>
          </table:table-cell>
          <table:table-cell table:style-name="ce2" table:formula="of:=(AND([DO.X25];[.O25]&gt;=([DO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06580517436813" calcext:value-type="float">
            <text:p>0,0307</text:p>
          </table:table-cell>
          <table:table-cell office:value-type="float" office:value="28.3857476604286" calcext:value-type="float">
            <text:p>28,3857</text:p>
          </table:table-cell>
          <table:table-cell office:value-type="float" office:value="1.18283834694825" calcext:value-type="float">
            <text:p>1,1828</text:p>
          </table:table-cell>
          <table:table-cell office:value-type="float" office:value="1.67484501961756" calcext:value-type="float">
            <text:p>1,6748</text:p>
          </table:table-cell>
          <table:table-cell office:value-type="float" office:value="2379" calcext:value-type="float">
            <text:p>2379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40" calcext:value-type="float">
            <text:p>1540</text:p>
          </table:table-cell>
          <table:table-cell office:value-type="float" office:value="1586" calcext:value-type="float">
            <text:p>1586</text:p>
          </table:table-cell>
          <table:table-cell office:value-type="float" office:value="1672" calcext:value-type="float">
            <text:p>1672</text:p>
          </table:table-cell>
          <table:table-cell office:value-type="float" office:value="0.647330811265238" calcext:value-type="float">
            <text:p>0,6473</text:p>
          </table:table-cell>
          <table:table-cell office:value-type="float" office:value="0.666666666666667" calcext:value-type="float">
            <text:p>0,6667</text:p>
          </table:table-cell>
          <table:table-cell office:value-type="float" office:value="0.702816309373686" calcext:value-type="float">
            <text:p>0,7028</text:p>
          </table:table-cell>
          <table:table-cell/>
          <table:table-cell table:style-name="ce2" table:formula="of:=([DO.H26]&lt;=0.5)" office:value-type="boolean" office:boolean-value="false" calcext:value-type="boolean">
            <text:p>FALSO</text:p>
          </table:table-cell>
          <table:table-cell table:style-name="ce2" table:formula="of:=(AND([DO.S26];[DO.O26]&gt;=0.5))" office:value-type="boolean" office:boolean-value="false" calcext:value-type="boolean">
            <text:p>FALSO</text:p>
          </table:table-cell>
          <table:table-cell table:style-name="ce2" table:formula="of:=(AND([DO.S26];[DO.P26]&gt;=0.5))" office:value-type="boolean" office:boolean-value="false" calcext:value-type="boolean">
            <text:p>FALSO</text:p>
          </table:table-cell>
          <table:table-cell table:style-name="ce2" table:formula="of:=(AND([DO.S26];[DO.Q26]&gt;=0.5))" office:value-type="boolean" office:boolean-value="false" calcext:value-type="boolean">
            <text:p>FALSO</text:p>
          </table:table-cell>
          <table:table-cell/>
          <table:table-cell table:style-name="ce2" table:formula="of:=([.H26]&lt;= [DO.Z2])" office:value-type="boolean" office:boolean-value="false" calcext:value-type="boolean">
            <text:p>FALSO</text:p>
          </table:table-cell>
          <table:table-cell table:style-name="ce2" table:formula="of:=(AND([DO.X26];[.O26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36980537972964" calcext:value-type="float">
            <text:p>0,0237</text:p>
          </table:table-cell>
          <table:table-cell office:value-type="float" office:value="2.94635273544455" calcext:value-type="float">
            <text:p>2,9464</text:p>
          </table:table-cell>
          <table:table-cell office:value-type="float" office:value="0.879516337460332" calcext:value-type="float">
            <text:p>0,8795</text:p>
          </table:table-cell>
          <table:table-cell office:value-type="float" office:value="0.64689245988632" calcext:value-type="float">
            <text:p>0,6469</text:p>
          </table:table-cell>
          <table:table-cell office:value-type="float" office:value="2379" calcext:value-type="float">
            <text:p>2379</text:p>
          </table:table-cell>
          <table:table-cell office:value-type="float" office:value="2225" calcext:value-type="float">
            <text:p>2225</text:p>
          </table:table-cell>
          <table:table-cell office:value-type="float" office:value="670" calcext:value-type="float">
            <text:p>670</text:p>
          </table:table-cell>
          <table:table-cell office:value-type="float" office:value="1519" calcext:value-type="float">
            <text:p>1519</text:p>
          </table:table-cell>
          <table:table-cell office:value-type="float" office:value="1569" calcext:value-type="float">
            <text:p>1569</text:p>
          </table:table-cell>
          <table:table-cell office:value-type="float" office:value="1660" calcext:value-type="float">
            <text:p>1660</text:p>
          </table:table-cell>
          <table:table-cell office:value-type="float" office:value="0.682696629213483" calcext:value-type="float">
            <text:p>0,6827</text:p>
          </table:table-cell>
          <table:table-cell office:value-type="float" office:value="0.705168539325843" calcext:value-type="float">
            <text:p>0,7052</text:p>
          </table:table-cell>
          <table:table-cell office:value-type="float" office:value="0.746067415730337" calcext:value-type="float">
            <text:p>0,7461</text:p>
          </table:table-cell>
          <table:table-cell/>
          <table:table-cell table:style-name="ce2" table:formula="of:=([DO.H27]&lt;=0.5)" office:value-type="boolean" office:boolean-value="false" calcext:value-type="boolean">
            <text:p>FALSO</text:p>
          </table:table-cell>
          <table:table-cell table:style-name="ce2" table:formula="of:=(AND([DO.S27];[DO.O27]&gt;=0.5))" office:value-type="boolean" office:boolean-value="false" calcext:value-type="boolean">
            <text:p>FALSO</text:p>
          </table:table-cell>
          <table:table-cell table:style-name="ce2" table:formula="of:=(AND([DO.S27];[DO.P27]&gt;=0.5))" office:value-type="boolean" office:boolean-value="false" calcext:value-type="boolean">
            <text:p>FALSO</text:p>
          </table:table-cell>
          <table:table-cell table:style-name="ce2" table:formula="of:=(AND([DO.S27];[DO.Q27]&gt;=0.5))" office:value-type="boolean" office:boolean-value="false" calcext:value-type="boolean">
            <text:p>FALSO</text:p>
          </table:table-cell>
          <table:table-cell/>
          <table:table-cell table:style-name="ce2" table:formula="of:=([.H27]&lt;= [DO.Z2])" office:value-type="boolean" office:boolean-value="false" calcext:value-type="boolean">
            <text:p>FALSO</text:p>
          </table:table-cell>
          <table:table-cell table:style-name="ce2" table:formula="of:=(AND([DO.X27];[.O27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OR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236980537972964" calcext:value-type="float">
            <text:p>0,0237</text:p>
          </table:table-cell>
          <table:table-cell office:value-type="float" office:value="2.94635273544455" calcext:value-type="float">
            <text:p>2,9464</text:p>
          </table:table-cell>
          <table:table-cell office:value-type="float" office:value="0.879516337460332" calcext:value-type="float">
            <text:p>0,8795</text:p>
          </table:table-cell>
          <table:table-cell office:value-type="float" office:value="0.64689245988632" calcext:value-type="float">
            <text:p>0,6469</text:p>
          </table:table-cell>
          <table:table-cell office:value-type="float" office:value="2225" calcext:value-type="float">
            <text:p>2225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1519" calcext:value-type="float">
            <text:p>1519</text:p>
          </table:table-cell>
          <table:table-cell office:value-type="float" office:value="1569" calcext:value-type="float">
            <text:p>1569</text:p>
          </table:table-cell>
          <table:table-cell office:value-type="float" office:value="1660" calcext:value-type="float">
            <text:p>1660</text:p>
          </table:table-cell>
          <table:table-cell office:value-type="float" office:value="0.682696629213483" calcext:value-type="float">
            <text:p>0,6827</text:p>
          </table:table-cell>
          <table:table-cell office:value-type="float" office:value="0.705168539325843" calcext:value-type="float">
            <text:p>0,7052</text:p>
          </table:table-cell>
          <table:table-cell office:value-type="float" office:value="0.746067415730337" calcext:value-type="float">
            <text:p>0,7461</text:p>
          </table:table-cell>
          <table:table-cell/>
          <table:table-cell table:style-name="ce2" table:formula="of:=([DO.H28]&lt;=0.5)" office:value-type="boolean" office:boolean-value="false" calcext:value-type="boolean">
            <text:p>FALSO</text:p>
          </table:table-cell>
          <table:table-cell table:style-name="ce2" table:formula="of:=(AND([DO.S28];[DO.O28]&gt;=0.5))" office:value-type="boolean" office:boolean-value="false" calcext:value-type="boolean">
            <text:p>FALSO</text:p>
          </table:table-cell>
          <table:table-cell table:style-name="ce2" table:formula="of:=(AND([DO.S28];[DO.P28]&gt;=0.5))" office:value-type="boolean" office:boolean-value="false" calcext:value-type="boolean">
            <text:p>FALSO</text:p>
          </table:table-cell>
          <table:table-cell table:style-name="ce2" table:formula="of:=(AND([DO.S28];[DO.Q28]&gt;=0.5))" office:value-type="boolean" office:boolean-value="false" calcext:value-type="boolean">
            <text:p>FALSO</text:p>
          </table:table-cell>
          <table:table-cell/>
          <table:table-cell table:style-name="ce2" table:formula="of:=([.H28]&lt;= [DO.Z2])" office:value-type="boolean" office:boolean-value="false" calcext:value-type="boolean">
            <text:p>FALSO</text:p>
          </table:table-cell>
          <table:table-cell table:style-name="ce2" table:formula="of:=(AND([DO.X28];[.O28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OR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614085442940269" calcext:value-type="float">
            <text:p>0,0614</text:p>
          </table:table-cell>
          <table:table-cell office:value-type="float" office:value="3.25406940000449" calcext:value-type="float">
            <text:p>3,2541</text:p>
          </table:table-cell>
          <table:table-cell office:value-type="float" office:value="0.683663408505128" calcext:value-type="float">
            <text:p>0,6837</text:p>
          </table:table-cell>
          <table:table-cell office:value-type="float" office:value="0.375609480673596" calcext:value-type="float">
            <text:p>0,3756</text:p>
          </table:table-cell>
          <table:table-cell office:value-type="float" office:value="2225" calcext:value-type="float">
            <text:p>2225</text:p>
          </table:table-cell>
          <table:table-cell office:value-type="float" office:value="1555" calcext:value-type="float">
            <text:p>1555</text:p>
          </table:table-cell>
          <table:table-cell office:value-type="float" office:value="474" calcext:value-type="float">
            <text:p>474</text:p>
          </table:table-cell>
          <table:table-cell office:value-type="float" office:value="1324" calcext:value-type="float">
            <text:p>1324</text:p>
          </table:table-cell>
          <table:table-cell office:value-type="float" office:value="1364" calcext:value-type="float">
            <text:p>1364</text:p>
          </table:table-cell>
          <table:table-cell office:value-type="float" office:value="1419" calcext:value-type="float">
            <text:p>1419</text:p>
          </table:table-cell>
          <table:table-cell office:value-type="float" office:value="0.851446945337621" calcext:value-type="float">
            <text:p>0,8514</text:p>
          </table:table-cell>
          <table:table-cell office:value-type="float" office:value="0.877170418006431" calcext:value-type="float">
            <text:p>0,8772</text:p>
          </table:table-cell>
          <table:table-cell office:value-type="float" office:value="0.912540192926045" calcext:value-type="float">
            <text:p>0,9125</text:p>
          </table:table-cell>
          <table:table-cell/>
          <table:table-cell table:style-name="ce2" table:formula="of:=([DO.H29]&lt;=0.5)" office:value-type="boolean" office:boolean-value="true" calcext:value-type="boolean">
            <text:p>VERDADEIRO</text:p>
          </table:table-cell>
          <table:table-cell table:style-name="ce2" table:formula="of:=(AND([DO.S29];[DO.O29]&gt;=0.5))" office:value-type="boolean" office:boolean-value="true" calcext:value-type="boolean">
            <text:p>VERDADEIRO</text:p>
          </table:table-cell>
          <table:table-cell table:style-name="ce2" table:formula="of:=(AND([DO.S29];[DO.P29]&gt;=0.5))" office:value-type="boolean" office:boolean-value="true" calcext:value-type="boolean">
            <text:p>VERDADEIRO</text:p>
          </table:table-cell>
          <table:table-cell table:style-name="ce2" table:formula="of:=(AND([DO.S29];[DO.Q29]&gt;=0.5))" office:value-type="boolean" office:boolean-value="true" calcext:value-type="boolean">
            <text:p>VERDADEIRO</text:p>
          </table:table-cell>
          <table:table-cell/>
          <table:table-cell table:style-name="ce2" table:formula="of:=([.H29]&lt;= [DO.Z2])" office:value-type="boolean" office:boolean-value="true" calcext:value-type="boolean">
            <text:p>VERDADEIRO</text:p>
          </table:table-cell>
          <table:table-cell table:style-name="ce2" table:formula="of:=(AND([DO.X29];[.O29]&gt;=([DO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AKAZ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38124311577426" calcext:value-type="float">
            <text:p>0,0438</text:p>
          </table:table-cell>
          <table:table-cell office:value-type="float" office:value="262.855034561064" calcext:value-type="float">
            <text:p>262,8550</text:p>
          </table:table-cell>
          <table:table-cell office:value-type="float" office:value="1.65492493512775" calcext:value-type="float">
            <text:p>1,6549</text:p>
          </table:table-cell>
          <table:table-cell office:value-type="float" office:value="3.48036237033213" calcext:value-type="float">
            <text:p>3,4804</text:p>
          </table:table-cell>
          <table:table-cell office:value-type="float" office:value="11998" calcext:value-type="float">
            <text:p>11998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5712" calcext:value-type="float">
            <text:p>5712</text:p>
          </table:table-cell>
          <table:table-cell office:value-type="float" office:value="6011" calcext:value-type="float">
            <text:p>6011</text:p>
          </table:table-cell>
          <table:table-cell office:value-type="float" office:value="6529" calcext:value-type="float">
            <text:p>6529</text:p>
          </table:table-cell>
          <table:table-cell office:value-type="float" office:value="0.47607934655776" calcext:value-type="float">
            <text:p>0,4761</text:p>
          </table:table-cell>
          <table:table-cell office:value-type="float" office:value="0.501000166694449" calcext:value-type="float">
            <text:p>0,5010</text:p>
          </table:table-cell>
          <table:table-cell office:value-type="float" office:value="0.544174029004834" calcext:value-type="float">
            <text:p>0,5442</text:p>
          </table:table-cell>
          <table:table-cell/>
          <table:table-cell table:style-name="ce2" table:formula="of:=([DO.H30]&lt;=0.5)" office:value-type="boolean" office:boolean-value="false" calcext:value-type="boolean">
            <text:p>FALSO</text:p>
          </table:table-cell>
          <table:table-cell table:style-name="ce2" table:formula="of:=(AND([DO.S30];[DO.O30]&gt;=0.5))" office:value-type="boolean" office:boolean-value="false" calcext:value-type="boolean">
            <text:p>FALSO</text:p>
          </table:table-cell>
          <table:table-cell table:style-name="ce2" table:formula="of:=(AND([DO.S30];[DO.P30]&gt;=0.5))" office:value-type="boolean" office:boolean-value="false" calcext:value-type="boolean">
            <text:p>FALSO</text:p>
          </table:table-cell>
          <table:table-cell table:style-name="ce2" table:formula="of:=(AND([DO.S30];[DO.Q30]&gt;=0.5))" office:value-type="boolean" office:boolean-value="false" calcext:value-type="boolean">
            <text:p>FALSO</text:p>
          </table:table-cell>
          <table:table-cell/>
          <table:table-cell table:style-name="ce2" table:formula="of:=([.H30]&lt;= [DO.Z2])" office:value-type="boolean" office:boolean-value="false" calcext:value-type="boolean">
            <text:p>FALSO</text:p>
          </table:table-cell>
          <table:table-cell table:style-name="ce2" table:formula="of:=(AND([DO.X30];[.O30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AKAZ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19663562206896" calcext:value-type="float">
            <text:p>0,0420</text:p>
          </table:table-cell>
          <table:table-cell office:value-type="float" office:value="5.24332162934355" calcext:value-type="float">
            <text:p>5,2433</text:p>
          </table:table-cell>
          <table:table-cell office:value-type="float" office:value="1.32995155276489" calcext:value-type="float">
            <text:p>1,3300</text:p>
          </table:table-cell>
          <table:table-cell office:value-type="float" office:value="0.983097508402547" calcext:value-type="float">
            <text:p>0,9831</text:p>
          </table:table-cell>
          <table:table-cell office:value-type="float" office:value="11998" calcext:value-type="float">
            <text:p>11998</text:p>
          </table:table-cell>
          <table:table-cell office:value-type="float" office:value="11623" calcext:value-type="float">
            <text:p>11623</text:p>
          </table:table-cell>
          <table:table-cell office:value-type="float" office:value="2954" calcext:value-type="float">
            <text:p>2954</text:p>
          </table:table-cell>
          <table:table-cell office:value-type="float" office:value="5720" calcext:value-type="float">
            <text:p>5720</text:p>
          </table:table-cell>
          <table:table-cell office:value-type="float" office:value="6019" calcext:value-type="float">
            <text:p>6019</text:p>
          </table:table-cell>
          <table:table-cell office:value-type="float" office:value="6536" calcext:value-type="float">
            <text:p>6536</text:p>
          </table:table-cell>
          <table:table-cell office:value-type="float" office:value="0.492127677880065" calcext:value-type="float">
            <text:p>0,4921</text:p>
          </table:table-cell>
          <table:table-cell office:value-type="float" office:value="0.517852533769251" calcext:value-type="float">
            <text:p>0,5179</text:p>
          </table:table-cell>
          <table:table-cell office:value-type="float" office:value="0.562333304654564" calcext:value-type="float">
            <text:p>0,5623</text:p>
          </table:table-cell>
          <table:table-cell/>
          <table:table-cell table:style-name="ce2" table:formula="of:=([DO.H31]&lt;=0.5)" office:value-type="boolean" office:boolean-value="false" calcext:value-type="boolean">
            <text:p>FALSO</text:p>
          </table:table-cell>
          <table:table-cell table:style-name="ce2" table:formula="of:=(AND([DO.S31];[DO.O31]&gt;=0.5))" office:value-type="boolean" office:boolean-value="false" calcext:value-type="boolean">
            <text:p>FALSO</text:p>
          </table:table-cell>
          <table:table-cell table:style-name="ce2" table:formula="of:=(AND([DO.S31];[DO.P31]&gt;=0.5))" office:value-type="boolean" office:boolean-value="false" calcext:value-type="boolean">
            <text:p>FALSO</text:p>
          </table:table-cell>
          <table:table-cell table:style-name="ce2" table:formula="of:=(AND([DO.S31];[DO.Q31]&gt;=0.5))" office:value-type="boolean" office:boolean-value="false" calcext:value-type="boolean">
            <text:p>FALSO</text:p>
          </table:table-cell>
          <table:table-cell/>
          <table:table-cell table:style-name="ce2" table:formula="of:=([.H31]&lt;= [DO.Z2])" office:value-type="boolean" office:boolean-value="false" calcext:value-type="boolean">
            <text:p>FALSO</text:p>
          </table:table-cell>
          <table:table-cell table:style-name="ce2" table:formula="of:=(AND([DO.X31];[.O31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AKAZ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419663562206896" calcext:value-type="float">
            <text:p>0,0420</text:p>
          </table:table-cell>
          <table:table-cell office:value-type="float" office:value="5.24332162934355" calcext:value-type="float">
            <text:p>5,2433</text:p>
          </table:table-cell>
          <table:table-cell office:value-type="float" office:value="1.32995155276489" calcext:value-type="float">
            <text:p>1,3300</text:p>
          </table:table-cell>
          <table:table-cell office:value-type="float" office:value="0.983097508402547" calcext:value-type="float">
            <text:p>0,9831</text:p>
          </table:table-cell>
          <table:table-cell office:value-type="float" office:value="11623" calcext:value-type="float">
            <text:p>11623</text:p>
          </table:table-cell>
          <table:table-cell/>
          <table:table-cell office:value-type="float" office:value="2954" calcext:value-type="float">
            <text:p>2954</text:p>
          </table:table-cell>
          <table:table-cell office:value-type="float" office:value="5720" calcext:value-type="float">
            <text:p>5720</text:p>
          </table:table-cell>
          <table:table-cell office:value-type="float" office:value="6019" calcext:value-type="float">
            <text:p>6019</text:p>
          </table:table-cell>
          <table:table-cell office:value-type="float" office:value="6536" calcext:value-type="float">
            <text:p>6536</text:p>
          </table:table-cell>
          <table:table-cell office:value-type="float" office:value="0.492127677880065" calcext:value-type="float">
            <text:p>0,4921</text:p>
          </table:table-cell>
          <table:table-cell office:value-type="float" office:value="0.517852533769251" calcext:value-type="float">
            <text:p>0,5179</text:p>
          </table:table-cell>
          <table:table-cell office:value-type="float" office:value="0.562333304654564" calcext:value-type="float">
            <text:p>0,5623</text:p>
          </table:table-cell>
          <table:table-cell/>
          <table:table-cell table:style-name="ce2" table:formula="of:=([DO.H32]&lt;=0.5)" office:value-type="boolean" office:boolean-value="false" calcext:value-type="boolean">
            <text:p>FALSO</text:p>
          </table:table-cell>
          <table:table-cell table:style-name="ce2" table:formula="of:=(AND([DO.S32];[DO.O32]&gt;=0.5))" office:value-type="boolean" office:boolean-value="false" calcext:value-type="boolean">
            <text:p>FALSO</text:p>
          </table:table-cell>
          <table:table-cell table:style-name="ce2" table:formula="of:=(AND([DO.S32];[DO.P32]&gt;=0.5))" office:value-type="boolean" office:boolean-value="false" calcext:value-type="boolean">
            <text:p>FALSO</text:p>
          </table:table-cell>
          <table:table-cell table:style-name="ce2" table:formula="of:=(AND([DO.S32];[DO.Q32]&gt;=0.5))" office:value-type="boolean" office:boolean-value="false" calcext:value-type="boolean">
            <text:p>FALSO</text:p>
          </table:table-cell>
          <table:table-cell/>
          <table:table-cell table:style-name="ce2" table:formula="of:=([.H32]&lt;= [DO.Z2])" office:value-type="boolean" office:boolean-value="false" calcext:value-type="boolean">
            <text:p>FALSO</text:p>
          </table:table-cell>
          <table:table-cell table:style-name="ce2" table:formula="of:=(AND([DO.X32];[.O32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AKAZ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35113215535931" calcext:value-type="float">
            <text:p>0,3351</text:p>
          </table:table-cell>
          <table:table-cell office:value-type="float" office:value="2.70167604343191" calcext:value-type="float">
            <text:p>2,7017</text:p>
          </table:table-cell>
          <table:table-cell office:value-type="float" office:value="1.0965277152993" calcext:value-type="float">
            <text:p>1,0965</text:p>
          </table:table-cell>
          <table:table-cell office:value-type="float" office:value="0.510767468969158" calcext:value-type="float">
            <text:p>0,5108</text:p>
          </table:table-cell>
          <table:table-cell office:value-type="float" office:value="11623" calcext:value-type="float">
            <text:p>11623</text:p>
          </table:table-cell>
          <table:table-cell office:value-type="float" office:value="8669" calcext:value-type="float">
            <text:p>8669</text:p>
          </table:table-cell>
          <table:table-cell office:value-type="float" office:value="3176" calcext:value-type="float">
            <text:p>3176</text:p>
          </table:table-cell>
          <table:table-cell office:value-type="float" office:value="4542" calcext:value-type="float">
            <text:p>4542</text:p>
          </table:table-cell>
          <table:table-cell office:value-type="float" office:value="4840" calcext:value-type="float">
            <text:p>4840</text:p>
          </table:table-cell>
          <table:table-cell office:value-type="float" office:value="5356" calcext:value-type="float">
            <text:p>5356</text:p>
          </table:table-cell>
          <table:table-cell office:value-type="float" office:value="0.523935863421387" calcext:value-type="float">
            <text:p>0,5239</text:p>
          </table:table-cell>
          <table:table-cell office:value-type="float" office:value="0.558311223901257" calcext:value-type="float">
            <text:p>0,5583</text:p>
          </table:table-cell>
          <table:table-cell office:value-type="float" office:value="0.617833660168416" calcext:value-type="float">
            <text:p>0,6178</text:p>
          </table:table-cell>
          <table:table-cell/>
          <table:table-cell table:style-name="ce2" table:formula="of:=([DO.H33]&lt;=0.5)" office:value-type="boolean" office:boolean-value="false" calcext:value-type="boolean">
            <text:p>FALSO</text:p>
          </table:table-cell>
          <table:table-cell table:style-name="ce2" table:formula="of:=(AND([DO.S33];[DO.O33]&gt;=0.5))" office:value-type="boolean" office:boolean-value="false" calcext:value-type="boolean">
            <text:p>FALSO</text:p>
          </table:table-cell>
          <table:table-cell table:style-name="ce2" table:formula="of:=(AND([DO.S33];[DO.P33]&gt;=0.5))" office:value-type="boolean" office:boolean-value="false" calcext:value-type="boolean">
            <text:p>FALSO</text:p>
          </table:table-cell>
          <table:table-cell table:style-name="ce2" table:formula="of:=(AND([DO.S33];[DO.Q33]&gt;=0.5))" office:value-type="boolean" office:boolean-value="false" calcext:value-type="boolean">
            <text:p>FALSO</text:p>
          </table:table-cell>
          <table:table-cell/>
          <table:table-cell table:style-name="ce2" table:formula="of:=([.H33]&lt;= [DO.Z2])" office:value-type="boolean" office:boolean-value="false" calcext:value-type="boolean">
            <text:p>FALSO</text:p>
          </table:table-cell>
          <table:table-cell table:style-name="ce2" table:formula="of:=(AND([DO.X33];[.O33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27986365494413" calcext:value-type="float">
            <text:p>0,0228</text:p>
          </table:table-cell>
          <table:table-cell office:value-type="float" office:value="528.589095266595" calcext:value-type="float">
            <text:p>528,5891</text:p>
          </table:table-cell>
          <table:table-cell office:value-type="float" office:value="1.85143555132086" calcext:value-type="float">
            <text:p>1,8514</text:p>
          </table:table-cell>
          <table:table-cell office:value-type="float" office:value="6.88285170185834" calcext:value-type="float">
            <text:p>6,8829</text:p>
          </table:table-cell>
          <table:table-cell office:value-type="float" office:value="12582" calcext:value-type="float">
            <text:p>12582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6278" calcext:value-type="float">
            <text:p>6278</text:p>
          </table:table-cell>
          <table:table-cell office:value-type="float" office:value="6560" calcext:value-type="float">
            <text:p>6560</text:p>
          </table:table-cell>
          <table:table-cell office:value-type="float" office:value="7058" calcext:value-type="float">
            <text:p>7058</text:p>
          </table:table-cell>
          <table:table-cell office:value-type="float" office:value="0.498966777936735" calcext:value-type="float">
            <text:p>0,4990</text:p>
          </table:table-cell>
          <table:table-cell office:value-type="float" office:value="0.52137974884756" calcext:value-type="float">
            <text:p>0,5214</text:p>
          </table:table-cell>
          <table:table-cell office:value-type="float" office:value="0.560960101732634" calcext:value-type="float">
            <text:p>0,5610</text:p>
          </table:table-cell>
          <table:table-cell/>
          <table:table-cell table:style-name="ce2" table:formula="of:=([DO.H34]&lt;=0.5)" office:value-type="boolean" office:boolean-value="false" calcext:value-type="boolean">
            <text:p>FALSO</text:p>
          </table:table-cell>
          <table:table-cell table:style-name="ce2" table:formula="of:=(AND([DO.S34];[DO.O34]&gt;=0.5))" office:value-type="boolean" office:boolean-value="false" calcext:value-type="boolean">
            <text:p>FALSO</text:p>
          </table:table-cell>
          <table:table-cell table:style-name="ce2" table:formula="of:=(AND([DO.S34];[DO.P34]&gt;=0.5))" office:value-type="boolean" office:boolean-value="false" calcext:value-type="boolean">
            <text:p>FALSO</text:p>
          </table:table-cell>
          <table:table-cell table:style-name="ce2" table:formula="of:=(AND([DO.S34];[DO.Q34]&gt;=0.5))" office:value-type="boolean" office:boolean-value="false" calcext:value-type="boolean">
            <text:p>FALSO</text:p>
          </table:table-cell>
          <table:table-cell/>
          <table:table-cell table:style-name="ce2" table:formula="of:=([.H34]&lt;= [DO.Z2])" office:value-type="boolean" office:boolean-value="false" calcext:value-type="boolean">
            <text:p>FALSO</text:p>
          </table:table-cell>
          <table:table-cell table:style-name="ce2" table:formula="of:=(AND([DO.X34];[.O34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07161650339677" calcext:value-type="float">
            <text:p>0,0207</text:p>
          </table:table-cell>
          <table:table-cell office:value-type="float" office:value="11.6912898726959" calcext:value-type="float">
            <text:p>11,6913</text:p>
          </table:table-cell>
          <table:table-cell office:value-type="float" office:value="1.38567636340657" calcext:value-type="float">
            <text:p>1,3857</text:p>
          </table:table-cell>
          <table:table-cell office:value-type="float" office:value="1.22592441253783" calcext:value-type="float">
            <text:p>1,2259</text:p>
          </table:table-cell>
          <table:table-cell office:value-type="float" office:value="12582" calcext:value-type="float">
            <text:p>12582</text:p>
          </table:table-cell>
          <table:table-cell office:value-type="float" office:value="12355" calcext:value-type="float">
            <text:p>12355</text:p>
          </table:table-cell>
          <table:table-cell office:value-type="float" office:value="1690" calcext:value-type="float">
            <text:p>1690</text:p>
          </table:table-cell>
          <table:table-cell office:value-type="float" office:value="6271" calcext:value-type="float">
            <text:p>6271</text:p>
          </table:table-cell>
          <table:table-cell office:value-type="float" office:value="6567" calcext:value-type="float">
            <text:p>6567</text:p>
          </table:table-cell>
          <table:table-cell office:value-type="float" office:value="7080" calcext:value-type="float">
            <text:p>7080</text:p>
          </table:table-cell>
          <table:table-cell office:value-type="float" office:value="0.507567786321327" calcext:value-type="float">
            <text:p>0,5076</text:p>
          </table:table-cell>
          <table:table-cell office:value-type="float" office:value="0.531525698097936" calcext:value-type="float">
            <text:p>0,5315</text:p>
          </table:table-cell>
          <table:table-cell office:value-type="float" office:value="0.573047349251315" calcext:value-type="float">
            <text:p>0,5730</text:p>
          </table:table-cell>
          <table:table-cell/>
          <table:table-cell table:style-name="ce2" table:formula="of:=([DO.H35]&lt;=0.5)" office:value-type="boolean" office:boolean-value="false" calcext:value-type="boolean">
            <text:p>FALSO</text:p>
          </table:table-cell>
          <table:table-cell table:style-name="ce2" table:formula="of:=(AND([DO.S35];[DO.O35]&gt;=0.5))" office:value-type="boolean" office:boolean-value="false" calcext:value-type="boolean">
            <text:p>FALSO</text:p>
          </table:table-cell>
          <table:table-cell table:style-name="ce2" table:formula="of:=(AND([DO.S35];[DO.P35]&gt;=0.5))" office:value-type="boolean" office:boolean-value="false" calcext:value-type="boolean">
            <text:p>FALSO</text:p>
          </table:table-cell>
          <table:table-cell table:style-name="ce2" table:formula="of:=(AND([DO.S35];[DO.Q35]&gt;=0.5))" office:value-type="boolean" office:boolean-value="false" calcext:value-type="boolean">
            <text:p>FALSO</text:p>
          </table:table-cell>
          <table:table-cell/>
          <table:table-cell table:style-name="ce2" table:formula="of:=([.H35]&lt;= [DO.Z2])" office:value-type="boolean" office:boolean-value="false" calcext:value-type="boolean">
            <text:p>FALSO</text:p>
          </table:table-cell>
          <table:table-cell table:style-name="ce2" table:formula="of:=(AND([DO.X35];[.O35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BRIS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207161650339677" calcext:value-type="float">
            <text:p>0,0207</text:p>
          </table:table-cell>
          <table:table-cell office:value-type="float" office:value="11.6912898726959" calcext:value-type="float">
            <text:p>11,6913</text:p>
          </table:table-cell>
          <table:table-cell office:value-type="float" office:value="1.38567636340657" calcext:value-type="float">
            <text:p>1,3857</text:p>
          </table:table-cell>
          <table:table-cell office:value-type="float" office:value="1.22592441253783" calcext:value-type="float">
            <text:p>1,2259</text:p>
          </table:table-cell>
          <table:table-cell office:value-type="float" office:value="12355" calcext:value-type="float">
            <text:p>12355</text:p>
          </table:table-cell>
          <table:table-cell/>
          <table:table-cell office:value-type="float" office:value="1690" calcext:value-type="float">
            <text:p>1690</text:p>
          </table:table-cell>
          <table:table-cell office:value-type="float" office:value="6271" calcext:value-type="float">
            <text:p>6271</text:p>
          </table:table-cell>
          <table:table-cell office:value-type="float" office:value="6567" calcext:value-type="float">
            <text:p>6567</text:p>
          </table:table-cell>
          <table:table-cell office:value-type="float" office:value="7080" calcext:value-type="float">
            <text:p>7080</text:p>
          </table:table-cell>
          <table:table-cell office:value-type="float" office:value="0.507567786321327" calcext:value-type="float">
            <text:p>0,5076</text:p>
          </table:table-cell>
          <table:table-cell office:value-type="float" office:value="0.531525698097936" calcext:value-type="float">
            <text:p>0,5315</text:p>
          </table:table-cell>
          <table:table-cell office:value-type="float" office:value="0.573047349251315" calcext:value-type="float">
            <text:p>0,5730</text:p>
          </table:table-cell>
          <table:table-cell/>
          <table:table-cell table:style-name="ce2" table:formula="of:=([DO.H36]&lt;=0.5)" office:value-type="boolean" office:boolean-value="false" calcext:value-type="boolean">
            <text:p>FALSO</text:p>
          </table:table-cell>
          <table:table-cell table:style-name="ce2" table:formula="of:=(AND([DO.S36];[DO.O36]&gt;=0.5))" office:value-type="boolean" office:boolean-value="false" calcext:value-type="boolean">
            <text:p>FALSO</text:p>
          </table:table-cell>
          <table:table-cell table:style-name="ce2" table:formula="of:=(AND([DO.S36];[DO.P36]&gt;=0.5))" office:value-type="boolean" office:boolean-value="false" calcext:value-type="boolean">
            <text:p>FALSO</text:p>
          </table:table-cell>
          <table:table-cell table:style-name="ce2" table:formula="of:=(AND([DO.S36];[DO.Q36]&gt;=0.5))" office:value-type="boolean" office:boolean-value="false" calcext:value-type="boolean">
            <text:p>FALSO</text:p>
          </table:table-cell>
          <table:table-cell/>
          <table:table-cell table:style-name="ce2" table:formula="of:=([.H36]&lt;= [DO.Z2])" office:value-type="boolean" office:boolean-value="false" calcext:value-type="boolean">
            <text:p>FALSO</text:p>
          </table:table-cell>
          <table:table-cell table:style-name="ce2" table:formula="of:=(AND([DO.X36];[.O36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BRIS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52690321165649" calcext:value-type="float">
            <text:p>0,1527</text:p>
          </table:table-cell>
          <table:table-cell office:value-type="float" office:value="2.74087948789648" calcext:value-type="float">
            <text:p>2,7409</text:p>
          </table:table-cell>
          <table:table-cell office:value-type="float" office:value="1.0416340500864" calcext:value-type="float">
            <text:p>1,0416</text:p>
          </table:table-cell>
          <table:table-cell office:value-type="float" office:value="0.602330324581828" calcext:value-type="float">
            <text:p>0,6023</text:p>
          </table:table-cell>
          <table:table-cell office:value-type="float" office:value="12355" calcext:value-type="float">
            <text:p>12355</text:p>
          </table:table-cell>
          <table:table-cell office:value-type="float" office:value="10665" calcext:value-type="float">
            <text:p>10665</text:p>
          </table:table-cell>
          <table:table-cell office:value-type="float" office:value="3768" calcext:value-type="float">
            <text:p>3768</text:p>
          </table:table-cell>
          <table:table-cell office:value-type="float" office:value="6071" calcext:value-type="float">
            <text:p>6071</text:p>
          </table:table-cell>
          <table:table-cell office:value-type="float" office:value="6360" calcext:value-type="float">
            <text:p>6360</text:p>
          </table:table-cell>
          <table:table-cell office:value-type="float" office:value="6873" calcext:value-type="float">
            <text:p>6873</text:p>
          </table:table-cell>
          <table:table-cell office:value-type="float" office:value="0.56924519456165" calcext:value-type="float">
            <text:p>0,5692</text:p>
          </table:table-cell>
          <table:table-cell office:value-type="float" office:value="0.59634317862166" calcext:value-type="float">
            <text:p>0,5963</text:p>
          </table:table-cell>
          <table:table-cell office:value-type="float" office:value="0.644444444444444" calcext:value-type="float">
            <text:p>0,6444</text:p>
          </table:table-cell>
          <table:table-cell/>
          <table:table-cell table:style-name="ce2" table:formula="of:=([DO.H37]&lt;=0.5)" office:value-type="boolean" office:boolean-value="false" calcext:value-type="boolean">
            <text:p>FALSO</text:p>
          </table:table-cell>
          <table:table-cell table:style-name="ce2" table:formula="of:=(AND([DO.S37];[DO.O37]&gt;=0.5))" office:value-type="boolean" office:boolean-value="false" calcext:value-type="boolean">
            <text:p>FALSO</text:p>
          </table:table-cell>
          <table:table-cell table:style-name="ce2" table:formula="of:=(AND([DO.S37];[DO.P37]&gt;=0.5))" office:value-type="boolean" office:boolean-value="false" calcext:value-type="boolean">
            <text:p>FALSO</text:p>
          </table:table-cell>
          <table:table-cell table:style-name="ce2" table:formula="of:=(AND([DO.S37];[DO.Q37]&gt;=0.5))" office:value-type="boolean" office:boolean-value="false" calcext:value-type="boolean">
            <text:p>FALSO</text:p>
          </table:table-cell>
          <table:table-cell/>
          <table:table-cell table:style-name="ce2" table:formula="of:=([.H37]&lt;= [DO.Z2])" office:value-type="boolean" office:boolean-value="false" calcext:value-type="boolean">
            <text:p>FALSO</text:p>
          </table:table-cell>
          <table:table-cell table:style-name="ce2" table:formula="of:=(AND([DO.X37];[.O37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33895068698227" calcext:value-type="float">
            <text:p>0,1339</text:p>
          </table:table-cell>
          <table:table-cell office:value-type="float" office:value="74.6844215900459" calcext:value-type="float">
            <text:p>74,6844</text:p>
          </table:table-cell>
          <table:table-cell office:value-type="float" office:value="3.07939762657514" calcext:value-type="float">
            <text:p>3,0794</text:p>
          </table:table-cell>
          <table:table-cell office:value-type="float" office:value="4.03116398265915" calcext:value-type="float">
            <text:p>4,0312</text:p>
          </table:table-cell>
          <table:table-cell office:value-type="float" office:value="2391" calcext:value-type="float">
            <text:p>2391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600" calcext:value-type="float">
            <text:p>600</text:p>
          </table:table-cell>
          <table:table-cell office:value-type="float" office:value="643" calcext:value-type="float">
            <text:p>643</text:p>
          </table:table-cell>
          <table:table-cell office:value-type="float" office:value="721" calcext:value-type="float">
            <text:p>721</text:p>
          </table:table-cell>
          <table:table-cell office:value-type="float" office:value="0.250941028858218" calcext:value-type="float">
            <text:p>0,2509</text:p>
          </table:table-cell>
          <table:table-cell office:value-type="float" office:value="0.268925135926391" calcext:value-type="float">
            <text:p>0,2689</text:p>
          </table:table-cell>
          <table:table-cell office:value-type="float" office:value="0.301547469677959" calcext:value-type="float">
            <text:p>0,3015</text:p>
          </table:table-cell>
          <table:table-cell/>
          <table:table-cell table:style-name="ce2" table:formula="of:=([DO.H38]&lt;=0.5)" office:value-type="boolean" office:boolean-value="false" calcext:value-type="boolean">
            <text:p>FALSO</text:p>
          </table:table-cell>
          <table:table-cell table:style-name="ce2" table:formula="of:=(AND([DO.S38];[DO.O38]&gt;=0.5))" office:value-type="boolean" office:boolean-value="false" calcext:value-type="boolean">
            <text:p>FALSO</text:p>
          </table:table-cell>
          <table:table-cell table:style-name="ce2" table:formula="of:=(AND([DO.S38];[DO.P38]&gt;=0.5))" office:value-type="boolean" office:boolean-value="false" calcext:value-type="boolean">
            <text:p>FALSO</text:p>
          </table:table-cell>
          <table:table-cell table:style-name="ce2" table:formula="of:=(AND([DO.S38];[DO.Q38]&gt;=0.5))" office:value-type="boolean" office:boolean-value="false" calcext:value-type="boolean">
            <text:p>FALSO</text:p>
          </table:table-cell>
          <table:table-cell/>
          <table:table-cell table:style-name="ce2" table:formula="of:=([.H38]&lt;= [DO.Z2])" office:value-type="boolean" office:boolean-value="false" calcext:value-type="boolean">
            <text:p>FALSO</text:p>
          </table:table-cell>
          <table:table-cell table:style-name="ce2" table:formula="of:=(AND([DO.X38];[.O38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08779924516291" calcext:value-type="float">
            <text:p>0,1088</text:p>
          </table:table-cell>
          <table:table-cell office:value-type="float" office:value="8.46578854503156" calcext:value-type="float">
            <text:p>8,4658</text:p>
          </table:table-cell>
          <table:table-cell office:value-type="float" office:value="2.15971230773651" calcext:value-type="float">
            <text:p>2,1597</text:p>
          </table:table-cell>
          <table:table-cell office:value-type="float" office:value="1.6326630060659" calcext:value-type="float">
            <text:p>1,6327</text:p>
          </table:table-cell>
          <table:table-cell office:value-type="float" office:value="2391" calcext:value-type="float">
            <text:p>2391</text:p>
          </table:table-cell>
          <table:table-cell office:value-type="float" office:value="2175" calcext:value-type="float">
            <text:p>2175</text:p>
          </table:table-cell>
          <table:table-cell office:value-type="float" office:value="553" calcext:value-type="float">
            <text:p>553</text:p>
          </table:table-cell>
          <table:table-cell office:value-type="float" office:value="661" calcext:value-type="float">
            <text:p>661</text:p>
          </table:table-cell>
          <table:table-cell office:value-type="float" office:value="689" calcext:value-type="float">
            <text:p>689</text:p>
          </table:table-cell>
          <table:table-cell office:value-type="float" office:value="773" calcext:value-type="float">
            <text:p>773</text:p>
          </table:table-cell>
          <table:table-cell office:value-type="float" office:value="0.303908045977011" calcext:value-type="float">
            <text:p>0,3039</text:p>
          </table:table-cell>
          <table:table-cell office:value-type="float" office:value="0.316781609195402" calcext:value-type="float">
            <text:p>0,3168</text:p>
          </table:table-cell>
          <table:table-cell office:value-type="float" office:value="0.355402298850575" calcext:value-type="float">
            <text:p>0,3554</text:p>
          </table:table-cell>
          <table:table-cell/>
          <table:table-cell table:style-name="ce2" table:formula="of:=([DO.H39]&lt;=0.5)" office:value-type="boolean" office:boolean-value="false" calcext:value-type="boolean">
            <text:p>FALSO</text:p>
          </table:table-cell>
          <table:table-cell table:style-name="ce2" table:formula="of:=(AND([DO.S39];[DO.O39]&gt;=0.5))" office:value-type="boolean" office:boolean-value="false" calcext:value-type="boolean">
            <text:p>FALSO</text:p>
          </table:table-cell>
          <table:table-cell table:style-name="ce2" table:formula="of:=(AND([DO.S39];[DO.P39]&gt;=0.5))" office:value-type="boolean" office:boolean-value="false" calcext:value-type="boolean">
            <text:p>FALSO</text:p>
          </table:table-cell>
          <table:table-cell table:style-name="ce2" table:formula="of:=(AND([DO.S39];[DO.Q39]&gt;=0.5))" office:value-type="boolean" office:boolean-value="false" calcext:value-type="boolean">
            <text:p>FALSO</text:p>
          </table:table-cell>
          <table:table-cell/>
          <table:table-cell table:style-name="ce2" table:formula="of:=([.H39]&lt;= [DO.Z2])" office:value-type="boolean" office:boolean-value="false" calcext:value-type="boolean">
            <text:p>FALSO</text:p>
          </table:table-cell>
          <table:table-cell table:style-name="ce2" table:formula="of:=(AND([DO.X39];[.O39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08779924516291" calcext:value-type="float">
            <text:p>0,1088</text:p>
          </table:table-cell>
          <table:table-cell office:value-type="float" office:value="8.46578854503156" calcext:value-type="float">
            <text:p>8,4658</text:p>
          </table:table-cell>
          <table:table-cell office:value-type="float" office:value="2.15971230773651" calcext:value-type="float">
            <text:p>2,1597</text:p>
          </table:table-cell>
          <table:table-cell office:value-type="float" office:value="1.6326630060659" calcext:value-type="float">
            <text:p>1,6327</text:p>
          </table:table-cell>
          <table:table-cell office:value-type="float" office:value="2175" calcext:value-type="float">
            <text:p>2175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661" calcext:value-type="float">
            <text:p>661</text:p>
          </table:table-cell>
          <table:table-cell office:value-type="float" office:value="689" calcext:value-type="float">
            <text:p>689</text:p>
          </table:table-cell>
          <table:table-cell office:value-type="float" office:value="773" calcext:value-type="float">
            <text:p>773</text:p>
          </table:table-cell>
          <table:table-cell office:value-type="float" office:value="0.303908045977011" calcext:value-type="float">
            <text:p>0,3039</text:p>
          </table:table-cell>
          <table:table-cell office:value-type="float" office:value="0.316781609195402" calcext:value-type="float">
            <text:p>0,3168</text:p>
          </table:table-cell>
          <table:table-cell office:value-type="float" office:value="0.355402298850575" calcext:value-type="float">
            <text:p>0,3554</text:p>
          </table:table-cell>
          <table:table-cell/>
          <table:table-cell table:style-name="ce2" table:formula="of:=([DO.H40]&lt;=0.5)" office:value-type="boolean" office:boolean-value="false" calcext:value-type="boolean">
            <text:p>FALSO</text:p>
          </table:table-cell>
          <table:table-cell table:style-name="ce2" table:formula="of:=(AND([DO.S40];[DO.O40]&gt;=0.5))" office:value-type="boolean" office:boolean-value="false" calcext:value-type="boolean">
            <text:p>FALSO</text:p>
          </table:table-cell>
          <table:table-cell table:style-name="ce2" table:formula="of:=(AND([DO.S40];[DO.P40]&gt;=0.5))" office:value-type="boolean" office:boolean-value="false" calcext:value-type="boolean">
            <text:p>FALSO</text:p>
          </table:table-cell>
          <table:table-cell table:style-name="ce2" table:formula="of:=(AND([DO.S40];[DO.Q40]&gt;=0.5))" office:value-type="boolean" office:boolean-value="false" calcext:value-type="boolean">
            <text:p>FALSO</text:p>
          </table:table-cell>
          <table:table-cell/>
          <table:table-cell table:style-name="ce2" table:formula="of:=([.H40]&lt;= [DO.Z2])" office:value-type="boolean" office:boolean-value="false" calcext:value-type="boolean">
            <text:p>FALSO</text:p>
          </table:table-cell>
          <table:table-cell table:style-name="ce2" table:formula="of:=(AND([DO.X40];[.O40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05971812637585" calcext:value-type="float">
            <text:p>0,5060</text:p>
          </table:table-cell>
          <table:table-cell office:value-type="float" office:value="6.38005170374923" calcext:value-type="float">
            <text:p>6,3801</text:p>
          </table:table-cell>
          <table:table-cell office:value-type="float" office:value="1.87014485576525" calcext:value-type="float">
            <text:p>1,8701</text:p>
          </table:table-cell>
          <table:table-cell office:value-type="float" office:value="0.990577244686419" calcext:value-type="float">
            <text:p>0,9906</text:p>
          </table:table-cell>
          <table:table-cell office:value-type="float" office:value="2175" calcext:value-type="float">
            <text:p>2175</text:p>
          </table:table-cell>
          <table:table-cell office:value-type="float" office:value="1622" calcext:value-type="float">
            <text:p>1622</text:p>
          </table:table-cell>
          <table:table-cell office:value-type="float" office:value="536" calcext:value-type="float">
            <text:p>536</text:p>
          </table:table-cell>
          <table:table-cell office:value-type="float" office:value="398" calcext:value-type="float">
            <text:p>398</text:p>
          </table:table-cell>
          <table:table-cell office:value-type="float" office:value="438" calcext:value-type="float">
            <text:p>438</text:p>
          </table:table-cell>
          <table:table-cell office:value-type="float" office:value="527" calcext:value-type="float">
            <text:p>527</text:p>
          </table:table-cell>
          <table:table-cell office:value-type="float" office:value="0.24537607891492" calcext:value-type="float">
            <text:p>0,2454</text:p>
          </table:table-cell>
          <table:table-cell office:value-type="float" office:value="0.270036991368681" calcext:value-type="float">
            <text:p>0,2700</text:p>
          </table:table-cell>
          <table:table-cell office:value-type="float" office:value="0.324907521578298" calcext:value-type="float">
            <text:p>0,3249</text:p>
          </table:table-cell>
          <table:table-cell/>
          <table:table-cell table:style-name="ce2" table:formula="of:=([DO.H41]&lt;=0.5)" office:value-type="boolean" office:boolean-value="false" calcext:value-type="boolean">
            <text:p>FALSO</text:p>
          </table:table-cell>
          <table:table-cell table:style-name="ce2" table:formula="of:=(AND([DO.S41];[DO.O41]&gt;=0.5))" office:value-type="boolean" office:boolean-value="false" calcext:value-type="boolean">
            <text:p>FALSO</text:p>
          </table:table-cell>
          <table:table-cell table:style-name="ce2" table:formula="of:=(AND([DO.S41];[DO.P41]&gt;=0.5))" office:value-type="boolean" office:boolean-value="false" calcext:value-type="boolean">
            <text:p>FALSO</text:p>
          </table:table-cell>
          <table:table-cell table:style-name="ce2" table:formula="of:=(AND([DO.S41];[DO.Q41]&gt;=0.5))" office:value-type="boolean" office:boolean-value="false" calcext:value-type="boolean">
            <text:p>FALSO</text:p>
          </table:table-cell>
          <table:table-cell/>
          <table:table-cell table:style-name="ce2" table:formula="of:=([.H41]&lt;= [DO.Z2])" office:value-type="boolean" office:boolean-value="false" calcext:value-type="boolean">
            <text:p>FALSO</text:p>
          </table:table-cell>
          <table:table-cell table:style-name="ce2" table:formula="of:=(AND([DO.X41];[.O41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AKAZ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50591692437403" calcext:value-type="float">
            <text:p>0,0251</text:p>
          </table:table-cell>
          <table:table-cell office:value-type="float" office:value="70.6165157601782" calcext:value-type="float">
            <text:p>70,6165</text:p>
          </table:table-cell>
          <table:table-cell office:value-type="float" office:value="1.35964806961725" calcext:value-type="float">
            <text:p>1,3596</text:p>
          </table:table-cell>
          <table:table-cell office:value-type="float" office:value="1.95569405007031" calcext:value-type="float">
            <text:p>1,9557</text:p>
          </table:table-cell>
          <table:table-cell office:value-type="float" office:value="6605" calcext:value-type="float">
            <text:p>6605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3573" calcext:value-type="float">
            <text:p>3573</text:p>
          </table:table-cell>
          <table:table-cell office:value-type="float" office:value="3728" calcext:value-type="float">
            <text:p>3728</text:p>
          </table:table-cell>
          <table:table-cell office:value-type="float" office:value="3998" calcext:value-type="float">
            <text:p>3998</text:p>
          </table:table-cell>
          <table:table-cell office:value-type="float" office:value="0.540953822861469" calcext:value-type="float">
            <text:p>0,5410</text:p>
          </table:table-cell>
          <table:table-cell office:value-type="float" office:value="0.56442089326268" calcext:value-type="float">
            <text:p>0,5644</text:p>
          </table:table-cell>
          <table:table-cell office:value-type="float" office:value="0.605299015897048" calcext:value-type="float">
            <text:p>0,6053</text:p>
          </table:table-cell>
          <table:table-cell/>
          <table:table-cell table:style-name="ce2" table:formula="of:=([DO.H42]&lt;=0.5)" office:value-type="boolean" office:boolean-value="false" calcext:value-type="boolean">
            <text:p>FALSO</text:p>
          </table:table-cell>
          <table:table-cell table:style-name="ce2" table:formula="of:=(AND([DO.S42];[DO.O42]&gt;=0.5))" office:value-type="boolean" office:boolean-value="false" calcext:value-type="boolean">
            <text:p>FALSO</text:p>
          </table:table-cell>
          <table:table-cell table:style-name="ce2" table:formula="of:=(AND([DO.S42];[DO.P42]&gt;=0.5))" office:value-type="boolean" office:boolean-value="false" calcext:value-type="boolean">
            <text:p>FALSO</text:p>
          </table:table-cell>
          <table:table-cell table:style-name="ce2" table:formula="of:=(AND([DO.S42];[DO.Q42]&gt;=0.5))" office:value-type="boolean" office:boolean-value="false" calcext:value-type="boolean">
            <text:p>FALSO</text:p>
          </table:table-cell>
          <table:table-cell/>
          <table:table-cell table:style-name="ce2" table:formula="of:=([.H42]&lt;= [DO.Z2])" office:value-type="boolean" office:boolean-value="false" calcext:value-type="boolean">
            <text:p>FALSO</text:p>
          </table:table-cell>
          <table:table-cell table:style-name="ce2" table:formula="of:=(AND([DO.X42];[.O42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AKAZ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835839922747865" calcext:value-type="float">
            <text:p>0,0084</text:p>
          </table:table-cell>
          <table:table-cell office:value-type="float" office:value="6.00413170609513" calcext:value-type="float">
            <text:p>6,0041</text:p>
          </table:table-cell>
          <table:table-cell office:value-type="float" office:value="1.07511078113429" calcext:value-type="float">
            <text:p>1,0751</text:p>
          </table:table-cell>
          <table:table-cell office:value-type="float" office:value="0.754155596715305" calcext:value-type="float">
            <text:p>0,7542</text:p>
          </table:table-cell>
          <table:table-cell office:value-type="float" office:value="6605" calcext:value-type="float">
            <text:p>6605</text:p>
          </table:table-cell>
          <table:table-cell office:value-type="float" office:value="6215" calcext:value-type="float">
            <text:p>6215</text:p>
          </table:table-cell>
          <table:table-cell office:value-type="float" office:value="1768" calcext:value-type="float">
            <text:p>1768</text:p>
          </table:table-cell>
          <table:table-cell office:value-type="float" office:value="3593" calcext:value-type="float">
            <text:p>3593</text:p>
          </table:table-cell>
          <table:table-cell office:value-type="float" office:value="3730" calcext:value-type="float">
            <text:p>3730</text:p>
          </table:table-cell>
          <table:table-cell office:value-type="float" office:value="4033" calcext:value-type="float">
            <text:p>4033</text:p>
          </table:table-cell>
          <table:table-cell office:value-type="float" office:value="0.578117457763475" calcext:value-type="float">
            <text:p>0,5781</text:p>
          </table:table-cell>
          <table:table-cell office:value-type="float" office:value="0.600160901045857" calcext:value-type="float">
            <text:p>0,6002</text:p>
          </table:table-cell>
          <table:table-cell office:value-type="float" office:value="0.648913917940467" calcext:value-type="float">
            <text:p>0,6489</text:p>
          </table:table-cell>
          <table:table-cell/>
          <table:table-cell table:style-name="ce2" table:formula="of:=([DO.H43]&lt;=0.5)" office:value-type="boolean" office:boolean-value="false" calcext:value-type="boolean">
            <text:p>FALSO</text:p>
          </table:table-cell>
          <table:table-cell table:style-name="ce2" table:formula="of:=(AND([DO.S43];[DO.O43]&gt;=0.5))" office:value-type="boolean" office:boolean-value="false" calcext:value-type="boolean">
            <text:p>FALSO</text:p>
          </table:table-cell>
          <table:table-cell table:style-name="ce2" table:formula="of:=(AND([DO.S43];[DO.P43]&gt;=0.5))" office:value-type="boolean" office:boolean-value="false" calcext:value-type="boolean">
            <text:p>FALSO</text:p>
          </table:table-cell>
          <table:table-cell table:style-name="ce2" table:formula="of:=(AND([DO.S43];[DO.Q43]&gt;=0.5))" office:value-type="boolean" office:boolean-value="false" calcext:value-type="boolean">
            <text:p>FALSO</text:p>
          </table:table-cell>
          <table:table-cell/>
          <table:table-cell table:style-name="ce2" table:formula="of:=([.H43]&lt;= [DO.Z2])" office:value-type="boolean" office:boolean-value="false" calcext:value-type="boolean">
            <text:p>FALSO</text:p>
          </table:table-cell>
          <table:table-cell table:style-name="ce2" table:formula="of:=(AND([DO.X43];[.O43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AKAZ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835839922747865" calcext:value-type="float">
            <text:p>0,0084</text:p>
          </table:table-cell>
          <table:table-cell office:value-type="float" office:value="6.00413170609513" calcext:value-type="float">
            <text:p>6,0041</text:p>
          </table:table-cell>
          <table:table-cell office:value-type="float" office:value="1.07511078113429" calcext:value-type="float">
            <text:p>1,0751</text:p>
          </table:table-cell>
          <table:table-cell office:value-type="float" office:value="0.754155596715305" calcext:value-type="float">
            <text:p>0,7542</text:p>
          </table:table-cell>
          <table:table-cell office:value-type="float" office:value="6215" calcext:value-type="float">
            <text:p>6215</text:p>
          </table:table-cell>
          <table:table-cell/>
          <table:table-cell office:value-type="float" office:value="1768" calcext:value-type="float">
            <text:p>1768</text:p>
          </table:table-cell>
          <table:table-cell office:value-type="float" office:value="3593" calcext:value-type="float">
            <text:p>3593</text:p>
          </table:table-cell>
          <table:table-cell office:value-type="float" office:value="3730" calcext:value-type="float">
            <text:p>3730</text:p>
          </table:table-cell>
          <table:table-cell office:value-type="float" office:value="4033" calcext:value-type="float">
            <text:p>4033</text:p>
          </table:table-cell>
          <table:table-cell office:value-type="float" office:value="0.578117457763475" calcext:value-type="float">
            <text:p>0,5781</text:p>
          </table:table-cell>
          <table:table-cell office:value-type="float" office:value="0.600160901045857" calcext:value-type="float">
            <text:p>0,6002</text:p>
          </table:table-cell>
          <table:table-cell office:value-type="float" office:value="0.648913917940467" calcext:value-type="float">
            <text:p>0,6489</text:p>
          </table:table-cell>
          <table:table-cell/>
          <table:table-cell table:style-name="ce2" table:formula="of:=([DO.H44]&lt;=0.5)" office:value-type="boolean" office:boolean-value="false" calcext:value-type="boolean">
            <text:p>FALSO</text:p>
          </table:table-cell>
          <table:table-cell table:style-name="ce2" table:formula="of:=(AND([DO.S44];[DO.O44]&gt;=0.5))" office:value-type="boolean" office:boolean-value="false" calcext:value-type="boolean">
            <text:p>FALSO</text:p>
          </table:table-cell>
          <table:table-cell table:style-name="ce2" table:formula="of:=(AND([DO.S44];[DO.P44]&gt;=0.5))" office:value-type="boolean" office:boolean-value="false" calcext:value-type="boolean">
            <text:p>FALSO</text:p>
          </table:table-cell>
          <table:table-cell table:style-name="ce2" table:formula="of:=(AND([DO.S44];[DO.Q44]&gt;=0.5))" office:value-type="boolean" office:boolean-value="false" calcext:value-type="boolean">
            <text:p>FALSO</text:p>
          </table:table-cell>
          <table:table-cell/>
          <table:table-cell table:style-name="ce2" table:formula="of:=([.H44]&lt;= [DO.Z2])" office:value-type="boolean" office:boolean-value="false" calcext:value-type="boolean">
            <text:p>FALSO</text:p>
          </table:table-cell>
          <table:table-cell table:style-name="ce2" table:formula="of:=(AND([DO.X44];[.O44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AKAZ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52624889577996" calcext:value-type="float">
            <text:p>0,2526</text:p>
          </table:table-cell>
          <table:table-cell office:value-type="float" office:value="2.06987828008124" calcext:value-type="float">
            <text:p>2,0699</text:p>
          </table:table-cell>
          <table:table-cell office:value-type="float" office:value="0.942982787793324" calcext:value-type="float">
            <text:p>0,9430</text:p>
          </table:table-cell>
          <table:table-cell office:value-type="float" office:value="0.397926272822045" calcext:value-type="float">
            <text:p>0,3979</text:p>
          </table:table-cell>
          <table:table-cell office:value-type="float" office:value="6215" calcext:value-type="float">
            <text:p>6215</text:p>
          </table:table-cell>
          <table:table-cell office:value-type="float" office:value="4447" calcext:value-type="float">
            <text:p>4447</text:p>
          </table:table-cell>
          <table:table-cell office:value-type="float" office:value="1725" calcext:value-type="float">
            <text:p>1725</text:p>
          </table:table-cell>
          <table:table-cell office:value-type="float" office:value="2763" calcext:value-type="float">
            <text:p>2763</text:p>
          </table:table-cell>
          <table:table-cell office:value-type="float" office:value="2937" calcext:value-type="float">
            <text:p>2937</text:p>
          </table:table-cell>
          <table:table-cell office:value-type="float" office:value="3237" calcext:value-type="float">
            <text:p>3237</text:p>
          </table:table-cell>
          <table:table-cell office:value-type="float" office:value="0.621317742298179" calcext:value-type="float">
            <text:p>0,6213</text:p>
          </table:table-cell>
          <table:table-cell office:value-type="float" office:value="0.660445243984709" calcext:value-type="float">
            <text:p>0,6604</text:p>
          </table:table-cell>
          <table:table-cell office:value-type="float" office:value="0.727906453789071" calcext:value-type="float">
            <text:p>0,7279</text:p>
          </table:table-cell>
          <table:table-cell/>
          <table:table-cell table:style-name="ce2" table:formula="of:=([DO.H45]&lt;=0.5)" office:value-type="boolean" office:boolean-value="true" calcext:value-type="boolean">
            <text:p>VERDADEIRO</text:p>
          </table:table-cell>
          <table:table-cell table:style-name="ce2" table:formula="of:=(AND([DO.S45];[DO.O45]&gt;=0.5))" office:value-type="boolean" office:boolean-value="true" calcext:value-type="boolean">
            <text:p>VERDADEIRO</text:p>
          </table:table-cell>
          <table:table-cell table:style-name="ce2" table:formula="of:=(AND([DO.S45];[DO.P45]&gt;=0.5))" office:value-type="boolean" office:boolean-value="true" calcext:value-type="boolean">
            <text:p>VERDADEIRO</text:p>
          </table:table-cell>
          <table:table-cell table:style-name="ce2" table:formula="of:=(AND([DO.S45];[DO.Q45]&gt;=0.5))" office:value-type="boolean" office:boolean-value="true" calcext:value-type="boolean">
            <text:p>VERDADEIRO</text:p>
          </table:table-cell>
          <table:table-cell/>
          <table:table-cell table:style-name="ce2" table:formula="of:=([.H45]&lt;= [DO.Z2])" office:value-type="boolean" office:boolean-value="true" calcext:value-type="boolean">
            <text:p>VERDADEIRO</text:p>
          </table:table-cell>
          <table:table-cell table:style-name="ce2" table:formula="of:=(AND([DO.X45];[.O45]&gt;=([DO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502545828442781" calcext:value-type="float">
            <text:p>0,0050</text:p>
          </table:table-cell>
          <table:table-cell office:value-type="float" office:value="41.6133152499916" calcext:value-type="float">
            <text:p>41,6133</text:p>
          </table:table-cell>
          <table:table-cell office:value-type="float" office:value="1.20826014657855" calcext:value-type="float">
            <text:p>1,2083</text:p>
          </table:table-cell>
          <table:table-cell office:value-type="float" office:value="1.28715384233666" calcext:value-type="float">
            <text:p>1,2872</text:p>
          </table:table-cell>
          <table:table-cell office:value-type="float" office:value="11886" calcext:value-type="float">
            <text:p>1188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6864" calcext:value-type="float">
            <text:p>6864</text:p>
          </table:table-cell>
          <table:table-cell office:value-type="float" office:value="7167" calcext:value-type="float">
            <text:p>7167</text:p>
          </table:table-cell>
          <table:table-cell office:value-type="float" office:value="7752" calcext:value-type="float">
            <text:p>7752</text:p>
          </table:table-cell>
          <table:table-cell office:value-type="float" office:value="0.577486118122161" calcext:value-type="float">
            <text:p>0,5775</text:p>
          </table:table-cell>
          <table:table-cell office:value-type="float" office:value="0.602978293791015" calcext:value-type="float">
            <text:p>0,6030</text:p>
          </table:table-cell>
          <table:table-cell office:value-type="float" office:value="0.652195860676426" calcext:value-type="float">
            <text:p>0,6522</text:p>
          </table:table-cell>
          <table:table-cell/>
          <table:table-cell table:style-name="ce2" table:formula="of:=([DO.H46]&lt;=0.5)" office:value-type="boolean" office:boolean-value="false" calcext:value-type="boolean">
            <text:p>FALSO</text:p>
          </table:table-cell>
          <table:table-cell table:style-name="ce2" table:formula="of:=(AND([DO.S46];[DO.O46]&gt;=0.5))" office:value-type="boolean" office:boolean-value="false" calcext:value-type="boolean">
            <text:p>FALSO</text:p>
          </table:table-cell>
          <table:table-cell table:style-name="ce2" table:formula="of:=(AND([DO.S46];[DO.P46]&gt;=0.5))" office:value-type="boolean" office:boolean-value="false" calcext:value-type="boolean">
            <text:p>FALSO</text:p>
          </table:table-cell>
          <table:table-cell table:style-name="ce2" table:formula="of:=(AND([DO.S46];[DO.Q46]&gt;=0.5))" office:value-type="boolean" office:boolean-value="false" calcext:value-type="boolean">
            <text:p>FALSO</text:p>
          </table:table-cell>
          <table:table-cell/>
          <table:table-cell table:style-name="ce2" table:formula="of:=([.H46]&lt;= [DO.Z2])" office:value-type="boolean" office:boolean-value="false" calcext:value-type="boolean">
            <text:p>FALSO</text:p>
          </table:table-cell>
          <table:table-cell table:style-name="ce2" table:formula="of:=(AND([DO.X46];[.O46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62453193643559" calcext:value-type="float">
            <text:p>0,0162</text:p>
          </table:table-cell>
          <table:table-cell office:value-type="float" office:value="4.19639185162808" calcext:value-type="float">
            <text:p>4,1964</text:p>
          </table:table-cell>
          <table:table-cell office:value-type="float" office:value="0.939903666375696" calcext:value-type="float">
            <text:p>0,9399</text:p>
          </table:table-cell>
          <table:table-cell office:value-type="float" office:value="0.563653063105278" calcext:value-type="float">
            <text:p>0,5637</text:p>
          </table:table-cell>
          <table:table-cell office:value-type="float" office:value="11886" calcext:value-type="float">
            <text:p>11886</text:p>
          </table:table-cell>
          <table:table-cell office:value-type="float" office:value="10869" calcext:value-type="float">
            <text:p>10869</text:p>
          </table:table-cell>
          <table:table-cell office:value-type="float" office:value="3404" calcext:value-type="float">
            <text:p>3404</text:p>
          </table:table-cell>
          <table:table-cell office:value-type="float" office:value="6878" calcext:value-type="float">
            <text:p>6878</text:p>
          </table:table-cell>
          <table:table-cell office:value-type="float" office:value="7177" calcext:value-type="float">
            <text:p>7177</text:p>
          </table:table-cell>
          <table:table-cell office:value-type="float" office:value="7780" calcext:value-type="float">
            <text:p>7780</text:p>
          </table:table-cell>
          <table:table-cell office:value-type="float" office:value="0.632808906063115" calcext:value-type="float">
            <text:p>0,6328</text:p>
          </table:table-cell>
          <table:table-cell office:value-type="float" office:value="0.660318336553501" calcext:value-type="float">
            <text:p>0,6603</text:p>
          </table:table-cell>
          <table:table-cell office:value-type="float" office:value="0.715797221455516" calcext:value-type="float">
            <text:p>0,7158</text:p>
          </table:table-cell>
          <table:table-cell/>
          <table:table-cell table:style-name="ce2" table:formula="of:=([DO.H47]&lt;=0.5)" office:value-type="boolean" office:boolean-value="false" calcext:value-type="boolean">
            <text:p>FALSO</text:p>
          </table:table-cell>
          <table:table-cell table:style-name="ce2" table:formula="of:=(AND([DO.S47];[DO.O47]&gt;=0.5))" office:value-type="boolean" office:boolean-value="false" calcext:value-type="boolean">
            <text:p>FALSO</text:p>
          </table:table-cell>
          <table:table-cell table:style-name="ce2" table:formula="of:=(AND([DO.S47];[DO.P47]&gt;=0.5))" office:value-type="boolean" office:boolean-value="false" calcext:value-type="boolean">
            <text:p>FALSO</text:p>
          </table:table-cell>
          <table:table-cell table:style-name="ce2" table:formula="of:=(AND([DO.S47];[DO.Q47]&gt;=0.5))" office:value-type="boolean" office:boolean-value="false" calcext:value-type="boolean">
            <text:p>FALSO</text:p>
          </table:table-cell>
          <table:table-cell/>
          <table:table-cell table:style-name="ce2" table:formula="of:=([.H47]&lt;= [DO.Z2])" office:value-type="boolean" office:boolean-value="false" calcext:value-type="boolean">
            <text:p>FALSO</text:p>
          </table:table-cell>
          <table:table-cell table:style-name="ce2" table:formula="of:=(AND([DO.X47];[.O47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162453193643559" calcext:value-type="float">
            <text:p>0,0162</text:p>
          </table:table-cell>
          <table:table-cell office:value-type="float" office:value="4.19639185162808" calcext:value-type="float">
            <text:p>4,1964</text:p>
          </table:table-cell>
          <table:table-cell office:value-type="float" office:value="0.939903666375696" calcext:value-type="float">
            <text:p>0,9399</text:p>
          </table:table-cell>
          <table:table-cell office:value-type="float" office:value="0.563653063105278" calcext:value-type="float">
            <text:p>0,5637</text:p>
          </table:table-cell>
          <table:table-cell office:value-type="float" office:value="10869" calcext:value-type="float">
            <text:p>10869</text:p>
          </table:table-cell>
          <table:table-cell/>
          <table:table-cell office:value-type="float" office:value="3404" calcext:value-type="float">
            <text:p>3404</text:p>
          </table:table-cell>
          <table:table-cell office:value-type="float" office:value="6878" calcext:value-type="float">
            <text:p>6878</text:p>
          </table:table-cell>
          <table:table-cell office:value-type="float" office:value="7177" calcext:value-type="float">
            <text:p>7177</text:p>
          </table:table-cell>
          <table:table-cell office:value-type="float" office:value="7780" calcext:value-type="float">
            <text:p>7780</text:p>
          </table:table-cell>
          <table:table-cell office:value-type="float" office:value="0.632808906063115" calcext:value-type="float">
            <text:p>0,6328</text:p>
          </table:table-cell>
          <table:table-cell office:value-type="float" office:value="0.660318336553501" calcext:value-type="float">
            <text:p>0,6603</text:p>
          </table:table-cell>
          <table:table-cell office:value-type="float" office:value="0.715797221455516" calcext:value-type="float">
            <text:p>0,7158</text:p>
          </table:table-cell>
          <table:table-cell/>
          <table:table-cell table:style-name="ce2" table:formula="of:=([DO.H48]&lt;=0.5)" office:value-type="boolean" office:boolean-value="false" calcext:value-type="boolean">
            <text:p>FALSO</text:p>
          </table:table-cell>
          <table:table-cell table:style-name="ce2" table:formula="of:=(AND([DO.S48];[DO.O48]&gt;=0.5))" office:value-type="boolean" office:boolean-value="false" calcext:value-type="boolean">
            <text:p>FALSO</text:p>
          </table:table-cell>
          <table:table-cell table:style-name="ce2" table:formula="of:=(AND([DO.S48];[DO.P48]&gt;=0.5))" office:value-type="boolean" office:boolean-value="false" calcext:value-type="boolean">
            <text:p>FALSO</text:p>
          </table:table-cell>
          <table:table-cell table:style-name="ce2" table:formula="of:=(AND([DO.S48];[DO.Q48]&gt;=0.5))" office:value-type="boolean" office:boolean-value="false" calcext:value-type="boolean">
            <text:p>FALSO</text:p>
          </table:table-cell>
          <table:table-cell/>
          <table:table-cell table:style-name="ce2" table:formula="of:=([.H48]&lt;= [DO.Z2])" office:value-type="boolean" office:boolean-value="false" calcext:value-type="boolean">
            <text:p>FALSO</text:p>
          </table:table-cell>
          <table:table-cell table:style-name="ce2" table:formula="of:=(AND([DO.X48];[.O48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3931630727855" calcext:value-type="float">
            <text:p>0,3393</text:p>
          </table:table-cell>
          <table:table-cell office:value-type="float" office:value="1.62635290246126" calcext:value-type="float">
            <text:p>1,6264</text:p>
          </table:table-cell>
          <table:table-cell office:value-type="float" office:value="0.858207047026782" calcext:value-type="float">
            <text:p>0,8582</text:p>
          </table:table-cell>
          <table:table-cell office:value-type="float" office:value="0.309249958806348" calcext:value-type="float">
            <text:p>0,3092</text:p>
          </table:table-cell>
          <table:table-cell office:value-type="float" office:value="10869" calcext:value-type="float">
            <text:p>10869</text:p>
          </table:table-cell>
          <table:table-cell office:value-type="float" office:value="7465" calcext:value-type="float">
            <text:p>7465</text:p>
          </table:table-cell>
          <table:table-cell office:value-type="float" office:value="2994" calcext:value-type="float">
            <text:p>2994</text:p>
          </table:table-cell>
          <table:table-cell office:value-type="float" office:value="5226" calcext:value-type="float">
            <text:p>5226</text:p>
          </table:table-cell>
          <table:table-cell office:value-type="float" office:value="5560" calcext:value-type="float">
            <text:p>5560</text:p>
          </table:table-cell>
          <table:table-cell office:value-type="float" office:value="6164" calcext:value-type="float">
            <text:p>6164</text:p>
          </table:table-cell>
          <table:table-cell office:value-type="float" office:value="0.700066979236437" calcext:value-type="float">
            <text:p>0,7001</text:p>
          </table:table-cell>
          <table:table-cell office:value-type="float" office:value="0.744809109176155" calcext:value-type="float">
            <text:p>0,7448</text:p>
          </table:table-cell>
          <table:table-cell office:value-type="float" office:value="0.825720026791695" calcext:value-type="float">
            <text:p>0,8257</text:p>
          </table:table-cell>
          <table:table-cell/>
          <table:table-cell table:style-name="ce2" table:formula="of:=([DO.H49]&lt;=0.5)" office:value-type="boolean" office:boolean-value="true" calcext:value-type="boolean">
            <text:p>VERDADEIRO</text:p>
          </table:table-cell>
          <table:table-cell table:style-name="ce2" table:formula="of:=(AND([DO.S49];[DO.O49]&gt;=0.5))" office:value-type="boolean" office:boolean-value="true" calcext:value-type="boolean">
            <text:p>VERDADEIRO</text:p>
          </table:table-cell>
          <table:table-cell table:style-name="ce2" table:formula="of:=(AND([DO.S49];[DO.P49]&gt;=0.5))" office:value-type="boolean" office:boolean-value="true" calcext:value-type="boolean">
            <text:p>VERDADEIRO</text:p>
          </table:table-cell>
          <table:table-cell table:style-name="ce2" table:formula="of:=(AND([DO.S49];[DO.Q49]&gt;=0.5))" office:value-type="boolean" office:boolean-value="true" calcext:value-type="boolean">
            <text:p>VERDADEIRO</text:p>
          </table:table-cell>
          <table:table-cell/>
          <table:table-cell table:style-name="ce2" table:formula="of:=([.H49]&lt;= [DO.Z2])" office:value-type="boolean" office:boolean-value="true" calcext:value-type="boolean">
            <text:p>VERDADEIRO</text:p>
          </table:table-cell>
          <table:table-cell table:style-name="ce2" table:formula="of:=(AND([DO.X49];[.O49]&gt;=([DO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92409182798038" calcext:value-type="float">
            <text:p>0,0592</text:p>
          </table:table-cell>
          <table:table-cell office:value-type="float" office:value="17.7918341714728" calcext:value-type="float">
            <text:p>17,7918</text:p>
          </table:table-cell>
          <table:table-cell office:value-type="float" office:value="2.64599154059915" calcext:value-type="float">
            <text:p>2,6460</text:p>
          </table:table-cell>
          <table:table-cell office:value-type="float" office:value="2.04510858756402" calcext:value-type="float">
            <text:p>2,0451</text:p>
          </table:table-cell>
          <table:table-cell office:value-type="float" office:value="2208" calcext:value-type="float">
            <text:p>2208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475" calcext:value-type="float">
            <text:p>475</text:p>
          </table:table-cell>
          <table:table-cell office:value-type="float" office:value="513" calcext:value-type="float">
            <text:p>513</text:p>
          </table:table-cell>
          <table:table-cell office:value-type="float" office:value="581" calcext:value-type="float">
            <text:p>581</text:p>
          </table:table-cell>
          <table:table-cell office:value-type="float" office:value="0.215126811594203" calcext:value-type="float">
            <text:p>0,2151</text:p>
          </table:table-cell>
          <table:table-cell office:value-type="float" office:value="0.232336956521739" calcext:value-type="float">
            <text:p>0,2323</text:p>
          </table:table-cell>
          <table:table-cell office:value-type="float" office:value="0.263134057971014" calcext:value-type="float">
            <text:p>0,2631</text:p>
          </table:table-cell>
          <table:table-cell/>
          <table:table-cell table:style-name="ce2" table:formula="of:=([DO.H50]&lt;=0.5)" office:value-type="boolean" office:boolean-value="false" calcext:value-type="boolean">
            <text:p>FALSO</text:p>
          </table:table-cell>
          <table:table-cell table:style-name="ce2" table:formula="of:=(AND([DO.S50];[DO.O50]&gt;=0.5))" office:value-type="boolean" office:boolean-value="false" calcext:value-type="boolean">
            <text:p>FALSO</text:p>
          </table:table-cell>
          <table:table-cell table:style-name="ce2" table:formula="of:=(AND([DO.S50];[DO.P50]&gt;=0.5))" office:value-type="boolean" office:boolean-value="false" calcext:value-type="boolean">
            <text:p>FALSO</text:p>
          </table:table-cell>
          <table:table-cell table:style-name="ce2" table:formula="of:=(AND([DO.S50];[DO.Q50]&gt;=0.5))" office:value-type="boolean" office:boolean-value="false" calcext:value-type="boolean">
            <text:p>FALSO</text:p>
          </table:table-cell>
          <table:table-cell/>
          <table:table-cell table:style-name="ce2" table:formula="of:=([.H50]&lt;= [DO.Z2])" office:value-type="boolean" office:boolean-value="false" calcext:value-type="boolean">
            <text:p>FALSO</text:p>
          </table:table-cell>
          <table:table-cell table:style-name="ce2" table:formula="of:=(AND([DO.X50];[.O50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71043525495002" calcext:value-type="float">
            <text:p>0,5710</text:p>
          </table:table-cell>
          <table:table-cell office:value-type="float" office:value="5.10696444823625" calcext:value-type="float">
            <text:p>5,1070</text:p>
          </table:table-cell>
          <table:table-cell office:value-type="float" office:value="2.20043950400678" calcext:value-type="float">
            <text:p>2,2004</text:p>
          </table:table-cell>
          <table:table-cell office:value-type="float" office:value="1.16909076093138" calcext:value-type="float">
            <text:p>1,1691</text:p>
          </table:table-cell>
          <table:table-cell office:value-type="float" office:value="2208" calcext:value-type="float">
            <text:p>2208</text:p>
          </table:table-cell>
          <table:table-cell office:value-type="float" office:value="1725" calcext:value-type="float">
            <text:p>1725</text:p>
          </table:table-cell>
          <table:table-cell office:value-type="float" office:value="631" calcext:value-type="float">
            <text:p>631</text:p>
          </table:table-cell>
          <table:table-cell office:value-type="float" office:value="316" calcext:value-type="float">
            <text:p>316</text:p>
          </table:table-cell>
          <table:table-cell office:value-type="float" office:value="345" calcext:value-type="float">
            <text:p>345</text:p>
          </table:table-cell>
          <table:table-cell office:value-type="float" office:value="412" calcext:value-type="float">
            <text:p>412</text:p>
          </table:table-cell>
          <table:table-cell office:value-type="float" office:value="0.183188405797101" calcext:value-type="float">
            <text:p>0,1832</text:p>
          </table:table-cell>
          <table:table-cell office:value-type="float" office:value="0.2" calcext:value-type="float">
            <text:p>0,2000</text:p>
          </table:table-cell>
          <table:table-cell office:value-type="float" office:value="0.238840579710145" calcext:value-type="float">
            <text:p>0,2388</text:p>
          </table:table-cell>
          <table:table-cell/>
          <table:table-cell table:style-name="ce2" table:formula="of:=([DO.H51]&lt;=0.5)" office:value-type="boolean" office:boolean-value="false" calcext:value-type="boolean">
            <text:p>FALSO</text:p>
          </table:table-cell>
          <table:table-cell table:style-name="ce2" table:formula="of:=(AND([DO.S51];[DO.O51]&gt;=0.5))" office:value-type="boolean" office:boolean-value="false" calcext:value-type="boolean">
            <text:p>FALSO</text:p>
          </table:table-cell>
          <table:table-cell table:style-name="ce2" table:formula="of:=(AND([DO.S51];[DO.P51]&gt;=0.5))" office:value-type="boolean" office:boolean-value="false" calcext:value-type="boolean">
            <text:p>FALSO</text:p>
          </table:table-cell>
          <table:table-cell table:style-name="ce2" table:formula="of:=(AND([DO.S51];[DO.Q51]&gt;=0.5))" office:value-type="boolean" office:boolean-value="false" calcext:value-type="boolean">
            <text:p>FALSO</text:p>
          </table:table-cell>
          <table:table-cell/>
          <table:table-cell table:style-name="ce2" table:formula="of:=([.H51]&lt;= [DO.Z2])" office:value-type="boolean" office:boolean-value="false" calcext:value-type="boolean">
            <text:p>FALSO</text:p>
          </table:table-cell>
          <table:table-cell table:style-name="ce2" table:formula="of:=(AND([DO.X51];[.O51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71043525495002" calcext:value-type="float">
            <text:p>0,5710</text:p>
          </table:table-cell>
          <table:table-cell office:value-type="float" office:value="5.10696444823625" calcext:value-type="float">
            <text:p>5,1070</text:p>
          </table:table-cell>
          <table:table-cell office:value-type="float" office:value="2.20043950400678" calcext:value-type="float">
            <text:p>2,2004</text:p>
          </table:table-cell>
          <table:table-cell office:value-type="float" office:value="1.16909076093138" calcext:value-type="float">
            <text:p>1,1691</text:p>
          </table:table-cell>
          <table:table-cell office:value-type="float" office:value="1725" calcext:value-type="float">
            <text:p>1725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316" calcext:value-type="float">
            <text:p>316</text:p>
          </table:table-cell>
          <table:table-cell office:value-type="float" office:value="345" calcext:value-type="float">
            <text:p>345</text:p>
          </table:table-cell>
          <table:table-cell office:value-type="float" office:value="412" calcext:value-type="float">
            <text:p>412</text:p>
          </table:table-cell>
          <table:table-cell office:value-type="float" office:value="0.183188405797101" calcext:value-type="float">
            <text:p>0,1832</text:p>
          </table:table-cell>
          <table:table-cell office:value-type="float" office:value="0.2" calcext:value-type="float">
            <text:p>0,2000</text:p>
          </table:table-cell>
          <table:table-cell office:value-type="float" office:value="0.238840579710145" calcext:value-type="float">
            <text:p>0,2388</text:p>
          </table:table-cell>
          <table:table-cell/>
          <table:table-cell table:style-name="ce2" table:formula="of:=([DO.H52]&lt;=0.5)" office:value-type="boolean" office:boolean-value="false" calcext:value-type="boolean">
            <text:p>FALSO</text:p>
          </table:table-cell>
          <table:table-cell table:style-name="ce2" table:formula="of:=(AND([DO.S52];[DO.O52]&gt;=0.5))" office:value-type="boolean" office:boolean-value="false" calcext:value-type="boolean">
            <text:p>FALSO</text:p>
          </table:table-cell>
          <table:table-cell table:style-name="ce2" table:formula="of:=(AND([DO.S52];[DO.P52]&gt;=0.5))" office:value-type="boolean" office:boolean-value="false" calcext:value-type="boolean">
            <text:p>FALSO</text:p>
          </table:table-cell>
          <table:table-cell table:style-name="ce2" table:formula="of:=(AND([DO.S52];[DO.Q52]&gt;=0.5))" office:value-type="boolean" office:boolean-value="false" calcext:value-type="boolean">
            <text:p>FALSO</text:p>
          </table:table-cell>
          <table:table-cell/>
          <table:table-cell table:style-name="ce2" table:formula="of:=([.H52]&lt;= [DO.Z2])" office:value-type="boolean" office:boolean-value="false" calcext:value-type="boolean">
            <text:p>FALSO</text:p>
          </table:table-cell>
          <table:table-cell table:style-name="ce2" table:formula="of:=(AND([DO.X52];[.O52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97140876188311" calcext:value-type="float">
            <text:p>0,7971</text:p>
          </table:table-cell>
          <table:table-cell office:value-type="float" office:value="5.26912595916189" calcext:value-type="float">
            <text:p>5,2691</text:p>
          </table:table-cell>
          <table:table-cell office:value-type="float" office:value="2.26877750536947" calcext:value-type="float">
            <text:p>2,2688</text:p>
          </table:table-cell>
          <table:table-cell office:value-type="float" office:value="0.977086526370471" calcext:value-type="float">
            <text:p>0,9771</text:p>
          </table:table-cell>
          <table:table-cell office:value-type="float" office:value="1725" calcext:value-type="float">
            <text:p>1725</text:p>
          </table:table-cell>
          <table:table-cell office:value-type="float" office:value="1094" calcext:value-type="float">
            <text:p>1094</text:p>
          </table:table-cell>
          <table:table-cell office:value-type="float" office:value="380" calcext:value-type="float">
            <text:p>380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0.0493601462522852" calcext:value-type="float">
            <text:p>0,0494</text:p>
          </table:table-cell>
          <table:table-cell office:value-type="float" office:value="0.0685557586837294" calcext:value-type="float">
            <text:p>0,0686</text:p>
          </table:table-cell>
          <table:table-cell office:value-type="float" office:value="0.112431444241316" calcext:value-type="float">
            <text:p>0,1124</text:p>
          </table:table-cell>
          <table:table-cell/>
          <table:table-cell table:style-name="ce2" table:formula="of:=([DO.H53]&lt;=0.5)" office:value-type="boolean" office:boolean-value="false" calcext:value-type="boolean">
            <text:p>FALSO</text:p>
          </table:table-cell>
          <table:table-cell table:style-name="ce2" table:formula="of:=(AND([DO.S53];[DO.O53]&gt;=0.5))" office:value-type="boolean" office:boolean-value="false" calcext:value-type="boolean">
            <text:p>FALSO</text:p>
          </table:table-cell>
          <table:table-cell table:style-name="ce2" table:formula="of:=(AND([DO.S53];[DO.P53]&gt;=0.5))" office:value-type="boolean" office:boolean-value="false" calcext:value-type="boolean">
            <text:p>FALSO</text:p>
          </table:table-cell>
          <table:table-cell table:style-name="ce2" table:formula="of:=(AND([DO.S53];[DO.Q53]&gt;=0.5))" office:value-type="boolean" office:boolean-value="false" calcext:value-type="boolean">
            <text:p>FALSO</text:p>
          </table:table-cell>
          <table:table-cell/>
          <table:table-cell table:style-name="ce2" table:formula="of:=([.H53]&lt;= [DO.Z2])" office:value-type="boolean" office:boolean-value="false" calcext:value-type="boolean">
            <text:p>FALSO</text:p>
          </table:table-cell>
          <table:table-cell table:style-name="ce2" table:formula="of:=(AND([DO.X53];[.O53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AKAZ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44183852568232" calcext:value-type="float">
            <text:p>0,0544</text:p>
          </table:table-cell>
          <table:table-cell office:value-type="float" office:value="61.3925582637003" calcext:value-type="float">
            <text:p>61,3926</text:p>
          </table:table-cell>
          <table:table-cell office:value-type="float" office:value="1.6744169787798" calcext:value-type="float">
            <text:p>1,6744</text:p>
          </table:table-cell>
          <table:table-cell office:value-type="float" office:value="2.16987068165225" calcext:value-type="float">
            <text:p>2,1699</text:p>
          </table:table-cell>
          <table:table-cell office:value-type="float" office:value="5899" calcext:value-type="float">
            <text:p>5899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2748" calcext:value-type="float">
            <text:p>2748</text:p>
          </table:table-cell>
          <table:table-cell office:value-type="float" office:value="2889" calcext:value-type="float">
            <text:p>2889</text:p>
          </table:table-cell>
          <table:table-cell office:value-type="float" office:value="3131" calcext:value-type="float">
            <text:p>3131</text:p>
          </table:table-cell>
          <table:table-cell office:value-type="float" office:value="0.465841668079335" calcext:value-type="float">
            <text:p>0,4658</text:p>
          </table:table-cell>
          <table:table-cell office:value-type="float" office:value="0.489744024410917" calcext:value-type="float">
            <text:p>0,4897</text:p>
          </table:table-cell>
          <table:table-cell office:value-type="float" office:value="0.530767926767249" calcext:value-type="float">
            <text:p>0,5308</text:p>
          </table:table-cell>
          <table:table-cell/>
          <table:table-cell table:style-name="ce2" table:formula="of:=([DO.H54]&lt;=0.5)" office:value-type="boolean" office:boolean-value="false" calcext:value-type="boolean">
            <text:p>FALSO</text:p>
          </table:table-cell>
          <table:table-cell table:style-name="ce2" table:formula="of:=(AND([DO.S54];[DO.O54]&gt;=0.5))" office:value-type="boolean" office:boolean-value="false" calcext:value-type="boolean">
            <text:p>FALSO</text:p>
          </table:table-cell>
          <table:table-cell table:style-name="ce2" table:formula="of:=(AND([DO.S54];[DO.P54]&gt;=0.5))" office:value-type="boolean" office:boolean-value="false" calcext:value-type="boolean">
            <text:p>FALSO</text:p>
          </table:table-cell>
          <table:table-cell table:style-name="ce2" table:formula="of:=(AND([DO.S54];[DO.Q54]&gt;=0.5))" office:value-type="boolean" office:boolean-value="false" calcext:value-type="boolean">
            <text:p>FALSO</text:p>
          </table:table-cell>
          <table:table-cell/>
          <table:table-cell table:style-name="ce2" table:formula="of:=([.H54]&lt;= [DO.Z2])" office:value-type="boolean" office:boolean-value="false" calcext:value-type="boolean">
            <text:p>FALSO</text:p>
          </table:table-cell>
          <table:table-cell table:style-name="ce2" table:formula="of:=(AND([DO.X54];[.O54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AKAZ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472375143395436" calcext:value-type="float">
            <text:p>0,0472</text:p>
          </table:table-cell>
          <table:table-cell office:value-type="float" office:value="5.68307314109053" calcext:value-type="float">
            <text:p>5,6831</text:p>
          </table:table-cell>
          <table:table-cell office:value-type="float" office:value="1.25126663890771" calcext:value-type="float">
            <text:p>1,2513</text:p>
          </table:table-cell>
          <table:table-cell office:value-type="float" office:value="0.846790872234014" calcext:value-type="float">
            <text:p>0,8468</text:p>
          </table:table-cell>
          <table:table-cell office:value-type="float" office:value="5899" calcext:value-type="float">
            <text:p>5899</text:p>
          </table:table-cell>
          <table:table-cell office:value-type="float" office:value="5465" calcext:value-type="float">
            <text:p>5465</text:p>
          </table:table-cell>
          <table:table-cell office:value-type="float" office:value="1433" calcext:value-type="float">
            <text:p>1433</text:p>
          </table:table-cell>
          <table:table-cell office:value-type="float" office:value="2778" calcext:value-type="float">
            <text:p>2778</text:p>
          </table:table-cell>
          <table:table-cell office:value-type="float" office:value="2914" calcext:value-type="float">
            <text:p>2914</text:p>
          </table:table-cell>
          <table:table-cell office:value-type="float" office:value="3156" calcext:value-type="float">
            <text:p>3156</text:p>
          </table:table-cell>
          <table:table-cell office:value-type="float" office:value="0.50832570905764" calcext:value-type="float">
            <text:p>0,5083</text:p>
          </table:table-cell>
          <table:table-cell office:value-type="float" office:value="0.533211344922232" calcext:value-type="float">
            <text:p>0,5332</text:p>
          </table:table-cell>
          <table:table-cell office:value-type="float" office:value="0.577493138151876" calcext:value-type="float">
            <text:p>0,5775</text:p>
          </table:table-cell>
          <table:table-cell/>
          <table:table-cell table:style-name="ce2" table:formula="of:=([DO.H55]&lt;=0.5)" office:value-type="boolean" office:boolean-value="false" calcext:value-type="boolean">
            <text:p>FALSO</text:p>
          </table:table-cell>
          <table:table-cell table:style-name="ce2" table:formula="of:=(AND([DO.S55];[DO.O55]&gt;=0.5))" office:value-type="boolean" office:boolean-value="false" calcext:value-type="boolean">
            <text:p>FALSO</text:p>
          </table:table-cell>
          <table:table-cell table:style-name="ce2" table:formula="of:=(AND([DO.S55];[DO.P55]&gt;=0.5))" office:value-type="boolean" office:boolean-value="false" calcext:value-type="boolean">
            <text:p>FALSO</text:p>
          </table:table-cell>
          <table:table-cell table:style-name="ce2" table:formula="of:=(AND([DO.S55];[DO.Q55]&gt;=0.5))" office:value-type="boolean" office:boolean-value="false" calcext:value-type="boolean">
            <text:p>FALSO</text:p>
          </table:table-cell>
          <table:table-cell/>
          <table:table-cell table:style-name="ce2" table:formula="of:=([.H55]&lt;= [DO.Z2])" office:value-type="boolean" office:boolean-value="false" calcext:value-type="boolean">
            <text:p>FALSO</text:p>
          </table:table-cell>
          <table:table-cell table:style-name="ce2" table:formula="of:=(AND([DO.X55];[.O55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AKAZ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472375143395436" calcext:value-type="float">
            <text:p>0,0472</text:p>
          </table:table-cell>
          <table:table-cell office:value-type="float" office:value="5.68307314109053" calcext:value-type="float">
            <text:p>5,6831</text:p>
          </table:table-cell>
          <table:table-cell office:value-type="float" office:value="1.25126663890771" calcext:value-type="float">
            <text:p>1,2513</text:p>
          </table:table-cell>
          <table:table-cell office:value-type="float" office:value="0.846790872234014" calcext:value-type="float">
            <text:p>0,8468</text:p>
          </table:table-cell>
          <table:table-cell office:value-type="float" office:value="5465" calcext:value-type="float">
            <text:p>5465</text:p>
          </table:table-cell>
          <table:table-cell/>
          <table:table-cell office:value-type="float" office:value="1433" calcext:value-type="float">
            <text:p>1433</text:p>
          </table:table-cell>
          <table:table-cell office:value-type="float" office:value="2778" calcext:value-type="float">
            <text:p>2778</text:p>
          </table:table-cell>
          <table:table-cell office:value-type="float" office:value="2914" calcext:value-type="float">
            <text:p>2914</text:p>
          </table:table-cell>
          <table:table-cell office:value-type="float" office:value="3156" calcext:value-type="float">
            <text:p>3156</text:p>
          </table:table-cell>
          <table:table-cell office:value-type="float" office:value="0.50832570905764" calcext:value-type="float">
            <text:p>0,5083</text:p>
          </table:table-cell>
          <table:table-cell office:value-type="float" office:value="0.533211344922232" calcext:value-type="float">
            <text:p>0,5332</text:p>
          </table:table-cell>
          <table:table-cell office:value-type="float" office:value="0.577493138151876" calcext:value-type="float">
            <text:p>0,5775</text:p>
          </table:table-cell>
          <table:table-cell/>
          <table:table-cell table:style-name="ce2" table:formula="of:=([DO.H56]&lt;=0.5)" office:value-type="boolean" office:boolean-value="false" calcext:value-type="boolean">
            <text:p>FALSO</text:p>
          </table:table-cell>
          <table:table-cell table:style-name="ce2" table:formula="of:=(AND([DO.S56];[DO.O56]&gt;=0.5))" office:value-type="boolean" office:boolean-value="false" calcext:value-type="boolean">
            <text:p>FALSO</text:p>
          </table:table-cell>
          <table:table-cell table:style-name="ce2" table:formula="of:=(AND([DO.S56];[DO.P56]&gt;=0.5))" office:value-type="boolean" office:boolean-value="false" calcext:value-type="boolean">
            <text:p>FALSO</text:p>
          </table:table-cell>
          <table:table-cell table:style-name="ce2" table:formula="of:=(AND([DO.S56];[DO.Q56]&gt;=0.5))" office:value-type="boolean" office:boolean-value="false" calcext:value-type="boolean">
            <text:p>FALSO</text:p>
          </table:table-cell>
          <table:table-cell/>
          <table:table-cell table:style-name="ce2" table:formula="of:=([.H56]&lt;= [DO.Z2])" office:value-type="boolean" office:boolean-value="false" calcext:value-type="boolean">
            <text:p>FALSO</text:p>
          </table:table-cell>
          <table:table-cell table:style-name="ce2" table:formula="of:=(AND([DO.X56];[.O56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AKAZ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81419090089903" calcext:value-type="float">
            <text:p>0,3814</text:p>
          </table:table-cell>
          <table:table-cell office:value-type="float" office:value="2.44960240547911" calcext:value-type="float">
            <text:p>2,4496</text:p>
          </table:table-cell>
          <table:table-cell office:value-type="float" office:value="1.06566369845769" calcext:value-type="float">
            <text:p>1,0657</text:p>
          </table:table-cell>
          <table:table-cell office:value-type="float" office:value="0.453085603875849" calcext:value-type="float">
            <text:p>0,4531</text:p>
          </table:table-cell>
          <table:table-cell office:value-type="float" office:value="5465" calcext:value-type="float">
            <text:p>5465</text:p>
          </table:table-cell>
          <table:table-cell office:value-type="float" office:value="4032" calcext:value-type="float">
            <text:p>4032</text:p>
          </table:table-cell>
          <table:table-cell office:value-type="float" office:value="1538" calcext:value-type="float">
            <text:p>1538</text:p>
          </table:table-cell>
          <table:table-cell office:value-type="float" office:value="2168" calcext:value-type="float">
            <text:p>2168</text:p>
          </table:table-cell>
          <table:table-cell office:value-type="float" office:value="2318" calcext:value-type="float">
            <text:p>2318</text:p>
          </table:table-cell>
          <table:table-cell office:value-type="float" office:value="2564" calcext:value-type="float">
            <text:p>2564</text:p>
          </table:table-cell>
          <table:table-cell office:value-type="float" office:value="0.537698412698413" calcext:value-type="float">
            <text:p>0,5377</text:p>
          </table:table-cell>
          <table:table-cell office:value-type="float" office:value="0.574900793650794" calcext:value-type="float">
            <text:p>0,5749</text:p>
          </table:table-cell>
          <table:table-cell office:value-type="float" office:value="0.635912698412698" calcext:value-type="float">
            <text:p>0,6359</text:p>
          </table:table-cell>
          <table:table-cell/>
          <table:table-cell table:style-name="ce2" table:formula="of:=([DO.H57]&lt;=0.5)" office:value-type="boolean" office:boolean-value="true" calcext:value-type="boolean">
            <text:p>VERDADEIRO</text:p>
          </table:table-cell>
          <table:table-cell table:style-name="ce2" table:formula="of:=(AND([DO.S57];[DO.O57]&gt;=0.5))" office:value-type="boolean" office:boolean-value="true" calcext:value-type="boolean">
            <text:p>VERDADEIRO</text:p>
          </table:table-cell>
          <table:table-cell table:style-name="ce2" table:formula="of:=(AND([DO.S57];[DO.P57]&gt;=0.5))" office:value-type="boolean" office:boolean-value="true" calcext:value-type="boolean">
            <text:p>VERDADEIRO</text:p>
          </table:table-cell>
          <table:table-cell table:style-name="ce2" table:formula="of:=(AND([DO.S57];[DO.Q57]&gt;=0.5))" office:value-type="boolean" office:boolean-value="true" calcext:value-type="boolean">
            <text:p>VERDADEIRO</text:p>
          </table:table-cell>
          <table:table-cell/>
          <table:table-cell table:style-name="ce2" table:formula="of:=([.H57]&lt;= [DO.Z2])" office:value-type="boolean" office:boolean-value="true" calcext:value-type="boolean">
            <text:p>VERDADEIRO</text:p>
          </table:table-cell>
          <table:table-cell table:style-name="ce2" table:formula="of:=(AND([DO.X57];[.O57]&gt;=([DO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672480703527681" calcext:value-type="float">
            <text:p>0,0067</text:p>
          </table:table-cell>
          <table:table-cell office:value-type="float" office:value="654.048155292712" calcext:value-type="float">
            <text:p>654,0482</text:p>
          </table:table-cell>
          <table:table-cell office:value-type="float" office:value="2.28558698167294" calcext:value-type="float">
            <text:p>2,2856</text:p>
          </table:table-cell>
          <table:table-cell office:value-type="float" office:value="8.30998144479238" calcext:value-type="float">
            <text:p>8,3100</text:p>
          </table:table-cell>
          <table:table-cell office:value-type="float" office:value="10729" calcext:value-type="float">
            <text:p>10729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4769" calcext:value-type="float">
            <text:p>4769</text:p>
          </table:table-cell>
          <table:table-cell office:value-type="float" office:value="5000" calcext:value-type="float">
            <text:p>5000</text:p>
          </table:table-cell>
          <table:table-cell office:value-type="float" office:value="5475" calcext:value-type="float">
            <text:p>5475</text:p>
          </table:table-cell>
          <table:table-cell office:value-type="float" office:value="0.444496225184081" calcext:value-type="float">
            <text:p>0,4445</text:p>
          </table:table-cell>
          <table:table-cell office:value-type="float" office:value="0.466026656724765" calcext:value-type="float">
            <text:p>0,4660</text:p>
          </table:table-cell>
          <table:table-cell office:value-type="float" office:value="0.510299189113617" calcext:value-type="float">
            <text:p>0,5103</text:p>
          </table:table-cell>
          <table:table-cell/>
          <table:table-cell table:style-name="ce2" table:formula="of:=([DO.H58]&lt;=0.5)" office:value-type="boolean" office:boolean-value="false" calcext:value-type="boolean">
            <text:p>FALSO</text:p>
          </table:table-cell>
          <table:table-cell table:style-name="ce2" table:formula="of:=(AND([DO.S58];[DO.O58]&gt;=0.5))" office:value-type="boolean" office:boolean-value="false" calcext:value-type="boolean">
            <text:p>FALSO</text:p>
          </table:table-cell>
          <table:table-cell table:style-name="ce2" table:formula="of:=(AND([DO.S58];[DO.P58]&gt;=0.5))" office:value-type="boolean" office:boolean-value="false" calcext:value-type="boolean">
            <text:p>FALSO</text:p>
          </table:table-cell>
          <table:table-cell table:style-name="ce2" table:formula="of:=(AND([DO.S58];[DO.Q58]&gt;=0.5))" office:value-type="boolean" office:boolean-value="false" calcext:value-type="boolean">
            <text:p>FALSO</text:p>
          </table:table-cell>
          <table:table-cell/>
          <table:table-cell table:style-name="ce2" table:formula="of:=([.H58]&lt;= [DO.Z2])" office:value-type="boolean" office:boolean-value="false" calcext:value-type="boolean">
            <text:p>FALSO</text:p>
          </table:table-cell>
          <table:table-cell table:style-name="ce2" table:formula="of:=(AND([DO.X58];[.O58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252444514402715" calcext:value-type="float">
            <text:p>0,0025</text:p>
          </table:table-cell>
          <table:table-cell office:value-type="float" office:value="49.2713388291135" calcext:value-type="float">
            <text:p>49,2713</text:p>
          </table:table-cell>
          <table:table-cell office:value-type="float" office:value="1.55131333636734" calcext:value-type="float">
            <text:p>1,5513</text:p>
          </table:table-cell>
          <table:table-cell office:value-type="float" office:value="1.58049788512374" calcext:value-type="float">
            <text:p>1,5805</text:p>
          </table:table-cell>
          <table:table-cell office:value-type="float" office:value="10729" calcext:value-type="float">
            <text:p>10729</text:p>
          </table:table-cell>
          <table:table-cell office:value-type="float" office:value="10442" calcext:value-type="float">
            <text:p>10442</text:p>
          </table:table-cell>
          <table:table-cell office:value-type="float" office:value="1045" calcext:value-type="float">
            <text:p>1045</text:p>
          </table:table-cell>
          <table:table-cell office:value-type="float" office:value="4828" calcext:value-type="float">
            <text:p>4828</text:p>
          </table:table-cell>
          <table:table-cell office:value-type="float" office:value="5119" calcext:value-type="float">
            <text:p>5119</text:p>
          </table:table-cell>
          <table:table-cell office:value-type="float" office:value="5628" calcext:value-type="float">
            <text:p>5628</text:p>
          </table:table-cell>
          <table:table-cell office:value-type="float" office:value="0.462363531890442" calcext:value-type="float">
            <text:p>0,4624</text:p>
          </table:table-cell>
          <table:table-cell office:value-type="float" office:value="0.490231756368512" calcext:value-type="float">
            <text:p>0,4902</text:p>
          </table:table-cell>
          <table:table-cell office:value-type="float" office:value="0.538977207431527" calcext:value-type="float">
            <text:p>0,5390</text:p>
          </table:table-cell>
          <table:table-cell/>
          <table:table-cell table:style-name="ce2" table:formula="of:=([DO.H59]&lt;=0.5)" office:value-type="boolean" office:boolean-value="false" calcext:value-type="boolean">
            <text:p>FALSO</text:p>
          </table:table-cell>
          <table:table-cell table:style-name="ce2" table:formula="of:=(AND([DO.S59];[DO.O59]&gt;=0.5))" office:value-type="boolean" office:boolean-value="false" calcext:value-type="boolean">
            <text:p>FALSO</text:p>
          </table:table-cell>
          <table:table-cell table:style-name="ce2" table:formula="of:=(AND([DO.S59];[DO.P59]&gt;=0.5))" office:value-type="boolean" office:boolean-value="false" calcext:value-type="boolean">
            <text:p>FALSO</text:p>
          </table:table-cell>
          <table:table-cell table:style-name="ce2" table:formula="of:=(AND([DO.S59];[DO.Q59]&gt;=0.5))" office:value-type="boolean" office:boolean-value="false" calcext:value-type="boolean">
            <text:p>FALSO</text:p>
          </table:table-cell>
          <table:table-cell/>
          <table:table-cell table:style-name="ce2" table:formula="of:=([.H59]&lt;= [DO.Z2])" office:value-type="boolean" office:boolean-value="false" calcext:value-type="boolean">
            <text:p>FALSO</text:p>
          </table:table-cell>
          <table:table-cell table:style-name="ce2" table:formula="of:=(AND([DO.X59];[.O59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252444514402715" calcext:value-type="float">
            <text:p>0,0025</text:p>
          </table:table-cell>
          <table:table-cell office:value-type="float" office:value="49.2713388291135" calcext:value-type="float">
            <text:p>49,2713</text:p>
          </table:table-cell>
          <table:table-cell office:value-type="float" office:value="1.55131333636734" calcext:value-type="float">
            <text:p>1,5513</text:p>
          </table:table-cell>
          <table:table-cell office:value-type="float" office:value="1.58049788512374" calcext:value-type="float">
            <text:p>1,5805</text:p>
          </table:table-cell>
          <table:table-cell office:value-type="float" office:value="10442" calcext:value-type="float">
            <text:p>1044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float" office:value="4828" calcext:value-type="float">
            <text:p>4828</text:p>
          </table:table-cell>
          <table:table-cell office:value-type="float" office:value="5119" calcext:value-type="float">
            <text:p>5119</text:p>
          </table:table-cell>
          <table:table-cell office:value-type="float" office:value="5628" calcext:value-type="float">
            <text:p>5628</text:p>
          </table:table-cell>
          <table:table-cell office:value-type="float" office:value="0.462363531890442" calcext:value-type="float">
            <text:p>0,4624</text:p>
          </table:table-cell>
          <table:table-cell office:value-type="float" office:value="0.490231756368512" calcext:value-type="float">
            <text:p>0,4902</text:p>
          </table:table-cell>
          <table:table-cell office:value-type="float" office:value="0.538977207431527" calcext:value-type="float">
            <text:p>0,5390</text:p>
          </table:table-cell>
          <table:table-cell/>
          <table:table-cell table:style-name="ce2" table:formula="of:=([DO.H60]&lt;=0.5)" office:value-type="boolean" office:boolean-value="false" calcext:value-type="boolean">
            <text:p>FALSO</text:p>
          </table:table-cell>
          <table:table-cell table:style-name="ce2" table:formula="of:=(AND([DO.S60];[DO.O60]&gt;=0.5))" office:value-type="boolean" office:boolean-value="false" calcext:value-type="boolean">
            <text:p>FALSO</text:p>
          </table:table-cell>
          <table:table-cell table:style-name="ce2" table:formula="of:=(AND([DO.S60];[DO.P60]&gt;=0.5))" office:value-type="boolean" office:boolean-value="false" calcext:value-type="boolean">
            <text:p>FALSO</text:p>
          </table:table-cell>
          <table:table-cell table:style-name="ce2" table:formula="of:=(AND([DO.S60];[DO.Q60]&gt;=0.5))" office:value-type="boolean" office:boolean-value="false" calcext:value-type="boolean">
            <text:p>FALSO</text:p>
          </table:table-cell>
          <table:table-cell/>
          <table:table-cell table:style-name="ce2" table:formula="of:=([.H60]&lt;= [DO.Z2])" office:value-type="boolean" office:boolean-value="false" calcext:value-type="boolean">
            <text:p>FALSO</text:p>
          </table:table-cell>
          <table:table-cell table:style-name="ce2" table:formula="of:=(AND([DO.X60];[.O60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477372216299563" calcext:value-type="float">
            <text:p>0,0048</text:p>
          </table:table-cell>
          <table:table-cell office:value-type="float" office:value="3.41567671831815" calcext:value-type="float">
            <text:p>3,4157</text:p>
          </table:table-cell>
          <table:table-cell office:value-type="float" office:value="1.16580746815346" calcext:value-type="float">
            <text:p>1,1658</text:p>
          </table:table-cell>
          <table:table-cell office:value-type="float" office:value="0.686518560381603" calcext:value-type="float">
            <text:p>0,6865</text:p>
          </table:table-cell>
          <table:table-cell office:value-type="float" office:value="10442" calcext:value-type="float">
            <text:p>10442</text:p>
          </table:table-cell>
          <table:table-cell office:value-type="float" office:value="9397" calcext:value-type="float">
            <text:p>9397</text:p>
          </table:table-cell>
          <table:table-cell office:value-type="float" office:value="2908" calcext:value-type="float">
            <text:p>2908</text:p>
          </table:table-cell>
          <table:table-cell office:value-type="float" office:value="4853" calcext:value-type="float">
            <text:p>4853</text:p>
          </table:table-cell>
          <table:table-cell office:value-type="float" office:value="5140" calcext:value-type="float">
            <text:p>5140</text:p>
          </table:table-cell>
          <table:table-cell office:value-type="float" office:value="5650" calcext:value-type="float">
            <text:p>5650</text:p>
          </table:table-cell>
          <table:table-cell office:value-type="float" office:value="0.516441417473662" calcext:value-type="float">
            <text:p>0,5164</text:p>
          </table:table-cell>
          <table:table-cell office:value-type="float" office:value="0.546983079706289" calcext:value-type="float">
            <text:p>0,5470</text:p>
          </table:table-cell>
          <table:table-cell office:value-type="float" office:value="0.60125571991061" calcext:value-type="float">
            <text:p>0,6013</text:p>
          </table:table-cell>
          <table:table-cell/>
          <table:table-cell table:style-name="ce2" table:formula="of:=([DO.H61]&lt;=0.5)" office:value-type="boolean" office:boolean-value="false" calcext:value-type="boolean">
            <text:p>FALSO</text:p>
          </table:table-cell>
          <table:table-cell table:style-name="ce2" table:formula="of:=(AND([DO.S61];[DO.O61]&gt;=0.5))" office:value-type="boolean" office:boolean-value="false" calcext:value-type="boolean">
            <text:p>FALSO</text:p>
          </table:table-cell>
          <table:table-cell table:style-name="ce2" table:formula="of:=(AND([DO.S61];[DO.P61]&gt;=0.5))" office:value-type="boolean" office:boolean-value="false" calcext:value-type="boolean">
            <text:p>FALSO</text:p>
          </table:table-cell>
          <table:table-cell table:style-name="ce2" table:formula="of:=(AND([DO.S61];[DO.Q61]&gt;=0.5))" office:value-type="boolean" office:boolean-value="false" calcext:value-type="boolean">
            <text:p>FALSO</text:p>
          </table:table-cell>
          <table:table-cell/>
          <table:table-cell table:style-name="ce2" table:formula="of:=([.H61]&lt;= [DO.Z2])" office:value-type="boolean" office:boolean-value="false" calcext:value-type="boolean">
            <text:p>FALSO</text:p>
          </table:table-cell>
          <table:table-cell table:style-name="ce2" table:formula="of:=(AND([DO.X61];[.O61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996388877774785" calcext:value-type="float">
            <text:p>0,0996</text:p>
          </table:table-cell>
          <table:table-cell office:value-type="float" office:value="104.339355925128" calcext:value-type="float">
            <text:p>104,3394</text:p>
          </table:table-cell>
          <table:table-cell office:value-type="float" office:value="3.74781976411023" calcext:value-type="float">
            <text:p>3,7478</text:p>
          </table:table-cell>
          <table:table-cell office:value-type="float" office:value="7.5802274145967" calcext:value-type="float">
            <text:p>7,5802</text:p>
          </table:table-cell>
          <table:table-cell office:value-type="float" office:value="2329" calcext:value-type="float">
            <text:p>232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896" calcext:value-type="float">
            <text:p>896</text:p>
          </table:table-cell>
          <table:table-cell office:value-type="float" office:value="939" calcext:value-type="float">
            <text:p>939</text:p>
          </table:table-cell>
          <table:table-cell office:value-type="float" office:value="1010" calcext:value-type="float">
            <text:p>1010</text:p>
          </table:table-cell>
          <table:table-cell office:value-type="float" office:value="0.384714469729498" calcext:value-type="float">
            <text:p>0,3847</text:p>
          </table:table-cell>
          <table:table-cell office:value-type="float" office:value="0.403177329325891" calcext:value-type="float">
            <text:p>0,4032</text:p>
          </table:table-cell>
          <table:table-cell office:value-type="float" office:value="0.433662516101331" calcext:value-type="float">
            <text:p>0,4337</text:p>
          </table:table-cell>
          <table:table-cell/>
          <table:table-cell table:style-name="ce2" table:formula="of:=([DO.H62]&lt;=0.5)" office:value-type="boolean" office:boolean-value="false" calcext:value-type="boolean">
            <text:p>FALSO</text:p>
          </table:table-cell>
          <table:table-cell table:style-name="ce2" table:formula="of:=(AND([DO.S62];[DO.O62]&gt;=0.5))" office:value-type="boolean" office:boolean-value="false" calcext:value-type="boolean">
            <text:p>FALSO</text:p>
          </table:table-cell>
          <table:table-cell table:style-name="ce2" table:formula="of:=(AND([DO.S62];[DO.P62]&gt;=0.5))" office:value-type="boolean" office:boolean-value="false" calcext:value-type="boolean">
            <text:p>FALSO</text:p>
          </table:table-cell>
          <table:table-cell table:style-name="ce2" table:formula="of:=(AND([DO.S62];[DO.Q62]&gt;=0.5))" office:value-type="boolean" office:boolean-value="false" calcext:value-type="boolean">
            <text:p>FALSO</text:p>
          </table:table-cell>
          <table:table-cell/>
          <table:table-cell table:style-name="ce2" table:formula="of:=([.H62]&lt;= [DO.Z2])" office:value-type="boolean" office:boolean-value="false" calcext:value-type="boolean">
            <text:p>FALSO</text:p>
          </table:table-cell>
          <table:table-cell table:style-name="ce2" table:formula="of:=(AND([DO.X62];[.O62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789573546844584" calcext:value-type="float">
            <text:p>0,0790</text:p>
          </table:table-cell>
          <table:table-cell office:value-type="float" office:value="11.8310537177353" calcext:value-type="float">
            <text:p>11,8311</text:p>
          </table:table-cell>
          <table:table-cell office:value-type="float" office:value="2.13938346889387" calcext:value-type="float">
            <text:p>2,1394</text:p>
          </table:table-cell>
          <table:table-cell office:value-type="float" office:value="2.17625279531904" calcext:value-type="float">
            <text:p>2,1763</text:p>
          </table:table-cell>
          <table:table-cell office:value-type="float" office:value="2329" calcext:value-type="float">
            <text:p>2329</text:p>
          </table:table-cell>
          <table:table-cell office:value-type="float" office:value="2169" calcext:value-type="float">
            <text:p>2169</text:p>
          </table:table-cell>
          <table:table-cell office:value-type="float" office:value="295" calcext:value-type="float">
            <text:p>295</text:p>
          </table:table-cell>
          <table:table-cell office:value-type="float" office:value="883" calcext:value-type="float">
            <text:p>883</text:p>
          </table:table-cell>
          <table:table-cell office:value-type="float" office:value="934" calcext:value-type="float">
            <text:p>934</text:p>
          </table:table-cell>
          <table:table-cell office:value-type="float" office:value="1004" calcext:value-type="float">
            <text:p>1004</text:p>
          </table:table-cell>
          <table:table-cell office:value-type="float" office:value="0.407100046104195" calcext:value-type="float">
            <text:p>0,4071</text:p>
          </table:table-cell>
          <table:table-cell office:value-type="float" office:value="0.430613185799908" calcext:value-type="float">
            <text:p>0,4306</text:p>
          </table:table-cell>
          <table:table-cell office:value-type="float" office:value="0.46288612263716" calcext:value-type="float">
            <text:p>0,4629</text:p>
          </table:table-cell>
          <table:table-cell/>
          <table:table-cell table:style-name="ce2" table:formula="of:=([DO.H63]&lt;=0.5)" office:value-type="boolean" office:boolean-value="false" calcext:value-type="boolean">
            <text:p>FALSO</text:p>
          </table:table-cell>
          <table:table-cell table:style-name="ce2" table:formula="of:=(AND([DO.S63];[DO.O63]&gt;=0.5))" office:value-type="boolean" office:boolean-value="false" calcext:value-type="boolean">
            <text:p>FALSO</text:p>
          </table:table-cell>
          <table:table-cell table:style-name="ce2" table:formula="of:=(AND([DO.S63];[DO.P63]&gt;=0.5))" office:value-type="boolean" office:boolean-value="false" calcext:value-type="boolean">
            <text:p>FALSO</text:p>
          </table:table-cell>
          <table:table-cell table:style-name="ce2" table:formula="of:=(AND([DO.S63];[DO.Q63]&gt;=0.5))" office:value-type="boolean" office:boolean-value="false" calcext:value-type="boolean">
            <text:p>FALSO</text:p>
          </table:table-cell>
          <table:table-cell/>
          <table:table-cell table:style-name="ce2" table:formula="of:=([.H63]&lt;= [DO.Z2])" office:value-type="boolean" office:boolean-value="false" calcext:value-type="boolean">
            <text:p>FALSO</text:p>
          </table:table-cell>
          <table:table-cell table:style-name="ce2" table:formula="of:=(AND([DO.X63];[.O63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789573546844584" calcext:value-type="float">
            <text:p>0,0790</text:p>
          </table:table-cell>
          <table:table-cell office:value-type="float" office:value="11.8310537177353" calcext:value-type="float">
            <text:p>11,8311</text:p>
          </table:table-cell>
          <table:table-cell office:value-type="float" office:value="2.13938346889387" calcext:value-type="float">
            <text:p>2,1394</text:p>
          </table:table-cell>
          <table:table-cell office:value-type="float" office:value="2.17625279531904" calcext:value-type="float">
            <text:p>2,1763</text:p>
          </table:table-cell>
          <table:table-cell office:value-type="float" office:value="2169" calcext:value-type="float">
            <text:p>2169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883" calcext:value-type="float">
            <text:p>883</text:p>
          </table:table-cell>
          <table:table-cell office:value-type="float" office:value="934" calcext:value-type="float">
            <text:p>934</text:p>
          </table:table-cell>
          <table:table-cell office:value-type="float" office:value="1004" calcext:value-type="float">
            <text:p>1004</text:p>
          </table:table-cell>
          <table:table-cell office:value-type="float" office:value="0.407100046104195" calcext:value-type="float">
            <text:p>0,4071</text:p>
          </table:table-cell>
          <table:table-cell office:value-type="float" office:value="0.430613185799908" calcext:value-type="float">
            <text:p>0,4306</text:p>
          </table:table-cell>
          <table:table-cell office:value-type="float" office:value="0.46288612263716" calcext:value-type="float">
            <text:p>0,4629</text:p>
          </table:table-cell>
          <table:table-cell/>
          <table:table-cell table:style-name="ce2" table:formula="of:=([DO.H64]&lt;=0.5)" office:value-type="boolean" office:boolean-value="false" calcext:value-type="boolean">
            <text:p>FALSO</text:p>
          </table:table-cell>
          <table:table-cell table:style-name="ce2" table:formula="of:=(AND([DO.S64];[DO.O64]&gt;=0.5))" office:value-type="boolean" office:boolean-value="false" calcext:value-type="boolean">
            <text:p>FALSO</text:p>
          </table:table-cell>
          <table:table-cell table:style-name="ce2" table:formula="of:=(AND([DO.S64];[DO.P64]&gt;=0.5))" office:value-type="boolean" office:boolean-value="false" calcext:value-type="boolean">
            <text:p>FALSO</text:p>
          </table:table-cell>
          <table:table-cell table:style-name="ce2" table:formula="of:=(AND([DO.S64];[DO.Q64]&gt;=0.5))" office:value-type="boolean" office:boolean-value="false" calcext:value-type="boolean">
            <text:p>FALSO</text:p>
          </table:table-cell>
          <table:table-cell/>
          <table:table-cell table:style-name="ce2" table:formula="of:=([.H64]&lt;= [DO.Z2])" office:value-type="boolean" office:boolean-value="false" calcext:value-type="boolean">
            <text:p>FALSO</text:p>
          </table:table-cell>
          <table:table-cell table:style-name="ce2" table:formula="of:=(AND([DO.X64];[.O64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726693184851346" calcext:value-type="float">
            <text:p>0,0727</text:p>
          </table:table-cell>
          <table:table-cell office:value-type="float" office:value="4.55155307729742" calcext:value-type="float">
            <text:p>4,5516</text:p>
          </table:table-cell>
          <table:table-cell office:value-type="float" office:value="1.39609404035238" calcext:value-type="float">
            <text:p>1,3961</text:p>
          </table:table-cell>
          <table:table-cell office:value-type="float" office:value="0.939434561944747" calcext:value-type="float">
            <text:p>0,9394</text:p>
          </table:table-cell>
          <table:table-cell office:value-type="float" office:value="2169" calcext:value-type="float">
            <text:p>2169</text:p>
          </table:table-cell>
          <table:table-cell office:value-type="float" office:value="1874" calcext:value-type="float">
            <text:p>1874</text:p>
          </table:table-cell>
          <table:table-cell office:value-type="float" office:value="514" calcext:value-type="float">
            <text:p>514</text:p>
          </table:table-cell>
          <table:table-cell office:value-type="float" office:value="882" calcext:value-type="float">
            <text:p>882</text:p>
          </table:table-cell>
          <table:table-cell office:value-type="float" office:value="926" calcext:value-type="float">
            <text:p>926</text:p>
          </table:table-cell>
          <table:table-cell office:value-type="float" office:value="1003" calcext:value-type="float">
            <text:p>1003</text:p>
          </table:table-cell>
          <table:table-cell office:value-type="float" office:value="0.470651013874066" calcext:value-type="float">
            <text:p>0,4707</text:p>
          </table:table-cell>
          <table:table-cell office:value-type="float" office:value="0.494130202774813" calcext:value-type="float">
            <text:p>0,4941</text:p>
          </table:table-cell>
          <table:table-cell office:value-type="float" office:value="0.535218783351121" calcext:value-type="float">
            <text:p>0,5352</text:p>
          </table:table-cell>
          <table:table-cell/>
          <table:table-cell table:style-name="ce2" table:formula="of:=([DO.H65]&lt;=0.5)" office:value-type="boolean" office:boolean-value="false" calcext:value-type="boolean">
            <text:p>FALSO</text:p>
          </table:table-cell>
          <table:table-cell table:style-name="ce2" table:formula="of:=(AND([DO.S65];[DO.O65]&gt;=0.5))" office:value-type="boolean" office:boolean-value="false" calcext:value-type="boolean">
            <text:p>FALSO</text:p>
          </table:table-cell>
          <table:table-cell table:style-name="ce2" table:formula="of:=(AND([DO.S65];[DO.P65]&gt;=0.5))" office:value-type="boolean" office:boolean-value="false" calcext:value-type="boolean">
            <text:p>FALSO</text:p>
          </table:table-cell>
          <table:table-cell table:style-name="ce2" table:formula="of:=(AND([DO.S65];[DO.Q65]&gt;=0.5))" office:value-type="boolean" office:boolean-value="false" calcext:value-type="boolean">
            <text:p>FALSO</text:p>
          </table:table-cell>
          <table:table-cell/>
          <table:table-cell table:style-name="ce2" table:formula="of:=([.H65]&lt;= [DO.Z2])" office:value-type="boolean" office:boolean-value="false" calcext:value-type="boolean">
            <text:p>FALSO</text:p>
          </table:table-cell>
          <table:table-cell table:style-name="ce2" table:formula="of:=(AND([DO.X65];[.O65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AKAZ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588400576318628" calcext:value-type="float">
            <text:p>0,0059</text:p>
          </table:table-cell>
          <table:table-cell office:value-type="float" office:value="143.468790565139" calcext:value-type="float">
            <text:p>143,4688</text:p>
          </table:table-cell>
          <table:table-cell office:value-type="float" office:value="1.81788615964029" calcext:value-type="float">
            <text:p>1,8179</text:p>
          </table:table-cell>
          <table:table-cell office:value-type="float" office:value="3.56750863733893" calcext:value-type="float">
            <text:p>3,5675</text:p>
          </table:table-cell>
          <table:table-cell office:value-type="float" office:value="12173" calcext:value-type="float">
            <text:p>12173</text:p>
          </table:table-cell>
          <table:table-cell/>
          <table:table-cell office:value-type="float" office:value="592" calcext:value-type="float">
            <text:p>592</text:p>
          </table:table-cell>
          <table:table-cell office:value-type="float" office:value="6101" calcext:value-type="float">
            <text:p>6101</text:p>
          </table:table-cell>
          <table:table-cell office:value-type="float" office:value="6342" calcext:value-type="float">
            <text:p>6342</text:p>
          </table:table-cell>
          <table:table-cell office:value-type="float" office:value="6839" calcext:value-type="float">
            <text:p>6839</text:p>
          </table:table-cell>
          <table:table-cell office:value-type="float" office:value="0.501191160765629" calcext:value-type="float">
            <text:p>0,5012</text:p>
          </table:table-cell>
          <table:table-cell office:value-type="float" office:value="0.520989074180564" calcext:value-type="float">
            <text:p>0,5210</text:p>
          </table:table-cell>
          <table:table-cell office:value-type="float" office:value="0.561817136285221" calcext:value-type="float">
            <text:p>0,5618</text:p>
          </table:table-cell>
          <table:table-cell/>
          <table:table-cell table:style-name="ce2" table:formula="of:=([DO.H66]&lt;=0.5)" office:value-type="boolean" office:boolean-value="false" calcext:value-type="boolean">
            <text:p>FALSO</text:p>
          </table:table-cell>
          <table:table-cell table:style-name="ce2" table:formula="of:=(AND([DO.S66];[DO.O66]&gt;=0.5))" office:value-type="boolean" office:boolean-value="false" calcext:value-type="boolean">
            <text:p>FALSO</text:p>
          </table:table-cell>
          <table:table-cell table:style-name="ce2" table:formula="of:=(AND([DO.S66];[DO.P66]&gt;=0.5))" office:value-type="boolean" office:boolean-value="false" calcext:value-type="boolean">
            <text:p>FALSO</text:p>
          </table:table-cell>
          <table:table-cell table:style-name="ce2" table:formula="of:=(AND([DO.S66];[DO.Q66]&gt;=0.5))" office:value-type="boolean" office:boolean-value="false" calcext:value-type="boolean">
            <text:p>FALSO</text:p>
          </table:table-cell>
          <table:table-cell/>
          <table:table-cell table:style-name="ce2" table:formula="of:=([.H66]&lt;= [DO.Z2])" office:value-type="boolean" office:boolean-value="false" calcext:value-type="boolean">
            <text:p>FALSO</text:p>
          </table:table-cell>
          <table:table-cell table:style-name="ce2" table:formula="of:=(AND([DO.X66];[.O66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AKAZ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608803727795995" calcext:value-type="float">
            <text:p>0,0061</text:p>
          </table:table-cell>
          <table:table-cell office:value-type="float" office:value="5.85645922076658" calcext:value-type="float">
            <text:p>5,8565</text:p>
          </table:table-cell>
          <table:table-cell office:value-type="float" office:value="1.31910559331493" calcext:value-type="float">
            <text:p>1,3191</text:p>
          </table:table-cell>
          <table:table-cell office:value-type="float" office:value="1.04769547172366" calcext:value-type="float">
            <text:p>1,0477</text:p>
          </table:table-cell>
          <table:table-cell office:value-type="float" office:value="12173" calcext:value-type="float">
            <text:p>12173</text:p>
          </table:table-cell>
          <table:table-cell office:value-type="float" office:value="11581" calcext:value-type="float">
            <text:p>11581</text:p>
          </table:table-cell>
          <table:table-cell office:value-type="float" office:value="2434" calcext:value-type="float">
            <text:p>2434</text:p>
          </table:table-cell>
          <table:table-cell office:value-type="float" office:value="6079" calcext:value-type="float">
            <text:p>6079</text:p>
          </table:table-cell>
          <table:table-cell office:value-type="float" office:value="6334" calcext:value-type="float">
            <text:p>6334</text:p>
          </table:table-cell>
          <table:table-cell office:value-type="float" office:value="6814" calcext:value-type="float">
            <text:p>6814</text:p>
          </table:table-cell>
          <table:table-cell office:value-type="float" office:value="0.524911492962611" calcext:value-type="float">
            <text:p>0,5249</text:p>
          </table:table-cell>
          <table:table-cell office:value-type="float" office:value="0.546930316898368" calcext:value-type="float">
            <text:p>0,5469</text:p>
          </table:table-cell>
          <table:table-cell office:value-type="float" office:value="0.588377514895087" calcext:value-type="float">
            <text:p>0,5884</text:p>
          </table:table-cell>
          <table:table-cell/>
          <table:table-cell table:style-name="ce2" table:formula="of:=([DO.H67]&lt;=0.5)" office:value-type="boolean" office:boolean-value="false" calcext:value-type="boolean">
            <text:p>FALSO</text:p>
          </table:table-cell>
          <table:table-cell table:style-name="ce2" table:formula="of:=(AND([DO.S67];[DO.O67]&gt;=0.5))" office:value-type="boolean" office:boolean-value="false" calcext:value-type="boolean">
            <text:p>FALSO</text:p>
          </table:table-cell>
          <table:table-cell table:style-name="ce2" table:formula="of:=(AND([DO.S67];[DO.P67]&gt;=0.5))" office:value-type="boolean" office:boolean-value="false" calcext:value-type="boolean">
            <text:p>FALSO</text:p>
          </table:table-cell>
          <table:table-cell table:style-name="ce2" table:formula="of:=(AND([DO.S67];[DO.Q67]&gt;=0.5))" office:value-type="boolean" office:boolean-value="false" calcext:value-type="boolean">
            <text:p>FALSO</text:p>
          </table:table-cell>
          <table:table-cell/>
          <table:table-cell table:style-name="ce2" table:formula="of:=([.H67]&lt;= [DO.Z2])" office:value-type="boolean" office:boolean-value="false" calcext:value-type="boolean">
            <text:p>FALSO</text:p>
          </table:table-cell>
          <table:table-cell table:style-name="ce2" table:formula="of:=(AND([DO.X67];[.O67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AKAZ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608803727795995" calcext:value-type="float">
            <text:p>0,0061</text:p>
          </table:table-cell>
          <table:table-cell office:value-type="float" office:value="5.85645922076658" calcext:value-type="float">
            <text:p>5,8565</text:p>
          </table:table-cell>
          <table:table-cell office:value-type="float" office:value="1.31910559331493" calcext:value-type="float">
            <text:p>1,3191</text:p>
          </table:table-cell>
          <table:table-cell office:value-type="float" office:value="1.04769547172366" calcext:value-type="float">
            <text:p>1,0477</text:p>
          </table:table-cell>
          <table:table-cell office:value-type="float" office:value="11581" calcext:value-type="float">
            <text:p>11581</text:p>
          </table:table-cell>
          <table:table-cell/>
          <table:table-cell office:value-type="float" office:value="2434" calcext:value-type="float">
            <text:p>2434</text:p>
          </table:table-cell>
          <table:table-cell office:value-type="float" office:value="6079" calcext:value-type="float">
            <text:p>6079</text:p>
          </table:table-cell>
          <table:table-cell office:value-type="float" office:value="6334" calcext:value-type="float">
            <text:p>6334</text:p>
          </table:table-cell>
          <table:table-cell office:value-type="float" office:value="6814" calcext:value-type="float">
            <text:p>6814</text:p>
          </table:table-cell>
          <table:table-cell office:value-type="float" office:value="0.524911492962611" calcext:value-type="float">
            <text:p>0,5249</text:p>
          </table:table-cell>
          <table:table-cell office:value-type="float" office:value="0.546930316898368" calcext:value-type="float">
            <text:p>0,5469</text:p>
          </table:table-cell>
          <table:table-cell office:value-type="float" office:value="0.588377514895087" calcext:value-type="float">
            <text:p>0,5884</text:p>
          </table:table-cell>
          <table:table-cell/>
          <table:table-cell table:style-name="ce2" table:formula="of:=([DO.H68]&lt;=0.5)" office:value-type="boolean" office:boolean-value="false" calcext:value-type="boolean">
            <text:p>FALSO</text:p>
          </table:table-cell>
          <table:table-cell table:style-name="ce2" table:formula="of:=(AND([DO.S68];[DO.O68]&gt;=0.5))" office:value-type="boolean" office:boolean-value="false" calcext:value-type="boolean">
            <text:p>FALSO</text:p>
          </table:table-cell>
          <table:table-cell table:style-name="ce2" table:formula="of:=(AND([DO.S68];[DO.P68]&gt;=0.5))" office:value-type="boolean" office:boolean-value="false" calcext:value-type="boolean">
            <text:p>FALSO</text:p>
          </table:table-cell>
          <table:table-cell table:style-name="ce2" table:formula="of:=(AND([DO.S68];[DO.Q68]&gt;=0.5))" office:value-type="boolean" office:boolean-value="false" calcext:value-type="boolean">
            <text:p>FALSO</text:p>
          </table:table-cell>
          <table:table-cell/>
          <table:table-cell table:style-name="ce2" table:formula="of:=([.H68]&lt;= [DO.Z2])" office:value-type="boolean" office:boolean-value="false" calcext:value-type="boolean">
            <text:p>FALSO</text:p>
          </table:table-cell>
          <table:table-cell table:style-name="ce2" table:formula="of:=(AND([DO.X68];[.O68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AKAZ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03839042640419" calcext:value-type="float">
            <text:p>0,2038</text:p>
          </table:table-cell>
          <table:table-cell office:value-type="float" office:value="2.70406873752468" calcext:value-type="float">
            <text:p>2,7041</text:p>
          </table:table-cell>
          <table:table-cell office:value-type="float" office:value="1.03799764155344" calcext:value-type="float">
            <text:p>1,0380</text:p>
          </table:table-cell>
          <table:table-cell office:value-type="float" office:value="0.536949097256026" calcext:value-type="float">
            <text:p>0,5369</text:p>
          </table:table-cell>
          <table:table-cell office:value-type="float" office:value="11581" calcext:value-type="float">
            <text:p>11581</text:p>
          </table:table-cell>
          <table:table-cell office:value-type="float" office:value="9147" calcext:value-type="float">
            <text:p>9147</text:p>
          </table:table-cell>
          <table:table-cell office:value-type="float" office:value="3312" calcext:value-type="float">
            <text:p>3312</text:p>
          </table:table-cell>
          <table:table-cell office:value-type="float" office:value="5274" calcext:value-type="float">
            <text:p>5274</text:p>
          </table:table-cell>
          <table:table-cell office:value-type="float" office:value="5531" calcext:value-type="float">
            <text:p>5531</text:p>
          </table:table-cell>
          <table:table-cell office:value-type="float" office:value="6014" calcext:value-type="float">
            <text:p>6014</text:p>
          </table:table-cell>
          <table:table-cell office:value-type="float" office:value="0.576582486061004" calcext:value-type="float">
            <text:p>0,5766</text:p>
          </table:table-cell>
          <table:table-cell office:value-type="float" office:value="0.604679129769323" calcext:value-type="float">
            <text:p>0,6047</text:p>
          </table:table-cell>
          <table:table-cell office:value-type="float" office:value="0.65748332786706" calcext:value-type="float">
            <text:p>0,6575</text:p>
          </table:table-cell>
          <table:table-cell/>
          <table:table-cell table:style-name="ce2" table:formula="of:=([DO.H69]&lt;=0.5)" office:value-type="boolean" office:boolean-value="false" calcext:value-type="boolean">
            <text:p>FALSO</text:p>
          </table:table-cell>
          <table:table-cell table:style-name="ce2" table:formula="of:=(AND([DO.S69];[DO.O69]&gt;=0.5))" office:value-type="boolean" office:boolean-value="false" calcext:value-type="boolean">
            <text:p>FALSO</text:p>
          </table:table-cell>
          <table:table-cell table:style-name="ce2" table:formula="of:=(AND([DO.S69];[DO.P69]&gt;=0.5))" office:value-type="boolean" office:boolean-value="false" calcext:value-type="boolean">
            <text:p>FALSO</text:p>
          </table:table-cell>
          <table:table-cell table:style-name="ce2" table:formula="of:=(AND([DO.S69];[DO.Q69]&gt;=0.5))" office:value-type="boolean" office:boolean-value="false" calcext:value-type="boolean">
            <text:p>FALSO</text:p>
          </table:table-cell>
          <table:table-cell/>
          <table:table-cell table:style-name="ce2" table:formula="of:=([.H69]&lt;= [DO.Z2])" office:value-type="boolean" office:boolean-value="false" calcext:value-type="boolean">
            <text:p>FALSO</text:p>
          </table:table-cell>
          <table:table-cell table:style-name="ce2" table:formula="of:=(AND([DO.X69];[.O69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1815698157714" calcext:value-type="float">
            <text:p>0,0018</text:p>
          </table:table-cell>
          <table:table-cell office:value-type="float" office:value="409.574317670281" calcext:value-type="float">
            <text:p>409,5743</text:p>
          </table:table-cell>
          <table:table-cell office:value-type="float" office:value="1.91696571506661" calcext:value-type="float">
            <text:p>1,9170</text:p>
          </table:table-cell>
          <table:table-cell office:value-type="float" office:value="4.74505528593404" calcext:value-type="float">
            <text:p>4,7451</text:p>
          </table:table-cell>
          <table:table-cell office:value-type="float" office:value="21782" calcext:value-type="float">
            <text:p>21782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float" office:value="11007" calcext:value-type="float">
            <text:p>11007</text:p>
          </table:table-cell>
          <table:table-cell office:value-type="float" office:value="11444" calcext:value-type="float">
            <text:p>11444</text:p>
          </table:table-cell>
          <table:table-cell office:value-type="float" office:value="12278" calcext:value-type="float">
            <text:p>12278</text:p>
          </table:table-cell>
          <table:table-cell office:value-type="float" office:value="0.505325498117712" calcext:value-type="float">
            <text:p>0,5053</text:p>
          </table:table-cell>
          <table:table-cell office:value-type="float" office:value="0.525387934992195" calcext:value-type="float">
            <text:p>0,5254</text:p>
          </table:table-cell>
          <table:table-cell office:value-type="float" office:value="0.563676430079882" calcext:value-type="float">
            <text:p>0,5637</text:p>
          </table:table-cell>
          <table:table-cell/>
          <table:table-cell table:style-name="ce2" table:formula="of:=([DO.H70]&lt;=0.5)" office:value-type="boolean" office:boolean-value="false" calcext:value-type="boolean">
            <text:p>FALSO</text:p>
          </table:table-cell>
          <table:table-cell table:style-name="ce2" table:formula="of:=(AND([DO.S70];[DO.O70]&gt;=0.5))" office:value-type="boolean" office:boolean-value="false" calcext:value-type="boolean">
            <text:p>FALSO</text:p>
          </table:table-cell>
          <table:table-cell table:style-name="ce2" table:formula="of:=(AND([DO.S70];[DO.P70]&gt;=0.5))" office:value-type="boolean" office:boolean-value="false" calcext:value-type="boolean">
            <text:p>FALSO</text:p>
          </table:table-cell>
          <table:table-cell table:style-name="ce2" table:formula="of:=(AND([DO.S70];[DO.Q70]&gt;=0.5))" office:value-type="boolean" office:boolean-value="false" calcext:value-type="boolean">
            <text:p>FALSO</text:p>
          </table:table-cell>
          <table:table-cell/>
          <table:table-cell table:style-name="ce2" table:formula="of:=([.H70]&lt;= [DO.Z2])" office:value-type="boolean" office:boolean-value="false" calcext:value-type="boolean">
            <text:p>FALSO</text:p>
          </table:table-cell>
          <table:table-cell table:style-name="ce2" table:formula="of:=(AND([DO.X70];[.O70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855040904451283" calcext:value-type="float">
            <text:p>0,0086</text:p>
          </table:table-cell>
          <table:table-cell office:value-type="float" office:value="8.17708973750815" calcext:value-type="float">
            <text:p>8,1771</text:p>
          </table:table-cell>
          <table:table-cell office:value-type="float" office:value="1.37422559623259" calcext:value-type="float">
            <text:p>1,3742</text:p>
          </table:table-cell>
          <table:table-cell office:value-type="float" office:value="1.2125643258199" calcext:value-type="float">
            <text:p>1,2126</text:p>
          </table:table-cell>
          <table:table-cell office:value-type="float" office:value="21782" calcext:value-type="float">
            <text:p>21782</text:p>
          </table:table-cell>
          <table:table-cell office:value-type="float" office:value="20943" calcext:value-type="float">
            <text:p>20943</text:p>
          </table:table-cell>
          <table:table-cell office:value-type="float" office:value="3696" calcext:value-type="float">
            <text:p>3696</text:p>
          </table:table-cell>
          <table:table-cell office:value-type="float" office:value="10967" calcext:value-type="float">
            <text:p>10967</text:p>
          </table:table-cell>
          <table:table-cell office:value-type="float" office:value="11404" calcext:value-type="float">
            <text:p>11404</text:p>
          </table:table-cell>
          <table:table-cell office:value-type="float" office:value="12251" calcext:value-type="float">
            <text:p>12251</text:p>
          </table:table-cell>
          <table:table-cell office:value-type="float" office:value="0.523659456620351" calcext:value-type="float">
            <text:p>0,5237</text:p>
          </table:table-cell>
          <table:table-cell office:value-type="float" office:value="0.544525617151315" calcext:value-type="float">
            <text:p>0,5445</text:p>
          </table:table-cell>
          <table:table-cell office:value-type="float" office:value="0.584968724633529" calcext:value-type="float">
            <text:p>0,5850</text:p>
          </table:table-cell>
          <table:table-cell/>
          <table:table-cell table:style-name="ce2" table:formula="of:=([DO.H71]&lt;=0.5)" office:value-type="boolean" office:boolean-value="false" calcext:value-type="boolean">
            <text:p>FALSO</text:p>
          </table:table-cell>
          <table:table-cell table:style-name="ce2" table:formula="of:=(AND([DO.S71];[DO.O71]&gt;=0.5))" office:value-type="boolean" office:boolean-value="false" calcext:value-type="boolean">
            <text:p>FALSO</text:p>
          </table:table-cell>
          <table:table-cell table:style-name="ce2" table:formula="of:=(AND([DO.S71];[DO.P71]&gt;=0.5))" office:value-type="boolean" office:boolean-value="false" calcext:value-type="boolean">
            <text:p>FALSO</text:p>
          </table:table-cell>
          <table:table-cell table:style-name="ce2" table:formula="of:=(AND([DO.S71];[DO.Q71]&gt;=0.5))" office:value-type="boolean" office:boolean-value="false" calcext:value-type="boolean">
            <text:p>FALSO</text:p>
          </table:table-cell>
          <table:table-cell/>
          <table:table-cell table:style-name="ce2" table:formula="of:=([.H71]&lt;= [DO.Z2])" office:value-type="boolean" office:boolean-value="false" calcext:value-type="boolean">
            <text:p>FALSO</text:p>
          </table:table-cell>
          <table:table-cell table:style-name="ce2" table:formula="of:=(AND([DO.X71];[.O71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855040904451283" calcext:value-type="float">
            <text:p>0,0086</text:p>
          </table:table-cell>
          <table:table-cell office:value-type="float" office:value="8.17708973750815" calcext:value-type="float">
            <text:p>8,1771</text:p>
          </table:table-cell>
          <table:table-cell office:value-type="float" office:value="1.37422559623259" calcext:value-type="float">
            <text:p>1,3742</text:p>
          </table:table-cell>
          <table:table-cell office:value-type="float" office:value="1.2125643258199" calcext:value-type="float">
            <text:p>1,2126</text:p>
          </table:table-cell>
          <table:table-cell office:value-type="float" office:value="20943" calcext:value-type="float">
            <text:p>20943</text:p>
          </table:table-cell>
          <table:table-cell/>
          <table:table-cell office:value-type="float" office:value="3696" calcext:value-type="float">
            <text:p>3696</text:p>
          </table:table-cell>
          <table:table-cell office:value-type="float" office:value="10967" calcext:value-type="float">
            <text:p>10967</text:p>
          </table:table-cell>
          <table:table-cell office:value-type="float" office:value="11404" calcext:value-type="float">
            <text:p>11404</text:p>
          </table:table-cell>
          <table:table-cell office:value-type="float" office:value="12251" calcext:value-type="float">
            <text:p>12251</text:p>
          </table:table-cell>
          <table:table-cell office:value-type="float" office:value="0.523659456620351" calcext:value-type="float">
            <text:p>0,5237</text:p>
          </table:table-cell>
          <table:table-cell office:value-type="float" office:value="0.544525617151315" calcext:value-type="float">
            <text:p>0,5445</text:p>
          </table:table-cell>
          <table:table-cell office:value-type="float" office:value="0.584968724633529" calcext:value-type="float">
            <text:p>0,5850</text:p>
          </table:table-cell>
          <table:table-cell/>
          <table:table-cell table:style-name="ce2" table:formula="of:=([DO.H72]&lt;=0.5)" office:value-type="boolean" office:boolean-value="false" calcext:value-type="boolean">
            <text:p>FALSO</text:p>
          </table:table-cell>
          <table:table-cell table:style-name="ce2" table:formula="of:=(AND([DO.S72];[DO.O72]&gt;=0.5))" office:value-type="boolean" office:boolean-value="false" calcext:value-type="boolean">
            <text:p>FALSO</text:p>
          </table:table-cell>
          <table:table-cell table:style-name="ce2" table:formula="of:=(AND([DO.S72];[DO.P72]&gt;=0.5))" office:value-type="boolean" office:boolean-value="false" calcext:value-type="boolean">
            <text:p>FALSO</text:p>
          </table:table-cell>
          <table:table-cell table:style-name="ce2" table:formula="of:=(AND([DO.S72];[DO.Q72]&gt;=0.5))" office:value-type="boolean" office:boolean-value="false" calcext:value-type="boolean">
            <text:p>FALSO</text:p>
          </table:table-cell>
          <table:table-cell/>
          <table:table-cell table:style-name="ce2" table:formula="of:=([.H72]&lt;= [DO.Z2])" office:value-type="boolean" office:boolean-value="false" calcext:value-type="boolean">
            <text:p>FALSO</text:p>
          </table:table-cell>
          <table:table-cell table:style-name="ce2" table:formula="of:=(AND([DO.X72];[.O72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Object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151782305875643" calcext:value-type="float">
            <text:p>0,1518</text:p>
          </table:table-cell>
          <table:table-cell office:value-type="float" office:value="2.68088958693655" calcext:value-type="float">
            <text:p>2,6809</text:p>
          </table:table-cell>
          <table:table-cell office:value-type="float" office:value="1.02907897970138" calcext:value-type="float">
            <text:p>1,0291</text:p>
          </table:table-cell>
          <table:table-cell office:value-type="float" office:value="0.607174680300192" calcext:value-type="float">
            <text:p>0,6072</text:p>
          </table:table-cell>
          <table:table-cell office:value-type="float" office:value="20943" calcext:value-type="float">
            <text:p>20943</text:p>
          </table:table-cell>
          <table:table-cell office:value-type="float" office:value="17247" calcext:value-type="float">
            <text:p>17247</text:p>
          </table:table-cell>
          <table:table-cell office:value-type="float" office:value="5924" calcext:value-type="float">
            <text:p>5924</text:p>
          </table:table-cell>
          <table:table-cell office:value-type="float" office:value="10100" calcext:value-type="float">
            <text:p>10100</text:p>
          </table:table-cell>
          <table:table-cell office:value-type="float" office:value="10541" calcext:value-type="float">
            <text:p>10541</text:p>
          </table:table-cell>
          <table:table-cell office:value-type="float" office:value="11390" calcext:value-type="float">
            <text:p>11390</text:p>
          </table:table-cell>
          <table:table-cell office:value-type="float" office:value="0.585609091436192" calcext:value-type="float">
            <text:p>0,5856</text:p>
          </table:table-cell>
          <table:table-cell office:value-type="float" office:value="0.611178755725633" calcext:value-type="float">
            <text:p>0,6112</text:p>
          </table:table-cell>
          <table:table-cell office:value-type="float" office:value="0.660404708065171" calcext:value-type="float">
            <text:p>0,6604</text:p>
          </table:table-cell>
          <table:table-cell/>
          <table:table-cell table:style-name="ce2" table:formula="of:=([DO.H73]&lt;=0.5)" office:value-type="boolean" office:boolean-value="false" calcext:value-type="boolean">
            <text:p>FALSO</text:p>
          </table:table-cell>
          <table:table-cell table:style-name="ce2" table:formula="of:=(AND([DO.S73];[DO.O73]&gt;=0.5))" office:value-type="boolean" office:boolean-value="false" calcext:value-type="boolean">
            <text:p>FALSO</text:p>
          </table:table-cell>
          <table:table-cell table:style-name="ce2" table:formula="of:=(AND([DO.S73];[DO.P73]&gt;=0.5))" office:value-type="boolean" office:boolean-value="false" calcext:value-type="boolean">
            <text:p>FALSO</text:p>
          </table:table-cell>
          <table:table-cell table:style-name="ce2" table:formula="of:=(AND([DO.S73];[DO.Q73]&gt;=0.5))" office:value-type="boolean" office:boolean-value="false" calcext:value-type="boolean">
            <text:p>FALSO</text:p>
          </table:table-cell>
          <table:table-cell/>
          <table:table-cell table:style-name="ce2" table:formula="of:=([.H73]&lt;= [DO.Z2])" office:value-type="boolean" office:boolean-value="false" calcext:value-type="boolean">
            <text:p>FALSO</text:p>
          </table:table-cell>
          <table:table-cell table:style-name="ce2" table:formula="of:=(AND([DO.X73];[.O73]&gt;=([DO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 table:number-rows-repeated="12">
          <table:table-cell table:number-columns-repeated="19"/>
          <table:table-cell table:style-name="ce2" table:number-columns-repeated="3"/>
          <table:table-cell/>
          <table:table-cell table:style-name="ce2" table:number-columns-repeated="2"/>
          <table:table-cell table:number-columns-repeated="2"/>
        </table:table-row>
        <table:table-row table:style-name="ro1" table:number-rows-repeated="1048490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SO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ka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ir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kps_feat_min</text:p>
          </table:table-cell>
          <table:table-cell office:value-type="string" calcext:value-type="string">
            <text:p>kps_feat_max</text:p>
          </table:table-cell>
          <table:table-cell office:value-type="string" calcext:value-type="string">
            <text:p>kps_feat_diff_mean</text:p>
          </table:table-cell>
          <table:table-cell office:value-type="string" calcext:value-type="string">
            <text:p>kps_feat_diff_std</text:p>
          </table:table-cell>
          <table:table-cell office:value-type="string" calcext:value-type="string">
            <text:p>matches_origin</text:p>
          </table:table-cell>
          <table:table-cell office:value-type="string" calcext:value-type="string">
            <text:p>matches</text:p>
          </table:table-cell>
          <table:table-cell office:value-type="string" calcext:value-type="string">
            <text:p>amount_beyond_std</text:p>
          </table:table-cell>
          <table:table-cell office:value-type="string" calcext:value-type="string">
            <text:p>amount_below_5</text:p>
          </table:table-cell>
          <table:table-cell office:value-type="string" calcext:value-type="string">
            <text:p>amount_below_10</text:p>
          </table:table-cell>
          <table:table-cell office:value-type="string" calcext:value-type="string">
            <text:p>amount_below_20</text:p>
          </table:table-cell>
          <table:table-cell office:value-type="string" calcext:value-type="string">
            <text:p>ratio5</text:p>
          </table:table-cell>
          <table:table-cell office:value-type="string" calcext:value-type="string">
            <text:p>ratio10</text:p>
          </table:table-cell>
          <table:table-cell office:value-type="string" calcext:value-type="string">
            <text:p>ratio20</text:p>
          </table:table-cell>
          <table:table-cell/>
          <table:table-cell office:value-type="string" calcext:value-type="string">
            <text:p>Std &lt;= 0,5</text:p>
          </table:table-cell>
          <table:table-cell office:value-type="string" calcext:value-type="string">
            <text:p>SO 5</text:p>
          </table:table-cell>
          <table:table-cell office:value-type="string" calcext:value-type="string">
            <text:p>SO 10</text:p>
          </table:table-cell>
          <table:table-cell office:value-type="string" calcext:value-type="string">
            <text:p>SO 20</text:p>
          </table:table-cell>
          <table:table-cell/>
          <table:table-cell office:value-type="string" calcext:value-type="string">
            <text:p>std &lt;= X</text:p>
          </table:table-cell>
          <table:table-cell table:style-name="ce3" office:value-type="string" calcext:value-type="string">
            <text:p>SO 5 &lt;= 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OR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72129387631508" calcext:value-type="float">
            <text:p>0,0772</text:p>
          </table:table-cell>
          <table:table-cell office:value-type="float" office:value="320.516110686273" calcext:value-type="float">
            <text:p>320,5161</text:p>
          </table:table-cell>
          <table:table-cell office:value-type="float" office:value="1.83863713230546" calcext:value-type="float">
            <text:p>1,8386</text:p>
          </table:table-cell>
          <table:table-cell office:value-type="float" office:value="6.9475923673773" calcext:value-type="float">
            <text:p>6,9476</text:p>
          </table:table-cell>
          <table:table-cell office:value-type="float" office:value="2643" calcext:value-type="float">
            <text:p>264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54" calcext:value-type="float">
            <text:p>954</text:p>
          </table:table-cell>
          <table:table-cell office:value-type="float" office:value="1015" calcext:value-type="float">
            <text:p>1015</text:p>
          </table:table-cell>
          <table:table-cell office:value-type="float" office:value="1124" calcext:value-type="float">
            <text:p>1124</text:p>
          </table:table-cell>
          <table:table-cell office:value-type="float" office:value="0.360953461975028" calcext:value-type="float">
            <text:p>0,360953462</text:p>
          </table:table-cell>
          <table:table-cell office:value-type="float" office:value="0.384033295497541" calcext:value-type="float">
            <text:p>0,3840332955</text:p>
          </table:table-cell>
          <table:table-cell office:value-type="float" office:value="0.425274309496784" calcext:value-type="float">
            <text:p>0,4252743095</text:p>
          </table:table-cell>
          <table:table-cell/>
          <table:table-cell table:style-name="ce2" table:formula="of:=([SODS.H2]&lt;=0.5)" office:value-type="boolean" office:boolean-value="false" calcext:value-type="boolean">
            <text:p>FALSO</text:p>
          </table:table-cell>
          <table:table-cell table:style-name="ce2" table:formula="of:=(AND([SODS.S2];[SODS.O2]&gt;=0.5))" office:value-type="boolean" office:boolean-value="false" calcext:value-type="boolean">
            <text:p>FALSO</text:p>
          </table:table-cell>
          <table:table-cell table:style-name="ce2" table:formula="of:=(AND([SODS.S2];[SODS.P2]&gt;=0.5))" office:value-type="boolean" office:boolean-value="false" calcext:value-type="boolean">
            <text:p>FALSO</text:p>
          </table:table-cell>
          <table:table-cell table:style-name="ce2" table:formula="of:=(AND([SODS.S2];[SODS.Q2]&gt;=0.5))" office:value-type="boolean" office:boolean-value="false" calcext:value-type="boolean">
            <text:p>FALSO</text:p>
          </table:table-cell>
          <table:table-cell/>
          <table:table-cell table:style-name="ce2" table:formula="of:=([.H2]&lt;= [SODS.Z2])" office:value-type="boolean" office:boolean-value="false" calcext:value-type="boolean">
            <text:p>FALSO</text:p>
          </table:table-cell>
          <table:table-cell table:style-name="ce2" table:formula="of:=(AND([SODS.X2];[.O2]&gt;=([SODS.AA2]/100)))" office:value-type="boolean" office:boolean-value="false" calcext:value-type="boolean">
            <text:p>FALSO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OR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65765653542581" calcext:value-type="float">
            <text:p>0,0866</text:p>
          </table:table-cell>
          <table:table-cell office:value-type="float" office:value="8.53548118877597" calcext:value-type="float">
            <text:p>8,5355</text:p>
          </table:table-cell>
          <table:table-cell office:value-type="float" office:value="1.60924001288992" calcext:value-type="float">
            <text:p>1,6092</text:p>
          </table:table-cell>
          <table:table-cell office:value-type="float" office:value="1.21784389781552" calcext:value-type="float">
            <text:p>1,2178</text:p>
          </table:table-cell>
          <table:table-cell office:value-type="float" office:value="2643" calcext:value-type="float">
            <text:p>2643</text:p>
          </table:table-cell>
          <table:table-cell office:value-type="float" office:value="2623" calcext:value-type="float">
            <text:p>2623</text:p>
          </table:table-cell>
          <table:table-cell office:value-type="float" office:value="454" calcext:value-type="float">
            <text:p>454</text:p>
          </table:table-cell>
          <table:table-cell office:value-type="float" office:value="950" calcext:value-type="float">
            <text:p>950</text:p>
          </table:table-cell>
          <table:table-cell office:value-type="float" office:value="995" calcext:value-type="float">
            <text:p>995</text:p>
          </table:table-cell>
          <table:table-cell office:value-type="float" office:value="1106" calcext:value-type="float">
            <text:p>1106</text:p>
          </table:table-cell>
          <table:table-cell office:value-type="float" office:value="0.362180709111704" calcext:value-type="float">
            <text:p>0,3621807091</text:p>
          </table:table-cell>
          <table:table-cell office:value-type="float" office:value="0.379336637438048" calcext:value-type="float">
            <text:p>0,3793366374</text:p>
          </table:table-cell>
          <table:table-cell office:value-type="float" office:value="0.421654593976363" calcext:value-type="float">
            <text:p>0,421654594</text:p>
          </table:table-cell>
          <table:table-cell/>
          <table:table-cell table:style-name="ce2" table:formula="of:=([SODS.H3]&lt;=0.5)" office:value-type="boolean" office:boolean-value="false" calcext:value-type="boolean">
            <text:p>FALSO</text:p>
          </table:table-cell>
          <table:table-cell table:style-name="ce2" table:formula="of:=(AND([SODS.S3];[SODS.O3]&gt;=0.5))" office:value-type="boolean" office:boolean-value="false" calcext:value-type="boolean">
            <text:p>FALSO</text:p>
          </table:table-cell>
          <table:table-cell table:style-name="ce2" table:formula="of:=(AND([SODS.S3];[SODS.P3]&gt;=0.5))" office:value-type="boolean" office:boolean-value="false" calcext:value-type="boolean">
            <text:p>FALSO</text:p>
          </table:table-cell>
          <table:table-cell table:style-name="ce2" table:formula="of:=(AND([SODS.S3];[SODS.Q3]&gt;=0.5))" office:value-type="boolean" office:boolean-value="false" calcext:value-type="boolean">
            <text:p>FALSO</text:p>
          </table:table-cell>
          <table:table-cell/>
          <table:table-cell table:style-name="ce2" table:formula="of:=([.H3]&lt;= [SODS.Z2])" office:value-type="boolean" office:boolean-value="false" calcext:value-type="boolean">
            <text:p>FALSO</text:p>
          </table:table-cell>
          <table:table-cell table:style-name="ce2" table:formula="of:=(AND([SODS.X3];[.O3]&gt;=([SOD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OR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865765653542581" calcext:value-type="float">
            <text:p>0,0866</text:p>
          </table:table-cell>
          <table:table-cell office:value-type="float" office:value="8.53548118877597" calcext:value-type="float">
            <text:p>8,5355</text:p>
          </table:table-cell>
          <table:table-cell office:value-type="float" office:value="1.60924001288992" calcext:value-type="float">
            <text:p>1,6092</text:p>
          </table:table-cell>
          <table:table-cell office:value-type="float" office:value="1.21784389781552" calcext:value-type="float">
            <text:p>1,2178</text:p>
          </table:table-cell>
          <table:table-cell office:value-type="float" office:value="2623" calcext:value-type="float">
            <text:p>2623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950" calcext:value-type="float">
            <text:p>950</text:p>
          </table:table-cell>
          <table:table-cell office:value-type="float" office:value="995" calcext:value-type="float">
            <text:p>995</text:p>
          </table:table-cell>
          <table:table-cell office:value-type="float" office:value="1106" calcext:value-type="float">
            <text:p>1106</text:p>
          </table:table-cell>
          <table:table-cell office:value-type="float" office:value="0.362180709111704" calcext:value-type="float">
            <text:p>0,3621807091</text:p>
          </table:table-cell>
          <table:table-cell office:value-type="float" office:value="0.379336637438048" calcext:value-type="float">
            <text:p>0,3793366374</text:p>
          </table:table-cell>
          <table:table-cell office:value-type="float" office:value="0.421654593976363" calcext:value-type="float">
            <text:p>0,421654594</text:p>
          </table:table-cell>
          <table:table-cell/>
          <table:table-cell table:style-name="ce2" table:formula="of:=([SODS.H4]&lt;=0.5)" office:value-type="boolean" office:boolean-value="false" calcext:value-type="boolean">
            <text:p>FALSO</text:p>
          </table:table-cell>
          <table:table-cell table:style-name="ce2" table:formula="of:=(AND([SODS.S4];[SODS.O4]&gt;=0.5))" office:value-type="boolean" office:boolean-value="false" calcext:value-type="boolean">
            <text:p>FALSO</text:p>
          </table:table-cell>
          <table:table-cell table:style-name="ce2" table:formula="of:=(AND([SODS.S4];[SODS.P4]&gt;=0.5))" office:value-type="boolean" office:boolean-value="false" calcext:value-type="boolean">
            <text:p>FALSO</text:p>
          </table:table-cell>
          <table:table-cell table:style-name="ce2" table:formula="of:=(AND([SODS.S4];[SODS.Q4]&gt;=0.5))" office:value-type="boolean" office:boolean-value="false" calcext:value-type="boolean">
            <text:p>FALSO</text:p>
          </table:table-cell>
          <table:table-cell/>
          <table:table-cell table:style-name="ce2" table:formula="of:=([.H4]&lt;= [SODS.Z2])" office:value-type="boolean" office:boolean-value="false" calcext:value-type="boolean">
            <text:p>FALSO</text:p>
          </table:table-cell>
          <table:table-cell table:style-name="ce2" table:formula="of:=(AND([SODS.X4];[.O4]&gt;=([SOD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OR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03252106825504" calcext:value-type="float">
            <text:p>0,3033</text:p>
          </table:table-cell>
          <table:table-cell office:value-type="float" office:value="5.38117081191371" calcext:value-type="float">
            <text:p>5,3812</text:p>
          </table:table-cell>
          <table:table-cell office:value-type="float" office:value="1.30528340392581" calcext:value-type="float">
            <text:p>1,3053</text:p>
          </table:table-cell>
          <table:table-cell office:value-type="float" office:value="0.599594788765318" calcext:value-type="float">
            <text:p>0,5996</text:p>
          </table:table-cell>
          <table:table-cell office:value-type="float" office:value="2623" calcext:value-type="float">
            <text:p>2623</text:p>
          </table:table-cell>
          <table:table-cell office:value-type="float" office:value="2169" calcext:value-type="float">
            <text:p>2169</text:p>
          </table:table-cell>
          <table:table-cell office:value-type="float" office:value="735" calcext:value-type="float">
            <text:p>735</text:p>
          </table:table-cell>
          <table:table-cell office:value-type="float" office:value="824" calcext:value-type="float">
            <text:p>824</text:p>
          </table:table-cell>
          <table:table-cell office:value-type="float" office:value="878" calcext:value-type="float">
            <text:p>878</text:p>
          </table:table-cell>
          <table:table-cell office:value-type="float" office:value="1000" calcext:value-type="float">
            <text:p>1000</text:p>
          </table:table-cell>
          <table:table-cell office:value-type="float" office:value="0.37989857076994" calcext:value-type="float">
            <text:p>0,3798985708</text:p>
          </table:table-cell>
          <table:table-cell office:value-type="float" office:value="0.404794836330106" calcext:value-type="float">
            <text:p>0,4047948363</text:p>
          </table:table-cell>
          <table:table-cell office:value-type="float" office:value="0.461041954817888" calcext:value-type="float">
            <text:p>0,4610419548</text:p>
          </table:table-cell>
          <table:table-cell/>
          <table:table-cell table:style-name="ce2" table:formula="of:=([SODS.H5]&lt;=0.5)" office:value-type="boolean" office:boolean-value="false" calcext:value-type="boolean">
            <text:p>FALSO</text:p>
          </table:table-cell>
          <table:table-cell table:style-name="ce2" table:formula="of:=(AND([SODS.S5];[SODS.O5]&gt;=0.5))" office:value-type="boolean" office:boolean-value="false" calcext:value-type="boolean">
            <text:p>FALSO</text:p>
          </table:table-cell>
          <table:table-cell table:style-name="ce2" table:formula="of:=(AND([SODS.S5];[SODS.P5]&gt;=0.5))" office:value-type="boolean" office:boolean-value="false" calcext:value-type="boolean">
            <text:p>FALSO</text:p>
          </table:table-cell>
          <table:table-cell table:style-name="ce2" table:formula="of:=(AND([SODS.S5];[SODS.Q5]&gt;=0.5))" office:value-type="boolean" office:boolean-value="false" calcext:value-type="boolean">
            <text:p>FALSO</text:p>
          </table:table-cell>
          <table:table-cell/>
          <table:table-cell table:style-name="ce2" table:formula="of:=([.H5]&lt;= [SODS.Z2])" office:value-type="boolean" office:boolean-value="false" calcext:value-type="boolean">
            <text:p>FALSO</text:p>
          </table:table-cell>
          <table:table-cell table:style-name="ce2" table:formula="of:=(AND([SODS.X5];[.O5]&gt;=([SOD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AKA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24130124519287" calcext:value-type="float">
            <text:p>0,0624</text:p>
          </table:table-cell>
          <table:table-cell office:value-type="float" office:value="25.3807022596135" calcext:value-type="float">
            <text:p>25,3807</text:p>
          </table:table-cell>
          <table:table-cell office:value-type="float" office:value="1.55007369819291" calcext:value-type="float">
            <text:p>1,5501</text:p>
          </table:table-cell>
          <table:table-cell office:value-type="float" office:value="1.24328817090845" calcext:value-type="float">
            <text:p>1,2433</text:p>
          </table:table-cell>
          <table:table-cell office:value-type="float" office:value="3324" calcext:value-type="float">
            <text:p>3324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1061" calcext:value-type="float">
            <text:p>1061</text:p>
          </table:table-cell>
          <table:table-cell office:value-type="float" office:value="1139" calcext:value-type="float">
            <text:p>1139</text:p>
          </table:table-cell>
          <table:table-cell office:value-type="float" office:value="1309" calcext:value-type="float">
            <text:p>1309</text:p>
          </table:table-cell>
          <table:table-cell office:value-type="float" office:value="0.319193742478941" calcext:value-type="float">
            <text:p>0,3191937425</text:p>
          </table:table-cell>
          <table:table-cell office:value-type="float" office:value="0.34265944645006" calcext:value-type="float">
            <text:p>0,3426594465</text:p>
          </table:table-cell>
          <table:table-cell office:value-type="float" office:value="0.393802647412756" calcext:value-type="float">
            <text:p>0,3938026474</text:p>
          </table:table-cell>
          <table:table-cell/>
          <table:table-cell table:style-name="ce2" table:formula="of:=([SODS.H6]&lt;=0.5)" office:value-type="boolean" office:boolean-value="false" calcext:value-type="boolean">
            <text:p>FALSO</text:p>
          </table:table-cell>
          <table:table-cell table:style-name="ce2" table:formula="of:=(AND([SODS.S6];[SODS.O6]&gt;=0.5))" office:value-type="boolean" office:boolean-value="false" calcext:value-type="boolean">
            <text:p>FALSO</text:p>
          </table:table-cell>
          <table:table-cell table:style-name="ce2" table:formula="of:=(AND([SODS.S6];[SODS.P6]&gt;=0.5))" office:value-type="boolean" office:boolean-value="false" calcext:value-type="boolean">
            <text:p>FALSO</text:p>
          </table:table-cell>
          <table:table-cell table:style-name="ce2" table:formula="of:=(AND([SODS.S6];[SODS.Q6]&gt;=0.5))" office:value-type="boolean" office:boolean-value="false" calcext:value-type="boolean">
            <text:p>FALSO</text:p>
          </table:table-cell>
          <table:table-cell/>
          <table:table-cell table:style-name="ce2" table:formula="of:=([.H6]&lt;= [SODS.Z2])" office:value-type="boolean" office:boolean-value="false" calcext:value-type="boolean">
            <text:p>FALSO</text:p>
          </table:table-cell>
          <table:table-cell table:style-name="ce2" table:formula="of:=(AND([SODS.X6];[.O6]&gt;=([SOD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AKA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7045719070636" calcext:value-type="float">
            <text:p>0,2705</text:p>
          </table:table-cell>
          <table:table-cell office:value-type="float" office:value="3.38816504161879" calcext:value-type="float">
            <text:p>3,3882</text:p>
          </table:table-cell>
          <table:table-cell office:value-type="float" office:value="1.297631501657" calcext:value-type="float">
            <text:p>1,2976</text:p>
          </table:table-cell>
          <table:table-cell office:value-type="float" office:value="0.525880959549584" calcext:value-type="float">
            <text:p>0,5259</text:p>
          </table:table-cell>
          <table:table-cell office:value-type="float" office:value="3324" calcext:value-type="float">
            <text:p>3324</text:p>
          </table:table-cell>
          <table:table-cell office:value-type="float" office:value="2938" calcext:value-type="float">
            <text:p>2938</text:p>
          </table:table-cell>
          <table:table-cell office:value-type="float" office:value="958" calcext:value-type="float">
            <text:p>958</text:p>
          </table:table-cell>
          <table:table-cell office:value-type="float" office:value="967" calcext:value-type="float">
            <text:p>967</text:p>
          </table:table-cell>
          <table:table-cell office:value-type="float" office:value="1038" calcext:value-type="float">
            <text:p>1038</text:p>
          </table:table-cell>
          <table:table-cell office:value-type="float" office:value="1221" calcext:value-type="float">
            <text:p>1221</text:p>
          </table:table-cell>
          <table:table-cell office:value-type="float" office:value="0.329135466303608" calcext:value-type="float">
            <text:p>0,3291354663</text:p>
          </table:table-cell>
          <table:table-cell office:value-type="float" office:value="0.353301565690946" calcext:value-type="float">
            <text:p>0,3533015657</text:p>
          </table:table-cell>
          <table:table-cell office:value-type="float" office:value="0.415588835942818" calcext:value-type="float">
            <text:p>0,4155888359</text:p>
          </table:table-cell>
          <table:table-cell/>
          <table:table-cell table:style-name="ce2" table:formula="of:=([SODS.H7]&lt;=0.5)" office:value-type="boolean" office:boolean-value="false" calcext:value-type="boolean">
            <text:p>FALSO</text:p>
          </table:table-cell>
          <table:table-cell table:style-name="ce2" table:formula="of:=(AND([SODS.S7];[SODS.O7]&gt;=0.5))" office:value-type="boolean" office:boolean-value="false" calcext:value-type="boolean">
            <text:p>FALSO</text:p>
          </table:table-cell>
          <table:table-cell table:style-name="ce2" table:formula="of:=(AND([SODS.S7];[SODS.P7]&gt;=0.5))" office:value-type="boolean" office:boolean-value="false" calcext:value-type="boolean">
            <text:p>FALSO</text:p>
          </table:table-cell>
          <table:table-cell table:style-name="ce2" table:formula="of:=(AND([SODS.S7];[SODS.Q7]&gt;=0.5))" office:value-type="boolean" office:boolean-value="false" calcext:value-type="boolean">
            <text:p>FALSO</text:p>
          </table:table-cell>
          <table:table-cell/>
          <table:table-cell table:style-name="ce2" table:formula="of:=([.H7]&lt;= [SODS.Z2])" office:value-type="boolean" office:boolean-value="false" calcext:value-type="boolean">
            <text:p>FALSO</text:p>
          </table:table-cell>
          <table:table-cell table:style-name="ce2" table:formula="of:=(AND([SODS.X7];[.O7]&gt;=([SOD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AKAZ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7045719070636" calcext:value-type="float">
            <text:p>0,2705</text:p>
          </table:table-cell>
          <table:table-cell office:value-type="float" office:value="3.38816504161879" calcext:value-type="float">
            <text:p>3,3882</text:p>
          </table:table-cell>
          <table:table-cell office:value-type="float" office:value="1.297631501657" calcext:value-type="float">
            <text:p>1,2976</text:p>
          </table:table-cell>
          <table:table-cell office:value-type="float" office:value="0.525880959549584" calcext:value-type="float">
            <text:p>0,5259</text:p>
          </table:table-cell>
          <table:table-cell office:value-type="float" office:value="2938" calcext:value-type="float">
            <text:p>2938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967" calcext:value-type="float">
            <text:p>967</text:p>
          </table:table-cell>
          <table:table-cell office:value-type="float" office:value="1038" calcext:value-type="float">
            <text:p>1038</text:p>
          </table:table-cell>
          <table:table-cell office:value-type="float" office:value="1221" calcext:value-type="float">
            <text:p>1221</text:p>
          </table:table-cell>
          <table:table-cell office:value-type="float" office:value="0.329135466303608" calcext:value-type="float">
            <text:p>0,3291354663</text:p>
          </table:table-cell>
          <table:table-cell office:value-type="float" office:value="0.353301565690946" calcext:value-type="float">
            <text:p>0,3533015657</text:p>
          </table:table-cell>
          <table:table-cell office:value-type="float" office:value="0.415588835942818" calcext:value-type="float">
            <text:p>0,4155888359</text:p>
          </table:table-cell>
          <table:table-cell/>
          <table:table-cell table:style-name="ce2" table:formula="of:=([SODS.H8]&lt;=0.5)" office:value-type="boolean" office:boolean-value="false" calcext:value-type="boolean">
            <text:p>FALSO</text:p>
          </table:table-cell>
          <table:table-cell table:style-name="ce2" table:formula="of:=(AND([SODS.S8];[SODS.O8]&gt;=0.5))" office:value-type="boolean" office:boolean-value="false" calcext:value-type="boolean">
            <text:p>FALSO</text:p>
          </table:table-cell>
          <table:table-cell table:style-name="ce2" table:formula="of:=(AND([SODS.S8];[SODS.P8]&gt;=0.5))" office:value-type="boolean" office:boolean-value="false" calcext:value-type="boolean">
            <text:p>FALSO</text:p>
          </table:table-cell>
          <table:table-cell table:style-name="ce2" table:formula="of:=(AND([SODS.S8];[SODS.Q8]&gt;=0.5))" office:value-type="boolean" office:boolean-value="false" calcext:value-type="boolean">
            <text:p>FALSO</text:p>
          </table:table-cell>
          <table:table-cell/>
          <table:table-cell table:style-name="ce2" table:formula="of:=([.H8]&lt;= [SODS.Z2])" office:value-type="boolean" office:boolean-value="false" calcext:value-type="boolean">
            <text:p>FALSO</text:p>
          </table:table-cell>
          <table:table-cell table:style-name="ce2" table:formula="of:=(AND([SODS.X8];[.O8]&gt;=([SOD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AKAZ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46202999791188" calcext:value-type="float">
            <text:p>0,6462</text:p>
          </table:table-cell>
          <table:table-cell office:value-type="float" office:value="2.16444670748517" calcext:value-type="float">
            <text:p>2,1644</text:p>
          </table:table-cell>
          <table:table-cell office:value-type="float" office:value="1.32084119634421" calcext:value-type="float">
            <text:p>1,3208</text:p>
          </table:table-cell>
          <table:table-cell office:value-type="float" office:value="0.282735051541017" calcext:value-type="float">
            <text:p>0,2827</text:p>
          </table:table-cell>
          <table:table-cell office:value-type="float" office:value="2938" calcext:value-type="float">
            <text:p>2938</text:p>
          </table:table-cell>
          <table:table-cell office:value-type="float" office:value="1980" calcext:value-type="float">
            <text:p>1980</text:p>
          </table:table-cell>
          <table:table-cell office:value-type="float" office:value="689" calcext:value-type="float">
            <text:p>689</text:p>
          </table:table-cell>
          <table:table-cell office:value-type="float" office:value="425" calcext:value-type="float">
            <text:p>425</text:p>
          </table:table-cell>
          <table:table-cell office:value-type="float" office:value="497" calcext:value-type="float">
            <text:p>497</text:p>
          </table:table-cell>
          <table:table-cell office:value-type="float" office:value="635" calcext:value-type="float">
            <text:p>635</text:p>
          </table:table-cell>
          <table:table-cell office:value-type="float" office:value="0.214646464646465" calcext:value-type="float">
            <text:p>0,2146464646</text:p>
          </table:table-cell>
          <table:table-cell office:value-type="float" office:value="0.251010101010101" calcext:value-type="float">
            <text:p>0,251010101</text:p>
          </table:table-cell>
          <table:table-cell office:value-type="float" office:value="0.320707070707071" calcext:value-type="float">
            <text:p>0,3207070707</text:p>
          </table:table-cell>
          <table:table-cell/>
          <table:table-cell table:style-name="ce2" table:formula="of:=([SODS.H9]&lt;=0.5)" office:value-type="boolean" office:boolean-value="true" calcext:value-type="boolean">
            <text:p>VERDADEIRO</text:p>
          </table:table-cell>
          <table:table-cell table:style-name="ce2" table:formula="of:=(AND([SODS.S9];[SODS.O9]&gt;=0.5))" office:value-type="boolean" office:boolean-value="false" calcext:value-type="boolean">
            <text:p>FALSO</text:p>
          </table:table-cell>
          <table:table-cell table:style-name="ce2" table:formula="of:=(AND([SODS.S9];[SODS.P9]&gt;=0.5))" office:value-type="boolean" office:boolean-value="false" calcext:value-type="boolean">
            <text:p>FALSO</text:p>
          </table:table-cell>
          <table:table-cell table:style-name="ce2" table:formula="of:=(AND([SODS.S9];[SODS.Q9]&gt;=0.5))" office:value-type="boolean" office:boolean-value="false" calcext:value-type="boolean">
            <text:p>FALSO</text:p>
          </table:table-cell>
          <table:table-cell/>
          <table:table-cell table:style-name="ce2" table:formula="of:=([.H9]&lt;= [SODS.Z2])" office:value-type="boolean" office:boolean-value="true" calcext:value-type="boolean">
            <text:p>VERDADEIRO</text:p>
          </table:table-cell>
          <table:table-cell table:style-name="ce2" table:formula="of:=(AND([SODS.X9];[.O9]&gt;=([SOD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BRI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13929546827627" calcext:value-type="float">
            <text:p>0,0514</text:p>
          </table:table-cell>
          <table:table-cell office:value-type="float" office:value="37.6049000775689" calcext:value-type="float">
            <text:p>37,6049</text:p>
          </table:table-cell>
          <table:table-cell office:value-type="float" office:value="1.61249758504079" calcext:value-type="float">
            <text:p>1,6125</text:p>
          </table:table-cell>
          <table:table-cell office:value-type="float" office:value="1.63615814641063" calcext:value-type="float">
            <text:p>1,6362</text:p>
          </table:table-cell>
          <table:table-cell office:value-type="float" office:value="5071" calcext:value-type="float">
            <text:p>5071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1970" calcext:value-type="float">
            <text:p>1970</text:p>
          </table:table-cell>
          <table:table-cell office:value-type="float" office:value="2086" calcext:value-type="float">
            <text:p>2086</text:p>
          </table:table-cell>
          <table:table-cell office:value-type="float" office:value="2298" calcext:value-type="float">
            <text:p>2298</text:p>
          </table:table-cell>
          <table:table-cell office:value-type="float" office:value="0.388483533819759" calcext:value-type="float">
            <text:p>0,3884835338</text:p>
          </table:table-cell>
          <table:table-cell office:value-type="float" office:value="0.411358706369552" calcext:value-type="float">
            <text:p>0,4113587064</text:p>
          </table:table-cell>
          <table:table-cell office:value-type="float" office:value="0.453165056201933" calcext:value-type="float">
            <text:p>0,4531650562</text:p>
          </table:table-cell>
          <table:table-cell/>
          <table:table-cell table:style-name="ce2" table:formula="of:=([SODS.H10]&lt;=0.5)" office:value-type="boolean" office:boolean-value="false" calcext:value-type="boolean">
            <text:p>FALSO</text:p>
          </table:table-cell>
          <table:table-cell table:style-name="ce2" table:formula="of:=(AND([SODS.S10];[SODS.O10]&gt;=0.5))" office:value-type="boolean" office:boolean-value="false" calcext:value-type="boolean">
            <text:p>FALSO</text:p>
          </table:table-cell>
          <table:table-cell table:style-name="ce2" table:formula="of:=(AND([SODS.S10];[SODS.P10]&gt;=0.5))" office:value-type="boolean" office:boolean-value="false" calcext:value-type="boolean">
            <text:p>FALSO</text:p>
          </table:table-cell>
          <table:table-cell table:style-name="ce2" table:formula="of:=(AND([SODS.S10];[SODS.Q10]&gt;=0.5))" office:value-type="boolean" office:boolean-value="false" calcext:value-type="boolean">
            <text:p>FALSO</text:p>
          </table:table-cell>
          <table:table-cell/>
          <table:table-cell table:style-name="ce2" table:formula="of:=([.H10]&lt;= [SODS.Z2])" office:value-type="boolean" office:boolean-value="false" calcext:value-type="boolean">
            <text:p>FALSO</text:p>
          </table:table-cell>
          <table:table-cell table:style-name="ce2" table:formula="of:=(AND([SODS.X10];[.O10]&gt;=([SOD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BRI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93197239610299" calcext:value-type="float">
            <text:p>0,0693</text:p>
          </table:table-cell>
          <table:table-cell office:value-type="float" office:value="3.65803291937383" calcext:value-type="float">
            <text:p>3,6580</text:p>
          </table:table-cell>
          <table:table-cell office:value-type="float" office:value="1.27831976505207" calcext:value-type="float">
            <text:p>1,2783</text:p>
          </table:table-cell>
          <table:table-cell office:value-type="float" office:value="0.685766230535963" calcext:value-type="float">
            <text:p>0,6858</text:p>
          </table:table-cell>
          <table:table-cell office:value-type="float" office:value="5071" calcext:value-type="float">
            <text:p>5071</text:p>
          </table:table-cell>
          <table:table-cell office:value-type="float" office:value="4647" calcext:value-type="float">
            <text:p>4647</text:p>
          </table:table-cell>
          <table:table-cell office:value-type="float" office:value="1543" calcext:value-type="float">
            <text:p>1543</text:p>
          </table:table-cell>
          <table:table-cell office:value-type="float" office:value="1954" calcext:value-type="float">
            <text:p>1954</text:p>
          </table:table-cell>
          <table:table-cell office:value-type="float" office:value="2083" calcext:value-type="float">
            <text:p>2083</text:p>
          </table:table-cell>
          <table:table-cell office:value-type="float" office:value="2277" calcext:value-type="float">
            <text:p>2277</text:p>
          </table:table-cell>
          <table:table-cell office:value-type="float" office:value="0.420486335270067" calcext:value-type="float">
            <text:p>0,4204863353</text:p>
          </table:table-cell>
          <table:table-cell office:value-type="float" office:value="0.448246180331397" calcext:value-type="float">
            <text:p>0,4482461803</text:p>
          </table:table-cell>
          <table:table-cell office:value-type="float" office:value="0.489993544222079" calcext:value-type="float">
            <text:p>0,4899935442</text:p>
          </table:table-cell>
          <table:table-cell/>
          <table:table-cell table:style-name="ce2" table:formula="of:=([SODS.H11]&lt;=0.5)" office:value-type="boolean" office:boolean-value="false" calcext:value-type="boolean">
            <text:p>FALSO</text:p>
          </table:table-cell>
          <table:table-cell table:style-name="ce2" table:formula="of:=(AND([SODS.S11];[SODS.O11]&gt;=0.5))" office:value-type="boolean" office:boolean-value="false" calcext:value-type="boolean">
            <text:p>FALSO</text:p>
          </table:table-cell>
          <table:table-cell table:style-name="ce2" table:formula="of:=(AND([SODS.S11];[SODS.P11]&gt;=0.5))" office:value-type="boolean" office:boolean-value="false" calcext:value-type="boolean">
            <text:p>FALSO</text:p>
          </table:table-cell>
          <table:table-cell table:style-name="ce2" table:formula="of:=(AND([SODS.S11];[SODS.Q11]&gt;=0.5))" office:value-type="boolean" office:boolean-value="false" calcext:value-type="boolean">
            <text:p>FALSO</text:p>
          </table:table-cell>
          <table:table-cell/>
          <table:table-cell table:style-name="ce2" table:formula="of:=([.H11]&lt;= [SODS.Z2])" office:value-type="boolean" office:boolean-value="false" calcext:value-type="boolean">
            <text:p>FALSO</text:p>
          </table:table-cell>
          <table:table-cell table:style-name="ce2" table:formula="of:=(AND([SODS.X11];[.O11]&gt;=([SOD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BRIS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693197239610299" calcext:value-type="float">
            <text:p>0,0693</text:p>
          </table:table-cell>
          <table:table-cell office:value-type="float" office:value="3.65803291937383" calcext:value-type="float">
            <text:p>3,6580</text:p>
          </table:table-cell>
          <table:table-cell office:value-type="float" office:value="1.27831976505207" calcext:value-type="float">
            <text:p>1,2783</text:p>
          </table:table-cell>
          <table:table-cell office:value-type="float" office:value="0.685766230535963" calcext:value-type="float">
            <text:p>0,6858</text:p>
          </table:table-cell>
          <table:table-cell office:value-type="float" office:value="4647" calcext:value-type="float">
            <text:p>4647</text:p>
          </table:table-cell>
          <table:table-cell/>
          <table:table-cell office:value-type="float" office:value="1543" calcext:value-type="float">
            <text:p>1543</text:p>
          </table:table-cell>
          <table:table-cell office:value-type="float" office:value="1954" calcext:value-type="float">
            <text:p>1954</text:p>
          </table:table-cell>
          <table:table-cell office:value-type="float" office:value="2083" calcext:value-type="float">
            <text:p>2083</text:p>
          </table:table-cell>
          <table:table-cell office:value-type="float" office:value="2277" calcext:value-type="float">
            <text:p>2277</text:p>
          </table:table-cell>
          <table:table-cell office:value-type="float" office:value="0.420486335270067" calcext:value-type="float">
            <text:p>0,4204863353</text:p>
          </table:table-cell>
          <table:table-cell office:value-type="float" office:value="0.448246180331397" calcext:value-type="float">
            <text:p>0,4482461803</text:p>
          </table:table-cell>
          <table:table-cell office:value-type="float" office:value="0.489993544222079" calcext:value-type="float">
            <text:p>0,4899935442</text:p>
          </table:table-cell>
          <table:table-cell/>
          <table:table-cell table:style-name="ce2" table:formula="of:=([SODS.H12]&lt;=0.5)" office:value-type="boolean" office:boolean-value="false" calcext:value-type="boolean">
            <text:p>FALSO</text:p>
          </table:table-cell>
          <table:table-cell table:style-name="ce2" table:formula="of:=(AND([SODS.S12];[SODS.O12]&gt;=0.5))" office:value-type="boolean" office:boolean-value="false" calcext:value-type="boolean">
            <text:p>FALSO</text:p>
          </table:table-cell>
          <table:table-cell table:style-name="ce2" table:formula="of:=(AND([SODS.S12];[SODS.P12]&gt;=0.5))" office:value-type="boolean" office:boolean-value="false" calcext:value-type="boolean">
            <text:p>FALSO</text:p>
          </table:table-cell>
          <table:table-cell table:style-name="ce2" table:formula="of:=(AND([SODS.S12];[SODS.Q12]&gt;=0.5))" office:value-type="boolean" office:boolean-value="false" calcext:value-type="boolean">
            <text:p>FALSO</text:p>
          </table:table-cell>
          <table:table-cell/>
          <table:table-cell table:style-name="ce2" table:formula="of:=([.H12]&lt;= [SODS.Z2])" office:value-type="boolean" office:boolean-value="false" calcext:value-type="boolean">
            <text:p>FALSO</text:p>
          </table:table-cell>
          <table:table-cell table:style-name="ce2" table:formula="of:=(AND([SODS.X12];[.O12]&gt;=([SOD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BRIS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69765747721045" calcext:value-type="float">
            <text:p>0,5698</text:p>
          </table:table-cell>
          <table:table-cell office:value-type="float" office:value="2.07004749418375" calcext:value-type="float">
            <text:p>2,0700</text:p>
          </table:table-cell>
          <table:table-cell office:value-type="float" office:value="1.21163082773973" calcext:value-type="float">
            <text:p>1,2116</text:p>
          </table:table-cell>
          <table:table-cell office:value-type="float" office:value="0.360520949551584" calcext:value-type="float">
            <text:p>0,3605</text:p>
          </table:table-cell>
          <table:table-cell office:value-type="float" office:value="4647" calcext:value-type="float">
            <text:p>4647</text:p>
          </table:table-cell>
          <table:table-cell office:value-type="float" office:value="3104" calcext:value-type="float">
            <text:p>3104</text:p>
          </table:table-cell>
          <table:table-cell office:value-type="float" office:value="1172" calcext:value-type="float">
            <text:p>1172</text:p>
          </table:table-cell>
          <table:table-cell office:value-type="float" office:value="1163" calcext:value-type="float">
            <text:p>1163</text:p>
          </table:table-cell>
          <table:table-cell office:value-type="float" office:value="1278" calcext:value-type="float">
            <text:p>1278</text:p>
          </table:table-cell>
          <table:table-cell office:value-type="float" office:value="1496" calcext:value-type="float">
            <text:p>1496</text:p>
          </table:table-cell>
          <table:table-cell office:value-type="float" office:value="0.374677835051546" calcext:value-type="float">
            <text:p>0,3746778351</text:p>
          </table:table-cell>
          <table:table-cell office:value-type="float" office:value="0.411726804123711" calcext:value-type="float">
            <text:p>0,4117268041</text:p>
          </table:table-cell>
          <table:table-cell office:value-type="float" office:value="0.481958762886598" calcext:value-type="float">
            <text:p>0,4819587629</text:p>
          </table:table-cell>
          <table:table-cell/>
          <table:table-cell table:style-name="ce2" table:formula="of:=([SODS.H13]&lt;=0.5)" office:value-type="boolean" office:boolean-value="true" calcext:value-type="boolean">
            <text:p>VERDADEIRO</text:p>
          </table:table-cell>
          <table:table-cell table:style-name="ce2" table:formula="of:=(AND([SODS.S13];[SODS.O13]&gt;=0.5))" office:value-type="boolean" office:boolean-value="false" calcext:value-type="boolean">
            <text:p>FALSO</text:p>
          </table:table-cell>
          <table:table-cell table:style-name="ce2" table:formula="of:=(AND([SODS.S13];[SODS.P13]&gt;=0.5))" office:value-type="boolean" office:boolean-value="false" calcext:value-type="boolean">
            <text:p>FALSO</text:p>
          </table:table-cell>
          <table:table-cell table:style-name="ce2" table:formula="of:=(AND([SODS.S13];[SODS.Q13]&gt;=0.5))" office:value-type="boolean" office:boolean-value="false" calcext:value-type="boolean">
            <text:p>FALSO</text:p>
          </table:table-cell>
          <table:table-cell/>
          <table:table-cell table:style-name="ce2" table:formula="of:=([.H13]&lt;= [SODS.Z2])" office:value-type="boolean" office:boolean-value="true" calcext:value-type="boolean">
            <text:p>VERDADEIRO</text:p>
          </table:table-cell>
          <table:table-cell table:style-name="ce2" table:formula="of:=(AND([SODS.X13];[.O13]&gt;=([SOD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OR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0575525647051" calcext:value-type="float">
            <text:p>0,1106</text:p>
          </table:table-cell>
          <table:table-cell office:value-type="float" office:value="70.1753616895868" calcext:value-type="float">
            <text:p>70,1754</text:p>
          </table:table-cell>
          <table:table-cell office:value-type="float" office:value="1.48061470823723" calcext:value-type="float">
            <text:p>1,4806</text:p>
          </table:table-cell>
          <table:table-cell office:value-type="float" office:value="2.1617776609217" calcext:value-type="float">
            <text:p>2,1618</text:p>
          </table:table-cell>
          <table:table-cell office:value-type="float" office:value="2705" calcext:value-type="float">
            <text:p>270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346" calcext:value-type="float">
            <text:p>1346</text:p>
          </table:table-cell>
          <table:table-cell office:value-type="float" office:value="1442" calcext:value-type="float">
            <text:p>1442</text:p>
          </table:table-cell>
          <table:table-cell office:value-type="float" office:value="1614" calcext:value-type="float">
            <text:p>1614</text:p>
          </table:table-cell>
          <table:table-cell office:value-type="float" office:value="0.497597042513863" calcext:value-type="float">
            <text:p>0,4975970425</text:p>
          </table:table-cell>
          <table:table-cell office:value-type="float" office:value="0.533086876155268" calcext:value-type="float">
            <text:p>0,5330868762</text:p>
          </table:table-cell>
          <table:table-cell office:value-type="float" office:value="0.596672828096118" calcext:value-type="float">
            <text:p>0,5966728281</text:p>
          </table:table-cell>
          <table:table-cell/>
          <table:table-cell table:style-name="ce2" table:formula="of:=([SODS.H14]&lt;=0.5)" office:value-type="boolean" office:boolean-value="false" calcext:value-type="boolean">
            <text:p>FALSO</text:p>
          </table:table-cell>
          <table:table-cell table:style-name="ce2" table:formula="of:=(AND([SODS.S14];[SODS.O14]&gt;=0.5))" office:value-type="boolean" office:boolean-value="false" calcext:value-type="boolean">
            <text:p>FALSO</text:p>
          </table:table-cell>
          <table:table-cell table:style-name="ce2" table:formula="of:=(AND([SODS.S14];[SODS.P14]&gt;=0.5))" office:value-type="boolean" office:boolean-value="false" calcext:value-type="boolean">
            <text:p>FALSO</text:p>
          </table:table-cell>
          <table:table-cell table:style-name="ce2" table:formula="of:=(AND([SODS.S14];[SODS.Q14]&gt;=0.5))" office:value-type="boolean" office:boolean-value="false" calcext:value-type="boolean">
            <text:p>FALSO</text:p>
          </table:table-cell>
          <table:table-cell/>
          <table:table-cell table:style-name="ce2" table:formula="of:=([.H14]&lt;= [SODS.Z2])" office:value-type="boolean" office:boolean-value="false" calcext:value-type="boolean">
            <text:p>FALSO</text:p>
          </table:table-cell>
          <table:table-cell table:style-name="ce2" table:formula="of:=(AND([SODS.X14];[.O14]&gt;=([SOD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OR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8417220790508" calcext:value-type="float">
            <text:p>0,1084</text:p>
          </table:table-cell>
          <table:table-cell office:value-type="float" office:value="3.62208371245543" calcext:value-type="float">
            <text:p>3,6221</text:p>
          </table:table-cell>
          <table:table-cell office:value-type="float" office:value="1.19136639825498" calcext:value-type="float">
            <text:p>1,1914</text:p>
          </table:table-cell>
          <table:table-cell office:value-type="float" office:value="0.656686646606001" calcext:value-type="float">
            <text:p>0,6567</text:p>
          </table:table-cell>
          <table:table-cell office:value-type="float" office:value="2705" calcext:value-type="float">
            <text:p>2705</text:p>
          </table:table-cell>
          <table:table-cell office:value-type="float" office:value="2568" calcext:value-type="float">
            <text:p>2568</text:p>
          </table:table-cell>
          <table:table-cell office:value-type="float" office:value="592" calcext:value-type="float">
            <text:p>592</text:p>
          </table:table-cell>
          <table:table-cell office:value-type="float" office:value="1366" calcext:value-type="float">
            <text:p>1366</text:p>
          </table:table-cell>
          <table:table-cell office:value-type="float" office:value="1448" calcext:value-type="float">
            <text:p>1448</text:p>
          </table:table-cell>
          <table:table-cell office:value-type="float" office:value="1610" calcext:value-type="float">
            <text:p>1610</text:p>
          </table:table-cell>
          <table:table-cell office:value-type="float" office:value="0.531931464174455" calcext:value-type="float">
            <text:p>0,5319314642</text:p>
          </table:table-cell>
          <table:table-cell office:value-type="float" office:value="0.56386292834891" calcext:value-type="float">
            <text:p>0,5638629283</text:p>
          </table:table-cell>
          <table:table-cell office:value-type="float" office:value="0.626947040498442" calcext:value-type="float">
            <text:p>0,6269470405</text:p>
          </table:table-cell>
          <table:table-cell/>
          <table:table-cell table:style-name="ce2" table:formula="of:=([SODS.H15]&lt;=0.5)" office:value-type="boolean" office:boolean-value="false" calcext:value-type="boolean">
            <text:p>FALSO</text:p>
          </table:table-cell>
          <table:table-cell table:style-name="ce2" table:formula="of:=(AND([SODS.S15];[SODS.O15]&gt;=0.5))" office:value-type="boolean" office:boolean-value="false" calcext:value-type="boolean">
            <text:p>FALSO</text:p>
          </table:table-cell>
          <table:table-cell table:style-name="ce2" table:formula="of:=(AND([SODS.S15];[SODS.P15]&gt;=0.5))" office:value-type="boolean" office:boolean-value="false" calcext:value-type="boolean">
            <text:p>FALSO</text:p>
          </table:table-cell>
          <table:table-cell table:style-name="ce2" table:formula="of:=(AND([SODS.S15];[SODS.Q15]&gt;=0.5))" office:value-type="boolean" office:boolean-value="false" calcext:value-type="boolean">
            <text:p>FALSO</text:p>
          </table:table-cell>
          <table:table-cell/>
          <table:table-cell table:style-name="ce2" table:formula="of:=([.H15]&lt;= [SODS.Z2])" office:value-type="boolean" office:boolean-value="false" calcext:value-type="boolean">
            <text:p>FALSO</text:p>
          </table:table-cell>
          <table:table-cell table:style-name="ce2" table:formula="of:=(AND([SODS.X15];[.O15]&gt;=([SOD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08417220790508" calcext:value-type="float">
            <text:p>0,1084</text:p>
          </table:table-cell>
          <table:table-cell office:value-type="float" office:value="3.62208371245543" calcext:value-type="float">
            <text:p>3,6221</text:p>
          </table:table-cell>
          <table:table-cell office:value-type="float" office:value="1.19136639825498" calcext:value-type="float">
            <text:p>1,1914</text:p>
          </table:table-cell>
          <table:table-cell office:value-type="float" office:value="0.656686646606001" calcext:value-type="float">
            <text:p>0,6567</text:p>
          </table:table-cell>
          <table:table-cell office:value-type="float" office:value="2568" calcext:value-type="float">
            <text:p>2568</text:p>
          </table:table-cell>
          <table:table-cell/>
          <table:table-cell office:value-type="float" office:value="592" calcext:value-type="float">
            <text:p>592</text:p>
          </table:table-cell>
          <table:table-cell office:value-type="float" office:value="1366" calcext:value-type="float">
            <text:p>1366</text:p>
          </table:table-cell>
          <table:table-cell office:value-type="float" office:value="1448" calcext:value-type="float">
            <text:p>1448</text:p>
          </table:table-cell>
          <table:table-cell office:value-type="float" office:value="1610" calcext:value-type="float">
            <text:p>1610</text:p>
          </table:table-cell>
          <table:table-cell office:value-type="float" office:value="0.531931464174455" calcext:value-type="float">
            <text:p>0,5319314642</text:p>
          </table:table-cell>
          <table:table-cell office:value-type="float" office:value="0.56386292834891" calcext:value-type="float">
            <text:p>0,5638629283</text:p>
          </table:table-cell>
          <table:table-cell office:value-type="float" office:value="0.626947040498442" calcext:value-type="float">
            <text:p>0,6269470405</text:p>
          </table:table-cell>
          <table:table-cell/>
          <table:table-cell table:style-name="ce2" table:formula="of:=([SODS.H16]&lt;=0.5)" office:value-type="boolean" office:boolean-value="false" calcext:value-type="boolean">
            <text:p>FALSO</text:p>
          </table:table-cell>
          <table:table-cell table:style-name="ce2" table:formula="of:=(AND([SODS.S16];[SODS.O16]&gt;=0.5))" office:value-type="boolean" office:boolean-value="false" calcext:value-type="boolean">
            <text:p>FALSO</text:p>
          </table:table-cell>
          <table:table-cell table:style-name="ce2" table:formula="of:=(AND([SODS.S16];[SODS.P16]&gt;=0.5))" office:value-type="boolean" office:boolean-value="false" calcext:value-type="boolean">
            <text:p>FALSO</text:p>
          </table:table-cell>
          <table:table-cell table:style-name="ce2" table:formula="of:=(AND([SODS.S16];[SODS.Q16]&gt;=0.5))" office:value-type="boolean" office:boolean-value="false" calcext:value-type="boolean">
            <text:p>FALSO</text:p>
          </table:table-cell>
          <table:table-cell/>
          <table:table-cell table:style-name="ce2" table:formula="of:=([.H16]&lt;= [SODS.Z2])" office:value-type="boolean" office:boolean-value="false" calcext:value-type="boolean">
            <text:p>FALSO</text:p>
          </table:table-cell>
          <table:table-cell table:style-name="ce2" table:formula="of:=(AND([SODS.X16];[.O16]&gt;=([SOD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31716813920668" calcext:value-type="float">
            <text:p>0,4317</text:p>
          </table:table-cell>
          <table:table-cell office:value-type="float" office:value="1.98851175016179" calcext:value-type="float">
            <text:p>1,9885</text:p>
          </table:table-cell>
          <table:table-cell office:value-type="float" office:value="1.04284845888414" calcext:value-type="float">
            <text:p>1,0428</text:p>
          </table:table-cell>
          <table:table-cell office:value-type="float" office:value="0.32505980389876" calcext:value-type="float">
            <text:p>0,3251</text:p>
          </table:table-cell>
          <table:table-cell office:value-type="float" office:value="2568" calcext:value-type="float">
            <text:p>2568</text:p>
          </table:table-cell>
          <table:table-cell office:value-type="float" office:value="1976" calcext:value-type="float">
            <text:p>1976</text:p>
          </table:table-cell>
          <table:table-cell office:value-type="float" office:value="733" calcext:value-type="float">
            <text:p>733</text:p>
          </table:table-cell>
          <table:table-cell office:value-type="float" office:value="1142" calcext:value-type="float">
            <text:p>1142</text:p>
          </table:table-cell>
          <table:table-cell office:value-type="float" office:value="1222" calcext:value-type="float">
            <text:p>1222</text:p>
          </table:table-cell>
          <table:table-cell office:value-type="float" office:value="1390" calcext:value-type="float">
            <text:p>1390</text:p>
          </table:table-cell>
          <table:table-cell office:value-type="float" office:value="0.577935222672065" calcext:value-type="float">
            <text:p>0,5779352227</text:p>
          </table:table-cell>
          <table:table-cell office:value-type="float" office:value="0.618421052631579" calcext:value-type="float">
            <text:p>0,6184210526</text:p>
          </table:table-cell>
          <table:table-cell office:value-type="float" office:value="0.703441295546559" calcext:value-type="float">
            <text:p>0,7034412955</text:p>
          </table:table-cell>
          <table:table-cell/>
          <table:table-cell table:style-name="ce2" table:formula="of:=([SODS.H17]&lt;=0.5)" office:value-type="boolean" office:boolean-value="true" calcext:value-type="boolean">
            <text:p>VERDADEIRO</text:p>
          </table:table-cell>
          <table:table-cell table:style-name="ce2" table:formula="of:=(AND([SODS.S17];[SODS.O17]&gt;=0.5))" office:value-type="boolean" office:boolean-value="true" calcext:value-type="boolean">
            <text:p>VERDADEIRO</text:p>
          </table:table-cell>
          <table:table-cell table:style-name="ce2" table:formula="of:=(AND([SODS.S17];[SODS.P17]&gt;=0.5))" office:value-type="boolean" office:boolean-value="true" calcext:value-type="boolean">
            <text:p>VERDADEIRO</text:p>
          </table:table-cell>
          <table:table-cell table:style-name="ce2" table:formula="of:=(AND([SODS.S17];[SODS.Q17]&gt;=0.5))" office:value-type="boolean" office:boolean-value="true" calcext:value-type="boolean">
            <text:p>VERDADEIRO</text:p>
          </table:table-cell>
          <table:table-cell/>
          <table:table-cell table:style-name="ce2" table:formula="of:=([.H17]&lt;= [SODS.Z2])" office:value-type="boolean" office:boolean-value="true" calcext:value-type="boolean">
            <text:p>VERDADEIRO</text:p>
          </table:table-cell>
          <table:table-cell table:style-name="ce2" table:formula="of:=(AND([SODS.X17];[.O17]&gt;=([SOD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AKA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51105455272705" calcext:value-type="float">
            <text:p>0,0551</text:p>
          </table:table-cell>
          <table:table-cell office:value-type="float" office:value="97.8442541723743" calcext:value-type="float">
            <text:p>97,8443</text:p>
          </table:table-cell>
          <table:table-cell office:value-type="float" office:value="1.42244510007099" calcext:value-type="float">
            <text:p>1,4224</text:p>
          </table:table-cell>
          <table:table-cell office:value-type="float" office:value="2.84541575029478" calcext:value-type="float">
            <text:p>2,8454</text:p>
          </table:table-cell>
          <table:table-cell office:value-type="float" office:value="8784" calcext:value-type="float">
            <text:p>8784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5254" calcext:value-type="float">
            <text:p>5254</text:p>
          </table:table-cell>
          <table:table-cell office:value-type="float" office:value="5452" calcext:value-type="float">
            <text:p>5452</text:p>
          </table:table-cell>
          <table:table-cell office:value-type="float" office:value="5799" calcext:value-type="float">
            <text:p>5799</text:p>
          </table:table-cell>
          <table:table-cell office:value-type="float" office:value="0.598132969034608" calcext:value-type="float">
            <text:p>0,598132969</text:p>
          </table:table-cell>
          <table:table-cell office:value-type="float" office:value="0.620673952641166" calcext:value-type="float">
            <text:p>0,6206739526</text:p>
          </table:table-cell>
          <table:table-cell office:value-type="float" office:value="0.660177595628415" calcext:value-type="float">
            <text:p>0,6601775956</text:p>
          </table:table-cell>
          <table:table-cell/>
          <table:table-cell table:style-name="ce2" table:formula="of:=([SODS.H18]&lt;=0.5)" office:value-type="boolean" office:boolean-value="false" calcext:value-type="boolean">
            <text:p>FALSO</text:p>
          </table:table-cell>
          <table:table-cell table:style-name="ce2" table:formula="of:=(AND([SODS.S18];[SODS.O18]&gt;=0.5))" office:value-type="boolean" office:boolean-value="false" calcext:value-type="boolean">
            <text:p>FALSO</text:p>
          </table:table-cell>
          <table:table-cell table:style-name="ce2" table:formula="of:=(AND([SODS.S18];[SODS.P18]&gt;=0.5))" office:value-type="boolean" office:boolean-value="false" calcext:value-type="boolean">
            <text:p>FALSO</text:p>
          </table:table-cell>
          <table:table-cell table:style-name="ce2" table:formula="of:=(AND([SODS.S18];[SODS.Q18]&gt;=0.5))" office:value-type="boolean" office:boolean-value="false" calcext:value-type="boolean">
            <text:p>FALSO</text:p>
          </table:table-cell>
          <table:table-cell/>
          <table:table-cell table:style-name="ce2" table:formula="of:=([.H18]&lt;= [SODS.Z2])" office:value-type="boolean" office:boolean-value="false" calcext:value-type="boolean">
            <text:p>FALSO</text:p>
          </table:table-cell>
          <table:table-cell table:style-name="ce2" table:formula="of:=(AND([SODS.X18];[.O18]&gt;=([SOD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AKA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67417699062304" calcext:value-type="float">
            <text:p>0,0667</text:p>
          </table:table-cell>
          <table:table-cell office:value-type="float" office:value="4.40693270523855" calcext:value-type="float">
            <text:p>4,4069</text:p>
          </table:table-cell>
          <table:table-cell office:value-type="float" office:value="1.13316831698983" calcext:value-type="float">
            <text:p>1,1332</text:p>
          </table:table-cell>
          <table:table-cell office:value-type="float" office:value="0.727197372820541" calcext:value-type="float">
            <text:p>0,7272</text:p>
          </table:table-cell>
          <table:table-cell office:value-type="float" office:value="8784" calcext:value-type="float">
            <text:p>8784</text:p>
          </table:table-cell>
          <table:table-cell office:value-type="float" office:value="8527" calcext:value-type="float">
            <text:p>8527</text:p>
          </table:table-cell>
          <table:table-cell office:value-type="float" office:value="1842" calcext:value-type="float">
            <text:p>1842</text:p>
          </table:table-cell>
          <table:table-cell office:value-type="float" office:value="5266" calcext:value-type="float">
            <text:p>5266</text:p>
          </table:table-cell>
          <table:table-cell office:value-type="float" office:value="5450" calcext:value-type="float">
            <text:p>5450</text:p>
          </table:table-cell>
          <table:table-cell office:value-type="float" office:value="5827" calcext:value-type="float">
            <text:p>5827</text:p>
          </table:table-cell>
          <table:table-cell office:value-type="float" office:value="0.617567726046675" calcext:value-type="float">
            <text:p>0,617567726</text:p>
          </table:table-cell>
          <table:table-cell office:value-type="float" office:value="0.639146241351003" calcext:value-type="float">
            <text:p>0,6391462414</text:p>
          </table:table-cell>
          <table:table-cell office:value-type="float" office:value="0.683358742816934" calcext:value-type="float">
            <text:p>0,6833587428</text:p>
          </table:table-cell>
          <table:table-cell/>
          <table:table-cell table:style-name="ce2" table:formula="of:=([SODS.H19]&lt;=0.5)" office:value-type="boolean" office:boolean-value="false" calcext:value-type="boolean">
            <text:p>FALSO</text:p>
          </table:table-cell>
          <table:table-cell table:style-name="ce2" table:formula="of:=(AND([SODS.S19];[SODS.O19]&gt;=0.5))" office:value-type="boolean" office:boolean-value="false" calcext:value-type="boolean">
            <text:p>FALSO</text:p>
          </table:table-cell>
          <table:table-cell table:style-name="ce2" table:formula="of:=(AND([SODS.S19];[SODS.P19]&gt;=0.5))" office:value-type="boolean" office:boolean-value="false" calcext:value-type="boolean">
            <text:p>FALSO</text:p>
          </table:table-cell>
          <table:table-cell table:style-name="ce2" table:formula="of:=(AND([SODS.S19];[SODS.Q19]&gt;=0.5))" office:value-type="boolean" office:boolean-value="false" calcext:value-type="boolean">
            <text:p>FALSO</text:p>
          </table:table-cell>
          <table:table-cell/>
          <table:table-cell table:style-name="ce2" table:formula="of:=([.H19]&lt;= [SODS.Z2])" office:value-type="boolean" office:boolean-value="false" calcext:value-type="boolean">
            <text:p>FALSO</text:p>
          </table:table-cell>
          <table:table-cell table:style-name="ce2" table:formula="of:=(AND([SODS.X19];[.O19]&gt;=([SOD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AKA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67417699062304" calcext:value-type="float">
            <text:p>0,0667</text:p>
          </table:table-cell>
          <table:table-cell office:value-type="float" office:value="4.40693270523855" calcext:value-type="float">
            <text:p>4,4069</text:p>
          </table:table-cell>
          <table:table-cell office:value-type="float" office:value="1.13316831698983" calcext:value-type="float">
            <text:p>1,1332</text:p>
          </table:table-cell>
          <table:table-cell office:value-type="float" office:value="0.727197372820541" calcext:value-type="float">
            <text:p>0,7272</text:p>
          </table:table-cell>
          <table:table-cell office:value-type="float" office:value="8527" calcext:value-type="float">
            <text:p>8527</text:p>
          </table:table-cell>
          <table:table-cell/>
          <table:table-cell office:value-type="float" office:value="1842" calcext:value-type="float">
            <text:p>1842</text:p>
          </table:table-cell>
          <table:table-cell office:value-type="float" office:value="5266" calcext:value-type="float">
            <text:p>5266</text:p>
          </table:table-cell>
          <table:table-cell office:value-type="float" office:value="5450" calcext:value-type="float">
            <text:p>5450</text:p>
          </table:table-cell>
          <table:table-cell office:value-type="float" office:value="5827" calcext:value-type="float">
            <text:p>5827</text:p>
          </table:table-cell>
          <table:table-cell office:value-type="float" office:value="0.617567726046675" calcext:value-type="float">
            <text:p>0,617567726</text:p>
          </table:table-cell>
          <table:table-cell office:value-type="float" office:value="0.639146241351003" calcext:value-type="float">
            <text:p>0,6391462414</text:p>
          </table:table-cell>
          <table:table-cell office:value-type="float" office:value="0.683358742816934" calcext:value-type="float">
            <text:p>0,6833587428</text:p>
          </table:table-cell>
          <table:table-cell/>
          <table:table-cell table:style-name="ce2" table:formula="of:=([SODS.H20]&lt;=0.5)" office:value-type="boolean" office:boolean-value="false" calcext:value-type="boolean">
            <text:p>FALSO</text:p>
          </table:table-cell>
          <table:table-cell table:style-name="ce2" table:formula="of:=(AND([SODS.S20];[SODS.O20]&gt;=0.5))" office:value-type="boolean" office:boolean-value="false" calcext:value-type="boolean">
            <text:p>FALSO</text:p>
          </table:table-cell>
          <table:table-cell table:style-name="ce2" table:formula="of:=(AND([SODS.S20];[SODS.P20]&gt;=0.5))" office:value-type="boolean" office:boolean-value="false" calcext:value-type="boolean">
            <text:p>FALSO</text:p>
          </table:table-cell>
          <table:table-cell table:style-name="ce2" table:formula="of:=(AND([SODS.S20];[SODS.Q20]&gt;=0.5))" office:value-type="boolean" office:boolean-value="false" calcext:value-type="boolean">
            <text:p>FALSO</text:p>
          </table:table-cell>
          <table:table-cell/>
          <table:table-cell table:style-name="ce2" table:formula="of:=([.H20]&lt;= [SODS.Z2])" office:value-type="boolean" office:boolean-value="false" calcext:value-type="boolean">
            <text:p>FALSO</text:p>
          </table:table-cell>
          <table:table-cell table:style-name="ce2" table:formula="of:=(AND([SODS.X20];[.O20]&gt;=([SOD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AKA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5408552701117" calcext:value-type="float">
            <text:p>0,3354</text:p>
          </table:table-cell>
          <table:table-cell office:value-type="float" office:value="2.05250807428151" calcext:value-type="float">
            <text:p>2,0525</text:p>
          </table:table-cell>
          <table:table-cell office:value-type="float" office:value="0.951629839558436" calcext:value-type="float">
            <text:p>0,9516</text:p>
          </table:table-cell>
          <table:table-cell office:value-type="float" office:value="0.340378124701866" calcext:value-type="float">
            <text:p>0,3404</text:p>
          </table:table-cell>
          <table:table-cell office:value-type="float" office:value="8527" calcext:value-type="float">
            <text:p>8527</text:p>
          </table:table-cell>
          <table:table-cell office:value-type="float" office:value="6685" calcext:value-type="float">
            <text:p>6685</text:p>
          </table:table-cell>
          <table:table-cell office:value-type="float" office:value="2108" calcext:value-type="float">
            <text:p>2108</text:p>
          </table:table-cell>
          <table:table-cell office:value-type="float" office:value="4614" calcext:value-type="float">
            <text:p>4614</text:p>
          </table:table-cell>
          <table:table-cell office:value-type="float" office:value="4802" calcext:value-type="float">
            <text:p>4802</text:p>
          </table:table-cell>
          <table:table-cell office:value-type="float" office:value="5169" calcext:value-type="float">
            <text:p>5169</text:p>
          </table:table-cell>
          <table:table-cell office:value-type="float" office:value="0.690201944652206" calcext:value-type="float">
            <text:p>0,6902019447</text:p>
          </table:table-cell>
          <table:table-cell office:value-type="float" office:value="0.718324607329843" calcext:value-type="float">
            <text:p>0,7183246073</text:p>
          </table:table-cell>
          <table:table-cell office:value-type="float" office:value="0.77322363500374" calcext:value-type="float">
            <text:p>0,773223635</text:p>
          </table:table-cell>
          <table:table-cell/>
          <table:table-cell table:style-name="ce2" table:formula="of:=([SODS.H21]&lt;=0.5)" office:value-type="boolean" office:boolean-value="true" calcext:value-type="boolean">
            <text:p>VERDADEIRO</text:p>
          </table:table-cell>
          <table:table-cell table:style-name="ce2" table:formula="of:=(AND([SODS.S21];[SODS.O21]&gt;=0.5))" office:value-type="boolean" office:boolean-value="true" calcext:value-type="boolean">
            <text:p>VERDADEIRO</text:p>
          </table:table-cell>
          <table:table-cell table:style-name="ce2" table:formula="of:=(AND([SODS.S21];[SODS.P21]&gt;=0.5))" office:value-type="boolean" office:boolean-value="true" calcext:value-type="boolean">
            <text:p>VERDADEIRO</text:p>
          </table:table-cell>
          <table:table-cell table:style-name="ce2" table:formula="of:=(AND([SODS.S21];[SODS.Q21]&gt;=0.5))" office:value-type="boolean" office:boolean-value="true" calcext:value-type="boolean">
            <text:p>VERDADEIRO</text:p>
          </table:table-cell>
          <table:table-cell/>
          <table:table-cell table:style-name="ce2" table:formula="of:=([.H21]&lt;= [SODS.Z2])" office:value-type="boolean" office:boolean-value="true" calcext:value-type="boolean">
            <text:p>VERDADEIRO</text:p>
          </table:table-cell>
          <table:table-cell table:style-name="ce2" table:formula="of:=(AND([SODS.X21];[.O21]&gt;=([SOD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BRI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09118681898408" calcext:value-type="float">
            <text:p>0,0109</text:p>
          </table:table-cell>
          <table:table-cell office:value-type="float" office:value="200.713549658993" calcext:value-type="float">
            <text:p>200,7135</text:p>
          </table:table-cell>
          <table:table-cell office:value-type="float" office:value="1.6957291437116" calcext:value-type="float">
            <text:p>1,6957</text:p>
          </table:table-cell>
          <table:table-cell office:value-type="float" office:value="5.29958736013432" calcext:value-type="float">
            <text:p>5,2996</text:p>
          </table:table-cell>
          <table:table-cell office:value-type="float" office:value="9342" calcext:value-type="float">
            <text:p>934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5372" calcext:value-type="float">
            <text:p>5372</text:p>
          </table:table-cell>
          <table:table-cell office:value-type="float" office:value="5616" calcext:value-type="float">
            <text:p>5616</text:p>
          </table:table-cell>
          <table:table-cell office:value-type="float" office:value="6076" calcext:value-type="float">
            <text:p>6076</text:p>
          </table:table-cell>
          <table:table-cell office:value-type="float" office:value="0.575037465210876" calcext:value-type="float">
            <text:p>0,5750374652</text:p>
          </table:table-cell>
          <table:table-cell office:value-type="float" office:value="0.601156069364162" calcext:value-type="float">
            <text:p>0,6011560694</text:p>
          </table:table-cell>
          <table:table-cell office:value-type="float" office:value="0.650396060800685" calcext:value-type="float">
            <text:p>0,6503960608</text:p>
          </table:table-cell>
          <table:table-cell/>
          <table:table-cell table:style-name="ce2" table:formula="of:=([SODS.H22]&lt;=0.5)" office:value-type="boolean" office:boolean-value="false" calcext:value-type="boolean">
            <text:p>FALSO</text:p>
          </table:table-cell>
          <table:table-cell table:style-name="ce2" table:formula="of:=(AND([SODS.S22];[SODS.O22]&gt;=0.5))" office:value-type="boolean" office:boolean-value="false" calcext:value-type="boolean">
            <text:p>FALSO</text:p>
          </table:table-cell>
          <table:table-cell table:style-name="ce2" table:formula="of:=(AND([SODS.S22];[SODS.P22]&gt;=0.5))" office:value-type="boolean" office:boolean-value="false" calcext:value-type="boolean">
            <text:p>FALSO</text:p>
          </table:table-cell>
          <table:table-cell table:style-name="ce2" table:formula="of:=(AND([SODS.S22];[SODS.Q22]&gt;=0.5))" office:value-type="boolean" office:boolean-value="false" calcext:value-type="boolean">
            <text:p>FALSO</text:p>
          </table:table-cell>
          <table:table-cell/>
          <table:table-cell table:style-name="ce2" table:formula="of:=([.H22]&lt;= [SODS.Z2])" office:value-type="boolean" office:boolean-value="false" calcext:value-type="boolean">
            <text:p>FALSO</text:p>
          </table:table-cell>
          <table:table-cell table:style-name="ce2" table:formula="of:=(AND([SODS.X22];[.O22]&gt;=([SOD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BRI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578987809175856" calcext:value-type="float">
            <text:p>0,0058</text:p>
          </table:table-cell>
          <table:table-cell office:value-type="float" office:value="7.4183346053986" calcext:value-type="float">
            <text:p>7,4183</text:p>
          </table:table-cell>
          <table:table-cell office:value-type="float" office:value="1.23752036249871" calcext:value-type="float">
            <text:p>1,2375</text:p>
          </table:table-cell>
          <table:table-cell office:value-type="float" office:value="0.946162224537907" calcext:value-type="float">
            <text:p>0,9462</text:p>
          </table:table-cell>
          <table:table-cell office:value-type="float" office:value="9342" calcext:value-type="float">
            <text:p>9342</text:p>
          </table:table-cell>
          <table:table-cell office:value-type="float" office:value="9187" calcext:value-type="float">
            <text:p>9187</text:p>
          </table:table-cell>
          <table:table-cell office:value-type="float" office:value="1348" calcext:value-type="float">
            <text:p>1348</text:p>
          </table:table-cell>
          <table:table-cell office:value-type="float" office:value="5317" calcext:value-type="float">
            <text:p>5317</text:p>
          </table:table-cell>
          <table:table-cell office:value-type="float" office:value="5611" calcext:value-type="float">
            <text:p>5611</text:p>
          </table:table-cell>
          <table:table-cell office:value-type="float" office:value="6022" calcext:value-type="float">
            <text:p>6022</text:p>
          </table:table-cell>
          <table:table-cell office:value-type="float" office:value="0.578752585174703" calcext:value-type="float">
            <text:p>0,5787525852</text:p>
          </table:table-cell>
          <table:table-cell office:value-type="float" office:value="0.610754326766083" calcext:value-type="float">
            <text:p>0,6107543268</text:p>
          </table:table-cell>
          <table:table-cell office:value-type="float" office:value="0.655491455317296" calcext:value-type="float">
            <text:p>0,6554914553</text:p>
          </table:table-cell>
          <table:table-cell/>
          <table:table-cell table:style-name="ce2" table:formula="of:=([SODS.H23]&lt;=0.5)" office:value-type="boolean" office:boolean-value="false" calcext:value-type="boolean">
            <text:p>FALSO</text:p>
          </table:table-cell>
          <table:table-cell table:style-name="ce2" table:formula="of:=(AND([SODS.S23];[SODS.O23]&gt;=0.5))" office:value-type="boolean" office:boolean-value="false" calcext:value-type="boolean">
            <text:p>FALSO</text:p>
          </table:table-cell>
          <table:table-cell table:style-name="ce2" table:formula="of:=(AND([SODS.S23];[SODS.P23]&gt;=0.5))" office:value-type="boolean" office:boolean-value="false" calcext:value-type="boolean">
            <text:p>FALSO</text:p>
          </table:table-cell>
          <table:table-cell table:style-name="ce2" table:formula="of:=(AND([SODS.S23];[SODS.Q23]&gt;=0.5))" office:value-type="boolean" office:boolean-value="false" calcext:value-type="boolean">
            <text:p>FALSO</text:p>
          </table:table-cell>
          <table:table-cell/>
          <table:table-cell table:style-name="ce2" table:formula="of:=([.H23]&lt;= [SODS.Z2])" office:value-type="boolean" office:boolean-value="false" calcext:value-type="boolean">
            <text:p>FALSO</text:p>
          </table:table-cell>
          <table:table-cell table:style-name="ce2" table:formula="of:=(AND([SODS.X23];[.O23]&gt;=([SOD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578987809175856" calcext:value-type="float">
            <text:p>0,0058</text:p>
          </table:table-cell>
          <table:table-cell office:value-type="float" office:value="7.4183346053986" calcext:value-type="float">
            <text:p>7,4183</text:p>
          </table:table-cell>
          <table:table-cell office:value-type="float" office:value="1.23752036249871" calcext:value-type="float">
            <text:p>1,2375</text:p>
          </table:table-cell>
          <table:table-cell office:value-type="float" office:value="0.946162224537907" calcext:value-type="float">
            <text:p>0,9462</text:p>
          </table:table-cell>
          <table:table-cell office:value-type="float" office:value="9187" calcext:value-type="float">
            <text:p>9187</text:p>
          </table:table-cell>
          <table:table-cell/>
          <table:table-cell office:value-type="float" office:value="1348" calcext:value-type="float">
            <text:p>1348</text:p>
          </table:table-cell>
          <table:table-cell office:value-type="float" office:value="5317" calcext:value-type="float">
            <text:p>5317</text:p>
          </table:table-cell>
          <table:table-cell office:value-type="float" office:value="5611" calcext:value-type="float">
            <text:p>5611</text:p>
          </table:table-cell>
          <table:table-cell office:value-type="float" office:value="6022" calcext:value-type="float">
            <text:p>6022</text:p>
          </table:table-cell>
          <table:table-cell office:value-type="float" office:value="0.578752585174703" calcext:value-type="float">
            <text:p>0,5787525852</text:p>
          </table:table-cell>
          <table:table-cell office:value-type="float" office:value="0.610754326766083" calcext:value-type="float">
            <text:p>0,6107543268</text:p>
          </table:table-cell>
          <table:table-cell office:value-type="float" office:value="0.655491455317296" calcext:value-type="float">
            <text:p>0,6554914553</text:p>
          </table:table-cell>
          <table:table-cell/>
          <table:table-cell table:style-name="ce2" table:formula="of:=([SODS.H24]&lt;=0.5)" office:value-type="boolean" office:boolean-value="false" calcext:value-type="boolean">
            <text:p>FALSO</text:p>
          </table:table-cell>
          <table:table-cell table:style-name="ce2" table:formula="of:=(AND([SODS.S24];[SODS.O24]&gt;=0.5))" office:value-type="boolean" office:boolean-value="false" calcext:value-type="boolean">
            <text:p>FALSO</text:p>
          </table:table-cell>
          <table:table-cell table:style-name="ce2" table:formula="of:=(AND([SODS.S24];[SODS.P24]&gt;=0.5))" office:value-type="boolean" office:boolean-value="false" calcext:value-type="boolean">
            <text:p>FALSO</text:p>
          </table:table-cell>
          <table:table-cell table:style-name="ce2" table:formula="of:=(AND([SODS.S24];[SODS.Q24]&gt;=0.5))" office:value-type="boolean" office:boolean-value="false" calcext:value-type="boolean">
            <text:p>FALSO</text:p>
          </table:table-cell>
          <table:table-cell/>
          <table:table-cell table:style-name="ce2" table:formula="of:=([.H24]&lt;= [SODS.Z2])" office:value-type="boolean" office:boolean-value="false" calcext:value-type="boolean">
            <text:p>FALSO</text:p>
          </table:table-cell>
          <table:table-cell table:style-name="ce2" table:formula="of:=(AND([SODS.X24];[.O24]&gt;=([SOD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11243247801582" calcext:value-type="float">
            <text:p>0,2112</text:p>
          </table:table-cell>
          <table:table-cell office:value-type="float" office:value="2.88988681307581" calcext:value-type="float">
            <text:p>2,8899</text:p>
          </table:table-cell>
          <table:table-cell office:value-type="float" office:value="0.996212967021049" calcext:value-type="float">
            <text:p>0,9962</text:p>
          </table:table-cell>
          <table:table-cell office:value-type="float" office:value="0.413847986638557" calcext:value-type="float">
            <text:p>0,4138</text:p>
          </table:table-cell>
          <table:table-cell office:value-type="float" office:value="9187" calcext:value-type="float">
            <text:p>9187</text:p>
          </table:table-cell>
          <table:table-cell office:value-type="float" office:value="7839" calcext:value-type="float">
            <text:p>7839</text:p>
          </table:table-cell>
          <table:table-cell office:value-type="float" office:value="2353" calcext:value-type="float">
            <text:p>2353</text:p>
          </table:table-cell>
          <table:table-cell office:value-type="float" office:value="5065" calcext:value-type="float">
            <text:p>5065</text:p>
          </table:table-cell>
          <table:table-cell office:value-type="float" office:value="5308" calcext:value-type="float">
            <text:p>5308</text:p>
          </table:table-cell>
          <table:table-cell office:value-type="float" office:value="5784" calcext:value-type="float">
            <text:p>5784</text:p>
          </table:table-cell>
          <table:table-cell office:value-type="float" office:value="0.646128332695497" calcext:value-type="float">
            <text:p>0,6461283327</text:p>
          </table:table-cell>
          <table:table-cell office:value-type="float" office:value="0.677127184589871" calcext:value-type="float">
            <text:p>0,6771271846</text:p>
          </table:table-cell>
          <table:table-cell office:value-type="float" office:value="0.737849215461156" calcext:value-type="float">
            <text:p>0,7378492155</text:p>
          </table:table-cell>
          <table:table-cell/>
          <table:table-cell table:style-name="ce2" table:formula="of:=([SODS.H25]&lt;=0.5)" office:value-type="boolean" office:boolean-value="true" calcext:value-type="boolean">
            <text:p>VERDADEIRO</text:p>
          </table:table-cell>
          <table:table-cell table:style-name="ce2" table:formula="of:=(AND([SODS.S25];[SODS.O25]&gt;=0.5))" office:value-type="boolean" office:boolean-value="true" calcext:value-type="boolean">
            <text:p>VERDADEIRO</text:p>
          </table:table-cell>
          <table:table-cell table:style-name="ce2" table:formula="of:=(AND([SODS.S25];[SODS.P25]&gt;=0.5))" office:value-type="boolean" office:boolean-value="true" calcext:value-type="boolean">
            <text:p>VERDADEIRO</text:p>
          </table:table-cell>
          <table:table-cell table:style-name="ce2" table:formula="of:=(AND([SODS.S25];[SODS.Q25]&gt;=0.5))" office:value-type="boolean" office:boolean-value="true" calcext:value-type="boolean">
            <text:p>VERDADEIRO</text:p>
          </table:table-cell>
          <table:table-cell/>
          <table:table-cell table:style-name="ce2" table:formula="of:=([.H25]&lt;= [SODS.Z2])" office:value-type="boolean" office:boolean-value="true" calcext:value-type="boolean">
            <text:p>VERDADEIRO</text:p>
          </table:table-cell>
          <table:table-cell table:style-name="ce2" table:formula="of:=(AND([SODS.X25];[.O25]&gt;=([SOD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2659570313983" calcext:value-type="float">
            <text:p>0,0843</text:p>
          </table:table-cell>
          <table:table-cell office:value-type="float" office:value="31.6758915435356" calcext:value-type="float">
            <text:p>31,6759</text:p>
          </table:table-cell>
          <table:table-cell office:value-type="float" office:value="1.74596182404253" calcext:value-type="float">
            <text:p>1,7460</text:p>
          </table:table-cell>
          <table:table-cell office:value-type="float" office:value="1.91869075870235" calcext:value-type="float">
            <text:p>1,9187</text:p>
          </table:table-cell>
          <table:table-cell office:value-type="float" office:value="2540" calcext:value-type="float">
            <text:p>2540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097" calcext:value-type="float">
            <text:p>1097</text:p>
          </table:table-cell>
          <table:table-cell office:value-type="float" office:value="1155" calcext:value-type="float">
            <text:p>1155</text:p>
          </table:table-cell>
          <table:table-cell office:value-type="float" office:value="1244" calcext:value-type="float">
            <text:p>1244</text:p>
          </table:table-cell>
          <table:table-cell office:value-type="float" office:value="0.431889763779528" calcext:value-type="float">
            <text:p>0,4318897638</text:p>
          </table:table-cell>
          <table:table-cell office:value-type="float" office:value="0.454724409448819" calcext:value-type="float">
            <text:p>0,4547244094</text:p>
          </table:table-cell>
          <table:table-cell office:value-type="float" office:value="0.489763779527559" calcext:value-type="float">
            <text:p>0,4897637795</text:p>
          </table:table-cell>
          <table:table-cell/>
          <table:table-cell table:style-name="ce2" table:formula="of:=([SODS.H26]&lt;=0.5)" office:value-type="boolean" office:boolean-value="false" calcext:value-type="boolean">
            <text:p>FALSO</text:p>
          </table:table-cell>
          <table:table-cell table:style-name="ce2" table:formula="of:=(AND([SODS.S26];[SODS.O26]&gt;=0.5))" office:value-type="boolean" office:boolean-value="false" calcext:value-type="boolean">
            <text:p>FALSO</text:p>
          </table:table-cell>
          <table:table-cell table:style-name="ce2" table:formula="of:=(AND([SODS.S26];[SODS.P26]&gt;=0.5))" office:value-type="boolean" office:boolean-value="false" calcext:value-type="boolean">
            <text:p>FALSO</text:p>
          </table:table-cell>
          <table:table-cell table:style-name="ce2" table:formula="of:=(AND([SODS.S26];[SODS.Q26]&gt;=0.5))" office:value-type="boolean" office:boolean-value="false" calcext:value-type="boolean">
            <text:p>FALSO</text:p>
          </table:table-cell>
          <table:table-cell/>
          <table:table-cell table:style-name="ce2" table:formula="of:=([.H26]&lt;= [SODS.Z2])" office:value-type="boolean" office:boolean-value="false" calcext:value-type="boolean">
            <text:p>FALSO</text:p>
          </table:table-cell>
          <table:table-cell table:style-name="ce2" table:formula="of:=(AND([SODS.X26];[.O26]&gt;=([SOD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35764342848174" calcext:value-type="float">
            <text:p>0,0936</text:p>
          </table:table-cell>
          <table:table-cell office:value-type="float" office:value="3.96678604150477" calcext:value-type="float">
            <text:p>3,9668</text:p>
          </table:table-cell>
          <table:table-cell office:value-type="float" office:value="1.29312234080869" calcext:value-type="float">
            <text:p>1,2931</text:p>
          </table:table-cell>
          <table:table-cell office:value-type="float" office:value="0.784482385984124" calcext:value-type="float">
            <text:p>0,7845</text:p>
          </table:table-cell>
          <table:table-cell office:value-type="float" office:value="2540" calcext:value-type="float">
            <text:p>2540</text:p>
          </table:table-cell>
          <table:table-cell office:value-type="float" office:value="2311" calcext:value-type="float">
            <text:p>2311</text:p>
          </table:table-cell>
          <table:table-cell office:value-type="float" office:value="710" calcext:value-type="float">
            <text:p>710</text:p>
          </table:table-cell>
          <table:table-cell office:value-type="float" office:value="1086" calcext:value-type="float">
            <text:p>1086</text:p>
          </table:table-cell>
          <table:table-cell office:value-type="float" office:value="1138" calcext:value-type="float">
            <text:p>1138</text:p>
          </table:table-cell>
          <table:table-cell office:value-type="float" office:value="1242" calcext:value-type="float">
            <text:p>1242</text:p>
          </table:table-cell>
          <table:table-cell office:value-type="float" office:value="0.469926438771095" calcext:value-type="float">
            <text:p>0,4699264388</text:p>
          </table:table-cell>
          <table:table-cell office:value-type="float" office:value="0.492427520553873" calcext:value-type="float">
            <text:p>0,4924275206</text:p>
          </table:table-cell>
          <table:table-cell office:value-type="float" office:value="0.537429684119429" calcext:value-type="float">
            <text:p>0,5374296841</text:p>
          </table:table-cell>
          <table:table-cell/>
          <table:table-cell table:style-name="ce2" table:formula="of:=([SODS.H27]&lt;=0.5)" office:value-type="boolean" office:boolean-value="false" calcext:value-type="boolean">
            <text:p>FALSO</text:p>
          </table:table-cell>
          <table:table-cell table:style-name="ce2" table:formula="of:=(AND([SODS.S27];[SODS.O27]&gt;=0.5))" office:value-type="boolean" office:boolean-value="false" calcext:value-type="boolean">
            <text:p>FALSO</text:p>
          </table:table-cell>
          <table:table-cell table:style-name="ce2" table:formula="of:=(AND([SODS.S27];[SODS.P27]&gt;=0.5))" office:value-type="boolean" office:boolean-value="false" calcext:value-type="boolean">
            <text:p>FALSO</text:p>
          </table:table-cell>
          <table:table-cell table:style-name="ce2" table:formula="of:=(AND([SODS.S27];[SODS.Q27]&gt;=0.5))" office:value-type="boolean" office:boolean-value="false" calcext:value-type="boolean">
            <text:p>FALSO</text:p>
          </table:table-cell>
          <table:table-cell/>
          <table:table-cell table:style-name="ce2" table:formula="of:=([.H27]&lt;= [SODS.Z2])" office:value-type="boolean" office:boolean-value="false" calcext:value-type="boolean">
            <text:p>FALSO</text:p>
          </table:table-cell>
          <table:table-cell table:style-name="ce2" table:formula="of:=(AND([SODS.X27];[.O27]&gt;=([SOD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OR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935764342848174" calcext:value-type="float">
            <text:p>0,0936</text:p>
          </table:table-cell>
          <table:table-cell office:value-type="float" office:value="3.96678604150477" calcext:value-type="float">
            <text:p>3,9668</text:p>
          </table:table-cell>
          <table:table-cell office:value-type="float" office:value="1.29312234080869" calcext:value-type="float">
            <text:p>1,2931</text:p>
          </table:table-cell>
          <table:table-cell office:value-type="float" office:value="0.784482385984124" calcext:value-type="float">
            <text:p>0,7845</text:p>
          </table:table-cell>
          <table:table-cell office:value-type="float" office:value="2311" calcext:value-type="float">
            <text:p>2311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1086" calcext:value-type="float">
            <text:p>1086</text:p>
          </table:table-cell>
          <table:table-cell office:value-type="float" office:value="1138" calcext:value-type="float">
            <text:p>1138</text:p>
          </table:table-cell>
          <table:table-cell office:value-type="float" office:value="1242" calcext:value-type="float">
            <text:p>1242</text:p>
          </table:table-cell>
          <table:table-cell office:value-type="float" office:value="0.469926438771095" calcext:value-type="float">
            <text:p>0,4699264388</text:p>
          </table:table-cell>
          <table:table-cell office:value-type="float" office:value="0.492427520553873" calcext:value-type="float">
            <text:p>0,4924275206</text:p>
          </table:table-cell>
          <table:table-cell office:value-type="float" office:value="0.537429684119429" calcext:value-type="float">
            <text:p>0,5374296841</text:p>
          </table:table-cell>
          <table:table-cell/>
          <table:table-cell table:style-name="ce2" table:formula="of:=([SODS.H28]&lt;=0.5)" office:value-type="boolean" office:boolean-value="false" calcext:value-type="boolean">
            <text:p>FALSO</text:p>
          </table:table-cell>
          <table:table-cell table:style-name="ce2" table:formula="of:=(AND([SODS.S28];[SODS.O28]&gt;=0.5))" office:value-type="boolean" office:boolean-value="false" calcext:value-type="boolean">
            <text:p>FALSO</text:p>
          </table:table-cell>
          <table:table-cell table:style-name="ce2" table:formula="of:=(AND([SODS.S28];[SODS.P28]&gt;=0.5))" office:value-type="boolean" office:boolean-value="false" calcext:value-type="boolean">
            <text:p>FALSO</text:p>
          </table:table-cell>
          <table:table-cell table:style-name="ce2" table:formula="of:=(AND([SODS.S28];[SODS.Q28]&gt;=0.5))" office:value-type="boolean" office:boolean-value="false" calcext:value-type="boolean">
            <text:p>FALSO</text:p>
          </table:table-cell>
          <table:table-cell/>
          <table:table-cell table:style-name="ce2" table:formula="of:=([.H28]&lt;= [SODS.Z2])" office:value-type="boolean" office:boolean-value="false" calcext:value-type="boolean">
            <text:p>FALSO</text:p>
          </table:table-cell>
          <table:table-cell table:style-name="ce2" table:formula="of:=(AND([SODS.X28];[.O28]&gt;=([SOD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OR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54418281069109" calcext:value-type="float">
            <text:p>0,4544</text:p>
          </table:table-cell>
          <table:table-cell office:value-type="float" office:value="2.34585467801451" calcext:value-type="float">
            <text:p>2,3459</text:p>
          </table:table-cell>
          <table:table-cell office:value-type="float" office:value="1.15184148097566" calcext:value-type="float">
            <text:p>1,1518</text:p>
          </table:table-cell>
          <table:table-cell office:value-type="float" office:value="0.439946229456375" calcext:value-type="float">
            <text:p>0,4399</text:p>
          </table:table-cell>
          <table:table-cell office:value-type="float" office:value="2311" calcext:value-type="float">
            <text:p>2311</text:p>
          </table:table-cell>
          <table:table-cell office:value-type="float" office:value="1601" calcext:value-type="float">
            <text:p>1601</text:p>
          </table:table-cell>
          <table:table-cell office:value-type="float" office:value="616" calcext:value-type="float">
            <text:p>616</text:p>
          </table:table-cell>
          <table:table-cell office:value-type="float" office:value="774" calcext:value-type="float">
            <text:p>774</text:p>
          </table:table-cell>
          <table:table-cell office:value-type="float" office:value="822" calcext:value-type="float">
            <text:p>822</text:p>
          </table:table-cell>
          <table:table-cell office:value-type="float" office:value="919" calcext:value-type="float">
            <text:p>919</text:p>
          </table:table-cell>
          <table:table-cell office:value-type="float" office:value="0.483447845096814" calcext:value-type="float">
            <text:p>0,4834478451</text:p>
          </table:table-cell>
          <table:table-cell office:value-type="float" office:value="0.513429106808245" calcext:value-type="float">
            <text:p>0,5134291068</text:p>
          </table:table-cell>
          <table:table-cell office:value-type="float" office:value="0.574016239850094" calcext:value-type="float">
            <text:p>0,5740162399</text:p>
          </table:table-cell>
          <table:table-cell/>
          <table:table-cell table:style-name="ce2" table:formula="of:=([SODS.H29]&lt;=0.5)" office:value-type="boolean" office:boolean-value="true" calcext:value-type="boolean">
            <text:p>VERDADEIRO</text:p>
          </table:table-cell>
          <table:table-cell table:style-name="ce2" table:formula="of:=(AND([SODS.S29];[SODS.O29]&gt;=0.5))" office:value-type="boolean" office:boolean-value="false" calcext:value-type="boolean">
            <text:p>FALSO</text:p>
          </table:table-cell>
          <table:table-cell table:style-name="ce2" table:formula="of:=(AND([SODS.S29];[SODS.P29]&gt;=0.5))" office:value-type="boolean" office:boolean-value="true" calcext:value-type="boolean">
            <text:p>VERDADEIRO</text:p>
          </table:table-cell>
          <table:table-cell table:style-name="ce2" table:formula="of:=(AND([SODS.S29];[SODS.Q29]&gt;=0.5))" office:value-type="boolean" office:boolean-value="true" calcext:value-type="boolean">
            <text:p>VERDADEIRO</text:p>
          </table:table-cell>
          <table:table-cell/>
          <table:table-cell table:style-name="ce2" table:formula="of:=([.H29]&lt;= [SODS.Z2])" office:value-type="boolean" office:boolean-value="true" calcext:value-type="boolean">
            <text:p>VERDADEIRO</text:p>
          </table:table-cell>
          <table:table-cell table:style-name="ce2" table:formula="of:=(AND([SODS.X29];[.O29]&gt;=([SOD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AKAZ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711135335723466" calcext:value-type="float">
            <text:p>0,0071</text:p>
          </table:table-cell>
          <table:table-cell office:value-type="float" office:value="33.2537692077161" calcext:value-type="float">
            <text:p>33,2538</text:p>
          </table:table-cell>
          <table:table-cell office:value-type="float" office:value="1.34001298624926" calcext:value-type="float">
            <text:p>1,3400</text:p>
          </table:table-cell>
          <table:table-cell office:value-type="float" office:value="1.54936522273105" calcext:value-type="float">
            <text:p>1,5494</text:p>
          </table:table-cell>
          <table:table-cell office:value-type="float" office:value="12719" calcext:value-type="float">
            <text:p>12719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float" office:value="7090" calcext:value-type="float">
            <text:p>7090</text:p>
          </table:table-cell>
          <table:table-cell office:value-type="float" office:value="7688" calcext:value-type="float">
            <text:p>7688</text:p>
          </table:table-cell>
          <table:table-cell office:value-type="float" office:value="8332" calcext:value-type="float">
            <text:p>8332</text:p>
          </table:table-cell>
          <table:table-cell office:value-type="float" office:value="0.557433760515764" calcext:value-type="float">
            <text:p>0,5574337605</text:p>
          </table:table-cell>
          <table:table-cell office:value-type="float" office:value="0.60445003538014" calcext:value-type="float">
            <text:p>0,6044500354</text:p>
          </table:table-cell>
          <table:table-cell office:value-type="float" office:value="0.655082946772545" calcext:value-type="float">
            <text:p>0,6550829468</text:p>
          </table:table-cell>
          <table:table-cell/>
          <table:table-cell table:style-name="ce2" table:formula="of:=([SODS.H30]&lt;=0.5)" office:value-type="boolean" office:boolean-value="false" calcext:value-type="boolean">
            <text:p>FALSO</text:p>
          </table:table-cell>
          <table:table-cell table:style-name="ce2" table:formula="of:=(AND([SODS.S30];[SODS.O30]&gt;=0.5))" office:value-type="boolean" office:boolean-value="false" calcext:value-type="boolean">
            <text:p>FALSO</text:p>
          </table:table-cell>
          <table:table-cell table:style-name="ce2" table:formula="of:=(AND([SODS.S30];[SODS.P30]&gt;=0.5))" office:value-type="boolean" office:boolean-value="false" calcext:value-type="boolean">
            <text:p>FALSO</text:p>
          </table:table-cell>
          <table:table-cell table:style-name="ce2" table:formula="of:=(AND([SODS.S30];[SODS.Q30]&gt;=0.5))" office:value-type="boolean" office:boolean-value="false" calcext:value-type="boolean">
            <text:p>FALSO</text:p>
          </table:table-cell>
          <table:table-cell/>
          <table:table-cell table:style-name="ce2" table:formula="of:=([.H30]&lt;= [SODS.Z2])" office:value-type="boolean" office:boolean-value="false" calcext:value-type="boolean">
            <text:p>FALSO</text:p>
          </table:table-cell>
          <table:table-cell table:style-name="ce2" table:formula="of:=(AND([SODS.X30];[.O30]&gt;=([SOD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AKAZ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663970043309091" calcext:value-type="float">
            <text:p>0,0066</text:p>
          </table:table-cell>
          <table:table-cell office:value-type="float" office:value="3.17514268344605" calcext:value-type="float">
            <text:p>3,1751</text:p>
          </table:table-cell>
          <table:table-cell office:value-type="float" office:value="0.980966542027021" calcext:value-type="float">
            <text:p>0,9810</text:p>
          </table:table-cell>
          <table:table-cell office:value-type="float" office:value="0.582320481277851" calcext:value-type="float">
            <text:p>0,5823</text:p>
          </table:table-cell>
          <table:table-cell office:value-type="float" office:value="12719" calcext:value-type="float">
            <text:p>12719</text:p>
          </table:table-cell>
          <table:table-cell office:value-type="float" office:value="11673" calcext:value-type="float">
            <text:p>11673</text:p>
          </table:table-cell>
          <table:table-cell office:value-type="float" office:value="3039" calcext:value-type="float">
            <text:p>3039</text:p>
          </table:table-cell>
          <table:table-cell office:value-type="float" office:value="7815" calcext:value-type="float">
            <text:p>7815</text:p>
          </table:table-cell>
          <table:table-cell office:value-type="float" office:value="8188" calcext:value-type="float">
            <text:p>8188</text:p>
          </table:table-cell>
          <table:table-cell office:value-type="float" office:value="8739" calcext:value-type="float">
            <text:p>8739</text:p>
          </table:table-cell>
          <table:table-cell office:value-type="float" office:value="0.669493703418144" calcext:value-type="float">
            <text:p>0,6694937034</text:p>
          </table:table-cell>
          <table:table-cell office:value-type="float" office:value="0.701447785487878" calcext:value-type="float">
            <text:p>0,7014477855</text:p>
          </table:table-cell>
          <table:table-cell office:value-type="float" office:value="0.748650732459522" calcext:value-type="float">
            <text:p>0,7486507325</text:p>
          </table:table-cell>
          <table:table-cell/>
          <table:table-cell table:style-name="ce2" table:formula="of:=([SODS.H31]&lt;=0.5)" office:value-type="boolean" office:boolean-value="false" calcext:value-type="boolean">
            <text:p>FALSO</text:p>
          </table:table-cell>
          <table:table-cell table:style-name="ce2" table:formula="of:=(AND([SODS.S31];[SODS.O31]&gt;=0.5))" office:value-type="boolean" office:boolean-value="false" calcext:value-type="boolean">
            <text:p>FALSO</text:p>
          </table:table-cell>
          <table:table-cell table:style-name="ce2" table:formula="of:=(AND([SODS.S31];[SODS.P31]&gt;=0.5))" office:value-type="boolean" office:boolean-value="false" calcext:value-type="boolean">
            <text:p>FALSO</text:p>
          </table:table-cell>
          <table:table-cell table:style-name="ce2" table:formula="of:=(AND([SODS.S31];[SODS.Q31]&gt;=0.5))" office:value-type="boolean" office:boolean-value="false" calcext:value-type="boolean">
            <text:p>FALSO</text:p>
          </table:table-cell>
          <table:table-cell/>
          <table:table-cell table:style-name="ce2" table:formula="of:=([.H31]&lt;= [SODS.Z2])" office:value-type="boolean" office:boolean-value="false" calcext:value-type="boolean">
            <text:p>FALSO</text:p>
          </table:table-cell>
          <table:table-cell table:style-name="ce2" table:formula="of:=(AND([SODS.X31];[.O31]&gt;=([SOD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AKAZ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663970043309091" calcext:value-type="float">
            <text:p>0,0066</text:p>
          </table:table-cell>
          <table:table-cell office:value-type="float" office:value="3.17514268344605" calcext:value-type="float">
            <text:p>3,1751</text:p>
          </table:table-cell>
          <table:table-cell office:value-type="float" office:value="0.980966542027021" calcext:value-type="float">
            <text:p>0,9810</text:p>
          </table:table-cell>
          <table:table-cell office:value-type="float" office:value="0.582320481277851" calcext:value-type="float">
            <text:p>0,5823</text:p>
          </table:table-cell>
          <table:table-cell office:value-type="float" office:value="11673" calcext:value-type="float">
            <text:p>11673</text:p>
          </table:table-cell>
          <table:table-cell/>
          <table:table-cell office:value-type="float" office:value="3039" calcext:value-type="float">
            <text:p>3039</text:p>
          </table:table-cell>
          <table:table-cell office:value-type="float" office:value="7815" calcext:value-type="float">
            <text:p>7815</text:p>
          </table:table-cell>
          <table:table-cell office:value-type="float" office:value="8188" calcext:value-type="float">
            <text:p>8188</text:p>
          </table:table-cell>
          <table:table-cell office:value-type="float" office:value="8739" calcext:value-type="float">
            <text:p>8739</text:p>
          </table:table-cell>
          <table:table-cell office:value-type="float" office:value="0.669493703418144" calcext:value-type="float">
            <text:p>0,6694937034</text:p>
          </table:table-cell>
          <table:table-cell office:value-type="float" office:value="0.701447785487878" calcext:value-type="float">
            <text:p>0,7014477855</text:p>
          </table:table-cell>
          <table:table-cell office:value-type="float" office:value="0.748650732459522" calcext:value-type="float">
            <text:p>0,7486507325</text:p>
          </table:table-cell>
          <table:table-cell/>
          <table:table-cell table:style-name="ce2" table:formula="of:=([SODS.H32]&lt;=0.5)" office:value-type="boolean" office:boolean-value="false" calcext:value-type="boolean">
            <text:p>FALSO</text:p>
          </table:table-cell>
          <table:table-cell table:style-name="ce2" table:formula="of:=(AND([SODS.S32];[SODS.O32]&gt;=0.5))" office:value-type="boolean" office:boolean-value="false" calcext:value-type="boolean">
            <text:p>FALSO</text:p>
          </table:table-cell>
          <table:table-cell table:style-name="ce2" table:formula="of:=(AND([SODS.S32];[SODS.P32]&gt;=0.5))" office:value-type="boolean" office:boolean-value="false" calcext:value-type="boolean">
            <text:p>FALSO</text:p>
          </table:table-cell>
          <table:table-cell table:style-name="ce2" table:formula="of:=(AND([SODS.S32];[SODS.Q32]&gt;=0.5))" office:value-type="boolean" office:boolean-value="false" calcext:value-type="boolean">
            <text:p>FALSO</text:p>
          </table:table-cell>
          <table:table-cell/>
          <table:table-cell table:style-name="ce2" table:formula="of:=([.H32]&lt;= [SODS.Z2])" office:value-type="boolean" office:boolean-value="false" calcext:value-type="boolean">
            <text:p>FALSO</text:p>
          </table:table-cell>
          <table:table-cell table:style-name="ce2" table:formula="of:=(AND([SODS.X32];[.O32]&gt;=([SOD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AKAZ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06119064528785" calcext:value-type="float">
            <text:p>0,2061</text:p>
          </table:table-cell>
          <table:table-cell office:value-type="float" office:value="1.65809196804446" calcext:value-type="float">
            <text:p>1,6581</text:p>
          </table:table-cell>
          <table:table-cell office:value-type="float" office:value="0.841235673771129" calcext:value-type="float">
            <text:p>0,8412</text:p>
          </table:table-cell>
          <table:table-cell office:value-type="float" office:value="0.283972168951795" calcext:value-type="float">
            <text:p>0,2840</text:p>
          </table:table-cell>
          <table:table-cell office:value-type="float" office:value="11673" calcext:value-type="float">
            <text:p>11673</text:p>
          </table:table-cell>
          <table:table-cell office:value-type="float" office:value="8634" calcext:value-type="float">
            <text:p>8634</text:p>
          </table:table-cell>
          <table:table-cell office:value-type="float" office:value="2952" calcext:value-type="float">
            <text:p>2952</text:p>
          </table:table-cell>
          <table:table-cell office:value-type="float" office:value="6851" calcext:value-type="float">
            <text:p>6851</text:p>
          </table:table-cell>
          <table:table-cell office:value-type="float" office:value="7129" calcext:value-type="float">
            <text:p>7129</text:p>
          </table:table-cell>
          <table:table-cell office:value-type="float" office:value="7523" calcext:value-type="float">
            <text:p>7523</text:p>
          </table:table-cell>
          <table:table-cell office:value-type="float" office:value="0.793490850127403" calcext:value-type="float">
            <text:p>0,7934908501</text:p>
          </table:table-cell>
          <table:table-cell office:value-type="float" office:value="0.825689135974056" calcext:value-type="float">
            <text:p>0,825689136</text:p>
          </table:table-cell>
          <table:table-cell office:value-type="float" office:value="0.871322677785499" calcext:value-type="float">
            <text:p>0,8713226778</text:p>
          </table:table-cell>
          <table:table-cell/>
          <table:table-cell table:style-name="ce2" table:formula="of:=([SODS.H33]&lt;=0.5)" office:value-type="boolean" office:boolean-value="true" calcext:value-type="boolean">
            <text:p>VERDADEIRO</text:p>
          </table:table-cell>
          <table:table-cell table:style-name="ce2" table:formula="of:=(AND([SODS.S33];[SODS.O33]&gt;=0.5))" office:value-type="boolean" office:boolean-value="true" calcext:value-type="boolean">
            <text:p>VERDADEIRO</text:p>
          </table:table-cell>
          <table:table-cell table:style-name="ce2" table:formula="of:=(AND([SODS.S33];[SODS.P33]&gt;=0.5))" office:value-type="boolean" office:boolean-value="true" calcext:value-type="boolean">
            <text:p>VERDADEIRO</text:p>
          </table:table-cell>
          <table:table-cell table:style-name="ce2" table:formula="of:=(AND([SODS.S33];[SODS.Q33]&gt;=0.5))" office:value-type="boolean" office:boolean-value="true" calcext:value-type="boolean">
            <text:p>VERDADEIRO</text:p>
          </table:table-cell>
          <table:table-cell/>
          <table:table-cell table:style-name="ce2" table:formula="of:=([.H33]&lt;= [SODS.Z2])" office:value-type="boolean" office:boolean-value="true" calcext:value-type="boolean">
            <text:p>VERDADEIRO</text:p>
          </table:table-cell>
          <table:table-cell table:style-name="ce2" table:formula="of:=(AND([SODS.X33];[.O33]&gt;=([SOD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928264146768035" calcext:value-type="float">
            <text:p>0,0009</text:p>
          </table:table-cell>
          <table:table-cell office:value-type="float" office:value="127.535722558067" calcext:value-type="float">
            <text:p>127,5357</text:p>
          </table:table-cell>
          <table:table-cell office:value-type="float" office:value="1.46805148265742" calcext:value-type="float">
            <text:p>1,4681</text:p>
          </table:table-cell>
          <table:table-cell office:value-type="float" office:value="3.04069949849698" calcext:value-type="float">
            <text:p>3,0407</text:p>
          </table:table-cell>
          <table:table-cell office:value-type="float" office:value="12449" calcext:value-type="float">
            <text:p>12449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7008" calcext:value-type="float">
            <text:p>7008</text:p>
          </table:table-cell>
          <table:table-cell office:value-type="float" office:value="7465" calcext:value-type="float">
            <text:p>7465</text:p>
          </table:table-cell>
          <table:table-cell office:value-type="float" office:value="8063" calcext:value-type="float">
            <text:p>8063</text:p>
          </table:table-cell>
          <table:table-cell office:value-type="float" office:value="0.562936782070849" calcext:value-type="float">
            <text:p>0,5629367821</text:p>
          </table:table-cell>
          <table:table-cell office:value-type="float" office:value="0.599646557956462" calcext:value-type="float">
            <text:p>0,599646558</text:p>
          </table:table-cell>
          <table:table-cell office:value-type="float" office:value="0.647682544782713" calcext:value-type="float">
            <text:p>0,6476825448</text:p>
          </table:table-cell>
          <table:table-cell/>
          <table:table-cell table:style-name="ce2" table:formula="of:=([SODS.H34]&lt;=0.5)" office:value-type="boolean" office:boolean-value="false" calcext:value-type="boolean">
            <text:p>FALSO</text:p>
          </table:table-cell>
          <table:table-cell table:style-name="ce2" table:formula="of:=(AND([SODS.S34];[SODS.O34]&gt;=0.5))" office:value-type="boolean" office:boolean-value="false" calcext:value-type="boolean">
            <text:p>FALSO</text:p>
          </table:table-cell>
          <table:table-cell table:style-name="ce2" table:formula="of:=(AND([SODS.S34];[SODS.P34]&gt;=0.5))" office:value-type="boolean" office:boolean-value="false" calcext:value-type="boolean">
            <text:p>FALSO</text:p>
          </table:table-cell>
          <table:table-cell table:style-name="ce2" table:formula="of:=(AND([SODS.S34];[SODS.Q34]&gt;=0.5))" office:value-type="boolean" office:boolean-value="false" calcext:value-type="boolean">
            <text:p>FALSO</text:p>
          </table:table-cell>
          <table:table-cell/>
          <table:table-cell table:style-name="ce2" table:formula="of:=([.H34]&lt;= [SODS.Z2])" office:value-type="boolean" office:boolean-value="false" calcext:value-type="boolean">
            <text:p>FALSO</text:p>
          </table:table-cell>
          <table:table-cell table:style-name="ce2" table:formula="of:=(AND([SODS.X34];[.O34]&gt;=([SOD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6513723739399" calcext:value-type="float">
            <text:p>0,0065</text:p>
          </table:table-cell>
          <table:table-cell office:value-type="float" office:value="4.70239537990244" calcext:value-type="float">
            <text:p>4,7024</text:p>
          </table:table-cell>
          <table:table-cell office:value-type="float" office:value="1.12950656286115" calcext:value-type="float">
            <text:p>1,1295</text:p>
          </table:table-cell>
          <table:table-cell office:value-type="float" office:value="0.845937102836168" calcext:value-type="float">
            <text:p>0,8459</text:p>
          </table:table-cell>
          <table:table-cell office:value-type="float" office:value="12449" calcext:value-type="float">
            <text:p>12449</text:p>
          </table:table-cell>
          <table:table-cell office:value-type="float" office:value="12021" calcext:value-type="float">
            <text:p>12021</text:p>
          </table:table-cell>
          <table:table-cell office:value-type="float" office:value="2679" calcext:value-type="float">
            <text:p>2679</text:p>
          </table:table-cell>
          <table:table-cell office:value-type="float" office:value="7145" calcext:value-type="float">
            <text:p>7145</text:p>
          </table:table-cell>
          <table:table-cell office:value-type="float" office:value="7584" calcext:value-type="float">
            <text:p>7584</text:p>
          </table:table-cell>
          <table:table-cell office:value-type="float" office:value="8127" calcext:value-type="float">
            <text:p>8127</text:p>
          </table:table-cell>
          <table:table-cell office:value-type="float" office:value="0.594376507778055" calcext:value-type="float">
            <text:p>0,5943765078</text:p>
          </table:table-cell>
          <table:table-cell office:value-type="float" office:value="0.630895932118792" calcext:value-type="float">
            <text:p>0,6308959321</text:p>
          </table:table-cell>
          <table:table-cell office:value-type="float" office:value="0.676066882954829" calcext:value-type="float">
            <text:p>0,676066883</text:p>
          </table:table-cell>
          <table:table-cell/>
          <table:table-cell table:style-name="ce2" table:formula="of:=([SODS.H35]&lt;=0.5)" office:value-type="boolean" office:boolean-value="false" calcext:value-type="boolean">
            <text:p>FALSO</text:p>
          </table:table-cell>
          <table:table-cell table:style-name="ce2" table:formula="of:=(AND([SODS.S35];[SODS.O35]&gt;=0.5))" office:value-type="boolean" office:boolean-value="false" calcext:value-type="boolean">
            <text:p>FALSO</text:p>
          </table:table-cell>
          <table:table-cell table:style-name="ce2" table:formula="of:=(AND([SODS.S35];[SODS.P35]&gt;=0.5))" office:value-type="boolean" office:boolean-value="false" calcext:value-type="boolean">
            <text:p>FALSO</text:p>
          </table:table-cell>
          <table:table-cell table:style-name="ce2" table:formula="of:=(AND([SODS.S35];[SODS.Q35]&gt;=0.5))" office:value-type="boolean" office:boolean-value="false" calcext:value-type="boolean">
            <text:p>FALSO</text:p>
          </table:table-cell>
          <table:table-cell/>
          <table:table-cell table:style-name="ce2" table:formula="of:=([.H35]&lt;= [SODS.Z2])" office:value-type="boolean" office:boolean-value="false" calcext:value-type="boolean">
            <text:p>FALSO</text:p>
          </table:table-cell>
          <table:table-cell table:style-name="ce2" table:formula="of:=(AND([SODS.X35];[.O35]&gt;=([SOD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BRIS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6513723739399" calcext:value-type="float">
            <text:p>0,0065</text:p>
          </table:table-cell>
          <table:table-cell office:value-type="float" office:value="4.70239537990244" calcext:value-type="float">
            <text:p>4,7024</text:p>
          </table:table-cell>
          <table:table-cell office:value-type="float" office:value="1.12950656286115" calcext:value-type="float">
            <text:p>1,1295</text:p>
          </table:table-cell>
          <table:table-cell office:value-type="float" office:value="0.845937102836168" calcext:value-type="float">
            <text:p>0,8459</text:p>
          </table:table-cell>
          <table:table-cell office:value-type="float" office:value="12021" calcext:value-type="float">
            <text:p>12021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7145" calcext:value-type="float">
            <text:p>7145</text:p>
          </table:table-cell>
          <table:table-cell office:value-type="float" office:value="7584" calcext:value-type="float">
            <text:p>7584</text:p>
          </table:table-cell>
          <table:table-cell office:value-type="float" office:value="8127" calcext:value-type="float">
            <text:p>8127</text:p>
          </table:table-cell>
          <table:table-cell office:value-type="float" office:value="0.594376507778055" calcext:value-type="float">
            <text:p>0,5943765078</text:p>
          </table:table-cell>
          <table:table-cell office:value-type="float" office:value="0.630895932118792" calcext:value-type="float">
            <text:p>0,6308959321</text:p>
          </table:table-cell>
          <table:table-cell office:value-type="float" office:value="0.676066882954829" calcext:value-type="float">
            <text:p>0,676066883</text:p>
          </table:table-cell>
          <table:table-cell/>
          <table:table-cell table:style-name="ce2" table:formula="of:=([SODS.H36]&lt;=0.5)" office:value-type="boolean" office:boolean-value="false" calcext:value-type="boolean">
            <text:p>FALSO</text:p>
          </table:table-cell>
          <table:table-cell table:style-name="ce2" table:formula="of:=(AND([SODS.S36];[SODS.O36]&gt;=0.5))" office:value-type="boolean" office:boolean-value="false" calcext:value-type="boolean">
            <text:p>FALSO</text:p>
          </table:table-cell>
          <table:table-cell table:style-name="ce2" table:formula="of:=(AND([SODS.S36];[SODS.P36]&gt;=0.5))" office:value-type="boolean" office:boolean-value="false" calcext:value-type="boolean">
            <text:p>FALSO</text:p>
          </table:table-cell>
          <table:table-cell table:style-name="ce2" table:formula="of:=(AND([SODS.S36];[SODS.Q36]&gt;=0.5))" office:value-type="boolean" office:boolean-value="false" calcext:value-type="boolean">
            <text:p>FALSO</text:p>
          </table:table-cell>
          <table:table-cell/>
          <table:table-cell table:style-name="ce2" table:formula="of:=([.H36]&lt;= [SODS.Z2])" office:value-type="boolean" office:boolean-value="false" calcext:value-type="boolean">
            <text:p>FALSO</text:p>
          </table:table-cell>
          <table:table-cell table:style-name="ce2" table:formula="of:=(AND([SODS.X36];[.O36]&gt;=([SOD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Different Scale</text:p>
          </table:table-cell>
          <table:table-cell office:value-type="string" calcext:value-type="string">
            <text:p>BRIS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5336668396339" calcext:value-type="float">
            <text:p>0,2534</text:p>
          </table:table-cell>
          <table:table-cell office:value-type="float" office:value="2.03322491779792" calcext:value-type="float">
            <text:p>2,0332</text:p>
          </table:table-cell>
          <table:table-cell office:value-type="float" office:value="0.908373488468697" calcext:value-type="float">
            <text:p>0,9084</text:p>
          </table:table-cell>
          <table:table-cell office:value-type="float" office:value="0.413105870395208" calcext:value-type="float">
            <text:p>0,4131</text:p>
          </table:table-cell>
          <table:table-cell office:value-type="float" office:value="12021" calcext:value-type="float">
            <text:p>12021</text:p>
          </table:table-cell>
          <table:table-cell office:value-type="float" office:value="9342" calcext:value-type="float">
            <text:p>9342</text:p>
          </table:table-cell>
          <table:table-cell office:value-type="float" office:value="3228" calcext:value-type="float">
            <text:p>3228</text:p>
          </table:table-cell>
          <table:table-cell office:value-type="float" office:value="6327" calcext:value-type="float">
            <text:p>6327</text:p>
          </table:table-cell>
          <table:table-cell office:value-type="float" office:value="6696" calcext:value-type="float">
            <text:p>6696</text:p>
          </table:table-cell>
          <table:table-cell office:value-type="float" office:value="7214" calcext:value-type="float">
            <text:p>7214</text:p>
          </table:table-cell>
          <table:table-cell office:value-type="float" office:value="0.677263969171484" calcext:value-type="float">
            <text:p>0,6772639692</text:p>
          </table:table-cell>
          <table:table-cell office:value-type="float" office:value="0.716763005780347" calcext:value-type="float">
            <text:p>0,7167630058</text:p>
          </table:table-cell>
          <table:table-cell office:value-type="float" office:value="0.772211517876258" calcext:value-type="float">
            <text:p>0,7722115179</text:p>
          </table:table-cell>
          <table:table-cell/>
          <table:table-cell table:style-name="ce2" table:formula="of:=([SODS.H37]&lt;=0.5)" office:value-type="boolean" office:boolean-value="true" calcext:value-type="boolean">
            <text:p>VERDADEIRO</text:p>
          </table:table-cell>
          <table:table-cell table:style-name="ce2" table:formula="of:=(AND([SODS.S37];[SODS.O37]&gt;=0.5))" office:value-type="boolean" office:boolean-value="true" calcext:value-type="boolean">
            <text:p>VERDADEIRO</text:p>
          </table:table-cell>
          <table:table-cell table:style-name="ce2" table:formula="of:=(AND([SODS.S37];[SODS.P37]&gt;=0.5))" office:value-type="boolean" office:boolean-value="true" calcext:value-type="boolean">
            <text:p>VERDADEIRO</text:p>
          </table:table-cell>
          <table:table-cell table:style-name="ce2" table:formula="of:=(AND([SODS.S37];[SODS.Q37]&gt;=0.5))" office:value-type="boolean" office:boolean-value="true" calcext:value-type="boolean">
            <text:p>VERDADEIRO</text:p>
          </table:table-cell>
          <table:table-cell/>
          <table:table-cell table:style-name="ce2" table:formula="of:=([.H37]&lt;= [SODS.Z2])" office:value-type="boolean" office:boolean-value="true" calcext:value-type="boolean">
            <text:p>VERDADEIRO</text:p>
          </table:table-cell>
          <table:table-cell table:style-name="ce2" table:formula="of:=(AND([SODS.X37];[.O37]&gt;=([SOD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 table:number-rows-repeated="48">
          <table:table-cell table:number-columns-repeated="19"/>
          <table:table-cell table:style-name="ce2" table:number-columns-repeated="3"/>
          <table:table-cell/>
          <table:table-cell table:style-name="ce2" table:number-columns-repeated="2"/>
          <table:table-cell table:number-columns-repeated="2"/>
        </table:table-row>
        <table:table-row table:style-name="ro1" table:number-rows-repeated="1048490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SO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ce1"/>
        <table:table-column table:style-name="co15" table:default-cell-style-name="Default"/>
        <table:table-column table:style-name="co16" table:number-columns-repeated="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ka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ir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kps_feat_min</text:p>
          </table:table-cell>
          <table:table-cell office:value-type="string" calcext:value-type="string">
            <text:p>kps_feat_max</text:p>
          </table:table-cell>
          <table:table-cell office:value-type="string" calcext:value-type="string">
            <text:p>kps_feat_diff_mean</text:p>
          </table:table-cell>
          <table:table-cell office:value-type="string" calcext:value-type="string">
            <text:p>kps_feat_diff_std</text:p>
          </table:table-cell>
          <table:table-cell office:value-type="string" calcext:value-type="string">
            <text:p>matches_origin</text:p>
          </table:table-cell>
          <table:table-cell office:value-type="string" calcext:value-type="string">
            <text:p>matches</text:p>
          </table:table-cell>
          <table:table-cell office:value-type="string" calcext:value-type="string">
            <text:p>amount_beyond_std</text:p>
          </table:table-cell>
          <table:table-cell office:value-type="string" calcext:value-type="string">
            <text:p>amount_below_5</text:p>
          </table:table-cell>
          <table:table-cell office:value-type="string" calcext:value-type="string">
            <text:p>amount_below_10</text:p>
          </table:table-cell>
          <table:table-cell office:value-type="string" calcext:value-type="string">
            <text:p>amount_below_20</text:p>
          </table:table-cell>
          <table:table-cell office:value-type="string" calcext:value-type="string">
            <text:p>ratio5</text:p>
          </table:table-cell>
          <table:table-cell office:value-type="string" calcext:value-type="string">
            <text:p>ratio10</text:p>
          </table:table-cell>
          <table:table-cell office:value-type="string" calcext:value-type="string">
            <text:p>ratio20</text:p>
          </table:table-cell>
          <table:table-cell/>
          <table:table-cell office:value-type="string" calcext:value-type="string">
            <text:p>Std &lt;= 0,5</text:p>
          </table:table-cell>
          <table:table-cell office:value-type="string" calcext:value-type="string">
            <text:p>SO 5</text:p>
          </table:table-cell>
          <table:table-cell office:value-type="string" calcext:value-type="string">
            <text:p>SO 10</text:p>
          </table:table-cell>
          <table:table-cell office:value-type="string" calcext:value-type="string">
            <text:p>SO 20</text:p>
          </table:table-cell>
          <table:table-cell/>
          <table:table-cell office:value-type="string" calcext:value-type="string">
            <text:p>std &lt;= X</text:p>
          </table:table-cell>
          <table:table-cell table:style-name="ce3" office:value-type="string" calcext:value-type="string">
            <text:p>SO 5 &lt;= 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OR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9855363753926" calcext:value-type="float">
            <text:p>0,1299</text:p>
          </table:table-cell>
          <table:table-cell office:value-type="float" office:value="7.03558755308846" calcext:value-type="float">
            <text:p>7,0356</text:p>
          </table:table-cell>
          <table:table-cell office:value-type="float" office:value="1.20909402314258" calcext:value-type="float">
            <text:p>1,2091</text:p>
          </table:table-cell>
          <table:table-cell office:value-type="float" office:value="0.615466675602111" calcext:value-type="float">
            <text:p>0,6155</text:p>
          </table:table-cell>
          <table:table-cell office:value-type="float" office:value="3001" calcext:value-type="float">
            <text:p>3001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1120" calcext:value-type="float">
            <text:p>1120</text:p>
          </table:table-cell>
          <table:table-cell office:value-type="float" office:value="1389" calcext:value-type="float">
            <text:p>1389</text:p>
          </table:table-cell>
          <table:table-cell office:value-type="float" office:value="2261" calcext:value-type="float">
            <text:p>2261</text:p>
          </table:table-cell>
          <table:table-cell office:value-type="float" office:value="0.373208930356548" calcext:value-type="float">
            <text:p>0,3732</text:p>
          </table:table-cell>
          <table:table-cell office:value-type="float" office:value="0.462845718093969" calcext:value-type="float">
            <text:p>0,4628</text:p>
          </table:table-cell>
          <table:table-cell office:value-type="float" office:value="0.753415528157281" calcext:value-type="float">
            <text:p>0,7534</text:p>
          </table:table-cell>
          <table:table-cell/>
          <table:table-cell table:style-name="ce2" table:formula="of:=([SOSS.H2]&lt;=0.5)" office:value-type="boolean" office:boolean-value="false" calcext:value-type="boolean">
            <text:p>FALSO</text:p>
          </table:table-cell>
          <table:table-cell table:style-name="ce2" table:formula="of:=(AND([SOSS.S2];[SOSS.O2]&gt;=0.5))" office:value-type="boolean" office:boolean-value="false" calcext:value-type="boolean">
            <text:p>FALSO</text:p>
          </table:table-cell>
          <table:table-cell table:style-name="ce2" table:formula="of:=(AND([SOSS.S2];[SOSS.P2]&gt;=0.5))" office:value-type="boolean" office:boolean-value="false" calcext:value-type="boolean">
            <text:p>FALSO</text:p>
          </table:table-cell>
          <table:table-cell table:style-name="ce2" table:formula="of:=(AND([SOSS.S2];[SOSS.Q2]&gt;=0.5))" office:value-type="boolean" office:boolean-value="false" calcext:value-type="boolean">
            <text:p>FALSO</text:p>
          </table:table-cell>
          <table:table-cell/>
          <table:table-cell table:style-name="ce2" table:formula="of:=([.H2]&lt;= [SOSS.Z2])" office:value-type="boolean" office:boolean-value="false" calcext:value-type="boolean">
            <text:p>FALSO</text:p>
          </table:table-cell>
          <table:table-cell table:style-name="ce2" table:formula="of:=(AND([SOSS.X2];[.O2]&gt;=([SOSS.AA2]/100)))" office:value-type="boolean" office:boolean-value="false" calcext:value-type="boolean">
            <text:p>FALSO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OR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33552887956" calcext:value-type="float">
            <text:p>0,1234</text:p>
          </table:table-cell>
          <table:table-cell office:value-type="float" office:value="2.7869372624653" calcext:value-type="float">
            <text:p>2,7869</text:p>
          </table:table-cell>
          <table:table-cell office:value-type="float" office:value="1.0347862779464" calcext:value-type="float">
            <text:p>1,0348</text:p>
          </table:table-cell>
          <table:table-cell office:value-type="float" office:value="0.297278957560008" calcext:value-type="float">
            <text:p>0,2973</text:p>
          </table:table-cell>
          <table:table-cell office:value-type="float" office:value="3001" calcext:value-type="float">
            <text:p>3001</text:p>
          </table:table-cell>
          <table:table-cell office:value-type="float" office:value="2423" calcext:value-type="float">
            <text:p>2423</text:p>
          </table:table-cell>
          <table:table-cell office:value-type="float" office:value="490" calcext:value-type="float">
            <text:p>490</text:p>
          </table:table-cell>
          <table:table-cell office:value-type="float" office:value="1965" calcext:value-type="float">
            <text:p>1965</text:p>
          </table:table-cell>
          <table:table-cell office:value-type="float" office:value="2021" calcext:value-type="float">
            <text:p>2021</text:p>
          </table:table-cell>
          <table:table-cell office:value-type="float" office:value="2100" calcext:value-type="float">
            <text:p>2100</text:p>
          </table:table-cell>
          <table:table-cell office:value-type="float" office:value="0.810978126289723" calcext:value-type="float">
            <text:p>0,8110</text:p>
          </table:table-cell>
          <table:table-cell office:value-type="float" office:value="0.834089971110194" calcext:value-type="float">
            <text:p>0,8341</text:p>
          </table:table-cell>
          <table:table-cell office:value-type="float" office:value="0.866694180767643" calcext:value-type="float">
            <text:p>0,8667</text:p>
          </table:table-cell>
          <table:table-cell/>
          <table:table-cell table:style-name="ce2" table:formula="of:=([SOSS.H3]&lt;=0.5)" office:value-type="boolean" office:boolean-value="true" calcext:value-type="boolean">
            <text:p>VERDADEIRO</text:p>
          </table:table-cell>
          <table:table-cell table:style-name="ce2" table:formula="of:=(AND([SOSS.S3];[SOSS.O3]&gt;=0.5))" office:value-type="boolean" office:boolean-value="true" calcext:value-type="boolean">
            <text:p>VERDADEIRO</text:p>
          </table:table-cell>
          <table:table-cell table:style-name="ce2" table:formula="of:=(AND([SOSS.S3];[SOSS.P3]&gt;=0.5))" office:value-type="boolean" office:boolean-value="true" calcext:value-type="boolean">
            <text:p>VERDADEIRO</text:p>
          </table:table-cell>
          <table:table-cell table:style-name="ce2" table:formula="of:=(AND([SOSS.S3];[SOSS.Q3]&gt;=0.5))" office:value-type="boolean" office:boolean-value="true" calcext:value-type="boolean">
            <text:p>VERDADEIRO</text:p>
          </table:table-cell>
          <table:table-cell/>
          <table:table-cell table:style-name="ce2" table:formula="of:=([.H3]&lt;= [SOSS.Z2])" office:value-type="boolean" office:boolean-value="true" calcext:value-type="boolean">
            <text:p>VERDADEIRO</text:p>
          </table:table-cell>
          <table:table-cell table:style-name="ce2" table:formula="of:=(AND([SOSS.X3];[.O3]&gt;=([SOS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OR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233552887956" calcext:value-type="float">
            <text:p>0,1234</text:p>
          </table:table-cell>
          <table:table-cell office:value-type="float" office:value="2.7869372624653" calcext:value-type="float">
            <text:p>2,7869</text:p>
          </table:table-cell>
          <table:table-cell office:value-type="float" office:value="1.0347862779464" calcext:value-type="float">
            <text:p>1,0348</text:p>
          </table:table-cell>
          <table:table-cell office:value-type="float" office:value="0.297278957560008" calcext:value-type="float">
            <text:p>0,2973</text:p>
          </table:table-cell>
          <table:table-cell office:value-type="float" office:value="2423" calcext:value-type="float">
            <text:p>2423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1965" calcext:value-type="float">
            <text:p>1965</text:p>
          </table:table-cell>
          <table:table-cell office:value-type="float" office:value="2021" calcext:value-type="float">
            <text:p>2021</text:p>
          </table:table-cell>
          <table:table-cell office:value-type="float" office:value="2100" calcext:value-type="float">
            <text:p>2100</text:p>
          </table:table-cell>
          <table:table-cell office:value-type="float" office:value="0.810978126289723" calcext:value-type="float">
            <text:p>0,8110</text:p>
          </table:table-cell>
          <table:table-cell office:value-type="float" office:value="0.834089971110194" calcext:value-type="float">
            <text:p>0,8341</text:p>
          </table:table-cell>
          <table:table-cell office:value-type="float" office:value="0.866694180767643" calcext:value-type="float">
            <text:p>0,8667</text:p>
          </table:table-cell>
          <table:table-cell/>
          <table:table-cell table:style-name="ce2" table:formula="of:=([SOSS.H4]&lt;=0.5)" office:value-type="boolean" office:boolean-value="true" calcext:value-type="boolean">
            <text:p>VERDADEIRO</text:p>
          </table:table-cell>
          <table:table-cell table:style-name="ce2" table:formula="of:=(AND([SOSS.S4];[SOSS.O4]&gt;=0.5))" office:value-type="boolean" office:boolean-value="true" calcext:value-type="boolean">
            <text:p>VERDADEIRO</text:p>
          </table:table-cell>
          <table:table-cell table:style-name="ce2" table:formula="of:=(AND([SOSS.S4];[SOSS.P4]&gt;=0.5))" office:value-type="boolean" office:boolean-value="true" calcext:value-type="boolean">
            <text:p>VERDADEIRO</text:p>
          </table:table-cell>
          <table:table-cell table:style-name="ce2" table:formula="of:=(AND([SOSS.S4];[SOSS.Q4]&gt;=0.5))" office:value-type="boolean" office:boolean-value="true" calcext:value-type="boolean">
            <text:p>VERDADEIRO</text:p>
          </table:table-cell>
          <table:table-cell/>
          <table:table-cell table:style-name="ce2" table:formula="of:=([.H4]&lt;= [SOSS.Z2])" office:value-type="boolean" office:boolean-value="true" calcext:value-type="boolean">
            <text:p>VERDADEIRO</text:p>
          </table:table-cell>
          <table:table-cell table:style-name="ce2" table:formula="of:=(AND([SOSS.X4];[.O4]&gt;=([SOS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OR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52690038342331" calcext:value-type="float">
            <text:p>0,6527</text:p>
          </table:table-cell>
          <table:table-cell office:value-type="float" office:value="1.42925405188285" calcext:value-type="float">
            <text:p>1,4293</text:p>
          </table:table-cell>
          <table:table-cell office:value-type="float" office:value="0.981985228024397" calcext:value-type="float">
            <text:p>0,9820</text:p>
          </table:table-cell>
          <table:table-cell office:value-type="float" office:value="0.0874697935643201" calcext:value-type="float">
            <text:p>0,0875</text:p>
          </table:table-cell>
          <table:table-cell office:value-type="float" office:value="2423" calcext:value-type="float">
            <text:p>2423</text:p>
          </table:table-cell>
          <table:table-cell office:value-type="float" office:value="1933" calcext:value-type="float">
            <text:p>1933</text:p>
          </table:table-cell>
          <table:table-cell office:value-type="float" office:value="312" calcext:value-type="float">
            <text:p>312</text:p>
          </table:table-cell>
          <table:table-cell office:value-type="float" office:value="1738" calcext:value-type="float">
            <text:p>1738</text:p>
          </table:table-cell>
          <table:table-cell office:value-type="float" office:value="1781" calcext:value-type="float">
            <text:p>1781</text:p>
          </table:table-cell>
          <table:table-cell office:value-type="float" office:value="1866" calcext:value-type="float">
            <text:p>1866</text:p>
          </table:table-cell>
          <table:table-cell office:value-type="float" office:value="0.899120538023797" calcext:value-type="float">
            <text:p>0,8991</text:p>
          </table:table-cell>
          <table:table-cell office:value-type="float" office:value="0.921365752715986" calcext:value-type="float">
            <text:p>0,9214</text:p>
          </table:table-cell>
          <table:table-cell office:value-type="float" office:value="0.965338851526125" calcext:value-type="float">
            <text:p>0,9653</text:p>
          </table:table-cell>
          <table:table-cell/>
          <table:table-cell table:style-name="ce2" table:formula="of:=([SOSS.H5]&lt;=0.5)" office:value-type="boolean" office:boolean-value="true" calcext:value-type="boolean">
            <text:p>VERDADEIRO</text:p>
          </table:table-cell>
          <table:table-cell table:style-name="ce2" table:formula="of:=(AND([SOSS.S5];[SOSS.O5]&gt;=0.5))" office:value-type="boolean" office:boolean-value="true" calcext:value-type="boolean">
            <text:p>VERDADEIRO</text:p>
          </table:table-cell>
          <table:table-cell table:style-name="ce2" table:formula="of:=(AND([SOSS.S5];[SOSS.P5]&gt;=0.5))" office:value-type="boolean" office:boolean-value="true" calcext:value-type="boolean">
            <text:p>VERDADEIRO</text:p>
          </table:table-cell>
          <table:table-cell table:style-name="ce2" table:formula="of:=(AND([SOSS.S5];[SOSS.Q5]&gt;=0.5))" office:value-type="boolean" office:boolean-value="true" calcext:value-type="boolean">
            <text:p>VERDADEIRO</text:p>
          </table:table-cell>
          <table:table-cell/>
          <table:table-cell table:style-name="ce2" table:formula="of:=([.H5]&lt;= [SOSS.Z2])" office:value-type="boolean" office:boolean-value="true" calcext:value-type="boolean">
            <text:p>VERDADEIRO</text:p>
          </table:table-cell>
          <table:table-cell table:style-name="ce2" table:formula="of:=(AND([SOSS.X5];[.O5]&gt;=([SOS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AKA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71521895300716" calcext:value-type="float">
            <text:p>0,0372</text:p>
          </table:table-cell>
          <table:table-cell office:value-type="float" office:value="44.8451536417723" calcext:value-type="float">
            <text:p>44,8452</text:p>
          </table:table-cell>
          <table:table-cell office:value-type="float" office:value="1.17521298014166" calcext:value-type="float">
            <text:p>1,1752</text:p>
          </table:table-cell>
          <table:table-cell office:value-type="float" office:value="0.714378120966987" calcext:value-type="float">
            <text:p>0,7144</text:p>
          </table:table-cell>
          <table:table-cell office:value-type="float" office:value="26968" calcext:value-type="float">
            <text:p>26968</text:p>
          </table:table-cell>
          <table:table-cell/>
          <table:table-cell office:value-type="float" office:value="2773" calcext:value-type="float">
            <text:p>2773</text:p>
          </table:table-cell>
          <table:table-cell office:value-type="float" office:value="11323" calcext:value-type="float">
            <text:p>11323</text:p>
          </table:table-cell>
          <table:table-cell office:value-type="float" office:value="12589" calcext:value-type="float">
            <text:p>12589</text:p>
          </table:table-cell>
          <table:table-cell office:value-type="float" office:value="19385" calcext:value-type="float">
            <text:p>19385</text:p>
          </table:table-cell>
          <table:table-cell office:value-type="float" office:value="0.419867991693859" calcext:value-type="float">
            <text:p>0,4199</text:p>
          </table:table-cell>
          <table:table-cell office:value-type="float" office:value="0.466812518540492" calcext:value-type="float">
            <text:p>0,4668</text:p>
          </table:table-cell>
          <table:table-cell office:value-type="float" office:value="0.718814891723524" calcext:value-type="float">
            <text:p>0,7188</text:p>
          </table:table-cell>
          <table:table-cell/>
          <table:table-cell table:style-name="ce2" table:formula="of:=([SOSS.H6]&lt;=0.5)" office:value-type="boolean" office:boolean-value="false" calcext:value-type="boolean">
            <text:p>FALSO</text:p>
          </table:table-cell>
          <table:table-cell table:style-name="ce2" table:formula="of:=(AND([SOSS.S6];[SOSS.O6]&gt;=0.5))" office:value-type="boolean" office:boolean-value="false" calcext:value-type="boolean">
            <text:p>FALSO</text:p>
          </table:table-cell>
          <table:table-cell table:style-name="ce2" table:formula="of:=(AND([SOSS.S6];[SOSS.P6]&gt;=0.5))" office:value-type="boolean" office:boolean-value="false" calcext:value-type="boolean">
            <text:p>FALSO</text:p>
          </table:table-cell>
          <table:table-cell table:style-name="ce2" table:formula="of:=(AND([SOSS.S6];[SOSS.Q6]&gt;=0.5))" office:value-type="boolean" office:boolean-value="false" calcext:value-type="boolean">
            <text:p>FALSO</text:p>
          </table:table-cell>
          <table:table-cell/>
          <table:table-cell table:style-name="ce2" table:formula="of:=([.H6]&lt;= [SOSS.Z2])" office:value-type="boolean" office:boolean-value="false" calcext:value-type="boolean">
            <text:p>FALSO</text:p>
          </table:table-cell>
          <table:table-cell table:style-name="ce2" table:formula="of:=(AND([SOSS.X6];[.O6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AKA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00879334301386" calcext:value-type="float">
            <text:p>0,2009</text:p>
          </table:table-cell>
          <table:table-cell office:value-type="float" office:value="2.8794473986049" calcext:value-type="float">
            <text:p>2,8794</text:p>
          </table:table-cell>
          <table:table-cell office:value-type="float" office:value="1.03247013181373" calcext:value-type="float">
            <text:p>1,0325</text:p>
          </table:table-cell>
          <table:table-cell office:value-type="float" office:value="0.201683063186536" calcext:value-type="float">
            <text:p>0,2017</text:p>
          </table:table-cell>
          <table:table-cell office:value-type="float" office:value="26968" calcext:value-type="float">
            <text:p>26968</text:p>
          </table:table-cell>
          <table:table-cell office:value-type="float" office:value="24195" calcext:value-type="float">
            <text:p>24195</text:p>
          </table:table-cell>
          <table:table-cell office:value-type="float" office:value="3788" calcext:value-type="float">
            <text:p>3788</text:p>
          </table:table-cell>
          <table:table-cell office:value-type="float" office:value="17375" calcext:value-type="float">
            <text:p>17375</text:p>
          </table:table-cell>
          <table:table-cell office:value-type="float" office:value="20755" calcext:value-type="float">
            <text:p>20755</text:p>
          </table:table-cell>
          <table:table-cell office:value-type="float" office:value="21931" calcext:value-type="float">
            <text:p>21931</text:p>
          </table:table-cell>
          <table:table-cell office:value-type="float" office:value="0.718123579251912" calcext:value-type="float">
            <text:p>0,7181</text:p>
          </table:table-cell>
          <table:table-cell office:value-type="float" office:value="0.857821864021492" calcext:value-type="float">
            <text:p>0,8578</text:p>
          </table:table-cell>
          <table:table-cell office:value-type="float" office:value="0.90642694771647" calcext:value-type="float">
            <text:p>0,9064</text:p>
          </table:table-cell>
          <table:table-cell/>
          <table:table-cell table:style-name="ce2" table:formula="of:=([SOSS.H7]&lt;=0.5)" office:value-type="boolean" office:boolean-value="true" calcext:value-type="boolean">
            <text:p>VERDADEIRO</text:p>
          </table:table-cell>
          <table:table-cell table:style-name="ce2" table:formula="of:=(AND([SOSS.S7];[SOSS.O7]&gt;=0.5))" office:value-type="boolean" office:boolean-value="true" calcext:value-type="boolean">
            <text:p>VERDADEIRO</text:p>
          </table:table-cell>
          <table:table-cell table:style-name="ce2" table:formula="of:=(AND([SOSS.S7];[SOSS.P7]&gt;=0.5))" office:value-type="boolean" office:boolean-value="true" calcext:value-type="boolean">
            <text:p>VERDADEIRO</text:p>
          </table:table-cell>
          <table:table-cell table:style-name="ce2" table:formula="of:=(AND([SOSS.S7];[SOSS.Q7]&gt;=0.5))" office:value-type="boolean" office:boolean-value="true" calcext:value-type="boolean">
            <text:p>VERDADEIRO</text:p>
          </table:table-cell>
          <table:table-cell/>
          <table:table-cell table:style-name="ce2" table:formula="of:=([.H7]&lt;= [SOSS.Z2])" office:value-type="boolean" office:boolean-value="true" calcext:value-type="boolean">
            <text:p>VERDADEIRO</text:p>
          </table:table-cell>
          <table:table-cell table:style-name="ce2" table:formula="of:=(AND([SOSS.X7];[.O7]&gt;=([SOS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AKAZ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00879334301386" calcext:value-type="float">
            <text:p>0,2009</text:p>
          </table:table-cell>
          <table:table-cell office:value-type="float" office:value="2.8794473986049" calcext:value-type="float">
            <text:p>2,8794</text:p>
          </table:table-cell>
          <table:table-cell office:value-type="float" office:value="1.03247013181373" calcext:value-type="float">
            <text:p>1,0325</text:p>
          </table:table-cell>
          <table:table-cell office:value-type="float" office:value="0.201683063186536" calcext:value-type="float">
            <text:p>0,2017</text:p>
          </table:table-cell>
          <table:table-cell office:value-type="float" office:value="24195" calcext:value-type="float">
            <text:p>24195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float" office:value="17375" calcext:value-type="float">
            <text:p>17375</text:p>
          </table:table-cell>
          <table:table-cell office:value-type="float" office:value="20755" calcext:value-type="float">
            <text:p>20755</text:p>
          </table:table-cell>
          <table:table-cell office:value-type="float" office:value="21931" calcext:value-type="float">
            <text:p>21931</text:p>
          </table:table-cell>
          <table:table-cell office:value-type="float" office:value="0.718123579251912" calcext:value-type="float">
            <text:p>0,7181</text:p>
          </table:table-cell>
          <table:table-cell office:value-type="float" office:value="0.857821864021492" calcext:value-type="float">
            <text:p>0,8578</text:p>
          </table:table-cell>
          <table:table-cell office:value-type="float" office:value="0.90642694771647" calcext:value-type="float">
            <text:p>0,9064</text:p>
          </table:table-cell>
          <table:table-cell/>
          <table:table-cell table:style-name="ce2" table:formula="of:=([SOSS.H8]&lt;=0.5)" office:value-type="boolean" office:boolean-value="true" calcext:value-type="boolean">
            <text:p>VERDADEIRO</text:p>
          </table:table-cell>
          <table:table-cell table:style-name="ce2" table:formula="of:=(AND([SOSS.S8];[SOSS.O8]&gt;=0.5))" office:value-type="boolean" office:boolean-value="true" calcext:value-type="boolean">
            <text:p>VERDADEIRO</text:p>
          </table:table-cell>
          <table:table-cell table:style-name="ce2" table:formula="of:=(AND([SOSS.S8];[SOSS.P8]&gt;=0.5))" office:value-type="boolean" office:boolean-value="true" calcext:value-type="boolean">
            <text:p>VERDADEIRO</text:p>
          </table:table-cell>
          <table:table-cell table:style-name="ce2" table:formula="of:=(AND([SOSS.S8];[SOSS.Q8]&gt;=0.5))" office:value-type="boolean" office:boolean-value="true" calcext:value-type="boolean">
            <text:p>VERDADEIRO</text:p>
          </table:table-cell>
          <table:table-cell/>
          <table:table-cell table:style-name="ce2" table:formula="of:=([.H8]&lt;= [SOSS.Z2])" office:value-type="boolean" office:boolean-value="true" calcext:value-type="boolean">
            <text:p>VERDADEIRO</text:p>
          </table:table-cell>
          <table:table-cell table:style-name="ce2" table:formula="of:=(AND([SOSS.X8];[.O8]&gt;=([SOS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AKAZ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51883090842613" calcext:value-type="float">
            <text:p>0,5519</text:p>
          </table:table-cell>
          <table:table-cell office:value-type="float" office:value="1.34557625730968" calcext:value-type="float">
            <text:p>1,3456</text:p>
          </table:table-cell>
          <table:table-cell office:value-type="float" office:value="1.0027267009456" calcext:value-type="float">
            <text:p>1,0027</text:p>
          </table:table-cell>
          <table:table-cell office:value-type="float" office:value="0.0418693801774718" calcext:value-type="float">
            <text:p>0,0419</text:p>
          </table:table-cell>
          <table:table-cell office:value-type="float" office:value="24195" calcext:value-type="float">
            <text:p>24195</text:p>
          </table:table-cell>
          <table:table-cell office:value-type="float" office:value="20407" calcext:value-type="float">
            <text:p>20407</text:p>
          </table:table-cell>
          <table:table-cell office:value-type="float" office:value="1713" calcext:value-type="float">
            <text:p>1713</text:p>
          </table:table-cell>
          <table:table-cell office:value-type="float" office:value="19477" calcext:value-type="float">
            <text:p>19477</text:p>
          </table:table-cell>
          <table:table-cell office:value-type="float" office:value="19741" calcext:value-type="float">
            <text:p>19741</text:p>
          </table:table-cell>
          <table:table-cell office:value-type="float" office:value="20193" calcext:value-type="float">
            <text:p>20193</text:p>
          </table:table-cell>
          <table:table-cell office:value-type="float" office:value="0.954427402361935" calcext:value-type="float">
            <text:p>0,9544</text:p>
          </table:table-cell>
          <table:table-cell office:value-type="float" office:value="0.967364139755966" calcext:value-type="float">
            <text:p>0,9674</text:p>
          </table:table-cell>
          <table:table-cell office:value-type="float" office:value="0.989513402263929" calcext:value-type="float">
            <text:p>0,9895</text:p>
          </table:table-cell>
          <table:table-cell/>
          <table:table-cell table:style-name="ce2" table:formula="of:=([SOSS.H9]&lt;=0.5)" office:value-type="boolean" office:boolean-value="true" calcext:value-type="boolean">
            <text:p>VERDADEIRO</text:p>
          </table:table-cell>
          <table:table-cell table:style-name="ce2" table:formula="of:=(AND([SOSS.S9];[SOSS.O9]&gt;=0.5))" office:value-type="boolean" office:boolean-value="true" calcext:value-type="boolean">
            <text:p>VERDADEIRO</text:p>
          </table:table-cell>
          <table:table-cell table:style-name="ce2" table:formula="of:=(AND([SOSS.S9];[SOSS.P9]&gt;=0.5))" office:value-type="boolean" office:boolean-value="true" calcext:value-type="boolean">
            <text:p>VERDADEIRO</text:p>
          </table:table-cell>
          <table:table-cell table:style-name="ce2" table:formula="of:=(AND([SOSS.S9];[SOSS.Q9]&gt;=0.5))" office:value-type="boolean" office:boolean-value="true" calcext:value-type="boolean">
            <text:p>VERDADEIRO</text:p>
          </table:table-cell>
          <table:table-cell/>
          <table:table-cell table:style-name="ce2" table:formula="of:=([.H9]&lt;= [SOSS.Z2])" office:value-type="boolean" office:boolean-value="true" calcext:value-type="boolean">
            <text:p>VERDADEIRO</text:p>
          </table:table-cell>
          <table:table-cell table:style-name="ce2" table:formula="of:=(AND([SOSS.X9];[.O9]&gt;=([SOS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BRI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6444768438899" calcext:value-type="float">
            <text:p>0,0206</text:p>
          </table:table-cell>
          <table:table-cell office:value-type="float" office:value="400.37572816908" calcext:value-type="float">
            <text:p>400,3757</text:p>
          </table:table-cell>
          <table:table-cell office:value-type="float" office:value="1.24995280230109" calcext:value-type="float">
            <text:p>1,2500</text:p>
          </table:table-cell>
          <table:table-cell office:value-type="float" office:value="1.80097230255775" calcext:value-type="float">
            <text:p>1,8010</text:p>
          </table:table-cell>
          <table:table-cell office:value-type="float" office:value="64241" calcext:value-type="float">
            <text:p>64241</text:p>
          </table:table-cell>
          <table:table-cell/>
          <table:table-cell office:value-type="float" office:value="2214" calcext:value-type="float">
            <text:p>2214</text:p>
          </table:table-cell>
          <table:table-cell office:value-type="float" office:value="27640" calcext:value-type="float">
            <text:p>27640</text:p>
          </table:table-cell>
          <table:table-cell office:value-type="float" office:value="29285" calcext:value-type="float">
            <text:p>29285</text:p>
          </table:table-cell>
          <table:table-cell office:value-type="float" office:value="40969" calcext:value-type="float">
            <text:p>40969</text:p>
          </table:table-cell>
          <table:table-cell office:value-type="float" office:value="0.430254821687085" calcext:value-type="float">
            <text:p>0,4303</text:p>
          </table:table-cell>
          <table:table-cell office:value-type="float" office:value="0.455861521458259" calcext:value-type="float">
            <text:p>0,4559</text:p>
          </table:table-cell>
          <table:table-cell office:value-type="float" office:value="0.637739138556374" calcext:value-type="float">
            <text:p>0,6377</text:p>
          </table:table-cell>
          <table:table-cell/>
          <table:table-cell table:style-name="ce2" table:formula="of:=([SOSS.H10]&lt;=0.5)" office:value-type="boolean" office:boolean-value="false" calcext:value-type="boolean">
            <text:p>FALSO</text:p>
          </table:table-cell>
          <table:table-cell table:style-name="ce2" table:formula="of:=(AND([SOSS.S10];[SOSS.O10]&gt;=0.5))" office:value-type="boolean" office:boolean-value="false" calcext:value-type="boolean">
            <text:p>FALSO</text:p>
          </table:table-cell>
          <table:table-cell table:style-name="ce2" table:formula="of:=(AND([SOSS.S10];[SOSS.P10]&gt;=0.5))" office:value-type="boolean" office:boolean-value="false" calcext:value-type="boolean">
            <text:p>FALSO</text:p>
          </table:table-cell>
          <table:table-cell table:style-name="ce2" table:formula="of:=(AND([SOSS.S10];[SOSS.Q10]&gt;=0.5))" office:value-type="boolean" office:boolean-value="false" calcext:value-type="boolean">
            <text:p>FALSO</text:p>
          </table:table-cell>
          <table:table-cell/>
          <table:table-cell table:style-name="ce2" table:formula="of:=([.H10]&lt;= [SOSS.Z2])" office:value-type="boolean" office:boolean-value="false" calcext:value-type="boolean">
            <text:p>FALSO</text:p>
          </table:table-cell>
          <table:table-cell table:style-name="ce2" table:formula="of:=(AND([SOSS.X10];[.O10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BRI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65155549393345" calcext:value-type="float">
            <text:p>0,0047</text:p>
          </table:table-cell>
          <table:table-cell office:value-type="float" office:value="3.57072357044078" calcext:value-type="float">
            <text:p>3,5707</text:p>
          </table:table-cell>
          <table:table-cell office:value-type="float" office:value="1.11515285474025" calcext:value-type="float">
            <text:p>1,1152</text:p>
          </table:table-cell>
          <table:table-cell office:value-type="float" office:value="0.468887446226727" calcext:value-type="float">
            <text:p>0,4689</text:p>
          </table:table-cell>
          <table:table-cell office:value-type="float" office:value="64241" calcext:value-type="float">
            <text:p>64241</text:p>
          </table:table-cell>
          <table:table-cell office:value-type="float" office:value="62027" calcext:value-type="float">
            <text:p>62027</text:p>
          </table:table-cell>
          <table:table-cell office:value-type="float" office:value="13726" calcext:value-type="float">
            <text:p>13726</text:p>
          </table:table-cell>
          <table:table-cell office:value-type="float" office:value="28498" calcext:value-type="float">
            <text:p>28498</text:p>
          </table:table-cell>
          <table:table-cell office:value-type="float" office:value="37629" calcext:value-type="float">
            <text:p>37629</text:p>
          </table:table-cell>
          <table:table-cell office:value-type="float" office:value="47524" calcext:value-type="float">
            <text:p>47524</text:p>
          </table:table-cell>
          <table:table-cell office:value-type="float" office:value="0.459445080368227" calcext:value-type="float">
            <text:p>0,4594</text:p>
          </table:table-cell>
          <table:table-cell office:value-type="float" office:value="0.606655166298547" calcext:value-type="float">
            <text:p>0,6067</text:p>
          </table:table-cell>
          <table:table-cell office:value-type="float" office:value="0.766182468924823" calcext:value-type="float">
            <text:p>0,7662</text:p>
          </table:table-cell>
          <table:table-cell/>
          <table:table-cell table:style-name="ce2" table:formula="of:=([SOSS.H11]&lt;=0.5)" office:value-type="boolean" office:boolean-value="true" calcext:value-type="boolean">
            <text:p>VERDADEIRO</text:p>
          </table:table-cell>
          <table:table-cell table:style-name="ce2" table:formula="of:=(AND([SOSS.S11];[SOSS.O11]&gt;=0.5))" office:value-type="boolean" office:boolean-value="false" calcext:value-type="boolean">
            <text:p>FALSO</text:p>
          </table:table-cell>
          <table:table-cell table:style-name="ce2" table:formula="of:=(AND([SOSS.S11];[SOSS.P11]&gt;=0.5))" office:value-type="boolean" office:boolean-value="true" calcext:value-type="boolean">
            <text:p>VERDADEIRO</text:p>
          </table:table-cell>
          <table:table-cell table:style-name="ce2" table:formula="of:=(AND([SOSS.S11];[SOSS.Q11]&gt;=0.5))" office:value-type="boolean" office:boolean-value="true" calcext:value-type="boolean">
            <text:p>VERDADEIRO</text:p>
          </table:table-cell>
          <table:table-cell/>
          <table:table-cell table:style-name="ce2" table:formula="of:=([.H11]&lt;= [SOSS.Z2])" office:value-type="boolean" office:boolean-value="true" calcext:value-type="boolean">
            <text:p>VERDADEIRO</text:p>
          </table:table-cell>
          <table:table-cell table:style-name="ce2" table:formula="of:=(AND([SOSS.X11];[.O11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BRIS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65155549393345" calcext:value-type="float">
            <text:p>0,0047</text:p>
          </table:table-cell>
          <table:table-cell office:value-type="float" office:value="3.57072357044078" calcext:value-type="float">
            <text:p>3,5707</text:p>
          </table:table-cell>
          <table:table-cell office:value-type="float" office:value="1.11515285474025" calcext:value-type="float">
            <text:p>1,1152</text:p>
          </table:table-cell>
          <table:table-cell office:value-type="float" office:value="0.468887446226727" calcext:value-type="float">
            <text:p>0,4689</text:p>
          </table:table-cell>
          <table:table-cell office:value-type="float" office:value="62027" calcext:value-type="float">
            <text:p>62027</text:p>
          </table:table-cell>
          <table:table-cell/>
          <table:table-cell office:value-type="float" office:value="13726" calcext:value-type="float">
            <text:p>13726</text:p>
          </table:table-cell>
          <table:table-cell office:value-type="float" office:value="28498" calcext:value-type="float">
            <text:p>28498</text:p>
          </table:table-cell>
          <table:table-cell office:value-type="float" office:value="37629" calcext:value-type="float">
            <text:p>37629</text:p>
          </table:table-cell>
          <table:table-cell office:value-type="float" office:value="47524" calcext:value-type="float">
            <text:p>47524</text:p>
          </table:table-cell>
          <table:table-cell office:value-type="float" office:value="0.459445080368227" calcext:value-type="float">
            <text:p>0,4594</text:p>
          </table:table-cell>
          <table:table-cell office:value-type="float" office:value="0.606655166298547" calcext:value-type="float">
            <text:p>0,6067</text:p>
          </table:table-cell>
          <table:table-cell office:value-type="float" office:value="0.766182468924823" calcext:value-type="float">
            <text:p>0,7662</text:p>
          </table:table-cell>
          <table:table-cell/>
          <table:table-cell table:style-name="ce2" table:formula="of:=([SOSS.H12]&lt;=0.5)" office:value-type="boolean" office:boolean-value="true" calcext:value-type="boolean">
            <text:p>VERDADEIRO</text:p>
          </table:table-cell>
          <table:table-cell table:style-name="ce2" table:formula="of:=(AND([SOSS.S12];[SOSS.O12]&gt;=0.5))" office:value-type="boolean" office:boolean-value="false" calcext:value-type="boolean">
            <text:p>FALSO</text:p>
          </table:table-cell>
          <table:table-cell table:style-name="ce2" table:formula="of:=(AND([SOSS.S12];[SOSS.P12]&gt;=0.5))" office:value-type="boolean" office:boolean-value="true" calcext:value-type="boolean">
            <text:p>VERDADEIRO</text:p>
          </table:table-cell>
          <table:table-cell table:style-name="ce2" table:formula="of:=(AND([SOSS.S12];[SOSS.Q12]&gt;=0.5))" office:value-type="boolean" office:boolean-value="true" calcext:value-type="boolean">
            <text:p>VERDADEIRO</text:p>
          </table:table-cell>
          <table:table-cell/>
          <table:table-cell table:style-name="ce2" table:formula="of:=([.H12]&lt;= [SOSS.Z2])" office:value-type="boolean" office:boolean-value="true" calcext:value-type="boolean">
            <text:p>VERDADEIRO</text:p>
          </table:table-cell>
          <table:table-cell table:style-name="ce2" table:formula="of:=(AND([SOSS.X12];[.O12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BRIS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26527069540213" calcext:value-type="float">
            <text:p>0,3265</text:p>
          </table:table-cell>
          <table:table-cell office:value-type="float" office:value="1.86835708199937" calcext:value-type="float">
            <text:p>1,8684</text:p>
          </table:table-cell>
          <table:table-cell office:value-type="float" office:value="1.03236240002055" calcext:value-type="float">
            <text:p>1,0324</text:p>
          </table:table-cell>
          <table:table-cell office:value-type="float" office:value="0.165297825534323" calcext:value-type="float">
            <text:p>0,1653</text:p>
          </table:table-cell>
          <table:table-cell office:value-type="float" office:value="62027" calcext:value-type="float">
            <text:p>62027</text:p>
          </table:table-cell>
          <table:table-cell office:value-type="float" office:value="48301" calcext:value-type="float">
            <text:p>48301</text:p>
          </table:table-cell>
          <table:table-cell office:value-type="float" office:value="10148" calcext:value-type="float">
            <text:p>10148</text:p>
          </table:table-cell>
          <table:table-cell office:value-type="float" office:value="29621" calcext:value-type="float">
            <text:p>29621</text:p>
          </table:table-cell>
          <table:table-cell office:value-type="float" office:value="38872" calcext:value-type="float">
            <text:p>38872</text:p>
          </table:table-cell>
          <table:table-cell office:value-type="float" office:value="42759" calcext:value-type="float">
            <text:p>42759</text:p>
          </table:table-cell>
          <table:table-cell office:value-type="float" office:value="0.613258524668226" calcext:value-type="float">
            <text:p>0,6133</text:p>
          </table:table-cell>
          <table:table-cell office:value-type="float" office:value="0.804786650379909" calcext:value-type="float">
            <text:p>0,8048</text:p>
          </table:table-cell>
          <table:table-cell office:value-type="float" office:value="0.88526117471688" calcext:value-type="float">
            <text:p>0,8853</text:p>
          </table:table-cell>
          <table:table-cell/>
          <table:table-cell table:style-name="ce2" table:formula="of:=([SOSS.H13]&lt;=0.5)" office:value-type="boolean" office:boolean-value="true" calcext:value-type="boolean">
            <text:p>VERDADEIRO</text:p>
          </table:table-cell>
          <table:table-cell table:style-name="ce2" table:formula="of:=(AND([SOSS.S13];[SOSS.O13]&gt;=0.5))" office:value-type="boolean" office:boolean-value="true" calcext:value-type="boolean">
            <text:p>VERDADEIRO</text:p>
          </table:table-cell>
          <table:table-cell table:style-name="ce2" table:formula="of:=(AND([SOSS.S13];[SOSS.P13]&gt;=0.5))" office:value-type="boolean" office:boolean-value="true" calcext:value-type="boolean">
            <text:p>VERDADEIRO</text:p>
          </table:table-cell>
          <table:table-cell table:style-name="ce2" table:formula="of:=(AND([SOSS.S13];[SOSS.Q13]&gt;=0.5))" office:value-type="boolean" office:boolean-value="true" calcext:value-type="boolean">
            <text:p>VERDADEIRO</text:p>
          </table:table-cell>
          <table:table-cell/>
          <table:table-cell table:style-name="ce2" table:formula="of:=([.H13]&lt;= [SOSS.Z2])" office:value-type="boolean" office:boolean-value="true" calcext:value-type="boolean">
            <text:p>VERDADEIRO</text:p>
          </table:table-cell>
          <table:table-cell table:style-name="ce2" table:formula="of:=(AND([SOSS.X13];[.O13]&gt;=([SOS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OR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64932002496766" calcext:value-type="float">
            <text:p>0,0465</text:p>
          </table:table-cell>
          <table:table-cell office:value-type="float" office:value="11.2858137560572" calcext:value-type="float">
            <text:p>11,2858</text:p>
          </table:table-cell>
          <table:table-cell office:value-type="float" office:value="1.21908433117884" calcext:value-type="float">
            <text:p>1,2191</text:p>
          </table:table-cell>
          <table:table-cell office:value-type="float" office:value="1.06363006662404" calcext:value-type="float">
            <text:p>1,0636</text:p>
          </table:table-cell>
          <table:table-cell office:value-type="float" office:value="2832" calcext:value-type="float">
            <text:p>2832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729" calcext:value-type="float">
            <text:p>1729</text:p>
          </table:table-cell>
          <table:table-cell office:value-type="float" office:value="2080" calcext:value-type="float">
            <text:p>2080</text:p>
          </table:table-cell>
          <table:table-cell office:value-type="float" office:value="2231" calcext:value-type="float">
            <text:p>2231</text:p>
          </table:table-cell>
          <table:table-cell office:value-type="float" office:value="0.610522598870056" calcext:value-type="float">
            <text:p>0,6105</text:p>
          </table:table-cell>
          <table:table-cell office:value-type="float" office:value="0.734463276836158" calcext:value-type="float">
            <text:p>0,7345</text:p>
          </table:table-cell>
          <table:table-cell office:value-type="float" office:value="0.787782485875706" calcext:value-type="float">
            <text:p>0,7878</text:p>
          </table:table-cell>
          <table:table-cell/>
          <table:table-cell table:style-name="ce2" table:formula="of:=([SOSS.H14]&lt;=0.5)" office:value-type="boolean" office:boolean-value="false" calcext:value-type="boolean">
            <text:p>FALSO</text:p>
          </table:table-cell>
          <table:table-cell table:style-name="ce2" table:formula="of:=(AND([SOSS.S14];[SOSS.O14]&gt;=0.5))" office:value-type="boolean" office:boolean-value="false" calcext:value-type="boolean">
            <text:p>FALSO</text:p>
          </table:table-cell>
          <table:table-cell table:style-name="ce2" table:formula="of:=(AND([SOSS.S14];[SOSS.P14]&gt;=0.5))" office:value-type="boolean" office:boolean-value="false" calcext:value-type="boolean">
            <text:p>FALSO</text:p>
          </table:table-cell>
          <table:table-cell table:style-name="ce2" table:formula="of:=(AND([SOSS.S14];[SOSS.Q14]&gt;=0.5))" office:value-type="boolean" office:boolean-value="false" calcext:value-type="boolean">
            <text:p>FALSO</text:p>
          </table:table-cell>
          <table:table-cell/>
          <table:table-cell table:style-name="ce2" table:formula="of:=([.H14]&lt;= [SOSS.Z2])" office:value-type="boolean" office:boolean-value="false" calcext:value-type="boolean">
            <text:p>FALSO</text:p>
          </table:table-cell>
          <table:table-cell table:style-name="ce2" table:formula="of:=(AND([SOSS.X14];[.O14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OR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76987894981835" calcext:value-type="float">
            <text:p>0,1770</text:p>
          </table:table-cell>
          <table:table-cell office:value-type="float" office:value="2.38444148389949" calcext:value-type="float">
            <text:p>2,3844</text:p>
          </table:table-cell>
          <table:table-cell office:value-type="float" office:value="0.96998799369656" calcext:value-type="float">
            <text:p>0,9700</text:p>
          </table:table-cell>
          <table:table-cell office:value-type="float" office:value="0.338977303412027" calcext:value-type="float">
            <text:p>0,3390</text:p>
          </table:table-cell>
          <table:table-cell office:value-type="float" office:value="2832" calcext:value-type="float">
            <text:p>2832</text:p>
          </table:table-cell>
          <table:table-cell office:value-type="float" office:value="2589" calcext:value-type="float">
            <text:p>2589</text:p>
          </table:table-cell>
          <table:table-cell office:value-type="float" office:value="679" calcext:value-type="float">
            <text:p>679</text:p>
          </table:table-cell>
          <table:table-cell office:value-type="float" office:value="2085" calcext:value-type="float">
            <text:p>2085</text:p>
          </table:table-cell>
          <table:table-cell office:value-type="float" office:value="2164" calcext:value-type="float">
            <text:p>2164</text:p>
          </table:table-cell>
          <table:table-cell office:value-type="float" office:value="2244" calcext:value-type="float">
            <text:p>2244</text:p>
          </table:table-cell>
          <table:table-cell office:value-type="float" office:value="0.805330243337196" calcext:value-type="float">
            <text:p>0,8053</text:p>
          </table:table-cell>
          <table:table-cell office:value-type="float" office:value="0.835843955195056" calcext:value-type="float">
            <text:p>0,8358</text:p>
          </table:table-cell>
          <table:table-cell office:value-type="float" office:value="0.866743916570104" calcext:value-type="float">
            <text:p>0,8667</text:p>
          </table:table-cell>
          <table:table-cell/>
          <table:table-cell table:style-name="ce2" table:formula="of:=([SOSS.H15]&lt;=0.5)" office:value-type="boolean" office:boolean-value="true" calcext:value-type="boolean">
            <text:p>VERDADEIRO</text:p>
          </table:table-cell>
          <table:table-cell table:style-name="ce2" table:formula="of:=(AND([SOSS.S15];[SOSS.O15]&gt;=0.5))" office:value-type="boolean" office:boolean-value="true" calcext:value-type="boolean">
            <text:p>VERDADEIRO</text:p>
          </table:table-cell>
          <table:table-cell table:style-name="ce2" table:formula="of:=(AND([SOSS.S15];[SOSS.P15]&gt;=0.5))" office:value-type="boolean" office:boolean-value="true" calcext:value-type="boolean">
            <text:p>VERDADEIRO</text:p>
          </table:table-cell>
          <table:table-cell table:style-name="ce2" table:formula="of:=(AND([SOSS.S15];[SOSS.Q15]&gt;=0.5))" office:value-type="boolean" office:boolean-value="true" calcext:value-type="boolean">
            <text:p>VERDADEIRO</text:p>
          </table:table-cell>
          <table:table-cell/>
          <table:table-cell table:style-name="ce2" table:formula="of:=([.H15]&lt;= [SOSS.Z2])" office:value-type="boolean" office:boolean-value="true" calcext:value-type="boolean">
            <text:p>VERDADEIRO</text:p>
          </table:table-cell>
          <table:table-cell table:style-name="ce2" table:formula="of:=(AND([SOSS.X15];[.O15]&gt;=([SOS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6987894981835" calcext:value-type="float">
            <text:p>0,1770</text:p>
          </table:table-cell>
          <table:table-cell office:value-type="float" office:value="2.38444148389949" calcext:value-type="float">
            <text:p>2,3844</text:p>
          </table:table-cell>
          <table:table-cell office:value-type="float" office:value="0.96998799369656" calcext:value-type="float">
            <text:p>0,9700</text:p>
          </table:table-cell>
          <table:table-cell office:value-type="float" office:value="0.338977303412027" calcext:value-type="float">
            <text:p>0,3390</text:p>
          </table:table-cell>
          <table:table-cell office:value-type="float" office:value="2589" calcext:value-type="float">
            <text:p>2589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2085" calcext:value-type="float">
            <text:p>2085</text:p>
          </table:table-cell>
          <table:table-cell office:value-type="float" office:value="2164" calcext:value-type="float">
            <text:p>2164</text:p>
          </table:table-cell>
          <table:table-cell office:value-type="float" office:value="2244" calcext:value-type="float">
            <text:p>2244</text:p>
          </table:table-cell>
          <table:table-cell office:value-type="float" office:value="0.805330243337196" calcext:value-type="float">
            <text:p>0,8053</text:p>
          </table:table-cell>
          <table:table-cell office:value-type="float" office:value="0.835843955195056" calcext:value-type="float">
            <text:p>0,8358</text:p>
          </table:table-cell>
          <table:table-cell office:value-type="float" office:value="0.866743916570104" calcext:value-type="float">
            <text:p>0,8667</text:p>
          </table:table-cell>
          <table:table-cell/>
          <table:table-cell table:style-name="ce2" table:formula="of:=([SOSS.H16]&lt;=0.5)" office:value-type="boolean" office:boolean-value="true" calcext:value-type="boolean">
            <text:p>VERDADEIRO</text:p>
          </table:table-cell>
          <table:table-cell table:style-name="ce2" table:formula="of:=(AND([SOSS.S16];[SOSS.O16]&gt;=0.5))" office:value-type="boolean" office:boolean-value="true" calcext:value-type="boolean">
            <text:p>VERDADEIRO</text:p>
          </table:table-cell>
          <table:table-cell table:style-name="ce2" table:formula="of:=(AND([SOSS.S16];[SOSS.P16]&gt;=0.5))" office:value-type="boolean" office:boolean-value="true" calcext:value-type="boolean">
            <text:p>VERDADEIRO</text:p>
          </table:table-cell>
          <table:table-cell table:style-name="ce2" table:formula="of:=(AND([SOSS.S16];[SOSS.Q16]&gt;=0.5))" office:value-type="boolean" office:boolean-value="true" calcext:value-type="boolean">
            <text:p>VERDADEIRO</text:p>
          </table:table-cell>
          <table:table-cell/>
          <table:table-cell table:style-name="ce2" table:formula="of:=([.H16]&lt;= [SOSS.Z2])" office:value-type="boolean" office:boolean-value="true" calcext:value-type="boolean">
            <text:p>VERDADEIRO</text:p>
          </table:table-cell>
          <table:table-cell table:style-name="ce2" table:formula="of:=(AND([SOSS.X16];[.O16]&gt;=([SOS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65338005940434" calcext:value-type="float">
            <text:p>0,5653</text:p>
          </table:table-cell>
          <table:table-cell office:value-type="float" office:value="1.45213074589144" calcext:value-type="float">
            <text:p>1,4521</text:p>
          </table:table-cell>
          <table:table-cell office:value-type="float" office:value="0.995420230208418" calcext:value-type="float">
            <text:p>0,9954</text:p>
          </table:table-cell>
          <table:table-cell office:value-type="float" office:value="0.106840808743209" calcext:value-type="float">
            <text:p>0,1068</text:p>
          </table:table-cell>
          <table:table-cell office:value-type="float" office:value="2589" calcext:value-type="float">
            <text:p>2589</text:p>
          </table:table-cell>
          <table:table-cell office:value-type="float" office:value="1910" calcext:value-type="float">
            <text:p>1910</text:p>
          </table:table-cell>
          <table:table-cell office:value-type="float" office:value="376" calcext:value-type="float">
            <text:p>376</text:p>
          </table:table-cell>
          <table:table-cell office:value-type="float" office:value="1646" calcext:value-type="float">
            <text:p>1646</text:p>
          </table:table-cell>
          <table:table-cell office:value-type="float" office:value="1760" calcext:value-type="float">
            <text:p>1760</text:p>
          </table:table-cell>
          <table:table-cell office:value-type="float" office:value="1840" calcext:value-type="float">
            <text:p>1840</text:p>
          </table:table-cell>
          <table:table-cell office:value-type="float" office:value="0.861780104712042" calcext:value-type="float">
            <text:p>0,8618</text:p>
          </table:table-cell>
          <table:table-cell office:value-type="float" office:value="0.921465968586387" calcext:value-type="float">
            <text:p>0,9215</text:p>
          </table:table-cell>
          <table:table-cell office:value-type="float" office:value="0.963350785340314" calcext:value-type="float">
            <text:p>0,9634</text:p>
          </table:table-cell>
          <table:table-cell/>
          <table:table-cell table:style-name="ce2" table:formula="of:=([SOSS.H17]&lt;=0.5)" office:value-type="boolean" office:boolean-value="true" calcext:value-type="boolean">
            <text:p>VERDADEIRO</text:p>
          </table:table-cell>
          <table:table-cell table:style-name="ce2" table:formula="of:=(AND([SOSS.S17];[SOSS.O17]&gt;=0.5))" office:value-type="boolean" office:boolean-value="true" calcext:value-type="boolean">
            <text:p>VERDADEIRO</text:p>
          </table:table-cell>
          <table:table-cell table:style-name="ce2" table:formula="of:=(AND([SOSS.S17];[SOSS.P17]&gt;=0.5))" office:value-type="boolean" office:boolean-value="true" calcext:value-type="boolean">
            <text:p>VERDADEIRO</text:p>
          </table:table-cell>
          <table:table-cell table:style-name="ce2" table:formula="of:=(AND([SOSS.S17];[SOSS.Q17]&gt;=0.5))" office:value-type="boolean" office:boolean-value="true" calcext:value-type="boolean">
            <text:p>VERDADEIRO</text:p>
          </table:table-cell>
          <table:table-cell/>
          <table:table-cell table:style-name="ce2" table:formula="of:=([.H17]&lt;= [SOSS.Z2])" office:value-type="boolean" office:boolean-value="true" calcext:value-type="boolean">
            <text:p>VERDADEIRO</text:p>
          </table:table-cell>
          <table:table-cell table:style-name="ce2" table:formula="of:=(AND([SOSS.X17];[.O17]&gt;=([SOS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AKA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22144005195765" calcext:value-type="float">
            <text:p>0,0522</text:p>
          </table:table-cell>
          <table:table-cell office:value-type="float" office:value="48.7154620581644" calcext:value-type="float">
            <text:p>48,7155</text:p>
          </table:table-cell>
          <table:table-cell office:value-type="float" office:value="1.14246289886749" calcext:value-type="float">
            <text:p>1,1425</text:p>
          </table:table-cell>
          <table:table-cell office:value-type="float" office:value="1.03533931116822" calcext:value-type="float">
            <text:p>1,0353</text:p>
          </table:table-cell>
          <table:table-cell office:value-type="float" office:value="7503" calcext:value-type="float">
            <text:p>750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4734" calcext:value-type="float">
            <text:p>4734</text:p>
          </table:table-cell>
          <table:table-cell office:value-type="float" office:value="5438" calcext:value-type="float">
            <text:p>5438</text:p>
          </table:table-cell>
          <table:table-cell office:value-type="float" office:value="5970" calcext:value-type="float">
            <text:p>5970</text:p>
          </table:table-cell>
          <table:table-cell office:value-type="float" office:value="0.630947620951619" calcext:value-type="float">
            <text:p>0,6309</text:p>
          </table:table-cell>
          <table:table-cell office:value-type="float" office:value="0.724776755964281" calcext:value-type="float">
            <text:p>0,7248</text:p>
          </table:table-cell>
          <table:table-cell office:value-type="float" office:value="0.795681727309076" calcext:value-type="float">
            <text:p>0,7957</text:p>
          </table:table-cell>
          <table:table-cell/>
          <table:table-cell table:style-name="ce2" table:formula="of:=([SOSS.H18]&lt;=0.5)" office:value-type="boolean" office:boolean-value="false" calcext:value-type="boolean">
            <text:p>FALSO</text:p>
          </table:table-cell>
          <table:table-cell table:style-name="ce2" table:formula="of:=(AND([SOSS.S18];[SOSS.O18]&gt;=0.5))" office:value-type="boolean" office:boolean-value="false" calcext:value-type="boolean">
            <text:p>FALSO</text:p>
          </table:table-cell>
          <table:table-cell table:style-name="ce2" table:formula="of:=(AND([SOSS.S18];[SOSS.P18]&gt;=0.5))" office:value-type="boolean" office:boolean-value="false" calcext:value-type="boolean">
            <text:p>FALSO</text:p>
          </table:table-cell>
          <table:table-cell table:style-name="ce2" table:formula="of:=(AND([SOSS.S18];[SOSS.Q18]&gt;=0.5))" office:value-type="boolean" office:boolean-value="false" calcext:value-type="boolean">
            <text:p>FALSO</text:p>
          </table:table-cell>
          <table:table-cell/>
          <table:table-cell table:style-name="ce2" table:formula="of:=([.H18]&lt;= [SOSS.Z2])" office:value-type="boolean" office:boolean-value="false" calcext:value-type="boolean">
            <text:p>FALSO</text:p>
          </table:table-cell>
          <table:table-cell table:style-name="ce2" table:formula="of:=(AND([SOSS.X18];[.O18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AKA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1724806469808" calcext:value-type="float">
            <text:p>0,1017</text:p>
          </table:table-cell>
          <table:table-cell office:value-type="float" office:value="9.42078852621164" calcext:value-type="float">
            <text:p>9,4208</text:p>
          </table:table-cell>
          <table:table-cell office:value-type="float" office:value="1.00248022170198" calcext:value-type="float">
            <text:p>1,0025</text:p>
          </table:table-cell>
          <table:table-cell office:value-type="float" office:value="0.260565925594399" calcext:value-type="float">
            <text:p>0,2606</text:p>
          </table:table-cell>
          <table:table-cell office:value-type="float" office:value="7503" calcext:value-type="float">
            <text:p>7503</text:p>
          </table:table-cell>
          <table:table-cell office:value-type="float" office:value="7207" calcext:value-type="float">
            <text:p>7207</text:p>
          </table:table-cell>
          <table:table-cell office:value-type="float" office:value="981" calcext:value-type="float">
            <text:p>981</text:p>
          </table:table-cell>
          <table:table-cell office:value-type="float" office:value="5104" calcext:value-type="float">
            <text:p>5104</text:p>
          </table:table-cell>
          <table:table-cell office:value-type="float" office:value="5996" calcext:value-type="float">
            <text:p>5996</text:p>
          </table:table-cell>
          <table:table-cell office:value-type="float" office:value="6680" calcext:value-type="float">
            <text:p>6680</text:p>
          </table:table-cell>
          <table:table-cell office:value-type="float" office:value="0.708200360760372" calcext:value-type="float">
            <text:p>0,7082</text:p>
          </table:table-cell>
          <table:table-cell office:value-type="float" office:value="0.831968919106424" calcext:value-type="float">
            <text:p>0,8320</text:p>
          </table:table-cell>
          <table:table-cell office:value-type="float" office:value="0.926876647703621" calcext:value-type="float">
            <text:p>0,9269</text:p>
          </table:table-cell>
          <table:table-cell/>
          <table:table-cell table:style-name="ce2" table:formula="of:=([SOSS.H19]&lt;=0.5)" office:value-type="boolean" office:boolean-value="true" calcext:value-type="boolean">
            <text:p>VERDADEIRO</text:p>
          </table:table-cell>
          <table:table-cell table:style-name="ce2" table:formula="of:=(AND([SOSS.S19];[SOSS.O19]&gt;=0.5))" office:value-type="boolean" office:boolean-value="true" calcext:value-type="boolean">
            <text:p>VERDADEIRO</text:p>
          </table:table-cell>
          <table:table-cell table:style-name="ce2" table:formula="of:=(AND([SOSS.S19];[SOSS.P19]&gt;=0.5))" office:value-type="boolean" office:boolean-value="true" calcext:value-type="boolean">
            <text:p>VERDADEIRO</text:p>
          </table:table-cell>
          <table:table-cell table:style-name="ce2" table:formula="of:=(AND([SOSS.S19];[SOSS.Q19]&gt;=0.5))" office:value-type="boolean" office:boolean-value="true" calcext:value-type="boolean">
            <text:p>VERDADEIRO</text:p>
          </table:table-cell>
          <table:table-cell/>
          <table:table-cell table:style-name="ce2" table:formula="of:=([.H19]&lt;= [SOSS.Z2])" office:value-type="boolean" office:boolean-value="true" calcext:value-type="boolean">
            <text:p>VERDADEIRO</text:p>
          </table:table-cell>
          <table:table-cell table:style-name="ce2" table:formula="of:=(AND([SOSS.X19];[.O19]&gt;=([SOS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AKA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01724806469808" calcext:value-type="float">
            <text:p>0,1017</text:p>
          </table:table-cell>
          <table:table-cell office:value-type="float" office:value="9.42078852621164" calcext:value-type="float">
            <text:p>9,4208</text:p>
          </table:table-cell>
          <table:table-cell office:value-type="float" office:value="1.00248022170198" calcext:value-type="float">
            <text:p>1,0025</text:p>
          </table:table-cell>
          <table:table-cell office:value-type="float" office:value="0.260565925594399" calcext:value-type="float">
            <text:p>0,2606</text:p>
          </table:table-cell>
          <table:table-cell office:value-type="float" office:value="7207" calcext:value-type="float">
            <text:p>7207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5104" calcext:value-type="float">
            <text:p>5104</text:p>
          </table:table-cell>
          <table:table-cell office:value-type="float" office:value="5996" calcext:value-type="float">
            <text:p>5996</text:p>
          </table:table-cell>
          <table:table-cell office:value-type="float" office:value="6680" calcext:value-type="float">
            <text:p>6680</text:p>
          </table:table-cell>
          <table:table-cell office:value-type="float" office:value="0.708200360760372" calcext:value-type="float">
            <text:p>0,7082</text:p>
          </table:table-cell>
          <table:table-cell office:value-type="float" office:value="0.831968919106424" calcext:value-type="float">
            <text:p>0,8320</text:p>
          </table:table-cell>
          <table:table-cell office:value-type="float" office:value="0.926876647703621" calcext:value-type="float">
            <text:p>0,9269</text:p>
          </table:table-cell>
          <table:table-cell/>
          <table:table-cell table:style-name="ce2" table:formula="of:=([SOSS.H20]&lt;=0.5)" office:value-type="boolean" office:boolean-value="true" calcext:value-type="boolean">
            <text:p>VERDADEIRO</text:p>
          </table:table-cell>
          <table:table-cell table:style-name="ce2" table:formula="of:=(AND([SOSS.S20];[SOSS.O20]&gt;=0.5))" office:value-type="boolean" office:boolean-value="true" calcext:value-type="boolean">
            <text:p>VERDADEIRO</text:p>
          </table:table-cell>
          <table:table-cell table:style-name="ce2" table:formula="of:=(AND([SOSS.S20];[SOSS.P20]&gt;=0.5))" office:value-type="boolean" office:boolean-value="true" calcext:value-type="boolean">
            <text:p>VERDADEIRO</text:p>
          </table:table-cell>
          <table:table-cell table:style-name="ce2" table:formula="of:=(AND([SOSS.S20];[SOSS.Q20]&gt;=0.5))" office:value-type="boolean" office:boolean-value="true" calcext:value-type="boolean">
            <text:p>VERDADEIRO</text:p>
          </table:table-cell>
          <table:table-cell/>
          <table:table-cell table:style-name="ce2" table:formula="of:=([.H20]&lt;= [SOSS.Z2])" office:value-type="boolean" office:boolean-value="true" calcext:value-type="boolean">
            <text:p>VERDADEIRO</text:p>
          </table:table-cell>
          <table:table-cell table:style-name="ce2" table:formula="of:=(AND([SOSS.X20];[.O20]&gt;=([SOS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AKA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01872129516921" calcext:value-type="float">
            <text:p>0,7019</text:p>
          </table:table-cell>
          <table:table-cell office:value-type="float" office:value="1.78597650195357" calcext:value-type="float">
            <text:p>1,7860</text:p>
          </table:table-cell>
          <table:table-cell office:value-type="float" office:value="1.00621509174143" calcext:value-type="float">
            <text:p>1,0062</text:p>
          </table:table-cell>
          <table:table-cell office:value-type="float" office:value="0.0620461849851016" calcext:value-type="float">
            <text:p>0,0620</text:p>
          </table:table-cell>
          <table:table-cell office:value-type="float" office:value="7207" calcext:value-type="float">
            <text:p>7207</text:p>
          </table:table-cell>
          <table:table-cell office:value-type="float" office:value="6226" calcext:value-type="float">
            <text:p>6226</text:p>
          </table:table-cell>
          <table:table-cell office:value-type="float" office:value="1154" calcext:value-type="float">
            <text:p>1154</text:p>
          </table:table-cell>
          <table:table-cell office:value-type="float" office:value="5308" calcext:value-type="float">
            <text:p>5308</text:p>
          </table:table-cell>
          <table:table-cell office:value-type="float" office:value="5968" calcext:value-type="float">
            <text:p>5968</text:p>
          </table:table-cell>
          <table:table-cell office:value-type="float" office:value="6187" calcext:value-type="float">
            <text:p>6187</text:p>
          </table:table-cell>
          <table:table-cell office:value-type="float" office:value="0.852553806617411" calcext:value-type="float">
            <text:p>0,8526</text:p>
          </table:table-cell>
          <table:table-cell office:value-type="float" office:value="0.95856087375522" calcext:value-type="float">
            <text:p>0,9586</text:p>
          </table:table-cell>
          <table:table-cell office:value-type="float" office:value="0.993735946032766" calcext:value-type="float">
            <text:p>0,9937</text:p>
          </table:table-cell>
          <table:table-cell/>
          <table:table-cell table:style-name="ce2" table:formula="of:=([SOSS.H21]&lt;=0.5)" office:value-type="boolean" office:boolean-value="true" calcext:value-type="boolean">
            <text:p>VERDADEIRO</text:p>
          </table:table-cell>
          <table:table-cell table:style-name="ce2" table:formula="of:=(AND([SOSS.S21];[SOSS.O21]&gt;=0.5))" office:value-type="boolean" office:boolean-value="true" calcext:value-type="boolean">
            <text:p>VERDADEIRO</text:p>
          </table:table-cell>
          <table:table-cell table:style-name="ce2" table:formula="of:=(AND([SOSS.S21];[SOSS.P21]&gt;=0.5))" office:value-type="boolean" office:boolean-value="true" calcext:value-type="boolean">
            <text:p>VERDADEIRO</text:p>
          </table:table-cell>
          <table:table-cell table:style-name="ce2" table:formula="of:=(AND([SOSS.S21];[SOSS.Q21]&gt;=0.5))" office:value-type="boolean" office:boolean-value="true" calcext:value-type="boolean">
            <text:p>VERDADEIRO</text:p>
          </table:table-cell>
          <table:table-cell/>
          <table:table-cell table:style-name="ce2" table:formula="of:=([.H21]&lt;= [SOSS.Z2])" office:value-type="boolean" office:boolean-value="true" calcext:value-type="boolean">
            <text:p>VERDADEIRO</text:p>
          </table:table-cell>
          <table:table-cell table:style-name="ce2" table:formula="of:=(AND([SOSS.X21];[.O21]&gt;=([SOS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BRI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629772745970097" calcext:value-type="float">
            <text:p>0,0063</text:p>
          </table:table-cell>
          <table:table-cell office:value-type="float" office:value="143.595096959103" calcext:value-type="float">
            <text:p>143,5951</text:p>
          </table:table-cell>
          <table:table-cell office:value-type="float" office:value="1.49951429405361" calcext:value-type="float">
            <text:p>1,4995</text:p>
          </table:table-cell>
          <table:table-cell office:value-type="float" office:value="3.34294943719533" calcext:value-type="float">
            <text:p>3,3429</text:p>
          </table:table-cell>
          <table:table-cell office:value-type="float" office:value="18769" calcext:value-type="float">
            <text:p>18769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10670" calcext:value-type="float">
            <text:p>10670</text:p>
          </table:table-cell>
          <table:table-cell office:value-type="float" office:value="11650" calcext:value-type="float">
            <text:p>11650</text:p>
          </table:table-cell>
          <table:table-cell office:value-type="float" office:value="13253" calcext:value-type="float">
            <text:p>13253</text:p>
          </table:table-cell>
          <table:table-cell office:value-type="float" office:value="0.568490596195855" calcext:value-type="float">
            <text:p>0,5685</text:p>
          </table:table-cell>
          <table:table-cell office:value-type="float" office:value="0.620704352922372" calcext:value-type="float">
            <text:p>0,6207</text:p>
          </table:table-cell>
          <table:table-cell office:value-type="float" office:value="0.706111140710746" calcext:value-type="float">
            <text:p>0,7061</text:p>
          </table:table-cell>
          <table:table-cell/>
          <table:table-cell table:style-name="ce2" table:formula="of:=([SOSS.H22]&lt;=0.5)" office:value-type="boolean" office:boolean-value="false" calcext:value-type="boolean">
            <text:p>FALSO</text:p>
          </table:table-cell>
          <table:table-cell table:style-name="ce2" table:formula="of:=(AND([SOSS.S22];[SOSS.O22]&gt;=0.5))" office:value-type="boolean" office:boolean-value="false" calcext:value-type="boolean">
            <text:p>FALSO</text:p>
          </table:table-cell>
          <table:table-cell table:style-name="ce2" table:formula="of:=(AND([SOSS.S22];[SOSS.P22]&gt;=0.5))" office:value-type="boolean" office:boolean-value="false" calcext:value-type="boolean">
            <text:p>FALSO</text:p>
          </table:table-cell>
          <table:table-cell table:style-name="ce2" table:formula="of:=(AND([SOSS.S22];[SOSS.Q22]&gt;=0.5))" office:value-type="boolean" office:boolean-value="false" calcext:value-type="boolean">
            <text:p>FALSO</text:p>
          </table:table-cell>
          <table:table-cell/>
          <table:table-cell table:style-name="ce2" table:formula="of:=([.H22]&lt;= [SOSS.Z2])" office:value-type="boolean" office:boolean-value="false" calcext:value-type="boolean">
            <text:p>FALSO</text:p>
          </table:table-cell>
          <table:table-cell table:style-name="ce2" table:formula="of:=(AND([SOSS.X22];[.O22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BRI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04493575172325" calcext:value-type="float">
            <text:p>0,0104</text:p>
          </table:table-cell>
          <table:table-cell office:value-type="float" office:value="10.9376808181319" calcext:value-type="float">
            <text:p>10,9377</text:p>
          </table:table-cell>
          <table:table-cell office:value-type="float" office:value="1.13399771493265" calcext:value-type="float">
            <text:p>1,1340</text:p>
          </table:table-cell>
          <table:table-cell office:value-type="float" office:value="0.728538614516398" calcext:value-type="float">
            <text:p>0,7285</text:p>
          </table:table-cell>
          <table:table-cell office:value-type="float" office:value="18769" calcext:value-type="float">
            <text:p>18769</text:p>
          </table:table-cell>
          <table:table-cell office:value-type="float" office:value="18159" calcext:value-type="float">
            <text:p>18159</text:p>
          </table:table-cell>
          <table:table-cell office:value-type="float" office:value="3660" calcext:value-type="float">
            <text:p>3660</text:p>
          </table:table-cell>
          <table:table-cell office:value-type="float" office:value="10537" calcext:value-type="float">
            <text:p>10537</text:p>
          </table:table-cell>
          <table:table-cell office:value-type="float" office:value="11774" calcext:value-type="float">
            <text:p>11774</text:p>
          </table:table-cell>
          <table:table-cell office:value-type="float" office:value="13604" calcext:value-type="float">
            <text:p>13604</text:p>
          </table:table-cell>
          <table:table-cell office:value-type="float" office:value="0.580263230354094" calcext:value-type="float">
            <text:p>0,5803</text:p>
          </table:table-cell>
          <table:table-cell office:value-type="float" office:value="0.648383721570571" calcext:value-type="float">
            <text:p>0,6484</text:p>
          </table:table-cell>
          <table:table-cell office:value-type="float" office:value="0.749160196046038" calcext:value-type="float">
            <text:p>0,7492</text:p>
          </table:table-cell>
          <table:table-cell/>
          <table:table-cell table:style-name="ce2" table:formula="of:=([SOSS.H23]&lt;=0.5)" office:value-type="boolean" office:boolean-value="false" calcext:value-type="boolean">
            <text:p>FALSO</text:p>
          </table:table-cell>
          <table:table-cell table:style-name="ce2" table:formula="of:=(AND([SOSS.S23];[SOSS.O23]&gt;=0.5))" office:value-type="boolean" office:boolean-value="false" calcext:value-type="boolean">
            <text:p>FALSO</text:p>
          </table:table-cell>
          <table:table-cell table:style-name="ce2" table:formula="of:=(AND([SOSS.S23];[SOSS.P23]&gt;=0.5))" office:value-type="boolean" office:boolean-value="false" calcext:value-type="boolean">
            <text:p>FALSO</text:p>
          </table:table-cell>
          <table:table-cell table:style-name="ce2" table:formula="of:=(AND([SOSS.S23];[SOSS.Q23]&gt;=0.5))" office:value-type="boolean" office:boolean-value="false" calcext:value-type="boolean">
            <text:p>FALSO</text:p>
          </table:table-cell>
          <table:table-cell/>
          <table:table-cell table:style-name="ce2" table:formula="of:=([.H23]&lt;= [SOSS.Z2])" office:value-type="boolean" office:boolean-value="false" calcext:value-type="boolean">
            <text:p>FALSO</text:p>
          </table:table-cell>
          <table:table-cell table:style-name="ce2" table:formula="of:=(AND([SOSS.X23];[.O23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04493575172325" calcext:value-type="float">
            <text:p>0,0104</text:p>
          </table:table-cell>
          <table:table-cell office:value-type="float" office:value="10.9376808181319" calcext:value-type="float">
            <text:p>10,9377</text:p>
          </table:table-cell>
          <table:table-cell office:value-type="float" office:value="1.13399771493265" calcext:value-type="float">
            <text:p>1,1340</text:p>
          </table:table-cell>
          <table:table-cell office:value-type="float" office:value="0.728538614516398" calcext:value-type="float">
            <text:p>0,7285</text:p>
          </table:table-cell>
          <table:table-cell office:value-type="float" office:value="18159" calcext:value-type="float">
            <text:p>18159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10537" calcext:value-type="float">
            <text:p>10537</text:p>
          </table:table-cell>
          <table:table-cell office:value-type="float" office:value="11774" calcext:value-type="float">
            <text:p>11774</text:p>
          </table:table-cell>
          <table:table-cell office:value-type="float" office:value="13604" calcext:value-type="float">
            <text:p>13604</text:p>
          </table:table-cell>
          <table:table-cell office:value-type="float" office:value="0.580263230354094" calcext:value-type="float">
            <text:p>0,5803</text:p>
          </table:table-cell>
          <table:table-cell office:value-type="float" office:value="0.648383721570571" calcext:value-type="float">
            <text:p>0,6484</text:p>
          </table:table-cell>
          <table:table-cell office:value-type="float" office:value="0.749160196046038" calcext:value-type="float">
            <text:p>0,7492</text:p>
          </table:table-cell>
          <table:table-cell/>
          <table:table-cell table:style-name="ce2" table:formula="of:=([SOSS.H24]&lt;=0.5)" office:value-type="boolean" office:boolean-value="false" calcext:value-type="boolean">
            <text:p>FALSO</text:p>
          </table:table-cell>
          <table:table-cell table:style-name="ce2" table:formula="of:=(AND([SOSS.S24];[SOSS.O24]&gt;=0.5))" office:value-type="boolean" office:boolean-value="false" calcext:value-type="boolean">
            <text:p>FALSO</text:p>
          </table:table-cell>
          <table:table-cell table:style-name="ce2" table:formula="of:=(AND([SOSS.S24];[SOSS.P24]&gt;=0.5))" office:value-type="boolean" office:boolean-value="false" calcext:value-type="boolean">
            <text:p>FALSO</text:p>
          </table:table-cell>
          <table:table-cell table:style-name="ce2" table:formula="of:=(AND([SOSS.S24];[SOSS.Q24]&gt;=0.5))" office:value-type="boolean" office:boolean-value="false" calcext:value-type="boolean">
            <text:p>FALSO</text:p>
          </table:table-cell>
          <table:table-cell/>
          <table:table-cell table:style-name="ce2" table:formula="of:=([.H24]&lt;= [SOSS.Z2])" office:value-type="boolean" office:boolean-value="false" calcext:value-type="boolean">
            <text:p>FALSO</text:p>
          </table:table-cell>
          <table:table-cell table:style-name="ce2" table:formula="of:=(AND([SOSS.X24];[.O24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47942955161655" calcext:value-type="float">
            <text:p>0,1479</text:p>
          </table:table-cell>
          <table:table-cell office:value-type="float" office:value="1.9532430806499" calcext:value-type="float">
            <text:p>1,9532</text:p>
          </table:table-cell>
          <table:table-cell office:value-type="float" office:value="0.986436324427278" calcext:value-type="float">
            <text:p>0,9864</text:p>
          </table:table-cell>
          <table:table-cell office:value-type="float" office:value="0.27149283143133" calcext:value-type="float">
            <text:p>0,2715</text:p>
          </table:table-cell>
          <table:table-cell office:value-type="float" office:value="18159" calcext:value-type="float">
            <text:p>18159</text:p>
          </table:table-cell>
          <table:table-cell office:value-type="float" office:value="14499" calcext:value-type="float">
            <text:p>14499</text:p>
          </table:table-cell>
          <table:table-cell office:value-type="float" office:value="3910" calcext:value-type="float">
            <text:p>3910</text:p>
          </table:table-cell>
          <table:table-cell office:value-type="float" office:value="9907" calcext:value-type="float">
            <text:p>9907</text:p>
          </table:table-cell>
          <table:table-cell office:value-type="float" office:value="11185" calcext:value-type="float">
            <text:p>11185</text:p>
          </table:table-cell>
          <table:table-cell office:value-type="float" office:value="12461" calcext:value-type="float">
            <text:p>12461</text:p>
          </table:table-cell>
          <table:table-cell office:value-type="float" office:value="0.683288502655356" calcext:value-type="float">
            <text:p>0,6833</text:p>
          </table:table-cell>
          <table:table-cell office:value-type="float" office:value="0.771432512587075" calcext:value-type="float">
            <text:p>0,7714</text:p>
          </table:table-cell>
          <table:table-cell office:value-type="float" office:value="0.85943858197117" calcext:value-type="float">
            <text:p>0,8594</text:p>
          </table:table-cell>
          <table:table-cell/>
          <table:table-cell table:style-name="ce2" table:formula="of:=([SOSS.H25]&lt;=0.5)" office:value-type="boolean" office:boolean-value="true" calcext:value-type="boolean">
            <text:p>VERDADEIRO</text:p>
          </table:table-cell>
          <table:table-cell table:style-name="ce2" table:formula="of:=(AND([SOSS.S25];[SOSS.O25]&gt;=0.5))" office:value-type="boolean" office:boolean-value="true" calcext:value-type="boolean">
            <text:p>VERDADEIRO</text:p>
          </table:table-cell>
          <table:table-cell table:style-name="ce2" table:formula="of:=(AND([SOSS.S25];[SOSS.P25]&gt;=0.5))" office:value-type="boolean" office:boolean-value="true" calcext:value-type="boolean">
            <text:p>VERDADEIRO</text:p>
          </table:table-cell>
          <table:table-cell table:style-name="ce2" table:formula="of:=(AND([SOSS.S25];[SOSS.Q25]&gt;=0.5))" office:value-type="boolean" office:boolean-value="true" calcext:value-type="boolean">
            <text:p>VERDADEIRO</text:p>
          </table:table-cell>
          <table:table-cell/>
          <table:table-cell table:style-name="ce2" table:formula="of:=([.H25]&lt;= [SOSS.Z2])" office:value-type="boolean" office:boolean-value="true" calcext:value-type="boolean">
            <text:p>VERDADEIRO</text:p>
          </table:table-cell>
          <table:table-cell table:style-name="ce2" table:formula="of:=(AND([SOSS.X25];[.O25]&gt;=([SOS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666886073465054" calcext:value-type="float">
            <text:p>0,0067</text:p>
          </table:table-cell>
          <table:table-cell office:value-type="float" office:value="158.01955023666" calcext:value-type="float">
            <text:p>158,0196</text:p>
          </table:table-cell>
          <table:table-cell office:value-type="float" office:value="3.15774336953812" calcext:value-type="float">
            <text:p>3,1577</text:p>
          </table:table-cell>
          <table:table-cell office:value-type="float" office:value="7.75946236448177" calcext:value-type="float">
            <text:p>7,7595</text:p>
          </table:table-cell>
          <table:table-cell office:value-type="float" office:value="2647" calcext:value-type="float">
            <text:p>264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299" calcext:value-type="float">
            <text:p>1299</text:p>
          </table:table-cell>
          <table:table-cell office:value-type="float" office:value="1343" calcext:value-type="float">
            <text:p>1343</text:p>
          </table:table-cell>
          <table:table-cell office:value-type="float" office:value="1489" calcext:value-type="float">
            <text:p>1489</text:p>
          </table:table-cell>
          <table:table-cell office:value-type="float" office:value="0.490744238760861" calcext:value-type="float">
            <text:p>0,4907</text:p>
          </table:table-cell>
          <table:table-cell office:value-type="float" office:value="0.507366830374008" calcext:value-type="float">
            <text:p>0,5074</text:p>
          </table:table-cell>
          <table:table-cell office:value-type="float" office:value="0.562523611635814" calcext:value-type="float">
            <text:p>0,5625</text:p>
          </table:table-cell>
          <table:table-cell/>
          <table:table-cell table:style-name="ce2" table:formula="of:=([SOSS.H26]&lt;=0.5)" office:value-type="boolean" office:boolean-value="false" calcext:value-type="boolean">
            <text:p>FALSO</text:p>
          </table:table-cell>
          <table:table-cell table:style-name="ce2" table:formula="of:=(AND([SOSS.S26];[SOSS.O26]&gt;=0.5))" office:value-type="boolean" office:boolean-value="false" calcext:value-type="boolean">
            <text:p>FALSO</text:p>
          </table:table-cell>
          <table:table-cell table:style-name="ce2" table:formula="of:=(AND([SOSS.S26];[SOSS.P26]&gt;=0.5))" office:value-type="boolean" office:boolean-value="false" calcext:value-type="boolean">
            <text:p>FALSO</text:p>
          </table:table-cell>
          <table:table-cell table:style-name="ce2" table:formula="of:=(AND([SOSS.S26];[SOSS.Q26]&gt;=0.5))" office:value-type="boolean" office:boolean-value="false" calcext:value-type="boolean">
            <text:p>FALSO</text:p>
          </table:table-cell>
          <table:table-cell/>
          <table:table-cell table:style-name="ce2" table:formula="of:=([.H26]&lt;= [SOSS.Z2])" office:value-type="boolean" office:boolean-value="false" calcext:value-type="boolean">
            <text:p>FALSO</text:p>
          </table:table-cell>
          <table:table-cell table:style-name="ce2" table:formula="of:=(AND([SOSS.X26];[.O26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03121688344612" calcext:value-type="float">
            <text:p>0,0103</text:p>
          </table:table-cell>
          <table:table-cell office:value-type="float" office:value="40.4534606294126" calcext:value-type="float">
            <text:p>40,4535</text:p>
          </table:table-cell>
          <table:table-cell office:value-type="float" office:value="1.81232394127064" calcext:value-type="float">
            <text:p>1,8123</text:p>
          </table:table-cell>
          <table:table-cell office:value-type="float" office:value="2.28018841985923" calcext:value-type="float">
            <text:p>2,2802</text:p>
          </table:table-cell>
          <table:table-cell office:value-type="float" office:value="2647" calcext:value-type="float">
            <text:p>2647</text:p>
          </table:table-cell>
          <table:table-cell office:value-type="float" office:value="2502" calcext:value-type="float">
            <text:p>2502</text:p>
          </table:table-cell>
          <table:table-cell office:value-type="float" office:value="294" calcext:value-type="float">
            <text:p>294</text:p>
          </table:table-cell>
          <table:table-cell office:value-type="float" office:value="1296" calcext:value-type="float">
            <text:p>1296</text:p>
          </table:table-cell>
          <table:table-cell office:value-type="float" office:value="1387" calcext:value-type="float">
            <text:p>1387</text:p>
          </table:table-cell>
          <table:table-cell office:value-type="float" office:value="1478" calcext:value-type="float">
            <text:p>1478</text:p>
          </table:table-cell>
          <table:table-cell office:value-type="float" office:value="0.517985611510791" calcext:value-type="float">
            <text:p>0,5180</text:p>
          </table:table-cell>
          <table:table-cell office:value-type="float" office:value="0.554356514788169" calcext:value-type="float">
            <text:p>0,5544</text:p>
          </table:table-cell>
          <table:table-cell office:value-type="float" office:value="0.590727418065548" calcext:value-type="float">
            <text:p>0,5907</text:p>
          </table:table-cell>
          <table:table-cell/>
          <table:table-cell table:style-name="ce2" table:formula="of:=([SOSS.H27]&lt;=0.5)" office:value-type="boolean" office:boolean-value="false" calcext:value-type="boolean">
            <text:p>FALSO</text:p>
          </table:table-cell>
          <table:table-cell table:style-name="ce2" table:formula="of:=(AND([SOSS.S27];[SOSS.O27]&gt;=0.5))" office:value-type="boolean" office:boolean-value="false" calcext:value-type="boolean">
            <text:p>FALSO</text:p>
          </table:table-cell>
          <table:table-cell table:style-name="ce2" table:formula="of:=(AND([SOSS.S27];[SOSS.P27]&gt;=0.5))" office:value-type="boolean" office:boolean-value="false" calcext:value-type="boolean">
            <text:p>FALSO</text:p>
          </table:table-cell>
          <table:table-cell table:style-name="ce2" table:formula="of:=(AND([SOSS.S27];[SOSS.Q27]&gt;=0.5))" office:value-type="boolean" office:boolean-value="false" calcext:value-type="boolean">
            <text:p>FALSO</text:p>
          </table:table-cell>
          <table:table-cell/>
          <table:table-cell table:style-name="ce2" table:formula="of:=([.H27]&lt;= [SOSS.Z2])" office:value-type="boolean" office:boolean-value="false" calcext:value-type="boolean">
            <text:p>FALSO</text:p>
          </table:table-cell>
          <table:table-cell table:style-name="ce2" table:formula="of:=(AND([SOSS.X27];[.O27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OR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103121688344612" calcext:value-type="float">
            <text:p>0,0103</text:p>
          </table:table-cell>
          <table:table-cell office:value-type="float" office:value="40.4534606294126" calcext:value-type="float">
            <text:p>40,4535</text:p>
          </table:table-cell>
          <table:table-cell office:value-type="float" office:value="1.81232394127064" calcext:value-type="float">
            <text:p>1,8123</text:p>
          </table:table-cell>
          <table:table-cell office:value-type="float" office:value="2.28018841985923" calcext:value-type="float">
            <text:p>2,2802</text:p>
          </table:table-cell>
          <table:table-cell office:value-type="float" office:value="2502" calcext:value-type="float">
            <text:p>2502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1296" calcext:value-type="float">
            <text:p>1296</text:p>
          </table:table-cell>
          <table:table-cell office:value-type="float" office:value="1387" calcext:value-type="float">
            <text:p>1387</text:p>
          </table:table-cell>
          <table:table-cell office:value-type="float" office:value="1478" calcext:value-type="float">
            <text:p>1478</text:p>
          </table:table-cell>
          <table:table-cell office:value-type="float" office:value="0.517985611510791" calcext:value-type="float">
            <text:p>0,5180</text:p>
          </table:table-cell>
          <table:table-cell office:value-type="float" office:value="0.554356514788169" calcext:value-type="float">
            <text:p>0,5544</text:p>
          </table:table-cell>
          <table:table-cell office:value-type="float" office:value="0.590727418065548" calcext:value-type="float">
            <text:p>0,5907</text:p>
          </table:table-cell>
          <table:table-cell/>
          <table:table-cell table:style-name="ce2" table:formula="of:=([SOSS.H28]&lt;=0.5)" office:value-type="boolean" office:boolean-value="false" calcext:value-type="boolean">
            <text:p>FALSO</text:p>
          </table:table-cell>
          <table:table-cell table:style-name="ce2" table:formula="of:=(AND([SOSS.S28];[SOSS.O28]&gt;=0.5))" office:value-type="boolean" office:boolean-value="false" calcext:value-type="boolean">
            <text:p>FALSO</text:p>
          </table:table-cell>
          <table:table-cell table:style-name="ce2" table:formula="of:=(AND([SOSS.S28];[SOSS.P28]&gt;=0.5))" office:value-type="boolean" office:boolean-value="false" calcext:value-type="boolean">
            <text:p>FALSO</text:p>
          </table:table-cell>
          <table:table-cell table:style-name="ce2" table:formula="of:=(AND([SOSS.S28];[SOSS.Q28]&gt;=0.5))" office:value-type="boolean" office:boolean-value="false" calcext:value-type="boolean">
            <text:p>FALSO</text:p>
          </table:table-cell>
          <table:table-cell/>
          <table:table-cell table:style-name="ce2" table:formula="of:=([.H28]&lt;= [SOSS.Z2])" office:value-type="boolean" office:boolean-value="false" calcext:value-type="boolean">
            <text:p>FALSO</text:p>
          </table:table-cell>
          <table:table-cell table:style-name="ce2" table:formula="of:=(AND([SOSS.X28];[.O28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OR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137782938674238" calcext:value-type="float">
            <text:p>0,0138</text:p>
          </table:table-cell>
          <table:table-cell office:value-type="float" office:value="4.31956141589689" calcext:value-type="float">
            <text:p>4,3196</text:p>
          </table:table-cell>
          <table:table-cell office:value-type="float" office:value="1.14334189662024" calcext:value-type="float">
            <text:p>1,1433</text:p>
          </table:table-cell>
          <table:table-cell office:value-type="float" office:value="0.881512119639883" calcext:value-type="float">
            <text:p>0,8815</text:p>
          </table:table-cell>
          <table:table-cell office:value-type="float" office:value="2502" calcext:value-type="float">
            <text:p>2502</text:p>
          </table:table-cell>
          <table:table-cell office:value-type="float" office:value="2208" calcext:value-type="float">
            <text:p>2208</text:p>
          </table:table-cell>
          <table:table-cell office:value-type="float" office:value="609" calcext:value-type="float">
            <text:p>609</text:p>
          </table:table-cell>
          <table:table-cell office:value-type="float" office:value="1302" calcext:value-type="float">
            <text:p>1302</text:p>
          </table:table-cell>
          <table:table-cell office:value-type="float" office:value="1350" calcext:value-type="float">
            <text:p>1350</text:p>
          </table:table-cell>
          <table:table-cell office:value-type="float" office:value="1480" calcext:value-type="float">
            <text:p>1480</text:p>
          </table:table-cell>
          <table:table-cell office:value-type="float" office:value="0.589673913043478" calcext:value-type="float">
            <text:p>0,5897</text:p>
          </table:table-cell>
          <table:table-cell office:value-type="float" office:value="0.611413043478261" calcext:value-type="float">
            <text:p>0,6114</text:p>
          </table:table-cell>
          <table:table-cell office:value-type="float" office:value="0.670289855072464" calcext:value-type="float">
            <text:p>0,6703</text:p>
          </table:table-cell>
          <table:table-cell/>
          <table:table-cell table:style-name="ce2" table:formula="of:=([SOSS.H29]&lt;=0.5)" office:value-type="boolean" office:boolean-value="false" calcext:value-type="boolean">
            <text:p>FALSO</text:p>
          </table:table-cell>
          <table:table-cell table:style-name="ce2" table:formula="of:=(AND([SOSS.S29];[SOSS.O29]&gt;=0.5))" office:value-type="boolean" office:boolean-value="false" calcext:value-type="boolean">
            <text:p>FALSO</text:p>
          </table:table-cell>
          <table:table-cell table:style-name="ce2" table:formula="of:=(AND([SOSS.S29];[SOSS.P29]&gt;=0.5))" office:value-type="boolean" office:boolean-value="false" calcext:value-type="boolean">
            <text:p>FALSO</text:p>
          </table:table-cell>
          <table:table-cell table:style-name="ce2" table:formula="of:=(AND([SOSS.S29];[SOSS.Q29]&gt;=0.5))" office:value-type="boolean" office:boolean-value="false" calcext:value-type="boolean">
            <text:p>FALSO</text:p>
          </table:table-cell>
          <table:table-cell/>
          <table:table-cell table:style-name="ce2" table:formula="of:=([.H29]&lt;= [SOSS.Z2])" office:value-type="boolean" office:boolean-value="false" calcext:value-type="boolean">
            <text:p>FALSO</text:p>
          </table:table-cell>
          <table:table-cell table:style-name="ce2" table:formula="of:=(AND([SOSS.X29];[.O29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AKAZ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810959788782921" calcext:value-type="float">
            <text:p>0,0081</text:p>
          </table:table-cell>
          <table:table-cell office:value-type="float" office:value="190.327500175015" calcext:value-type="float">
            <text:p>190,3275</text:p>
          </table:table-cell>
          <table:table-cell office:value-type="float" office:value="1.5993626245694" calcext:value-type="float">
            <text:p>1,5994</text:p>
          </table:table-cell>
          <table:table-cell office:value-type="float" office:value="3.1266646082938" calcext:value-type="float">
            <text:p>3,1267</text:p>
          </table:table-cell>
          <table:table-cell office:value-type="float" office:value="13172" calcext:value-type="float">
            <text:p>13172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7823" calcext:value-type="float">
            <text:p>7823</text:p>
          </table:table-cell>
          <table:table-cell office:value-type="float" office:value="8069" calcext:value-type="float">
            <text:p>8069</text:p>
          </table:table-cell>
          <table:table-cell office:value-type="float" office:value="8680" calcext:value-type="float">
            <text:p>8680</text:p>
          </table:table-cell>
          <table:table-cell office:value-type="float" office:value="0.593911327057394" calcext:value-type="float">
            <text:p>0,5939</text:p>
          </table:table-cell>
          <table:table-cell office:value-type="float" office:value="0.612587306407531" calcext:value-type="float">
            <text:p>0,6126</text:p>
          </table:table-cell>
          <table:table-cell office:value-type="float" office:value="0.658973580321895" calcext:value-type="float">
            <text:p>0,6590</text:p>
          </table:table-cell>
          <table:table-cell/>
          <table:table-cell table:style-name="ce2" table:formula="of:=([SOSS.H30]&lt;=0.5)" office:value-type="boolean" office:boolean-value="false" calcext:value-type="boolean">
            <text:p>FALSO</text:p>
          </table:table-cell>
          <table:table-cell table:style-name="ce2" table:formula="of:=(AND([SOSS.S30];[SOSS.O30]&gt;=0.5))" office:value-type="boolean" office:boolean-value="false" calcext:value-type="boolean">
            <text:p>FALSO</text:p>
          </table:table-cell>
          <table:table-cell table:style-name="ce2" table:formula="of:=(AND([SOSS.S30];[SOSS.P30]&gt;=0.5))" office:value-type="boolean" office:boolean-value="false" calcext:value-type="boolean">
            <text:p>FALSO</text:p>
          </table:table-cell>
          <table:table-cell table:style-name="ce2" table:formula="of:=(AND([SOSS.S30];[SOSS.Q30]&gt;=0.5))" office:value-type="boolean" office:boolean-value="false" calcext:value-type="boolean">
            <text:p>FALSO</text:p>
          </table:table-cell>
          <table:table-cell/>
          <table:table-cell table:style-name="ce2" table:formula="of:=([.H30]&lt;= [SOSS.Z2])" office:value-type="boolean" office:boolean-value="false" calcext:value-type="boolean">
            <text:p>FALSO</text:p>
          </table:table-cell>
          <table:table-cell table:style-name="ce2" table:formula="of:=(AND([SOSS.X30];[.O30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AKAZ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589221858383873" calcext:value-type="float">
            <text:p>0,0059</text:p>
          </table:table-cell>
          <table:table-cell office:value-type="float" office:value="12.7964677213736" calcext:value-type="float">
            <text:p>12,7965</text:p>
          </table:table-cell>
          <table:table-cell office:value-type="float" office:value="1.15900755936073" calcext:value-type="float">
            <text:p>1,1590</text:p>
          </table:table-cell>
          <table:table-cell office:value-type="float" office:value="0.863095724816367" calcext:value-type="float">
            <text:p>0,8631</text:p>
          </table:table-cell>
          <table:table-cell office:value-type="float" office:value="13172" calcext:value-type="float">
            <text:p>13172</text:p>
          </table:table-cell>
          <table:table-cell office:value-type="float" office:value="12521" calcext:value-type="float">
            <text:p>12521</text:p>
          </table:table-cell>
          <table:table-cell office:value-type="float" office:value="2757" calcext:value-type="float">
            <text:p>2757</text:p>
          </table:table-cell>
          <table:table-cell office:value-type="float" office:value="7832" calcext:value-type="float">
            <text:p>7832</text:p>
          </table:table-cell>
          <table:table-cell office:value-type="float" office:value="8091" calcext:value-type="float">
            <text:p>8091</text:p>
          </table:table-cell>
          <table:table-cell office:value-type="float" office:value="8707" calcext:value-type="float">
            <text:p>8707</text:p>
          </table:table-cell>
          <table:table-cell office:value-type="float" office:value="0.62550914463701" calcext:value-type="float">
            <text:p>0,6255</text:p>
          </table:table-cell>
          <table:table-cell office:value-type="float" office:value="0.646194393419056" calcext:value-type="float">
            <text:p>0,6462</text:p>
          </table:table-cell>
          <table:table-cell office:value-type="float" office:value="0.695391741873652" calcext:value-type="float">
            <text:p>0,6954</text:p>
          </table:table-cell>
          <table:table-cell/>
          <table:table-cell table:style-name="ce2" table:formula="of:=([SOSS.H31]&lt;=0.5)" office:value-type="boolean" office:boolean-value="false" calcext:value-type="boolean">
            <text:p>FALSO</text:p>
          </table:table-cell>
          <table:table-cell table:style-name="ce2" table:formula="of:=(AND([SOSS.S31];[SOSS.O31]&gt;=0.5))" office:value-type="boolean" office:boolean-value="false" calcext:value-type="boolean">
            <text:p>FALSO</text:p>
          </table:table-cell>
          <table:table-cell table:style-name="ce2" table:formula="of:=(AND([SOSS.S31];[SOSS.P31]&gt;=0.5))" office:value-type="boolean" office:boolean-value="false" calcext:value-type="boolean">
            <text:p>FALSO</text:p>
          </table:table-cell>
          <table:table-cell table:style-name="ce2" table:formula="of:=(AND([SOSS.S31];[SOSS.Q31]&gt;=0.5))" office:value-type="boolean" office:boolean-value="false" calcext:value-type="boolean">
            <text:p>FALSO</text:p>
          </table:table-cell>
          <table:table-cell/>
          <table:table-cell table:style-name="ce2" table:formula="of:=([.H31]&lt;= [SOSS.Z2])" office:value-type="boolean" office:boolean-value="false" calcext:value-type="boolean">
            <text:p>FALSO</text:p>
          </table:table-cell>
          <table:table-cell table:style-name="ce2" table:formula="of:=(AND([SOSS.X31];[.O31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AKAZ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589221858383873" calcext:value-type="float">
            <text:p>0,0059</text:p>
          </table:table-cell>
          <table:table-cell office:value-type="float" office:value="12.7964677213736" calcext:value-type="float">
            <text:p>12,7965</text:p>
          </table:table-cell>
          <table:table-cell office:value-type="float" office:value="1.15900755936073" calcext:value-type="float">
            <text:p>1,1590</text:p>
          </table:table-cell>
          <table:table-cell office:value-type="float" office:value="0.863095724816367" calcext:value-type="float">
            <text:p>0,8631</text:p>
          </table:table-cell>
          <table:table-cell office:value-type="float" office:value="12521" calcext:value-type="float">
            <text:p>12521</text:p>
          </table:table-cell>
          <table:table-cell/>
          <table:table-cell office:value-type="float" office:value="2757" calcext:value-type="float">
            <text:p>2757</text:p>
          </table:table-cell>
          <table:table-cell office:value-type="float" office:value="7832" calcext:value-type="float">
            <text:p>7832</text:p>
          </table:table-cell>
          <table:table-cell office:value-type="float" office:value="8091" calcext:value-type="float">
            <text:p>8091</text:p>
          </table:table-cell>
          <table:table-cell office:value-type="float" office:value="8707" calcext:value-type="float">
            <text:p>8707</text:p>
          </table:table-cell>
          <table:table-cell office:value-type="float" office:value="0.62550914463701" calcext:value-type="float">
            <text:p>0,6255</text:p>
          </table:table-cell>
          <table:table-cell office:value-type="float" office:value="0.646194393419056" calcext:value-type="float">
            <text:p>0,6462</text:p>
          </table:table-cell>
          <table:table-cell office:value-type="float" office:value="0.695391741873652" calcext:value-type="float">
            <text:p>0,6954</text:p>
          </table:table-cell>
          <table:table-cell/>
          <table:table-cell table:style-name="ce2" table:formula="of:=([SOSS.H32]&lt;=0.5)" office:value-type="boolean" office:boolean-value="false" calcext:value-type="boolean">
            <text:p>FALSO</text:p>
          </table:table-cell>
          <table:table-cell table:style-name="ce2" table:formula="of:=(AND([SOSS.S32];[SOSS.O32]&gt;=0.5))" office:value-type="boolean" office:boolean-value="false" calcext:value-type="boolean">
            <text:p>FALSO</text:p>
          </table:table-cell>
          <table:table-cell table:style-name="ce2" table:formula="of:=(AND([SOSS.S32];[SOSS.P32]&gt;=0.5))" office:value-type="boolean" office:boolean-value="false" calcext:value-type="boolean">
            <text:p>FALSO</text:p>
          </table:table-cell>
          <table:table-cell table:style-name="ce2" table:formula="of:=(AND([SOSS.S32];[SOSS.Q32]&gt;=0.5))" office:value-type="boolean" office:boolean-value="false" calcext:value-type="boolean">
            <text:p>FALSO</text:p>
          </table:table-cell>
          <table:table-cell/>
          <table:table-cell table:style-name="ce2" table:formula="of:=([.H32]&lt;= [SOSS.Z2])" office:value-type="boolean" office:boolean-value="false" calcext:value-type="boolean">
            <text:p>FALSO</text:p>
          </table:table-cell>
          <table:table-cell table:style-name="ce2" table:formula="of:=(AND([SOSS.X32];[.O32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AKAZ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04349678989702" calcext:value-type="float">
            <text:p>0,2043</text:p>
          </table:table-cell>
          <table:table-cell office:value-type="float" office:value="4.27859498957287" calcext:value-type="float">
            <text:p>4,2786</text:p>
          </table:table-cell>
          <table:table-cell office:value-type="float" office:value="0.955448724324833" calcext:value-type="float">
            <text:p>0,9554</text:p>
          </table:table-cell>
          <table:table-cell office:value-type="float" office:value="0.391098007702254" calcext:value-type="float">
            <text:p>0,3911</text:p>
          </table:table-cell>
          <table:table-cell office:value-type="float" office:value="12521" calcext:value-type="float">
            <text:p>12521</text:p>
          </table:table-cell>
          <table:table-cell office:value-type="float" office:value="9764" calcext:value-type="float">
            <text:p>9764</text:p>
          </table:table-cell>
          <table:table-cell office:value-type="float" office:value="3237" calcext:value-type="float">
            <text:p>3237</text:p>
          </table:table-cell>
          <table:table-cell office:value-type="float" office:value="6756" calcext:value-type="float">
            <text:p>6756</text:p>
          </table:table-cell>
          <table:table-cell office:value-type="float" office:value="7010" calcext:value-type="float">
            <text:p>7010</text:p>
          </table:table-cell>
          <table:table-cell office:value-type="float" office:value="7651" calcext:value-type="float">
            <text:p>7651</text:p>
          </table:table-cell>
          <table:table-cell office:value-type="float" office:value="0.691929537074969" calcext:value-type="float">
            <text:p>0,6919</text:p>
          </table:table-cell>
          <table:table-cell office:value-type="float" office:value="0.717943465792708" calcext:value-type="float">
            <text:p>0,7179</text:p>
          </table:table-cell>
          <table:table-cell office:value-type="float" office:value="0.783592789840229" calcext:value-type="float">
            <text:p>0,7836</text:p>
          </table:table-cell>
          <table:table-cell/>
          <table:table-cell table:style-name="ce2" table:formula="of:=([SOSS.H33]&lt;=0.5)" office:value-type="boolean" office:boolean-value="true" calcext:value-type="boolean">
            <text:p>VERDADEIRO</text:p>
          </table:table-cell>
          <table:table-cell table:style-name="ce2" table:formula="of:=(AND([SOSS.S33];[SOSS.O33]&gt;=0.5))" office:value-type="boolean" office:boolean-value="true" calcext:value-type="boolean">
            <text:p>VERDADEIRO</text:p>
          </table:table-cell>
          <table:table-cell table:style-name="ce2" table:formula="of:=(AND([SOSS.S33];[SOSS.P33]&gt;=0.5))" office:value-type="boolean" office:boolean-value="true" calcext:value-type="boolean">
            <text:p>VERDADEIRO</text:p>
          </table:table-cell>
          <table:table-cell table:style-name="ce2" table:formula="of:=(AND([SOSS.S33];[SOSS.Q33]&gt;=0.5))" office:value-type="boolean" office:boolean-value="true" calcext:value-type="boolean">
            <text:p>VERDADEIRO</text:p>
          </table:table-cell>
          <table:table-cell/>
          <table:table-cell table:style-name="ce2" table:formula="of:=([.H33]&lt;= [SOSS.Z2])" office:value-type="boolean" office:boolean-value="true" calcext:value-type="boolean">
            <text:p>VERDADEIRO</text:p>
          </table:table-cell>
          <table:table-cell table:style-name="ce2" table:formula="of:=(AND([SOSS.X33];[.O33]&gt;=([SOS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460352005386617" calcext:value-type="float">
            <text:p>0,0046</text:p>
          </table:table-cell>
          <table:table-cell office:value-type="float" office:value="1672.56493452035" calcext:value-type="float">
            <text:p>1672,5649</text:p>
          </table:table-cell>
          <table:table-cell office:value-type="float" office:value="1.90605139670868" calcext:value-type="float">
            <text:p>1,9061</text:p>
          </table:table-cell>
          <table:table-cell office:value-type="float" office:value="10.6759009859112" calcext:value-type="float">
            <text:p>10,6759</text:p>
          </table:table-cell>
          <table:table-cell office:value-type="float" office:value="28519" calcext:value-type="float">
            <text:p>28519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5919" calcext:value-type="float">
            <text:p>15919</text:p>
          </table:table-cell>
          <table:table-cell office:value-type="float" office:value="16448" calcext:value-type="float">
            <text:p>16448</text:p>
          </table:table-cell>
          <table:table-cell office:value-type="float" office:value="17477" calcext:value-type="float">
            <text:p>17477</text:p>
          </table:table-cell>
          <table:table-cell office:value-type="float" office:value="0.558189277323889" calcext:value-type="float">
            <text:p>0,5582</text:p>
          </table:table-cell>
          <table:table-cell office:value-type="float" office:value="0.576738314807672" calcext:value-type="float">
            <text:p>0,5767</text:p>
          </table:table-cell>
          <table:table-cell office:value-type="float" office:value="0.612819523826221" calcext:value-type="float">
            <text:p>0,6128</text:p>
          </table:table-cell>
          <table:table-cell/>
          <table:table-cell table:style-name="ce2" table:formula="of:=([SOSS.H34]&lt;=0.5)" office:value-type="boolean" office:boolean-value="false" calcext:value-type="boolean">
            <text:p>FALSO</text:p>
          </table:table-cell>
          <table:table-cell table:style-name="ce2" table:formula="of:=(AND([SOSS.S34];[SOSS.O34]&gt;=0.5))" office:value-type="boolean" office:boolean-value="false" calcext:value-type="boolean">
            <text:p>FALSO</text:p>
          </table:table-cell>
          <table:table-cell table:style-name="ce2" table:formula="of:=(AND([SOSS.S34];[SOSS.P34]&gt;=0.5))" office:value-type="boolean" office:boolean-value="false" calcext:value-type="boolean">
            <text:p>FALSO</text:p>
          </table:table-cell>
          <table:table-cell table:style-name="ce2" table:formula="of:=(AND([SOSS.S34];[SOSS.Q34]&gt;=0.5))" office:value-type="boolean" office:boolean-value="false" calcext:value-type="boolean">
            <text:p>FALSO</text:p>
          </table:table-cell>
          <table:table-cell/>
          <table:table-cell table:style-name="ce2" table:formula="of:=([.H34]&lt;= [SOSS.Z2])" office:value-type="boolean" office:boolean-value="false" calcext:value-type="boolean">
            <text:p>FALSO</text:p>
          </table:table-cell>
          <table:table-cell table:style-name="ce2" table:formula="of:=(AND([SOSS.X34];[.O34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548320541560752" calcext:value-type="float">
            <text:p>0,0055</text:p>
          </table:table-cell>
          <table:table-cell office:value-type="float" office:value="34.2591966089328" calcext:value-type="float">
            <text:p>34,2592</text:p>
          </table:table-cell>
          <table:table-cell office:value-type="float" office:value="1.49141658636027" calcext:value-type="float">
            <text:p>1,4914</text:p>
          </table:table-cell>
          <table:table-cell office:value-type="float" office:value="1.71665297783921" calcext:value-type="float">
            <text:p>1,7167</text:p>
          </table:table-cell>
          <table:table-cell office:value-type="float" office:value="28519" calcext:value-type="float">
            <text:p>28519</text:p>
          </table:table-cell>
          <table:table-cell office:value-type="float" office:value="28069" calcext:value-type="float">
            <text:p>28069</text:p>
          </table:table-cell>
          <table:table-cell office:value-type="float" office:value="2825" calcext:value-type="float">
            <text:p>2825</text:p>
          </table:table-cell>
          <table:table-cell office:value-type="float" office:value="15959" calcext:value-type="float">
            <text:p>15959</text:p>
          </table:table-cell>
          <table:table-cell office:value-type="float" office:value="16495" calcext:value-type="float">
            <text:p>16495</text:p>
          </table:table-cell>
          <table:table-cell office:value-type="float" office:value="17412" calcext:value-type="float">
            <text:p>17412</text:p>
          </table:table-cell>
          <table:table-cell office:value-type="float" office:value="0.568563183583313" calcext:value-type="float">
            <text:p>0,5686</text:p>
          </table:table-cell>
          <table:table-cell office:value-type="float" office:value="0.587658983219922" calcext:value-type="float">
            <text:p>0,5877</text:p>
          </table:table-cell>
          <table:table-cell office:value-type="float" office:value="0.620328476254943" calcext:value-type="float">
            <text:p>0,6203</text:p>
          </table:table-cell>
          <table:table-cell/>
          <table:table-cell table:style-name="ce2" table:formula="of:=([SOSS.H35]&lt;=0.5)" office:value-type="boolean" office:boolean-value="false" calcext:value-type="boolean">
            <text:p>FALSO</text:p>
          </table:table-cell>
          <table:table-cell table:style-name="ce2" table:formula="of:=(AND([SOSS.S35];[SOSS.O35]&gt;=0.5))" office:value-type="boolean" office:boolean-value="false" calcext:value-type="boolean">
            <text:p>FALSO</text:p>
          </table:table-cell>
          <table:table-cell table:style-name="ce2" table:formula="of:=(AND([SOSS.S35];[SOSS.P35]&gt;=0.5))" office:value-type="boolean" office:boolean-value="false" calcext:value-type="boolean">
            <text:p>FALSO</text:p>
          </table:table-cell>
          <table:table-cell table:style-name="ce2" table:formula="of:=(AND([SOSS.S35];[SOSS.Q35]&gt;=0.5))" office:value-type="boolean" office:boolean-value="false" calcext:value-type="boolean">
            <text:p>FALSO</text:p>
          </table:table-cell>
          <table:table-cell/>
          <table:table-cell table:style-name="ce2" table:formula="of:=([.H35]&lt;= [SOSS.Z2])" office:value-type="boolean" office:boolean-value="false" calcext:value-type="boolean">
            <text:p>FALSO</text:p>
          </table:table-cell>
          <table:table-cell table:style-name="ce2" table:formula="of:=(AND([SOSS.X35];[.O35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BRIS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548320541560752" calcext:value-type="float">
            <text:p>0,0055</text:p>
          </table:table-cell>
          <table:table-cell office:value-type="float" office:value="34.2591966089328" calcext:value-type="float">
            <text:p>34,2592</text:p>
          </table:table-cell>
          <table:table-cell office:value-type="float" office:value="1.49141658636027" calcext:value-type="float">
            <text:p>1,4914</text:p>
          </table:table-cell>
          <table:table-cell office:value-type="float" office:value="1.71665297783921" calcext:value-type="float">
            <text:p>1,7167</text:p>
          </table:table-cell>
          <table:table-cell office:value-type="float" office:value="28069" calcext:value-type="float">
            <text:p>28069</text:p>
          </table:table-cell>
          <table:table-cell/>
          <table:table-cell office:value-type="float" office:value="2825" calcext:value-type="float">
            <text:p>2825</text:p>
          </table:table-cell>
          <table:table-cell office:value-type="float" office:value="15959" calcext:value-type="float">
            <text:p>15959</text:p>
          </table:table-cell>
          <table:table-cell office:value-type="float" office:value="16495" calcext:value-type="float">
            <text:p>16495</text:p>
          </table:table-cell>
          <table:table-cell office:value-type="float" office:value="17412" calcext:value-type="float">
            <text:p>17412</text:p>
          </table:table-cell>
          <table:table-cell office:value-type="float" office:value="0.568563183583313" calcext:value-type="float">
            <text:p>0,5686</text:p>
          </table:table-cell>
          <table:table-cell office:value-type="float" office:value="0.587658983219922" calcext:value-type="float">
            <text:p>0,5877</text:p>
          </table:table-cell>
          <table:table-cell office:value-type="float" office:value="0.620328476254943" calcext:value-type="float">
            <text:p>0,6203</text:p>
          </table:table-cell>
          <table:table-cell/>
          <table:table-cell table:style-name="ce2" table:formula="of:=([SOSS.H36]&lt;=0.5)" office:value-type="boolean" office:boolean-value="false" calcext:value-type="boolean">
            <text:p>FALSO</text:p>
          </table:table-cell>
          <table:table-cell table:style-name="ce2" table:formula="of:=(AND([SOSS.S36];[SOSS.O36]&gt;=0.5))" office:value-type="boolean" office:boolean-value="false" calcext:value-type="boolean">
            <text:p>FALSO</text:p>
          </table:table-cell>
          <table:table-cell table:style-name="ce2" table:formula="of:=(AND([SOSS.S36];[SOSS.P36]&gt;=0.5))" office:value-type="boolean" office:boolean-value="false" calcext:value-type="boolean">
            <text:p>FALSO</text:p>
          </table:table-cell>
          <table:table-cell table:style-name="ce2" table:formula="of:=(AND([SOSS.S36];[SOSS.Q36]&gt;=0.5))" office:value-type="boolean" office:boolean-value="false" calcext:value-type="boolean">
            <text:p>FALSO</text:p>
          </table:table-cell>
          <table:table-cell/>
          <table:table-cell table:style-name="ce2" table:formula="of:=([.H36]&lt;= [SOSS.Z2])" office:value-type="boolean" office:boolean-value="false" calcext:value-type="boolean">
            <text:p>FALSO</text:p>
          </table:table-cell>
          <table:table-cell table:style-name="ce2" table:formula="of:=(AND([SOSS.X36];[.O36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BRIS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827617394136751" calcext:value-type="float">
            <text:p>0,0001</text:p>
          </table:table-cell>
          <table:table-cell office:value-type="float" office:value="3.40171222958116" calcext:value-type="float">
            <text:p>3,4017</text:p>
          </table:table-cell>
          <table:table-cell office:value-type="float" office:value="1.03728843925419" calcext:value-type="float">
            <text:p>1,0373</text:p>
          </table:table-cell>
          <table:table-cell office:value-type="float" office:value="0.707130676494266" calcext:value-type="float">
            <text:p>0,7071</text:p>
          </table:table-cell>
          <table:table-cell office:value-type="float" office:value="28069" calcext:value-type="float">
            <text:p>28069</text:p>
          </table:table-cell>
          <table:table-cell office:value-type="float" office:value="25244" calcext:value-type="float">
            <text:p>25244</text:p>
          </table:table-cell>
          <table:table-cell office:value-type="float" office:value="7757" calcext:value-type="float">
            <text:p>7757</text:p>
          </table:table-cell>
          <table:table-cell office:value-type="float" office:value="15979" calcext:value-type="float">
            <text:p>15979</text:p>
          </table:table-cell>
          <table:table-cell office:value-type="float" office:value="16494" calcext:value-type="float">
            <text:p>16494</text:p>
          </table:table-cell>
          <table:table-cell office:value-type="float" office:value="17415" calcext:value-type="float">
            <text:p>17415</text:p>
          </table:table-cell>
          <table:table-cell office:value-type="float" office:value="0.632982094755189" calcext:value-type="float">
            <text:p>0,6330</text:p>
          </table:table-cell>
          <table:table-cell office:value-type="float" office:value="0.653382982094755" calcext:value-type="float">
            <text:p>0,6534</text:p>
          </table:table-cell>
          <table:table-cell office:value-type="float" office:value="0.689866899065124" calcext:value-type="float">
            <text:p>0,6899</text:p>
          </table:table-cell>
          <table:table-cell/>
          <table:table-cell table:style-name="ce2" table:formula="of:=([SOSS.H37]&lt;=0.5)" office:value-type="boolean" office:boolean-value="false" calcext:value-type="boolean">
            <text:p>FALSO</text:p>
          </table:table-cell>
          <table:table-cell table:style-name="ce2" table:formula="of:=(AND([SOSS.S37];[SOSS.O37]&gt;=0.5))" office:value-type="boolean" office:boolean-value="false" calcext:value-type="boolean">
            <text:p>FALSO</text:p>
          </table:table-cell>
          <table:table-cell table:style-name="ce2" table:formula="of:=(AND([SOSS.S37];[SOSS.P37]&gt;=0.5))" office:value-type="boolean" office:boolean-value="false" calcext:value-type="boolean">
            <text:p>FALSO</text:p>
          </table:table-cell>
          <table:table-cell table:style-name="ce2" table:formula="of:=(AND([SOSS.S37];[SOSS.Q37]&gt;=0.5))" office:value-type="boolean" office:boolean-value="false" calcext:value-type="boolean">
            <text:p>FALSO</text:p>
          </table:table-cell>
          <table:table-cell/>
          <table:table-cell table:style-name="ce2" table:formula="of:=([.H37]&lt;= [SOSS.Z2])" office:value-type="boolean" office:boolean-value="false" calcext:value-type="boolean">
            <text:p>FALSO</text:p>
          </table:table-cell>
          <table:table-cell table:style-name="ce2" table:formula="of:=(AND([SOSS.X37];[.O37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81358692373738" calcext:value-type="float">
            <text:p>0,0181</text:p>
          </table:table-cell>
          <table:table-cell office:value-type="float" office:value="68.8151652074083" calcext:value-type="float">
            <text:p>68,8152</text:p>
          </table:table-cell>
          <table:table-cell office:value-type="float" office:value="1.7465578969076" calcext:value-type="float">
            <text:p>1,7466</text:p>
          </table:table-cell>
          <table:table-cell office:value-type="float" office:value="2.6489686244363" calcext:value-type="float">
            <text:p>2,6490</text:p>
          </table:table-cell>
          <table:table-cell office:value-type="float" office:value="2874" calcext:value-type="float">
            <text:p>2874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191" calcext:value-type="float">
            <text:p>1191</text:p>
          </table:table-cell>
          <table:table-cell office:value-type="float" office:value="1289" calcext:value-type="float">
            <text:p>1289</text:p>
          </table:table-cell>
          <table:table-cell office:value-type="float" office:value="1447" calcext:value-type="float">
            <text:p>1447</text:p>
          </table:table-cell>
          <table:table-cell office:value-type="float" office:value="0.414405010438413" calcext:value-type="float">
            <text:p>0,4144</text:p>
          </table:table-cell>
          <table:table-cell office:value-type="float" office:value="0.448503827418232" calcext:value-type="float">
            <text:p>0,4485</text:p>
          </table:table-cell>
          <table:table-cell office:value-type="float" office:value="0.50347947112039" calcext:value-type="float">
            <text:p>0,5035</text:p>
          </table:table-cell>
          <table:table-cell/>
          <table:table-cell table:style-name="ce2" table:formula="of:=([SOSS.H38]&lt;=0.5)" office:value-type="boolean" office:boolean-value="false" calcext:value-type="boolean">
            <text:p>FALSO</text:p>
          </table:table-cell>
          <table:table-cell table:style-name="ce2" table:formula="of:=(AND([SOSS.S38];[SOSS.O38]&gt;=0.5))" office:value-type="boolean" office:boolean-value="false" calcext:value-type="boolean">
            <text:p>FALSO</text:p>
          </table:table-cell>
          <table:table-cell table:style-name="ce2" table:formula="of:=(AND([SOSS.S38];[SOSS.P38]&gt;=0.5))" office:value-type="boolean" office:boolean-value="false" calcext:value-type="boolean">
            <text:p>FALSO</text:p>
          </table:table-cell>
          <table:table-cell table:style-name="ce2" table:formula="of:=(AND([SOSS.S38];[SOSS.Q38]&gt;=0.5))" office:value-type="boolean" office:boolean-value="false" calcext:value-type="boolean">
            <text:p>FALSO</text:p>
          </table:table-cell>
          <table:table-cell/>
          <table:table-cell table:style-name="ce2" table:formula="of:=([.H38]&lt;= [SOSS.Z2])" office:value-type="boolean" office:boolean-value="false" calcext:value-type="boolean">
            <text:p>FALSO</text:p>
          </table:table-cell>
          <table:table-cell table:style-name="ce2" table:formula="of:=(AND([SOSS.X38];[.O38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94251185345398" calcext:value-type="float">
            <text:p>0,0194</text:p>
          </table:table-cell>
          <table:table-cell office:value-type="float" office:value="10.6337026542251" calcext:value-type="float">
            <text:p>10,6337</text:p>
          </table:table-cell>
          <table:table-cell office:value-type="float" office:value="1.08291866336312" calcext:value-type="float">
            <text:p>1,0829</text:p>
          </table:table-cell>
          <table:table-cell office:value-type="float" office:value="0.739414051004306" calcext:value-type="float">
            <text:p>0,7394</text:p>
          </table:table-cell>
          <table:table-cell office:value-type="float" office:value="2874" calcext:value-type="float">
            <text:p>2874</text:p>
          </table:table-cell>
          <table:table-cell office:value-type="float" office:value="2685" calcext:value-type="float">
            <text:p>2685</text:p>
          </table:table-cell>
          <table:table-cell office:value-type="float" office:value="389" calcext:value-type="float">
            <text:p>389</text:p>
          </table:table-cell>
          <table:table-cell office:value-type="float" office:value="1519" calcext:value-type="float">
            <text:p>1519</text:p>
          </table:table-cell>
          <table:table-cell office:value-type="float" office:value="1725" calcext:value-type="float">
            <text:p>1725</text:p>
          </table:table-cell>
          <table:table-cell office:value-type="float" office:value="1884" calcext:value-type="float">
            <text:p>1884</text:p>
          </table:table-cell>
          <table:table-cell office:value-type="float" office:value="0.565735567970205" calcext:value-type="float">
            <text:p>0,5657</text:p>
          </table:table-cell>
          <table:table-cell office:value-type="float" office:value="0.642458100558659" calcext:value-type="float">
            <text:p>0,6425</text:p>
          </table:table-cell>
          <table:table-cell office:value-type="float" office:value="0.701675977653631" calcext:value-type="float">
            <text:p>0,7017</text:p>
          </table:table-cell>
          <table:table-cell/>
          <table:table-cell table:style-name="ce2" table:formula="of:=([SOSS.H39]&lt;=0.5)" office:value-type="boolean" office:boolean-value="false" calcext:value-type="boolean">
            <text:p>FALSO</text:p>
          </table:table-cell>
          <table:table-cell table:style-name="ce2" table:formula="of:=(AND([SOSS.S39];[SOSS.O39]&gt;=0.5))" office:value-type="boolean" office:boolean-value="false" calcext:value-type="boolean">
            <text:p>FALSO</text:p>
          </table:table-cell>
          <table:table-cell table:style-name="ce2" table:formula="of:=(AND([SOSS.S39];[SOSS.P39]&gt;=0.5))" office:value-type="boolean" office:boolean-value="false" calcext:value-type="boolean">
            <text:p>FALSO</text:p>
          </table:table-cell>
          <table:table-cell table:style-name="ce2" table:formula="of:=(AND([SOSS.S39];[SOSS.Q39]&gt;=0.5))" office:value-type="boolean" office:boolean-value="false" calcext:value-type="boolean">
            <text:p>FALSO</text:p>
          </table:table-cell>
          <table:table-cell/>
          <table:table-cell table:style-name="ce2" table:formula="of:=([.H39]&lt;= [SOSS.Z2])" office:value-type="boolean" office:boolean-value="false" calcext:value-type="boolean">
            <text:p>FALSO</text:p>
          </table:table-cell>
          <table:table-cell table:style-name="ce2" table:formula="of:=(AND([SOSS.X39];[.O39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194251185345398" calcext:value-type="float">
            <text:p>0,0194</text:p>
          </table:table-cell>
          <table:table-cell office:value-type="float" office:value="10.6337026542251" calcext:value-type="float">
            <text:p>10,6337</text:p>
          </table:table-cell>
          <table:table-cell office:value-type="float" office:value="1.08291866336312" calcext:value-type="float">
            <text:p>1,0829</text:p>
          </table:table-cell>
          <table:table-cell office:value-type="float" office:value="0.739414051004306" calcext:value-type="float">
            <text:p>0,7394</text:p>
          </table:table-cell>
          <table:table-cell office:value-type="float" office:value="2685" calcext:value-type="float">
            <text:p>2685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1519" calcext:value-type="float">
            <text:p>1519</text:p>
          </table:table-cell>
          <table:table-cell office:value-type="float" office:value="1725" calcext:value-type="float">
            <text:p>1725</text:p>
          </table:table-cell>
          <table:table-cell office:value-type="float" office:value="1884" calcext:value-type="float">
            <text:p>1884</text:p>
          </table:table-cell>
          <table:table-cell office:value-type="float" office:value="0.565735567970205" calcext:value-type="float">
            <text:p>0,5657</text:p>
          </table:table-cell>
          <table:table-cell office:value-type="float" office:value="0.642458100558659" calcext:value-type="float">
            <text:p>0,6425</text:p>
          </table:table-cell>
          <table:table-cell office:value-type="float" office:value="0.701675977653631" calcext:value-type="float">
            <text:p>0,7017</text:p>
          </table:table-cell>
          <table:table-cell/>
          <table:table-cell table:style-name="ce2" table:formula="of:=([SOSS.H40]&lt;=0.5)" office:value-type="boolean" office:boolean-value="false" calcext:value-type="boolean">
            <text:p>FALSO</text:p>
          </table:table-cell>
          <table:table-cell table:style-name="ce2" table:formula="of:=(AND([SOSS.S40];[SOSS.O40]&gt;=0.5))" office:value-type="boolean" office:boolean-value="false" calcext:value-type="boolean">
            <text:p>FALSO</text:p>
          </table:table-cell>
          <table:table-cell table:style-name="ce2" table:formula="of:=(AND([SOSS.S40];[SOSS.P40]&gt;=0.5))" office:value-type="boolean" office:boolean-value="false" calcext:value-type="boolean">
            <text:p>FALSO</text:p>
          </table:table-cell>
          <table:table-cell table:style-name="ce2" table:formula="of:=(AND([SOSS.S40];[SOSS.Q40]&gt;=0.5))" office:value-type="boolean" office:boolean-value="false" calcext:value-type="boolean">
            <text:p>FALSO</text:p>
          </table:table-cell>
          <table:table-cell/>
          <table:table-cell table:style-name="ce2" table:formula="of:=([.H40]&lt;= [SOSS.Z2])" office:value-type="boolean" office:boolean-value="false" calcext:value-type="boolean">
            <text:p>FALSO</text:p>
          </table:table-cell>
          <table:table-cell table:style-name="ce2" table:formula="of:=(AND([SOSS.X40];[.O40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24551999362196" calcext:value-type="float">
            <text:p>0,2246</text:p>
          </table:table-cell>
          <table:table-cell office:value-type="float" office:value="2.01693186460808" calcext:value-type="float">
            <text:p>2,0169</text:p>
          </table:table-cell>
          <table:table-cell office:value-type="float" office:value="1.00189366244023" calcext:value-type="float">
            <text:p>1,0019</text:p>
          </table:table-cell>
          <table:table-cell office:value-type="float" office:value="0.276776391574006" calcext:value-type="float">
            <text:p>0,2768</text:p>
          </table:table-cell>
          <table:table-cell office:value-type="float" office:value="2685" calcext:value-type="float">
            <text:p>2685</text:p>
          </table:table-cell>
          <table:table-cell office:value-type="float" office:value="2296" calcext:value-type="float">
            <text:p>2296</text:p>
          </table:table-cell>
          <table:table-cell office:value-type="float" office:value="536" calcext:value-type="float">
            <text:p>536</text:p>
          </table:table-cell>
          <table:table-cell office:value-type="float" office:value="1324" calcext:value-type="float">
            <text:p>1324</text:p>
          </table:table-cell>
          <table:table-cell office:value-type="float" office:value="1521" calcext:value-type="float">
            <text:p>1521</text:p>
          </table:table-cell>
          <table:table-cell office:value-type="float" office:value="1856" calcext:value-type="float">
            <text:p>1856</text:p>
          </table:table-cell>
          <table:table-cell office:value-type="float" office:value="0.576655052264808" calcext:value-type="float">
            <text:p>0,5767</text:p>
          </table:table-cell>
          <table:table-cell office:value-type="float" office:value="0.662456445993031" calcext:value-type="float">
            <text:p>0,6625</text:p>
          </table:table-cell>
          <table:table-cell office:value-type="float" office:value="0.808362369337979" calcext:value-type="float">
            <text:p>0,8084</text:p>
          </table:table-cell>
          <table:table-cell/>
          <table:table-cell table:style-name="ce2" table:formula="of:=([SOSS.H41]&lt;=0.5)" office:value-type="boolean" office:boolean-value="true" calcext:value-type="boolean">
            <text:p>VERDADEIRO</text:p>
          </table:table-cell>
          <table:table-cell table:style-name="ce2" table:formula="of:=(AND([SOSS.S41];[SOSS.O41]&gt;=0.5))" office:value-type="boolean" office:boolean-value="true" calcext:value-type="boolean">
            <text:p>VERDADEIRO</text:p>
          </table:table-cell>
          <table:table-cell table:style-name="ce2" table:formula="of:=(AND([SOSS.S41];[SOSS.P41]&gt;=0.5))" office:value-type="boolean" office:boolean-value="true" calcext:value-type="boolean">
            <text:p>VERDADEIRO</text:p>
          </table:table-cell>
          <table:table-cell table:style-name="ce2" table:formula="of:=(AND([SOSS.S41];[SOSS.Q41]&gt;=0.5))" office:value-type="boolean" office:boolean-value="true" calcext:value-type="boolean">
            <text:p>VERDADEIRO</text:p>
          </table:table-cell>
          <table:table-cell/>
          <table:table-cell table:style-name="ce2" table:formula="of:=([.H41]&lt;= [SOSS.Z2])" office:value-type="boolean" office:boolean-value="true" calcext:value-type="boolean">
            <text:p>VERDADEIRO</text:p>
          </table:table-cell>
          <table:table-cell table:style-name="ce2" table:formula="of:=(AND([SOSS.X41];[.O41]&gt;=([SOS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AKAZ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89917995197592" calcext:value-type="float">
            <text:p>0,0390</text:p>
          </table:table-cell>
          <table:table-cell office:value-type="float" office:value="78.2665330597561" calcext:value-type="float">
            <text:p>78,2665</text:p>
          </table:table-cell>
          <table:table-cell office:value-type="float" office:value="1.33201862960564" calcext:value-type="float">
            <text:p>1,3320</text:p>
          </table:table-cell>
          <table:table-cell office:value-type="float" office:value="1.63664323086466" calcext:value-type="float">
            <text:p>1,6366</text:p>
          </table:table-cell>
          <table:table-cell office:value-type="float" office:value="16289" calcext:value-type="float">
            <text:p>16289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float" office:value="7398" calcext:value-type="float">
            <text:p>7398</text:p>
          </table:table-cell>
          <table:table-cell office:value-type="float" office:value="8123" calcext:value-type="float">
            <text:p>8123</text:p>
          </table:table-cell>
          <table:table-cell office:value-type="float" office:value="10315" calcext:value-type="float">
            <text:p>10315</text:p>
          </table:table-cell>
          <table:table-cell office:value-type="float" office:value="0.454171526797225" calcext:value-type="float">
            <text:p>0,4542</text:p>
          </table:table-cell>
          <table:table-cell office:value-type="float" office:value="0.498680090858862" calcext:value-type="float">
            <text:p>0,4987</text:p>
          </table:table-cell>
          <table:table-cell office:value-type="float" office:value="0.633249432132114" calcext:value-type="float">
            <text:p>0,6332</text:p>
          </table:table-cell>
          <table:table-cell/>
          <table:table-cell table:style-name="ce2" table:formula="of:=([SOSS.H42]&lt;=0.5)" office:value-type="boolean" office:boolean-value="false" calcext:value-type="boolean">
            <text:p>FALSO</text:p>
          </table:table-cell>
          <table:table-cell table:style-name="ce2" table:formula="of:=(AND([SOSS.S42];[SOSS.O42]&gt;=0.5))" office:value-type="boolean" office:boolean-value="false" calcext:value-type="boolean">
            <text:p>FALSO</text:p>
          </table:table-cell>
          <table:table-cell table:style-name="ce2" table:formula="of:=(AND([SOSS.S42];[SOSS.P42]&gt;=0.5))" office:value-type="boolean" office:boolean-value="false" calcext:value-type="boolean">
            <text:p>FALSO</text:p>
          </table:table-cell>
          <table:table-cell table:style-name="ce2" table:formula="of:=(AND([SOSS.S42];[SOSS.Q42]&gt;=0.5))" office:value-type="boolean" office:boolean-value="false" calcext:value-type="boolean">
            <text:p>FALSO</text:p>
          </table:table-cell>
          <table:table-cell/>
          <table:table-cell table:style-name="ce2" table:formula="of:=([.H42]&lt;= [SOSS.Z2])" office:value-type="boolean" office:boolean-value="false" calcext:value-type="boolean">
            <text:p>FALSO</text:p>
          </table:table-cell>
          <table:table-cell table:style-name="ce2" table:formula="of:=(AND([SOSS.X42];[.O42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AKAZ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71977414035239" calcext:value-type="float">
            <text:p>0,0172</text:p>
          </table:table-cell>
          <table:table-cell office:value-type="float" office:value="4.14590223272505" calcext:value-type="float">
            <text:p>4,1459</text:p>
          </table:table-cell>
          <table:table-cell office:value-type="float" office:value="1.01211696053053" calcext:value-type="float">
            <text:p>1,0121</text:p>
          </table:table-cell>
          <table:table-cell office:value-type="float" office:value="0.291632959156014" calcext:value-type="float">
            <text:p>0,2916</text:p>
          </table:table-cell>
          <table:table-cell office:value-type="float" office:value="16289" calcext:value-type="float">
            <text:p>16289</text:p>
          </table:table-cell>
          <table:table-cell office:value-type="float" office:value="15566" calcext:value-type="float">
            <text:p>15566</text:p>
          </table:table-cell>
          <table:table-cell office:value-type="float" office:value="1998" calcext:value-type="float">
            <text:p>1998</text:p>
          </table:table-cell>
          <table:table-cell office:value-type="float" office:value="10481" calcext:value-type="float">
            <text:p>10481</text:p>
          </table:table-cell>
          <table:table-cell office:value-type="float" office:value="12996" calcext:value-type="float">
            <text:p>12996</text:p>
          </table:table-cell>
          <table:table-cell office:value-type="float" office:value="14116" calcext:value-type="float">
            <text:p>14116</text:p>
          </table:table-cell>
          <table:table-cell office:value-type="float" office:value="0.673326480791469" calcext:value-type="float">
            <text:p>0,6733</text:p>
          </table:table-cell>
          <table:table-cell office:value-type="float" office:value="0.834896569446229" calcext:value-type="float">
            <text:p>0,8349</text:p>
          </table:table-cell>
          <table:table-cell office:value-type="float" office:value="0.906848259026082" calcext:value-type="float">
            <text:p>0,9068</text:p>
          </table:table-cell>
          <table:table-cell/>
          <table:table-cell table:style-name="ce2" table:formula="of:=([SOSS.H43]&lt;=0.5)" office:value-type="boolean" office:boolean-value="true" calcext:value-type="boolean">
            <text:p>VERDADEIRO</text:p>
          </table:table-cell>
          <table:table-cell table:style-name="ce2" table:formula="of:=(AND([SOSS.S43];[SOSS.O43]&gt;=0.5))" office:value-type="boolean" office:boolean-value="true" calcext:value-type="boolean">
            <text:p>VERDADEIRO</text:p>
          </table:table-cell>
          <table:table-cell table:style-name="ce2" table:formula="of:=(AND([SOSS.S43];[SOSS.P43]&gt;=0.5))" office:value-type="boolean" office:boolean-value="true" calcext:value-type="boolean">
            <text:p>VERDADEIRO</text:p>
          </table:table-cell>
          <table:table-cell table:style-name="ce2" table:formula="of:=(AND([SOSS.S43];[SOSS.Q43]&gt;=0.5))" office:value-type="boolean" office:boolean-value="true" calcext:value-type="boolean">
            <text:p>VERDADEIRO</text:p>
          </table:table-cell>
          <table:table-cell/>
          <table:table-cell table:style-name="ce2" table:formula="of:=([.H43]&lt;= [SOSS.Z2])" office:value-type="boolean" office:boolean-value="true" calcext:value-type="boolean">
            <text:p>VERDADEIRO</text:p>
          </table:table-cell>
          <table:table-cell table:style-name="ce2" table:formula="of:=(AND([SOSS.X43];[.O43]&gt;=([SOS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AKAZ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171977414035239" calcext:value-type="float">
            <text:p>0,0172</text:p>
          </table:table-cell>
          <table:table-cell office:value-type="float" office:value="4.14590223272505" calcext:value-type="float">
            <text:p>4,1459</text:p>
          </table:table-cell>
          <table:table-cell office:value-type="float" office:value="1.01211696053053" calcext:value-type="float">
            <text:p>1,0121</text:p>
          </table:table-cell>
          <table:table-cell office:value-type="float" office:value="0.291632959156014" calcext:value-type="float">
            <text:p>0,2916</text:p>
          </table:table-cell>
          <table:table-cell office:value-type="float" office:value="15566" calcext:value-type="float">
            <text:p>15566</text:p>
          </table:table-cell>
          <table:table-cell/>
          <table:table-cell office:value-type="float" office:value="1998" calcext:value-type="float">
            <text:p>1998</text:p>
          </table:table-cell>
          <table:table-cell office:value-type="float" office:value="10481" calcext:value-type="float">
            <text:p>10481</text:p>
          </table:table-cell>
          <table:table-cell office:value-type="float" office:value="12996" calcext:value-type="float">
            <text:p>12996</text:p>
          </table:table-cell>
          <table:table-cell office:value-type="float" office:value="14116" calcext:value-type="float">
            <text:p>14116</text:p>
          </table:table-cell>
          <table:table-cell office:value-type="float" office:value="0.673326480791469" calcext:value-type="float">
            <text:p>0,6733</text:p>
          </table:table-cell>
          <table:table-cell office:value-type="float" office:value="0.834896569446229" calcext:value-type="float">
            <text:p>0,8349</text:p>
          </table:table-cell>
          <table:table-cell office:value-type="float" office:value="0.906848259026082" calcext:value-type="float">
            <text:p>0,9068</text:p>
          </table:table-cell>
          <table:table-cell/>
          <table:table-cell table:style-name="ce2" table:formula="of:=([SOSS.H44]&lt;=0.5)" office:value-type="boolean" office:boolean-value="true" calcext:value-type="boolean">
            <text:p>VERDADEIRO</text:p>
          </table:table-cell>
          <table:table-cell table:style-name="ce2" table:formula="of:=(AND([SOSS.S44];[SOSS.O44]&gt;=0.5))" office:value-type="boolean" office:boolean-value="true" calcext:value-type="boolean">
            <text:p>VERDADEIRO</text:p>
          </table:table-cell>
          <table:table-cell table:style-name="ce2" table:formula="of:=(AND([SOSS.S44];[SOSS.P44]&gt;=0.5))" office:value-type="boolean" office:boolean-value="true" calcext:value-type="boolean">
            <text:p>VERDADEIRO</text:p>
          </table:table-cell>
          <table:table-cell table:style-name="ce2" table:formula="of:=(AND([SOSS.S44];[SOSS.Q44]&gt;=0.5))" office:value-type="boolean" office:boolean-value="true" calcext:value-type="boolean">
            <text:p>VERDADEIRO</text:p>
          </table:table-cell>
          <table:table-cell/>
          <table:table-cell table:style-name="ce2" table:formula="of:=([.H44]&lt;= [SOSS.Z2])" office:value-type="boolean" office:boolean-value="true" calcext:value-type="boolean">
            <text:p>VERDADEIRO</text:p>
          </table:table-cell>
          <table:table-cell table:style-name="ce2" table:formula="of:=(AND([SOSS.X44];[.O44]&gt;=([SOS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AKAZ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3252103246602" calcext:value-type="float">
            <text:p>0,5325</text:p>
          </table:table-cell>
          <table:table-cell office:value-type="float" office:value="1.78610373214237" calcext:value-type="float">
            <text:p>1,7861</text:p>
          </table:table-cell>
          <table:table-cell office:value-type="float" office:value="0.99290049136748" calcext:value-type="float">
            <text:p>0,9929</text:p>
          </table:table-cell>
          <table:table-cell office:value-type="float" office:value="0.0823130643107985" calcext:value-type="float">
            <text:p>0,0823</text:p>
          </table:table-cell>
          <table:table-cell office:value-type="float" office:value="15566" calcext:value-type="float">
            <text:p>15566</text:p>
          </table:table-cell>
          <table:table-cell office:value-type="float" office:value="13568" calcext:value-type="float">
            <text:p>13568</text:p>
          </table:table-cell>
          <table:table-cell office:value-type="float" office:value="2425" calcext:value-type="float">
            <text:p>2425</text:p>
          </table:table-cell>
          <table:table-cell office:value-type="float" office:value="11716" calcext:value-type="float">
            <text:p>11716</text:p>
          </table:table-cell>
          <table:table-cell office:value-type="float" office:value="12833" calcext:value-type="float">
            <text:p>12833</text:p>
          </table:table-cell>
          <table:table-cell office:value-type="float" office:value="13253" calcext:value-type="float">
            <text:p>13253</text:p>
          </table:table-cell>
          <table:table-cell office:value-type="float" office:value="0.863502358490566" calcext:value-type="float">
            <text:p>0,8635</text:p>
          </table:table-cell>
          <table:table-cell office:value-type="float" office:value="0.945828419811321" calcext:value-type="float">
            <text:p>0,9458</text:p>
          </table:table-cell>
          <table:table-cell office:value-type="float" office:value="0.976783608490566" calcext:value-type="float">
            <text:p>0,9768</text:p>
          </table:table-cell>
          <table:table-cell/>
          <table:table-cell table:style-name="ce2" table:formula="of:=([SOSS.H45]&lt;=0.5)" office:value-type="boolean" office:boolean-value="true" calcext:value-type="boolean">
            <text:p>VERDADEIRO</text:p>
          </table:table-cell>
          <table:table-cell table:style-name="ce2" table:formula="of:=(AND([SOSS.S45];[SOSS.O45]&gt;=0.5))" office:value-type="boolean" office:boolean-value="true" calcext:value-type="boolean">
            <text:p>VERDADEIRO</text:p>
          </table:table-cell>
          <table:table-cell table:style-name="ce2" table:formula="of:=(AND([SOSS.S45];[SOSS.P45]&gt;=0.5))" office:value-type="boolean" office:boolean-value="true" calcext:value-type="boolean">
            <text:p>VERDADEIRO</text:p>
          </table:table-cell>
          <table:table-cell table:style-name="ce2" table:formula="of:=(AND([SOSS.S45];[SOSS.Q45]&gt;=0.5))" office:value-type="boolean" office:boolean-value="true" calcext:value-type="boolean">
            <text:p>VERDADEIRO</text:p>
          </table:table-cell>
          <table:table-cell/>
          <table:table-cell table:style-name="ce2" table:formula="of:=([.H45]&lt;= [SOSS.Z2])" office:value-type="boolean" office:boolean-value="true" calcext:value-type="boolean">
            <text:p>VERDADEIRO</text:p>
          </table:table-cell>
          <table:table-cell table:style-name="ce2" table:formula="of:=(AND([SOSS.X45];[.O45]&gt;=([SOS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602692697369025" calcext:value-type="float">
            <text:p>0,0603</text:p>
          </table:table-cell>
          <table:table-cell office:value-type="float" office:value="46.4755474328706" calcext:value-type="float">
            <text:p>46,4755</text:p>
          </table:table-cell>
          <table:table-cell office:value-type="float" office:value="1.5554955839383" calcext:value-type="float">
            <text:p>1,5555</text:p>
          </table:table-cell>
          <table:table-cell office:value-type="float" office:value="1.81167482681575" calcext:value-type="float">
            <text:p>1,8117</text:p>
          </table:table-cell>
          <table:table-cell office:value-type="float" office:value="18460" calcext:value-type="float">
            <text:p>18460</text:p>
          </table:table-cell>
          <table:table-cell/>
          <table:table-cell office:value-type="float" office:value="1288" calcext:value-type="float">
            <text:p>1288</text:p>
          </table:table-cell>
          <table:table-cell office:value-type="float" office:value="7435" calcext:value-type="float">
            <text:p>7435</text:p>
          </table:table-cell>
          <table:table-cell office:value-type="float" office:value="8253" calcext:value-type="float">
            <text:p>8253</text:p>
          </table:table-cell>
          <table:table-cell office:value-type="float" office:value="9806" calcext:value-type="float">
            <text:p>9806</text:p>
          </table:table-cell>
          <table:table-cell office:value-type="float" office:value="0.402762730227519" calcext:value-type="float">
            <text:p>0,4028</text:p>
          </table:table-cell>
          <table:table-cell office:value-type="float" office:value="0.447074756229686" calcext:value-type="float">
            <text:p>0,4471</text:p>
          </table:table-cell>
          <table:table-cell office:value-type="float" office:value="0.531202600216685" calcext:value-type="float">
            <text:p>0,5312</text:p>
          </table:table-cell>
          <table:table-cell/>
          <table:table-cell table:style-name="ce2" table:formula="of:=([SOSS.H46]&lt;=0.5)" office:value-type="boolean" office:boolean-value="false" calcext:value-type="boolean">
            <text:p>FALSO</text:p>
          </table:table-cell>
          <table:table-cell table:style-name="ce2" table:formula="of:=(AND([SOSS.S46];[SOSS.O46]&gt;=0.5))" office:value-type="boolean" office:boolean-value="false" calcext:value-type="boolean">
            <text:p>FALSO</text:p>
          </table:table-cell>
          <table:table-cell table:style-name="ce2" table:formula="of:=(AND([SOSS.S46];[SOSS.P46]&gt;=0.5))" office:value-type="boolean" office:boolean-value="false" calcext:value-type="boolean">
            <text:p>FALSO</text:p>
          </table:table-cell>
          <table:table-cell table:style-name="ce2" table:formula="of:=(AND([SOSS.S46];[SOSS.Q46]&gt;=0.5))" office:value-type="boolean" office:boolean-value="false" calcext:value-type="boolean">
            <text:p>FALSO</text:p>
          </table:table-cell>
          <table:table-cell/>
          <table:table-cell table:style-name="ce2" table:formula="of:=([.H46]&lt;= [SOSS.Z2])" office:value-type="boolean" office:boolean-value="false" calcext:value-type="boolean">
            <text:p>FALSO</text:p>
          </table:table-cell>
          <table:table-cell table:style-name="ce2" table:formula="of:=(AND([SOSS.X46];[.O46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00803147039859" calcext:value-type="float">
            <text:p>0,0101</text:p>
          </table:table-cell>
          <table:table-cell office:value-type="float" office:value="4.8007086673187" calcext:value-type="float">
            <text:p>4,8007</text:p>
          </table:table-cell>
          <table:table-cell office:value-type="float" office:value="1.0271369730066" calcext:value-type="float">
            <text:p>1,0271</text:p>
          </table:table-cell>
          <table:table-cell office:value-type="float" office:value="0.41733628097808" calcext:value-type="float">
            <text:p>0,4173</text:p>
          </table:table-cell>
          <table:table-cell office:value-type="float" office:value="18460" calcext:value-type="float">
            <text:p>18460</text:p>
          </table:table-cell>
          <table:table-cell office:value-type="float" office:value="17172" calcext:value-type="float">
            <text:p>17172</text:p>
          </table:table-cell>
          <table:table-cell office:value-type="float" office:value="3285" calcext:value-type="float">
            <text:p>3285</text:p>
          </table:table-cell>
          <table:table-cell office:value-type="float" office:value="10457" calcext:value-type="float">
            <text:p>10457</text:p>
          </table:table-cell>
          <table:table-cell office:value-type="float" office:value="12549" calcext:value-type="float">
            <text:p>12549</text:p>
          </table:table-cell>
          <table:table-cell office:value-type="float" office:value="14312" calcext:value-type="float">
            <text:p>14312</text:p>
          </table:table-cell>
          <table:table-cell office:value-type="float" office:value="0.608956440717447" calcext:value-type="float">
            <text:p>0,6090</text:p>
          </table:table-cell>
          <table:table-cell office:value-type="float" office:value="0.730782669461915" calcext:value-type="float">
            <text:p>0,7308</text:p>
          </table:table-cell>
          <table:table-cell office:value-type="float" office:value="0.833449802003261" calcext:value-type="float">
            <text:p>0,8334</text:p>
          </table:table-cell>
          <table:table-cell/>
          <table:table-cell table:style-name="ce2" table:formula="of:=([SOSS.H47]&lt;=0.5)" office:value-type="boolean" office:boolean-value="true" calcext:value-type="boolean">
            <text:p>VERDADEIRO</text:p>
          </table:table-cell>
          <table:table-cell table:style-name="ce2" table:formula="of:=(AND([SOSS.S47];[SOSS.O47]&gt;=0.5))" office:value-type="boolean" office:boolean-value="true" calcext:value-type="boolean">
            <text:p>VERDADEIRO</text:p>
          </table:table-cell>
          <table:table-cell table:style-name="ce2" table:formula="of:=(AND([SOSS.S47];[SOSS.P47]&gt;=0.5))" office:value-type="boolean" office:boolean-value="true" calcext:value-type="boolean">
            <text:p>VERDADEIRO</text:p>
          </table:table-cell>
          <table:table-cell table:style-name="ce2" table:formula="of:=(AND([SOSS.S47];[SOSS.Q47]&gt;=0.5))" office:value-type="boolean" office:boolean-value="true" calcext:value-type="boolean">
            <text:p>VERDADEIRO</text:p>
          </table:table-cell>
          <table:table-cell/>
          <table:table-cell table:style-name="ce2" table:formula="of:=([.H47]&lt;= [SOSS.Z2])" office:value-type="boolean" office:boolean-value="true" calcext:value-type="boolean">
            <text:p>VERDADEIRO</text:p>
          </table:table-cell>
          <table:table-cell table:style-name="ce2" table:formula="of:=(AND([SOSS.X47];[.O47]&gt;=([SOS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100803147039859" calcext:value-type="float">
            <text:p>0,0101</text:p>
          </table:table-cell>
          <table:table-cell office:value-type="float" office:value="4.8007086673187" calcext:value-type="float">
            <text:p>4,8007</text:p>
          </table:table-cell>
          <table:table-cell office:value-type="float" office:value="1.0271369730066" calcext:value-type="float">
            <text:p>1,0271</text:p>
          </table:table-cell>
          <table:table-cell office:value-type="float" office:value="0.41733628097808" calcext:value-type="float">
            <text:p>0,4173</text:p>
          </table:table-cell>
          <table:table-cell office:value-type="float" office:value="17172" calcext:value-type="float">
            <text:p>17172</text:p>
          </table:table-cell>
          <table:table-cell/>
          <table:table-cell office:value-type="float" office:value="3285" calcext:value-type="float">
            <text:p>3285</text:p>
          </table:table-cell>
          <table:table-cell office:value-type="float" office:value="10457" calcext:value-type="float">
            <text:p>10457</text:p>
          </table:table-cell>
          <table:table-cell office:value-type="float" office:value="12549" calcext:value-type="float">
            <text:p>12549</text:p>
          </table:table-cell>
          <table:table-cell office:value-type="float" office:value="14312" calcext:value-type="float">
            <text:p>14312</text:p>
          </table:table-cell>
          <table:table-cell office:value-type="float" office:value="0.608956440717447" calcext:value-type="float">
            <text:p>0,6090</text:p>
          </table:table-cell>
          <table:table-cell office:value-type="float" office:value="0.730782669461915" calcext:value-type="float">
            <text:p>0,7308</text:p>
          </table:table-cell>
          <table:table-cell office:value-type="float" office:value="0.833449802003261" calcext:value-type="float">
            <text:p>0,8334</text:p>
          </table:table-cell>
          <table:table-cell/>
          <table:table-cell table:style-name="ce2" table:formula="of:=([SOSS.H48]&lt;=0.5)" office:value-type="boolean" office:boolean-value="true" calcext:value-type="boolean">
            <text:p>VERDADEIRO</text:p>
          </table:table-cell>
          <table:table-cell table:style-name="ce2" table:formula="of:=(AND([SOSS.S48];[SOSS.O48]&gt;=0.5))" office:value-type="boolean" office:boolean-value="true" calcext:value-type="boolean">
            <text:p>VERDADEIRO</text:p>
          </table:table-cell>
          <table:table-cell table:style-name="ce2" table:formula="of:=(AND([SOSS.S48];[SOSS.P48]&gt;=0.5))" office:value-type="boolean" office:boolean-value="true" calcext:value-type="boolean">
            <text:p>VERDADEIRO</text:p>
          </table:table-cell>
          <table:table-cell table:style-name="ce2" table:formula="of:=(AND([SOSS.S48];[SOSS.Q48]&gt;=0.5))" office:value-type="boolean" office:boolean-value="true" calcext:value-type="boolean">
            <text:p>VERDADEIRO</text:p>
          </table:table-cell>
          <table:table-cell/>
          <table:table-cell table:style-name="ce2" table:formula="of:=([.H48]&lt;= [SOSS.Z2])" office:value-type="boolean" office:boolean-value="true" calcext:value-type="boolean">
            <text:p>VERDADEIRO</text:p>
          </table:table-cell>
          <table:table-cell table:style-name="ce2" table:formula="of:=(AND([SOSS.X48];[.O48]&gt;=([SOS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38590919667785" calcext:value-type="float">
            <text:p>0,3386</text:p>
          </table:table-cell>
          <table:table-cell office:value-type="float" office:value="1.84164119781644" calcext:value-type="float">
            <text:p>1,8416</text:p>
          </table:table-cell>
          <table:table-cell office:value-type="float" office:value="0.991036320512521" calcext:value-type="float">
            <text:p>0,9910</text:p>
          </table:table-cell>
          <table:table-cell office:value-type="float" office:value="0.149184592799677" calcext:value-type="float">
            <text:p>0,1492</text:p>
          </table:table-cell>
          <table:table-cell office:value-type="float" office:value="17172" calcext:value-type="float">
            <text:p>17172</text:p>
          </table:table-cell>
          <table:table-cell office:value-type="float" office:value="13887" calcext:value-type="float">
            <text:p>13887</text:p>
          </table:table-cell>
          <table:table-cell office:value-type="float" office:value="3145" calcext:value-type="float">
            <text:p>3145</text:p>
          </table:table-cell>
          <table:table-cell office:value-type="float" office:value="9641" calcext:value-type="float">
            <text:p>9641</text:p>
          </table:table-cell>
          <table:table-cell office:value-type="float" office:value="11755" calcext:value-type="float">
            <text:p>11755</text:p>
          </table:table-cell>
          <table:table-cell office:value-type="float" office:value="12872" calcext:value-type="float">
            <text:p>12872</text:p>
          </table:table-cell>
          <table:table-cell office:value-type="float" office:value="0.694246417512782" calcext:value-type="float">
            <text:p>0,6942</text:p>
          </table:table-cell>
          <table:table-cell office:value-type="float" office:value="0.846475120616404" calcext:value-type="float">
            <text:p>0,8465</text:p>
          </table:table-cell>
          <table:table-cell office:value-type="float" office:value="0.926910059768128" calcext:value-type="float">
            <text:p>0,9269</text:p>
          </table:table-cell>
          <table:table-cell/>
          <table:table-cell table:style-name="ce2" table:formula="of:=([SOSS.H49]&lt;=0.5)" office:value-type="boolean" office:boolean-value="true" calcext:value-type="boolean">
            <text:p>VERDADEIRO</text:p>
          </table:table-cell>
          <table:table-cell table:style-name="ce2" table:formula="of:=(AND([SOSS.S49];[SOSS.O49]&gt;=0.5))" office:value-type="boolean" office:boolean-value="true" calcext:value-type="boolean">
            <text:p>VERDADEIRO</text:p>
          </table:table-cell>
          <table:table-cell table:style-name="ce2" table:formula="of:=(AND([SOSS.S49];[SOSS.P49]&gt;=0.5))" office:value-type="boolean" office:boolean-value="true" calcext:value-type="boolean">
            <text:p>VERDADEIRO</text:p>
          </table:table-cell>
          <table:table-cell table:style-name="ce2" table:formula="of:=(AND([SOSS.S49];[SOSS.Q49]&gt;=0.5))" office:value-type="boolean" office:boolean-value="true" calcext:value-type="boolean">
            <text:p>VERDADEIRO</text:p>
          </table:table-cell>
          <table:table-cell/>
          <table:table-cell table:style-name="ce2" table:formula="of:=([.H49]&lt;= [SOSS.Z2])" office:value-type="boolean" office:boolean-value="true" calcext:value-type="boolean">
            <text:p>VERDADEIRO</text:p>
          </table:table-cell>
          <table:table-cell table:style-name="ce2" table:formula="of:=(AND([SOSS.X49];[.O49]&gt;=([SOS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495789904024941" calcext:value-type="float">
            <text:p>0,0496</text:p>
          </table:table-cell>
          <table:table-cell office:value-type="float" office:value="26.934856803719" calcext:value-type="float">
            <text:p>26,9349</text:p>
          </table:table-cell>
          <table:table-cell office:value-type="float" office:value="1.8576991593752" calcext:value-type="float">
            <text:p>1,8577</text:p>
          </table:table-cell>
          <table:table-cell office:value-type="float" office:value="2.47265328117135" calcext:value-type="float">
            <text:p>2,4727</text:p>
          </table:table-cell>
          <table:table-cell office:value-type="float" office:value="2693" calcext:value-type="float">
            <text:p>2693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239" calcext:value-type="float">
            <text:p>1239</text:p>
          </table:table-cell>
          <table:table-cell office:value-type="float" office:value="1314" calcext:value-type="float">
            <text:p>1314</text:p>
          </table:table-cell>
          <table:table-cell office:value-type="float" office:value="1511" calcext:value-type="float">
            <text:p>1511</text:p>
          </table:table-cell>
          <table:table-cell office:value-type="float" office:value="0.460081693278871" calcext:value-type="float">
            <text:p>0,4601</text:p>
          </table:table-cell>
          <table:table-cell office:value-type="float" office:value="0.487931674712217" calcext:value-type="float">
            <text:p>0,4879</text:p>
          </table:table-cell>
          <table:table-cell office:value-type="float" office:value="0.561084292610472" calcext:value-type="float">
            <text:p>0,5611</text:p>
          </table:table-cell>
          <table:table-cell/>
          <table:table-cell table:style-name="ce2" table:formula="of:=([SOSS.H50]&lt;=0.5)" office:value-type="boolean" office:boolean-value="false" calcext:value-type="boolean">
            <text:p>FALSO</text:p>
          </table:table-cell>
          <table:table-cell table:style-name="ce2" table:formula="of:=(AND([SOSS.S50];[SOSS.O50]&gt;=0.5))" office:value-type="boolean" office:boolean-value="false" calcext:value-type="boolean">
            <text:p>FALSO</text:p>
          </table:table-cell>
          <table:table-cell table:style-name="ce2" table:formula="of:=(AND([SOSS.S50];[SOSS.P50]&gt;=0.5))" office:value-type="boolean" office:boolean-value="false" calcext:value-type="boolean">
            <text:p>FALSO</text:p>
          </table:table-cell>
          <table:table-cell table:style-name="ce2" table:formula="of:=(AND([SOSS.S50];[SOSS.Q50]&gt;=0.5))" office:value-type="boolean" office:boolean-value="false" calcext:value-type="boolean">
            <text:p>FALSO</text:p>
          </table:table-cell>
          <table:table-cell/>
          <table:table-cell table:style-name="ce2" table:formula="of:=([.H50]&lt;= [SOSS.Z2])" office:value-type="boolean" office:boolean-value="false" calcext:value-type="boolean">
            <text:p>FALSO</text:p>
          </table:table-cell>
          <table:table-cell table:style-name="ce2" table:formula="of:=(AND([SOSS.X50];[.O50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18801201397881" calcext:value-type="float">
            <text:p>0,0519</text:p>
          </table:table-cell>
          <table:table-cell office:value-type="float" office:value="4.25491039450532" calcext:value-type="float">
            <text:p>4,2549</text:p>
          </table:table-cell>
          <table:table-cell office:value-type="float" office:value="1.21416263815979" calcext:value-type="float">
            <text:p>1,2142</text:p>
          </table:table-cell>
          <table:table-cell office:value-type="float" office:value="0.839079574668233" calcext:value-type="float">
            <text:p>0,8391</text:p>
          </table:table-cell>
          <table:table-cell office:value-type="float" office:value="2693" calcext:value-type="float">
            <text:p>2693</text:p>
          </table:table-cell>
          <table:table-cell office:value-type="float" office:value="2448" calcext:value-type="float">
            <text:p>2448</text:p>
          </table:table-cell>
          <table:table-cell office:value-type="float" office:value="608" calcext:value-type="float">
            <text:p>608</text:p>
          </table:table-cell>
          <table:table-cell office:value-type="float" office:value="1243" calcext:value-type="float">
            <text:p>1243</text:p>
          </table:table-cell>
          <table:table-cell office:value-type="float" office:value="1318" calcext:value-type="float">
            <text:p>1318</text:p>
          </table:table-cell>
          <table:table-cell office:value-type="float" office:value="1518" calcext:value-type="float">
            <text:p>1518</text:p>
          </table:table-cell>
          <table:table-cell office:value-type="float" office:value="0.507761437908497" calcext:value-type="float">
            <text:p>0,5078</text:p>
          </table:table-cell>
          <table:table-cell office:value-type="float" office:value="0.538398692810457" calcext:value-type="float">
            <text:p>0,5384</text:p>
          </table:table-cell>
          <table:table-cell office:value-type="float" office:value="0.620098039215686" calcext:value-type="float">
            <text:p>0,6201</text:p>
          </table:table-cell>
          <table:table-cell/>
          <table:table-cell table:style-name="ce2" table:formula="of:=([SOSS.H51]&lt;=0.5)" office:value-type="boolean" office:boolean-value="false" calcext:value-type="boolean">
            <text:p>FALSO</text:p>
          </table:table-cell>
          <table:table-cell table:style-name="ce2" table:formula="of:=(AND([SOSS.S51];[SOSS.O51]&gt;=0.5))" office:value-type="boolean" office:boolean-value="false" calcext:value-type="boolean">
            <text:p>FALSO</text:p>
          </table:table-cell>
          <table:table-cell table:style-name="ce2" table:formula="of:=(AND([SOSS.S51];[SOSS.P51]&gt;=0.5))" office:value-type="boolean" office:boolean-value="false" calcext:value-type="boolean">
            <text:p>FALSO</text:p>
          </table:table-cell>
          <table:table-cell table:style-name="ce2" table:formula="of:=(AND([SOSS.S51];[SOSS.Q51]&gt;=0.5))" office:value-type="boolean" office:boolean-value="false" calcext:value-type="boolean">
            <text:p>FALSO</text:p>
          </table:table-cell>
          <table:table-cell/>
          <table:table-cell table:style-name="ce2" table:formula="of:=([.H51]&lt;= [SOSS.Z2])" office:value-type="boolean" office:boolean-value="false" calcext:value-type="boolean">
            <text:p>FALSO</text:p>
          </table:table-cell>
          <table:table-cell table:style-name="ce2" table:formula="of:=(AND([SOSS.X51];[.O51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518801201397881" calcext:value-type="float">
            <text:p>0,0519</text:p>
          </table:table-cell>
          <table:table-cell office:value-type="float" office:value="4.25491039450532" calcext:value-type="float">
            <text:p>4,2549</text:p>
          </table:table-cell>
          <table:table-cell office:value-type="float" office:value="1.21416263815979" calcext:value-type="float">
            <text:p>1,2142</text:p>
          </table:table-cell>
          <table:table-cell office:value-type="float" office:value="0.839079574668233" calcext:value-type="float">
            <text:p>0,8391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1243" calcext:value-type="float">
            <text:p>1243</text:p>
          </table:table-cell>
          <table:table-cell office:value-type="float" office:value="1318" calcext:value-type="float">
            <text:p>1318</text:p>
          </table:table-cell>
          <table:table-cell office:value-type="float" office:value="1518" calcext:value-type="float">
            <text:p>1518</text:p>
          </table:table-cell>
          <table:table-cell office:value-type="float" office:value="0.507761437908497" calcext:value-type="float">
            <text:p>0,5078</text:p>
          </table:table-cell>
          <table:table-cell office:value-type="float" office:value="0.538398692810457" calcext:value-type="float">
            <text:p>0,5384</text:p>
          </table:table-cell>
          <table:table-cell office:value-type="float" office:value="0.620098039215686" calcext:value-type="float">
            <text:p>0,6201</text:p>
          </table:table-cell>
          <table:table-cell/>
          <table:table-cell table:style-name="ce2" table:formula="of:=([SOSS.H52]&lt;=0.5)" office:value-type="boolean" office:boolean-value="false" calcext:value-type="boolean">
            <text:p>FALSO</text:p>
          </table:table-cell>
          <table:table-cell table:style-name="ce2" table:formula="of:=(AND([SOSS.S52];[SOSS.O52]&gt;=0.5))" office:value-type="boolean" office:boolean-value="false" calcext:value-type="boolean">
            <text:p>FALSO</text:p>
          </table:table-cell>
          <table:table-cell table:style-name="ce2" table:formula="of:=(AND([SOSS.S52];[SOSS.P52]&gt;=0.5))" office:value-type="boolean" office:boolean-value="false" calcext:value-type="boolean">
            <text:p>FALSO</text:p>
          </table:table-cell>
          <table:table-cell table:style-name="ce2" table:formula="of:=(AND([SOSS.S52];[SOSS.Q52]&gt;=0.5))" office:value-type="boolean" office:boolean-value="false" calcext:value-type="boolean">
            <text:p>FALSO</text:p>
          </table:table-cell>
          <table:table-cell/>
          <table:table-cell table:style-name="ce2" table:formula="of:=([.H52]&lt;= [SOSS.Z2])" office:value-type="boolean" office:boolean-value="false" calcext:value-type="boolean">
            <text:p>FALSO</text:p>
          </table:table-cell>
          <table:table-cell table:style-name="ce2" table:formula="of:=(AND([SOSS.X52];[.O52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47756283854304" calcext:value-type="float">
            <text:p>0,3478</text:p>
          </table:table-cell>
          <table:table-cell office:value-type="float" office:value="3.09074359985564" calcext:value-type="float">
            <text:p>3,0907</text:p>
          </table:table-cell>
          <table:table-cell office:value-type="float" office:value="1.03475910928594" calcext:value-type="float">
            <text:p>1,0348</text:p>
          </table:table-cell>
          <table:table-cell office:value-type="float" office:value="0.397295028330213" calcext:value-type="float">
            <text:p>0,3973</text:p>
          </table:table-cell>
          <table:table-cell office:value-type="float" office:value="2448" calcext:value-type="float">
            <text:p>2448</text:p>
          </table:table-cell>
          <table:table-cell office:value-type="float" office:value="1840" calcext:value-type="float">
            <text:p>1840</text:p>
          </table:table-cell>
          <table:table-cell office:value-type="float" office:value="620" calcext:value-type="float">
            <text:p>620</text:p>
          </table:table-cell>
          <table:table-cell office:value-type="float" office:value="997" calcext:value-type="float">
            <text:p>997</text:p>
          </table:table-cell>
          <table:table-cell office:value-type="float" office:value="1063" calcext:value-type="float">
            <text:p>1063</text:p>
          </table:table-cell>
          <table:table-cell office:value-type="float" office:value="1273" calcext:value-type="float">
            <text:p>1273</text:p>
          </table:table-cell>
          <table:table-cell office:value-type="float" office:value="0.541847826086956" calcext:value-type="float">
            <text:p>0,5418</text:p>
          </table:table-cell>
          <table:table-cell office:value-type="float" office:value="0.577717391304348" calcext:value-type="float">
            <text:p>0,5777</text:p>
          </table:table-cell>
          <table:table-cell office:value-type="float" office:value="0.691847826086956" calcext:value-type="float">
            <text:p>0,6918</text:p>
          </table:table-cell>
          <table:table-cell/>
          <table:table-cell table:style-name="ce2" table:formula="of:=([SOSS.H53]&lt;=0.5)" office:value-type="boolean" office:boolean-value="true" calcext:value-type="boolean">
            <text:p>VERDADEIRO</text:p>
          </table:table-cell>
          <table:table-cell table:style-name="ce2" table:formula="of:=(AND([SOSS.S53];[SOSS.O53]&gt;=0.5))" office:value-type="boolean" office:boolean-value="true" calcext:value-type="boolean">
            <text:p>VERDADEIRO</text:p>
          </table:table-cell>
          <table:table-cell table:style-name="ce2" table:formula="of:=(AND([SOSS.S53];[SOSS.P53]&gt;=0.5))" office:value-type="boolean" office:boolean-value="true" calcext:value-type="boolean">
            <text:p>VERDADEIRO</text:p>
          </table:table-cell>
          <table:table-cell table:style-name="ce2" table:formula="of:=(AND([SOSS.S53];[SOSS.Q53]&gt;=0.5))" office:value-type="boolean" office:boolean-value="true" calcext:value-type="boolean">
            <text:p>VERDADEIRO</text:p>
          </table:table-cell>
          <table:table-cell/>
          <table:table-cell table:style-name="ce2" table:formula="of:=([.H53]&lt;= [SOSS.Z2])" office:value-type="boolean" office:boolean-value="true" calcext:value-type="boolean">
            <text:p>VERDADEIRO</text:p>
          </table:table-cell>
          <table:table-cell table:style-name="ce2" table:formula="of:=(AND([SOSS.X53];[.O53]&gt;=([SOS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AKAZ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110326547695991" calcext:value-type="float">
            <text:p>0,0011</text:p>
          </table:table-cell>
          <table:table-cell office:value-type="float" office:value="130.329338127304" calcext:value-type="float">
            <text:p>130,3293</text:p>
          </table:table-cell>
          <table:table-cell office:value-type="float" office:value="1.40311339128461" calcext:value-type="float">
            <text:p>1,4031</text:p>
          </table:table-cell>
          <table:table-cell office:value-type="float" office:value="2.16714135451413" calcext:value-type="float">
            <text:p>2,1671</text:p>
          </table:table-cell>
          <table:table-cell office:value-type="float" office:value="13633" calcext:value-type="float">
            <text:p>13633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481" calcext:value-type="float">
            <text:p>6481</text:p>
          </table:table-cell>
          <table:table-cell office:value-type="float" office:value="6836" calcext:value-type="float">
            <text:p>6836</text:p>
          </table:table-cell>
          <table:table-cell office:value-type="float" office:value="8704" calcext:value-type="float">
            <text:p>8704</text:p>
          </table:table-cell>
          <table:table-cell office:value-type="float" office:value="0.475390596347099" calcext:value-type="float">
            <text:p>0,4754</text:p>
          </table:table-cell>
          <table:table-cell office:value-type="float" office:value="0.501430352820362" calcext:value-type="float">
            <text:p>0,5014</text:p>
          </table:table-cell>
          <table:table-cell office:value-type="float" office:value="0.638450817868408" calcext:value-type="float">
            <text:p>0,6385</text:p>
          </table:table-cell>
          <table:table-cell/>
          <table:table-cell table:style-name="ce2" table:formula="of:=([SOSS.H54]&lt;=0.5)" office:value-type="boolean" office:boolean-value="false" calcext:value-type="boolean">
            <text:p>FALSO</text:p>
          </table:table-cell>
          <table:table-cell table:style-name="ce2" table:formula="of:=(AND([SOSS.S54];[SOSS.O54]&gt;=0.5))" office:value-type="boolean" office:boolean-value="false" calcext:value-type="boolean">
            <text:p>FALSO</text:p>
          </table:table-cell>
          <table:table-cell table:style-name="ce2" table:formula="of:=(AND([SOSS.S54];[SOSS.P54]&gt;=0.5))" office:value-type="boolean" office:boolean-value="false" calcext:value-type="boolean">
            <text:p>FALSO</text:p>
          </table:table-cell>
          <table:table-cell table:style-name="ce2" table:formula="of:=(AND([SOSS.S54];[SOSS.Q54]&gt;=0.5))" office:value-type="boolean" office:boolean-value="false" calcext:value-type="boolean">
            <text:p>FALSO</text:p>
          </table:table-cell>
          <table:table-cell/>
          <table:table-cell table:style-name="ce2" table:formula="of:=([.H54]&lt;= [SOSS.Z2])" office:value-type="boolean" office:boolean-value="false" calcext:value-type="boolean">
            <text:p>FALSO</text:p>
          </table:table-cell>
          <table:table-cell table:style-name="ce2" table:formula="of:=(AND([SOSS.X54];[.O54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AKAZ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785564008643894" calcext:value-type="float">
            <text:p>0,0079</text:p>
          </table:table-cell>
          <table:table-cell office:value-type="float" office:value="8.38286115953511" calcext:value-type="float">
            <text:p>8,3829</text:p>
          </table:table-cell>
          <table:table-cell office:value-type="float" office:value="1.11867616012235" calcext:value-type="float">
            <text:p>1,1187</text:p>
          </table:table-cell>
          <table:table-cell office:value-type="float" office:value="0.655528311765094" calcext:value-type="float">
            <text:p>0,6555</text:p>
          </table:table-cell>
          <table:table-cell office:value-type="float" office:value="13633" calcext:value-type="float">
            <text:p>13633</text:p>
          </table:table-cell>
          <table:table-cell office:value-type="float" office:value="12971" calcext:value-type="float">
            <text:p>12971</text:p>
          </table:table-cell>
          <table:table-cell office:value-type="float" office:value="3215" calcext:value-type="float">
            <text:p>3215</text:p>
          </table:table-cell>
          <table:table-cell office:value-type="float" office:value="6517" calcext:value-type="float">
            <text:p>6517</text:p>
          </table:table-cell>
          <table:table-cell office:value-type="float" office:value="6869" calcext:value-type="float">
            <text:p>6869</text:p>
          </table:table-cell>
          <table:table-cell office:value-type="float" office:value="8634" calcext:value-type="float">
            <text:p>8634</text:p>
          </table:table-cell>
          <table:table-cell office:value-type="float" office:value="0.502428494333513" calcext:value-type="float">
            <text:p>0,5024</text:p>
          </table:table-cell>
          <table:table-cell office:value-type="float" office:value="0.529565954822296" calcext:value-type="float">
            <text:p>0,5296</text:p>
          </table:table-cell>
          <table:table-cell office:value-type="float" office:value="0.665638732557243" calcext:value-type="float">
            <text:p>0,6656</text:p>
          </table:table-cell>
          <table:table-cell/>
          <table:table-cell table:style-name="ce2" table:formula="of:=([SOSS.H55]&lt;=0.5)" office:value-type="boolean" office:boolean-value="false" calcext:value-type="boolean">
            <text:p>FALSO</text:p>
          </table:table-cell>
          <table:table-cell table:style-name="ce2" table:formula="of:=(AND([SOSS.S55];[SOSS.O55]&gt;=0.5))" office:value-type="boolean" office:boolean-value="false" calcext:value-type="boolean">
            <text:p>FALSO</text:p>
          </table:table-cell>
          <table:table-cell table:style-name="ce2" table:formula="of:=(AND([SOSS.S55];[SOSS.P55]&gt;=0.5))" office:value-type="boolean" office:boolean-value="false" calcext:value-type="boolean">
            <text:p>FALSO</text:p>
          </table:table-cell>
          <table:table-cell table:style-name="ce2" table:formula="of:=(AND([SOSS.S55];[SOSS.Q55]&gt;=0.5))" office:value-type="boolean" office:boolean-value="false" calcext:value-type="boolean">
            <text:p>FALSO</text:p>
          </table:table-cell>
          <table:table-cell/>
          <table:table-cell table:style-name="ce2" table:formula="of:=([.H55]&lt;= [SOSS.Z2])" office:value-type="boolean" office:boolean-value="false" calcext:value-type="boolean">
            <text:p>FALSO</text:p>
          </table:table-cell>
          <table:table-cell table:style-name="ce2" table:formula="of:=(AND([SOSS.X55];[.O55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AKAZ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785564008643894" calcext:value-type="float">
            <text:p>0,0079</text:p>
          </table:table-cell>
          <table:table-cell office:value-type="float" office:value="8.38286115953511" calcext:value-type="float">
            <text:p>8,3829</text:p>
          </table:table-cell>
          <table:table-cell office:value-type="float" office:value="1.11867616012235" calcext:value-type="float">
            <text:p>1,1187</text:p>
          </table:table-cell>
          <table:table-cell office:value-type="float" office:value="0.655528311765094" calcext:value-type="float">
            <text:p>0,6555</text:p>
          </table:table-cell>
          <table:table-cell office:value-type="float" office:value="12971" calcext:value-type="float">
            <text:p>12971</text:p>
          </table:table-cell>
          <table:table-cell/>
          <table:table-cell office:value-type="float" office:value="3215" calcext:value-type="float">
            <text:p>3215</text:p>
          </table:table-cell>
          <table:table-cell office:value-type="float" office:value="6517" calcext:value-type="float">
            <text:p>6517</text:p>
          </table:table-cell>
          <table:table-cell office:value-type="float" office:value="6869" calcext:value-type="float">
            <text:p>6869</text:p>
          </table:table-cell>
          <table:table-cell office:value-type="float" office:value="8634" calcext:value-type="float">
            <text:p>8634</text:p>
          </table:table-cell>
          <table:table-cell office:value-type="float" office:value="0.502428494333513" calcext:value-type="float">
            <text:p>0,5024</text:p>
          </table:table-cell>
          <table:table-cell office:value-type="float" office:value="0.529565954822296" calcext:value-type="float">
            <text:p>0,5296</text:p>
          </table:table-cell>
          <table:table-cell office:value-type="float" office:value="0.665638732557243" calcext:value-type="float">
            <text:p>0,6656</text:p>
          </table:table-cell>
          <table:table-cell/>
          <table:table-cell table:style-name="ce2" table:formula="of:=([SOSS.H56]&lt;=0.5)" office:value-type="boolean" office:boolean-value="false" calcext:value-type="boolean">
            <text:p>FALSO</text:p>
          </table:table-cell>
          <table:table-cell table:style-name="ce2" table:formula="of:=(AND([SOSS.S56];[SOSS.O56]&gt;=0.5))" office:value-type="boolean" office:boolean-value="false" calcext:value-type="boolean">
            <text:p>FALSO</text:p>
          </table:table-cell>
          <table:table-cell table:style-name="ce2" table:formula="of:=(AND([SOSS.S56];[SOSS.P56]&gt;=0.5))" office:value-type="boolean" office:boolean-value="false" calcext:value-type="boolean">
            <text:p>FALSO</text:p>
          </table:table-cell>
          <table:table-cell table:style-name="ce2" table:formula="of:=(AND([SOSS.S56];[SOSS.Q56]&gt;=0.5))" office:value-type="boolean" office:boolean-value="false" calcext:value-type="boolean">
            <text:p>FALSO</text:p>
          </table:table-cell>
          <table:table-cell/>
          <table:table-cell table:style-name="ce2" table:formula="of:=([.H56]&lt;= [SOSS.Z2])" office:value-type="boolean" office:boolean-value="false" calcext:value-type="boolean">
            <text:p>FALSO</text:p>
          </table:table-cell>
          <table:table-cell table:style-name="ce2" table:formula="of:=(AND([SOSS.X56];[.O56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AKAZ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11792182066676" calcext:value-type="float">
            <text:p>0,3118</text:p>
          </table:table-cell>
          <table:table-cell office:value-type="float" office:value="2.32596122428131" calcext:value-type="float">
            <text:p>2,3260</text:p>
          </table:table-cell>
          <table:table-cell office:value-type="float" office:value="1.05252882793089" calcext:value-type="float">
            <text:p>1,0525</text:p>
          </table:table-cell>
          <table:table-cell office:value-type="float" office:value="0.29715423764832" calcext:value-type="float">
            <text:p>0,2972</text:p>
          </table:table-cell>
          <table:table-cell office:value-type="float" office:value="12971" calcext:value-type="float">
            <text:p>12971</text:p>
          </table:table-cell>
          <table:table-cell office:value-type="float" office:value="9756" calcext:value-type="float">
            <text:p>9756</text:p>
          </table:table-cell>
          <table:table-cell office:value-type="float" office:value="3037" calcext:value-type="float">
            <text:p>3037</text:p>
          </table:table-cell>
          <table:table-cell office:value-type="float" office:value="4813" calcext:value-type="float">
            <text:p>4813</text:p>
          </table:table-cell>
          <table:table-cell office:value-type="float" office:value="5149" calcext:value-type="float">
            <text:p>5149</text:p>
          </table:table-cell>
          <table:table-cell office:value-type="float" office:value="6925" calcext:value-type="float">
            <text:p>6925</text:p>
          </table:table-cell>
          <table:table-cell office:value-type="float" office:value="0.493337433374334" calcext:value-type="float">
            <text:p>0,4933</text:p>
          </table:table-cell>
          <table:table-cell office:value-type="float" office:value="0.527777777777778" calcext:value-type="float">
            <text:p>0,5278</text:p>
          </table:table-cell>
          <table:table-cell office:value-type="float" office:value="0.709819598195982" calcext:value-type="float">
            <text:p>0,7098</text:p>
          </table:table-cell>
          <table:table-cell/>
          <table:table-cell table:style-name="ce2" table:formula="of:=([SOSS.H57]&lt;=0.5)" office:value-type="boolean" office:boolean-value="true" calcext:value-type="boolean">
            <text:p>VERDADEIRO</text:p>
          </table:table-cell>
          <table:table-cell table:style-name="ce2" table:formula="of:=(AND([SOSS.S57];[SOSS.O57]&gt;=0.5))" office:value-type="boolean" office:boolean-value="false" calcext:value-type="boolean">
            <text:p>FALSO</text:p>
          </table:table-cell>
          <table:table-cell table:style-name="ce2" table:formula="of:=(AND([SOSS.S57];[SOSS.P57]&gt;=0.5))" office:value-type="boolean" office:boolean-value="true" calcext:value-type="boolean">
            <text:p>VERDADEIRO</text:p>
          </table:table-cell>
          <table:table-cell table:style-name="ce2" table:formula="of:=(AND([SOSS.S57];[SOSS.Q57]&gt;=0.5))" office:value-type="boolean" office:boolean-value="true" calcext:value-type="boolean">
            <text:p>VERDADEIRO</text:p>
          </table:table-cell>
          <table:table-cell/>
          <table:table-cell table:style-name="ce2" table:formula="of:=([.H57]&lt;= [SOSS.Z2])" office:value-type="boolean" office:boolean-value="true" calcext:value-type="boolean">
            <text:p>VERDADEIRO</text:p>
          </table:table-cell>
          <table:table-cell table:style-name="ce2" table:formula="of:=(AND([SOSS.X57];[.O57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197012693592001" calcext:value-type="float">
            <text:p>0,0020</text:p>
          </table:table-cell>
          <table:table-cell office:value-type="float" office:value="188.619416670462" calcext:value-type="float">
            <text:p>188,6194</text:p>
          </table:table-cell>
          <table:table-cell office:value-type="float" office:value="1.68906725390303" calcext:value-type="float">
            <text:p>1,6891</text:p>
          </table:table-cell>
          <table:table-cell office:value-type="float" office:value="3.689770335646" calcext:value-type="float">
            <text:p>3,6898</text:p>
          </table:table-cell>
          <table:table-cell office:value-type="float" office:value="14239" calcext:value-type="float">
            <text:p>14239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6850" calcext:value-type="float">
            <text:p>6850</text:p>
          </table:table-cell>
          <table:table-cell office:value-type="float" office:value="7315" calcext:value-type="float">
            <text:p>7315</text:p>
          </table:table-cell>
          <table:table-cell office:value-type="float" office:value="8396" calcext:value-type="float">
            <text:p>8396</text:p>
          </table:table-cell>
          <table:table-cell office:value-type="float" office:value="0.481073109066648" calcext:value-type="float">
            <text:p>0,4811</text:p>
          </table:table-cell>
          <table:table-cell office:value-type="float" office:value="0.513729896762413" calcext:value-type="float">
            <text:p>0,5137</text:p>
          </table:table-cell>
          <table:table-cell office:value-type="float" office:value="0.589648149448697" calcext:value-type="float">
            <text:p>0,5896</text:p>
          </table:table-cell>
          <table:table-cell/>
          <table:table-cell table:style-name="ce2" table:formula="of:=([SOSS.H58]&lt;=0.5)" office:value-type="boolean" office:boolean-value="false" calcext:value-type="boolean">
            <text:p>FALSO</text:p>
          </table:table-cell>
          <table:table-cell table:style-name="ce2" table:formula="of:=(AND([SOSS.S58];[SOSS.O58]&gt;=0.5))" office:value-type="boolean" office:boolean-value="false" calcext:value-type="boolean">
            <text:p>FALSO</text:p>
          </table:table-cell>
          <table:table-cell table:style-name="ce2" table:formula="of:=(AND([SOSS.S58];[SOSS.P58]&gt;=0.5))" office:value-type="boolean" office:boolean-value="false" calcext:value-type="boolean">
            <text:p>FALSO</text:p>
          </table:table-cell>
          <table:table-cell table:style-name="ce2" table:formula="of:=(AND([SOSS.S58];[SOSS.Q58]&gt;=0.5))" office:value-type="boolean" office:boolean-value="false" calcext:value-type="boolean">
            <text:p>FALSO</text:p>
          </table:table-cell>
          <table:table-cell/>
          <table:table-cell table:style-name="ce2" table:formula="of:=([.H58]&lt;= [SOSS.Z2])" office:value-type="boolean" office:boolean-value="false" calcext:value-type="boolean">
            <text:p>FALSO</text:p>
          </table:table-cell>
          <table:table-cell table:style-name="ce2" table:formula="of:=(AND([SOSS.X58];[.O58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526727781460482" calcext:value-type="float">
            <text:p>0,0053</text:p>
          </table:table-cell>
          <table:table-cell office:value-type="float" office:value="7.68646417339531" calcext:value-type="float">
            <text:p>7,6865</text:p>
          </table:table-cell>
          <table:table-cell office:value-type="float" office:value="1.23800410415938" calcext:value-type="float">
            <text:p>1,2380</text:p>
          </table:table-cell>
          <table:table-cell office:value-type="float" office:value="0.952188058651527" calcext:value-type="float">
            <text:p>0,9522</text:p>
          </table:table-cell>
          <table:table-cell office:value-type="float" office:value="14239" calcext:value-type="float">
            <text:p>14239</text:p>
          </table:table-cell>
          <table:table-cell office:value-type="float" office:value="13662" calcext:value-type="float">
            <text:p>13662</text:p>
          </table:table-cell>
          <table:table-cell office:value-type="float" office:value="2935" calcext:value-type="float">
            <text:p>2935</text:p>
          </table:table-cell>
          <table:table-cell office:value-type="float" office:value="6840" calcext:value-type="float">
            <text:p>6840</text:p>
          </table:table-cell>
          <table:table-cell office:value-type="float" office:value="7111" calcext:value-type="float">
            <text:p>7111</text:p>
          </table:table-cell>
          <table:table-cell office:value-type="float" office:value="8360" calcext:value-type="float">
            <text:p>8360</text:p>
          </table:table-cell>
          <table:table-cell office:value-type="float" office:value="0.500658761528327" calcext:value-type="float">
            <text:p>0,5007</text:p>
          </table:table-cell>
          <table:table-cell office:value-type="float" office:value="0.520494803103499" calcext:value-type="float">
            <text:p>0,5205</text:p>
          </table:table-cell>
          <table:table-cell office:value-type="float" office:value="0.611916264090177" calcext:value-type="float">
            <text:p>0,6119</text:p>
          </table:table-cell>
          <table:table-cell/>
          <table:table-cell table:style-name="ce2" table:formula="of:=([SOSS.H59]&lt;=0.5)" office:value-type="boolean" office:boolean-value="false" calcext:value-type="boolean">
            <text:p>FALSO</text:p>
          </table:table-cell>
          <table:table-cell table:style-name="ce2" table:formula="of:=(AND([SOSS.S59];[SOSS.O59]&gt;=0.5))" office:value-type="boolean" office:boolean-value="false" calcext:value-type="boolean">
            <text:p>FALSO</text:p>
          </table:table-cell>
          <table:table-cell table:style-name="ce2" table:formula="of:=(AND([SOSS.S59];[SOSS.P59]&gt;=0.5))" office:value-type="boolean" office:boolean-value="false" calcext:value-type="boolean">
            <text:p>FALSO</text:p>
          </table:table-cell>
          <table:table-cell table:style-name="ce2" table:formula="of:=(AND([SOSS.S59];[SOSS.Q59]&gt;=0.5))" office:value-type="boolean" office:boolean-value="false" calcext:value-type="boolean">
            <text:p>FALSO</text:p>
          </table:table-cell>
          <table:table-cell/>
          <table:table-cell table:style-name="ce2" table:formula="of:=([.H59]&lt;= [SOSS.Z2])" office:value-type="boolean" office:boolean-value="false" calcext:value-type="boolean">
            <text:p>FALSO</text:p>
          </table:table-cell>
          <table:table-cell table:style-name="ce2" table:formula="of:=(AND([SOSS.X59];[.O59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526727781460482" calcext:value-type="float">
            <text:p>0,0053</text:p>
          </table:table-cell>
          <table:table-cell office:value-type="float" office:value="7.68646417339531" calcext:value-type="float">
            <text:p>7,6865</text:p>
          </table:table-cell>
          <table:table-cell office:value-type="float" office:value="1.23800410415938" calcext:value-type="float">
            <text:p>1,2380</text:p>
          </table:table-cell>
          <table:table-cell office:value-type="float" office:value="0.952188058651527" calcext:value-type="float">
            <text:p>0,9522</text:p>
          </table:table-cell>
          <table:table-cell office:value-type="float" office:value="13662" calcext:value-type="float">
            <text:p>13662</text:p>
          </table:table-cell>
          <table:table-cell/>
          <table:table-cell office:value-type="float" office:value="2935" calcext:value-type="float">
            <text:p>2935</text:p>
          </table:table-cell>
          <table:table-cell office:value-type="float" office:value="6840" calcext:value-type="float">
            <text:p>6840</text:p>
          </table:table-cell>
          <table:table-cell office:value-type="float" office:value="7111" calcext:value-type="float">
            <text:p>7111</text:p>
          </table:table-cell>
          <table:table-cell office:value-type="float" office:value="8360" calcext:value-type="float">
            <text:p>8360</text:p>
          </table:table-cell>
          <table:table-cell office:value-type="float" office:value="0.500658761528327" calcext:value-type="float">
            <text:p>0,5007</text:p>
          </table:table-cell>
          <table:table-cell office:value-type="float" office:value="0.520494803103499" calcext:value-type="float">
            <text:p>0,5205</text:p>
          </table:table-cell>
          <table:table-cell office:value-type="float" office:value="0.611916264090177" calcext:value-type="float">
            <text:p>0,6119</text:p>
          </table:table-cell>
          <table:table-cell/>
          <table:table-cell table:style-name="ce2" table:formula="of:=([SOSS.H60]&lt;=0.5)" office:value-type="boolean" office:boolean-value="false" calcext:value-type="boolean">
            <text:p>FALSO</text:p>
          </table:table-cell>
          <table:table-cell table:style-name="ce2" table:formula="of:=(AND([SOSS.S60];[SOSS.O60]&gt;=0.5))" office:value-type="boolean" office:boolean-value="false" calcext:value-type="boolean">
            <text:p>FALSO</text:p>
          </table:table-cell>
          <table:table-cell table:style-name="ce2" table:formula="of:=(AND([SOSS.S60];[SOSS.P60]&gt;=0.5))" office:value-type="boolean" office:boolean-value="false" calcext:value-type="boolean">
            <text:p>FALSO</text:p>
          </table:table-cell>
          <table:table-cell table:style-name="ce2" table:formula="of:=(AND([SOSS.S60];[SOSS.Q60]&gt;=0.5))" office:value-type="boolean" office:boolean-value="false" calcext:value-type="boolean">
            <text:p>FALSO</text:p>
          </table:table-cell>
          <table:table-cell/>
          <table:table-cell table:style-name="ce2" table:formula="of:=([.H60]&lt;= [SOSS.Z2])" office:value-type="boolean" office:boolean-value="false" calcext:value-type="boolean">
            <text:p>FALSO</text:p>
          </table:table-cell>
          <table:table-cell table:style-name="ce2" table:formula="of:=(AND([SOSS.X60];[.O60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63284186158572" calcext:value-type="float">
            <text:p>0,1633</text:p>
          </table:table-cell>
          <table:table-cell office:value-type="float" office:value="2.65187451678925" calcext:value-type="float">
            <text:p>2,6519</text:p>
          </table:table-cell>
          <table:table-cell office:value-type="float" office:value="1.02624843828861" calcext:value-type="float">
            <text:p>1,0262</text:p>
          </table:table-cell>
          <table:table-cell office:value-type="float" office:value="0.433341221027888" calcext:value-type="float">
            <text:p>0,4333</text:p>
          </table:table-cell>
          <table:table-cell office:value-type="float" office:value="13662" calcext:value-type="float">
            <text:p>13662</text:p>
          </table:table-cell>
          <table:table-cell office:value-type="float" office:value="10727" calcext:value-type="float">
            <text:p>10727</text:p>
          </table:table-cell>
          <table:table-cell office:value-type="float" office:value="3658" calcext:value-type="float">
            <text:p>3658</text:p>
          </table:table-cell>
          <table:table-cell office:value-type="float" office:value="5643" calcext:value-type="float">
            <text:p>5643</text:p>
          </table:table-cell>
          <table:table-cell office:value-type="float" office:value="6197" calcext:value-type="float">
            <text:p>6197</text:p>
          </table:table-cell>
          <table:table-cell office:value-type="float" office:value="7164" calcext:value-type="float">
            <text:p>7164</text:p>
          </table:table-cell>
          <table:table-cell office:value-type="float" office:value="0.526055747180013" calcext:value-type="float">
            <text:p>0,5261</text:p>
          </table:table-cell>
          <table:table-cell office:value-type="float" office:value="0.57770112799478" calcext:value-type="float">
            <text:p>0,5777</text:p>
          </table:table-cell>
          <table:table-cell office:value-type="float" office:value="0.667847487647991" calcext:value-type="float">
            <text:p>0,6678</text:p>
          </table:table-cell>
          <table:table-cell/>
          <table:table-cell table:style-name="ce2" table:formula="of:=([SOSS.H61]&lt;=0.5)" office:value-type="boolean" office:boolean-value="true" calcext:value-type="boolean">
            <text:p>VERDADEIRO</text:p>
          </table:table-cell>
          <table:table-cell table:style-name="ce2" table:formula="of:=(AND([SOSS.S61];[SOSS.O61]&gt;=0.5))" office:value-type="boolean" office:boolean-value="true" calcext:value-type="boolean">
            <text:p>VERDADEIRO</text:p>
          </table:table-cell>
          <table:table-cell table:style-name="ce2" table:formula="of:=(AND([SOSS.S61];[SOSS.P61]&gt;=0.5))" office:value-type="boolean" office:boolean-value="true" calcext:value-type="boolean">
            <text:p>VERDADEIRO</text:p>
          </table:table-cell>
          <table:table-cell table:style-name="ce2" table:formula="of:=(AND([SOSS.S61];[SOSS.Q61]&gt;=0.5))" office:value-type="boolean" office:boolean-value="true" calcext:value-type="boolean">
            <text:p>VERDADEIRO</text:p>
          </table:table-cell>
          <table:table-cell/>
          <table:table-cell table:style-name="ce2" table:formula="of:=([.H61]&lt;= [SOSS.Z2])" office:value-type="boolean" office:boolean-value="true" calcext:value-type="boolean">
            <text:p>VERDADEIRO</text:p>
          </table:table-cell>
          <table:table-cell table:style-name="ce2" table:formula="of:=(AND([SOSS.X61];[.O61]&gt;=([SOS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709963894660819" calcext:value-type="float">
            <text:p>0,0710</text:p>
          </table:table-cell>
          <table:table-cell office:value-type="float" office:value="27.0272818323146" calcext:value-type="float">
            <text:p>27,0273</text:p>
          </table:table-cell>
          <table:table-cell office:value-type="float" office:value="1.64628719056182" calcext:value-type="float">
            <text:p>1,6463</text:p>
          </table:table-cell>
          <table:table-cell office:value-type="float" office:value="1.87424370344216" calcext:value-type="float">
            <text:p>1,8742</text:p>
          </table:table-cell>
          <table:table-cell office:value-type="float" office:value="2742" calcext:value-type="float">
            <text:p>2742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328" calcext:value-type="float">
            <text:p>1328</text:p>
          </table:table-cell>
          <table:table-cell office:value-type="float" office:value="1365" calcext:value-type="float">
            <text:p>1365</text:p>
          </table:table-cell>
          <table:table-cell office:value-type="float" office:value="1451" calcext:value-type="float">
            <text:p>1451</text:p>
          </table:table-cell>
          <table:table-cell office:value-type="float" office:value="0.484318016046681" calcext:value-type="float">
            <text:p>0,4843</text:p>
          </table:table-cell>
          <table:table-cell office:value-type="float" office:value="0.49781181619256" calcext:value-type="float">
            <text:p>0,4978</text:p>
          </table:table-cell>
          <table:table-cell office:value-type="float" office:value="0.529175784099198" calcext:value-type="float">
            <text:p>0,5292</text:p>
          </table:table-cell>
          <table:table-cell/>
          <table:table-cell table:style-name="ce2" table:formula="of:=([SOSS.H62]&lt;=0.5)" office:value-type="boolean" office:boolean-value="false" calcext:value-type="boolean">
            <text:p>FALSO</text:p>
          </table:table-cell>
          <table:table-cell table:style-name="ce2" table:formula="of:=(AND([SOSS.S62];[SOSS.O62]&gt;=0.5))" office:value-type="boolean" office:boolean-value="false" calcext:value-type="boolean">
            <text:p>FALSO</text:p>
          </table:table-cell>
          <table:table-cell table:style-name="ce2" table:formula="of:=(AND([SOSS.S62];[SOSS.P62]&gt;=0.5))" office:value-type="boolean" office:boolean-value="false" calcext:value-type="boolean">
            <text:p>FALSO</text:p>
          </table:table-cell>
          <table:table-cell table:style-name="ce2" table:formula="of:=(AND([SOSS.S62];[SOSS.Q62]&gt;=0.5))" office:value-type="boolean" office:boolean-value="false" calcext:value-type="boolean">
            <text:p>FALSO</text:p>
          </table:table-cell>
          <table:table-cell/>
          <table:table-cell table:style-name="ce2" table:formula="of:=([.H62]&lt;= [SOSS.Z2])" office:value-type="boolean" office:boolean-value="false" calcext:value-type="boolean">
            <text:p>FALSO</text:p>
          </table:table-cell>
          <table:table-cell table:style-name="ce2" table:formula="of:=(AND([SOSS.X62];[.O62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694378032527066" calcext:value-type="float">
            <text:p>0,0694</text:p>
          </table:table-cell>
          <table:table-cell office:value-type="float" office:value="6.67873604887937" calcext:value-type="float">
            <text:p>6,6787</text:p>
          </table:table-cell>
          <table:table-cell office:value-type="float" office:value="1.19281592843951" calcext:value-type="float">
            <text:p>1,1928</text:p>
          </table:table-cell>
          <table:table-cell office:value-type="float" office:value="0.777965583971137" calcext:value-type="float">
            <text:p>0,7780</text:p>
          </table:table-cell>
          <table:table-cell office:value-type="float" office:value="2742" calcext:value-type="float">
            <text:p>2742</text:p>
          </table:table-cell>
          <table:table-cell office:value-type="float" office:value="2494" calcext:value-type="float">
            <text:p>2494</text:p>
          </table:table-cell>
          <table:table-cell office:value-type="float" office:value="656" calcext:value-type="float">
            <text:p>656</text:p>
          </table:table-cell>
          <table:table-cell office:value-type="float" office:value="1316" calcext:value-type="float">
            <text:p>1316</text:p>
          </table:table-cell>
          <table:table-cell office:value-type="float" office:value="1386" calcext:value-type="float">
            <text:p>1386</text:p>
          </table:table-cell>
          <table:table-cell office:value-type="float" office:value="1452" calcext:value-type="float">
            <text:p>1452</text:p>
          </table:table-cell>
          <table:table-cell office:value-type="float" office:value="0.52766639935846" calcext:value-type="float">
            <text:p>0,5277</text:p>
          </table:table-cell>
          <table:table-cell office:value-type="float" office:value="0.555733761026464" calcext:value-type="float">
            <text:p>0,5557</text:p>
          </table:table-cell>
          <table:table-cell office:value-type="float" office:value="0.582197273456295" calcext:value-type="float">
            <text:p>0,5822</text:p>
          </table:table-cell>
          <table:table-cell/>
          <table:table-cell table:style-name="ce2" table:formula="of:=([SOSS.H63]&lt;=0.5)" office:value-type="boolean" office:boolean-value="false" calcext:value-type="boolean">
            <text:p>FALSO</text:p>
          </table:table-cell>
          <table:table-cell table:style-name="ce2" table:formula="of:=(AND([SOSS.S63];[SOSS.O63]&gt;=0.5))" office:value-type="boolean" office:boolean-value="false" calcext:value-type="boolean">
            <text:p>FALSO</text:p>
          </table:table-cell>
          <table:table-cell table:style-name="ce2" table:formula="of:=(AND([SOSS.S63];[SOSS.P63]&gt;=0.5))" office:value-type="boolean" office:boolean-value="false" calcext:value-type="boolean">
            <text:p>FALSO</text:p>
          </table:table-cell>
          <table:table-cell table:style-name="ce2" table:formula="of:=(AND([SOSS.S63];[SOSS.Q63]&gt;=0.5))" office:value-type="boolean" office:boolean-value="false" calcext:value-type="boolean">
            <text:p>FALSO</text:p>
          </table:table-cell>
          <table:table-cell/>
          <table:table-cell table:style-name="ce2" table:formula="of:=([.H63]&lt;= [SOSS.Z2])" office:value-type="boolean" office:boolean-value="false" calcext:value-type="boolean">
            <text:p>FALSO</text:p>
          </table:table-cell>
          <table:table-cell table:style-name="ce2" table:formula="of:=(AND([SOSS.X63];[.O63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694378032527066" calcext:value-type="float">
            <text:p>0,0694</text:p>
          </table:table-cell>
          <table:table-cell office:value-type="float" office:value="6.67873604887937" calcext:value-type="float">
            <text:p>6,6787</text:p>
          </table:table-cell>
          <table:table-cell office:value-type="float" office:value="1.19281592843951" calcext:value-type="float">
            <text:p>1,1928</text:p>
          </table:table-cell>
          <table:table-cell office:value-type="float" office:value="0.777965583971137" calcext:value-type="float">
            <text:p>0,7780</text:p>
          </table:table-cell>
          <table:table-cell office:value-type="float" office:value="2494" calcext:value-type="float">
            <text:p>2494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1316" calcext:value-type="float">
            <text:p>1316</text:p>
          </table:table-cell>
          <table:table-cell office:value-type="float" office:value="1386" calcext:value-type="float">
            <text:p>1386</text:p>
          </table:table-cell>
          <table:table-cell office:value-type="float" office:value="1452" calcext:value-type="float">
            <text:p>1452</text:p>
          </table:table-cell>
          <table:table-cell office:value-type="float" office:value="0.52766639935846" calcext:value-type="float">
            <text:p>0,5277</text:p>
          </table:table-cell>
          <table:table-cell office:value-type="float" office:value="0.555733761026464" calcext:value-type="float">
            <text:p>0,5557</text:p>
          </table:table-cell>
          <table:table-cell office:value-type="float" office:value="0.582197273456295" calcext:value-type="float">
            <text:p>0,5822</text:p>
          </table:table-cell>
          <table:table-cell/>
          <table:table-cell table:style-name="ce2" table:formula="of:=([SOSS.H64]&lt;=0.5)" office:value-type="boolean" office:boolean-value="false" calcext:value-type="boolean">
            <text:p>FALSO</text:p>
          </table:table-cell>
          <table:table-cell table:style-name="ce2" table:formula="of:=(AND([SOSS.S64];[SOSS.O64]&gt;=0.5))" office:value-type="boolean" office:boolean-value="false" calcext:value-type="boolean">
            <text:p>FALSO</text:p>
          </table:table-cell>
          <table:table-cell table:style-name="ce2" table:formula="of:=(AND([SOSS.S64];[SOSS.P64]&gt;=0.5))" office:value-type="boolean" office:boolean-value="false" calcext:value-type="boolean">
            <text:p>FALSO</text:p>
          </table:table-cell>
          <table:table-cell table:style-name="ce2" table:formula="of:=(AND([SOSS.S64];[SOSS.Q64]&gt;=0.5))" office:value-type="boolean" office:boolean-value="false" calcext:value-type="boolean">
            <text:p>FALSO</text:p>
          </table:table-cell>
          <table:table-cell/>
          <table:table-cell table:style-name="ce2" table:formula="of:=([.H64]&lt;= [SOSS.Z2])" office:value-type="boolean" office:boolean-value="false" calcext:value-type="boolean">
            <text:p>FALSO</text:p>
          </table:table-cell>
          <table:table-cell table:style-name="ce2" table:formula="of:=(AND([SOSS.X64];[.O64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13464076015376" calcext:value-type="float">
            <text:p>0,4135</text:p>
          </table:table-cell>
          <table:table-cell office:value-type="float" office:value="2.07397152456269" calcext:value-type="float">
            <text:p>2,0740</text:p>
          </table:table-cell>
          <table:table-cell office:value-type="float" office:value="1.03118894727807" calcext:value-type="float">
            <text:p>1,0312</text:p>
          </table:table-cell>
          <table:table-cell office:value-type="float" office:value="0.429323882539429" calcext:value-type="float">
            <text:p>0,4293</text:p>
          </table:table-cell>
          <table:table-cell office:value-type="float" office:value="2494" calcext:value-type="float">
            <text:p>2494</text:p>
          </table:table-cell>
          <table:table-cell office:value-type="float" office:value="1838" calcext:value-type="float">
            <text:p>1838</text:p>
          </table:table-cell>
          <table:table-cell office:value-type="float" office:value="690" calcext:value-type="float">
            <text:p>690</text:p>
          </table:table-cell>
          <table:table-cell office:value-type="float" office:value="1055" calcext:value-type="float">
            <text:p>1055</text:p>
          </table:table-cell>
          <table:table-cell office:value-type="float" office:value="1112" calcext:value-type="float">
            <text:p>1112</text:p>
          </table:table-cell>
          <table:table-cell office:value-type="float" office:value="1185" calcext:value-type="float">
            <text:p>1185</text:p>
          </table:table-cell>
          <table:table-cell office:value-type="float" office:value="0.573993471164309" calcext:value-type="float">
            <text:p>0,5740</text:p>
          </table:table-cell>
          <table:table-cell office:value-type="float" office:value="0.605005440696409" calcext:value-type="float">
            <text:p>0,6050</text:p>
          </table:table-cell>
          <table:table-cell office:value-type="float" office:value="0.644722524483134" calcext:value-type="float">
            <text:p>0,6447</text:p>
          </table:table-cell>
          <table:table-cell/>
          <table:table-cell table:style-name="ce2" table:formula="of:=([SOSS.H65]&lt;=0.5)" office:value-type="boolean" office:boolean-value="true" calcext:value-type="boolean">
            <text:p>VERDADEIRO</text:p>
          </table:table-cell>
          <table:table-cell table:style-name="ce2" table:formula="of:=(AND([SOSS.S65];[SOSS.O65]&gt;=0.5))" office:value-type="boolean" office:boolean-value="true" calcext:value-type="boolean">
            <text:p>VERDADEIRO</text:p>
          </table:table-cell>
          <table:table-cell table:style-name="ce2" table:formula="of:=(AND([SOSS.S65];[SOSS.P65]&gt;=0.5))" office:value-type="boolean" office:boolean-value="true" calcext:value-type="boolean">
            <text:p>VERDADEIRO</text:p>
          </table:table-cell>
          <table:table-cell table:style-name="ce2" table:formula="of:=(AND([SOSS.S65];[SOSS.Q65]&gt;=0.5))" office:value-type="boolean" office:boolean-value="true" calcext:value-type="boolean">
            <text:p>VERDADEIRO</text:p>
          </table:table-cell>
          <table:table-cell/>
          <table:table-cell table:style-name="ce2" table:formula="of:=([.H65]&lt;= [SOSS.Z2])" office:value-type="boolean" office:boolean-value="true" calcext:value-type="boolean">
            <text:p>VERDADEIRO</text:p>
          </table:table-cell>
          <table:table-cell table:style-name="ce2" table:formula="of:=(AND([SOSS.X65];[.O65]&gt;=([SOS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AKAZ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580382016986794" calcext:value-type="float">
            <text:p>0,0058</text:p>
          </table:table-cell>
          <table:table-cell office:value-type="float" office:value="19.2134736180496" calcext:value-type="float">
            <text:p>19,2135</text:p>
          </table:table-cell>
          <table:table-cell office:value-type="float" office:value="1.28567528150759" calcext:value-type="float">
            <text:p>1,2857</text:p>
          </table:table-cell>
          <table:table-cell office:value-type="float" office:value="1.1354461287218" calcext:value-type="float">
            <text:p>1,1354</text:p>
          </table:table-cell>
          <table:table-cell office:value-type="float" office:value="12974" calcext:value-type="float">
            <text:p>12974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float" office:value="6498" calcext:value-type="float">
            <text:p>6498</text:p>
          </table:table-cell>
          <table:table-cell office:value-type="float" office:value="6757" calcext:value-type="float">
            <text:p>6757</text:p>
          </table:table-cell>
          <table:table-cell office:value-type="float" office:value="7306" calcext:value-type="float">
            <text:p>7306</text:p>
          </table:table-cell>
          <table:table-cell office:value-type="float" office:value="0.500847849545244" calcext:value-type="float">
            <text:p>0,5008</text:p>
          </table:table-cell>
          <table:table-cell office:value-type="float" office:value="0.520810852474179" calcext:value-type="float">
            <text:p>0,5208</text:p>
          </table:table-cell>
          <table:table-cell office:value-type="float" office:value="0.56312625250501" calcext:value-type="float">
            <text:p>0,5631</text:p>
          </table:table-cell>
          <table:table-cell/>
          <table:table-cell table:style-name="ce2" table:formula="of:=([SOSS.H66]&lt;=0.5)" office:value-type="boolean" office:boolean-value="false" calcext:value-type="boolean">
            <text:p>FALSO</text:p>
          </table:table-cell>
          <table:table-cell table:style-name="ce2" table:formula="of:=(AND([SOSS.S66];[SOSS.O66]&gt;=0.5))" office:value-type="boolean" office:boolean-value="false" calcext:value-type="boolean">
            <text:p>FALSO</text:p>
          </table:table-cell>
          <table:table-cell table:style-name="ce2" table:formula="of:=(AND([SOSS.S66];[SOSS.P66]&gt;=0.5))" office:value-type="boolean" office:boolean-value="false" calcext:value-type="boolean">
            <text:p>FALSO</text:p>
          </table:table-cell>
          <table:table-cell table:style-name="ce2" table:formula="of:=(AND([SOSS.S66];[SOSS.Q66]&gt;=0.5))" office:value-type="boolean" office:boolean-value="false" calcext:value-type="boolean">
            <text:p>FALSO</text:p>
          </table:table-cell>
          <table:table-cell/>
          <table:table-cell table:style-name="ce2" table:formula="of:=([.H66]&lt;= [SOSS.Z2])" office:value-type="boolean" office:boolean-value="false" calcext:value-type="boolean">
            <text:p>FALSO</text:p>
          </table:table-cell>
          <table:table-cell table:style-name="ce2" table:formula="of:=(AND([SOSS.X66];[.O66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AKAZ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722684511464158" calcext:value-type="float">
            <text:p>0,0723</text:p>
          </table:table-cell>
          <table:table-cell office:value-type="float" office:value="2.77291874201795" calcext:value-type="float">
            <text:p>2,7729</text:p>
          </table:table-cell>
          <table:table-cell office:value-type="float" office:value="1.00799798727581" calcext:value-type="float">
            <text:p>1,0080</text:p>
          </table:table-cell>
          <table:table-cell office:value-type="float" office:value="0.399236546916797" calcext:value-type="float">
            <text:p>0,3992</text:p>
          </table:table-cell>
          <table:table-cell office:value-type="float" office:value="12974" calcext:value-type="float">
            <text:p>12974</text:p>
          </table:table-cell>
          <table:table-cell office:value-type="float" office:value="11763" calcext:value-type="float">
            <text:p>11763</text:p>
          </table:table-cell>
          <table:table-cell office:value-type="float" office:value="2878" calcext:value-type="float">
            <text:p>2878</text:p>
          </table:table-cell>
          <table:table-cell office:value-type="float" office:value="6657" calcext:value-type="float">
            <text:p>6657</text:p>
          </table:table-cell>
          <table:table-cell office:value-type="float" office:value="7127" calcext:value-type="float">
            <text:p>7127</text:p>
          </table:table-cell>
          <table:table-cell office:value-type="float" office:value="8511" calcext:value-type="float">
            <text:p>8511</text:p>
          </table:table-cell>
          <table:table-cell office:value-type="float" office:value="0.565927059423616" calcext:value-type="float">
            <text:p>0,5659</text:p>
          </table:table-cell>
          <table:table-cell office:value-type="float" office:value="0.605882853013687" calcext:value-type="float">
            <text:p>0,6059</text:p>
          </table:table-cell>
          <table:table-cell office:value-type="float" office:value="0.723539913287427" calcext:value-type="float">
            <text:p>0,7235</text:p>
          </table:table-cell>
          <table:table-cell/>
          <table:table-cell table:style-name="ce2" table:formula="of:=([SOSS.H67]&lt;=0.5)" office:value-type="boolean" office:boolean-value="true" calcext:value-type="boolean">
            <text:p>VERDADEIRO</text:p>
          </table:table-cell>
          <table:table-cell table:style-name="ce2" table:formula="of:=(AND([SOSS.S67];[SOSS.O67]&gt;=0.5))" office:value-type="boolean" office:boolean-value="true" calcext:value-type="boolean">
            <text:p>VERDADEIRO</text:p>
          </table:table-cell>
          <table:table-cell table:style-name="ce2" table:formula="of:=(AND([SOSS.S67];[SOSS.P67]&gt;=0.5))" office:value-type="boolean" office:boolean-value="true" calcext:value-type="boolean">
            <text:p>VERDADEIRO</text:p>
          </table:table-cell>
          <table:table-cell table:style-name="ce2" table:formula="of:=(AND([SOSS.S67];[SOSS.Q67]&gt;=0.5))" office:value-type="boolean" office:boolean-value="true" calcext:value-type="boolean">
            <text:p>VERDADEIRO</text:p>
          </table:table-cell>
          <table:table-cell/>
          <table:table-cell table:style-name="ce2" table:formula="of:=([.H67]&lt;= [SOSS.Z2])" office:value-type="boolean" office:boolean-value="true" calcext:value-type="boolean">
            <text:p>VERDADEIRO</text:p>
          </table:table-cell>
          <table:table-cell table:style-name="ce2" table:formula="of:=(AND([SOSS.X67];[.O67]&gt;=([SOS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AKAZ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722684511464158" calcext:value-type="float">
            <text:p>0,0723</text:p>
          </table:table-cell>
          <table:table-cell office:value-type="float" office:value="2.77291874201795" calcext:value-type="float">
            <text:p>2,7729</text:p>
          </table:table-cell>
          <table:table-cell office:value-type="float" office:value="1.00799798727581" calcext:value-type="float">
            <text:p>1,0080</text:p>
          </table:table-cell>
          <table:table-cell office:value-type="float" office:value="0.399236546916797" calcext:value-type="float">
            <text:p>0,3992</text:p>
          </table:table-cell>
          <table:table-cell office:value-type="float" office:value="11763" calcext:value-type="float">
            <text:p>11763</text:p>
          </table:table-cell>
          <table:table-cell/>
          <table:table-cell office:value-type="float" office:value="2878" calcext:value-type="float">
            <text:p>2878</text:p>
          </table:table-cell>
          <table:table-cell office:value-type="float" office:value="6657" calcext:value-type="float">
            <text:p>6657</text:p>
          </table:table-cell>
          <table:table-cell office:value-type="float" office:value="7127" calcext:value-type="float">
            <text:p>7127</text:p>
          </table:table-cell>
          <table:table-cell office:value-type="float" office:value="8511" calcext:value-type="float">
            <text:p>8511</text:p>
          </table:table-cell>
          <table:table-cell office:value-type="float" office:value="0.565927059423616" calcext:value-type="float">
            <text:p>0,5659</text:p>
          </table:table-cell>
          <table:table-cell office:value-type="float" office:value="0.605882853013687" calcext:value-type="float">
            <text:p>0,6059</text:p>
          </table:table-cell>
          <table:table-cell office:value-type="float" office:value="0.723539913287427" calcext:value-type="float">
            <text:p>0,7235</text:p>
          </table:table-cell>
          <table:table-cell/>
          <table:table-cell table:style-name="ce2" table:formula="of:=([SOSS.H68]&lt;=0.5)" office:value-type="boolean" office:boolean-value="true" calcext:value-type="boolean">
            <text:p>VERDADEIRO</text:p>
          </table:table-cell>
          <table:table-cell table:style-name="ce2" table:formula="of:=(AND([SOSS.S68];[SOSS.O68]&gt;=0.5))" office:value-type="boolean" office:boolean-value="true" calcext:value-type="boolean">
            <text:p>VERDADEIRO</text:p>
          </table:table-cell>
          <table:table-cell table:style-name="ce2" table:formula="of:=(AND([SOSS.S68];[SOSS.P68]&gt;=0.5))" office:value-type="boolean" office:boolean-value="true" calcext:value-type="boolean">
            <text:p>VERDADEIRO</text:p>
          </table:table-cell>
          <table:table-cell table:style-name="ce2" table:formula="of:=(AND([SOSS.S68];[SOSS.Q68]&gt;=0.5))" office:value-type="boolean" office:boolean-value="true" calcext:value-type="boolean">
            <text:p>VERDADEIRO</text:p>
          </table:table-cell>
          <table:table-cell/>
          <table:table-cell table:style-name="ce2" table:formula="of:=([.H68]&lt;= [SOSS.Z2])" office:value-type="boolean" office:boolean-value="true" calcext:value-type="boolean">
            <text:p>VERDADEIRO</text:p>
          </table:table-cell>
          <table:table-cell table:style-name="ce2" table:formula="of:=(AND([SOSS.X68];[.O68]&gt;=([SOS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AKAZ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61244736735243" calcext:value-type="float">
            <text:p>0,4612</text:p>
          </table:table-cell>
          <table:table-cell office:value-type="float" office:value="1.46138689350428" calcext:value-type="float">
            <text:p>1,4614</text:p>
          </table:table-cell>
          <table:table-cell office:value-type="float" office:value="0.993185275847174" calcext:value-type="float">
            <text:p>0,9932</text:p>
          </table:table-cell>
          <table:table-cell office:value-type="float" office:value="0.160323871738393" calcext:value-type="float">
            <text:p>0,1603</text:p>
          </table:table-cell>
          <table:table-cell office:value-type="float" office:value="11763" calcext:value-type="float">
            <text:p>11763</text:p>
          </table:table-cell>
          <table:table-cell office:value-type="float" office:value="8885" calcext:value-type="float">
            <text:p>8885</text:p>
          </table:table-cell>
          <table:table-cell office:value-type="float" office:value="2802" calcext:value-type="float">
            <text:p>2802</text:p>
          </table:table-cell>
          <table:table-cell office:value-type="float" office:value="5341" calcext:value-type="float">
            <text:p>5341</text:p>
          </table:table-cell>
          <table:table-cell office:value-type="float" office:value="6304" calcext:value-type="float">
            <text:p>6304</text:p>
          </table:table-cell>
          <table:table-cell office:value-type="float" office:value="8179" calcext:value-type="float">
            <text:p>8179</text:p>
          </table:table-cell>
          <table:table-cell office:value-type="float" office:value="0.601125492402926" calcext:value-type="float">
            <text:p>0,6011</text:p>
          </table:table-cell>
          <table:table-cell office:value-type="float" office:value="0.709510410804727" calcext:value-type="float">
            <text:p>0,7095</text:p>
          </table:table-cell>
          <table:table-cell office:value-type="float" office:value="0.920540236353405" calcext:value-type="float">
            <text:p>0,9205</text:p>
          </table:table-cell>
          <table:table-cell/>
          <table:table-cell table:style-name="ce2" table:formula="of:=([SOSS.H69]&lt;=0.5)" office:value-type="boolean" office:boolean-value="true" calcext:value-type="boolean">
            <text:p>VERDADEIRO</text:p>
          </table:table-cell>
          <table:table-cell table:style-name="ce2" table:formula="of:=(AND([SOSS.S69];[SOSS.O69]&gt;=0.5))" office:value-type="boolean" office:boolean-value="true" calcext:value-type="boolean">
            <text:p>VERDADEIRO</text:p>
          </table:table-cell>
          <table:table-cell table:style-name="ce2" table:formula="of:=(AND([SOSS.S69];[SOSS.P69]&gt;=0.5))" office:value-type="boolean" office:boolean-value="true" calcext:value-type="boolean">
            <text:p>VERDADEIRO</text:p>
          </table:table-cell>
          <table:table-cell table:style-name="ce2" table:formula="of:=(AND([SOSS.S69];[SOSS.Q69]&gt;=0.5))" office:value-type="boolean" office:boolean-value="true" calcext:value-type="boolean">
            <text:p>VERDADEIRO</text:p>
          </table:table-cell>
          <table:table-cell/>
          <table:table-cell table:style-name="ce2" table:formula="of:=([.H69]&lt;= [SOSS.Z2])" office:value-type="boolean" office:boolean-value="true" calcext:value-type="boolean">
            <text:p>VERDADEIRO</text:p>
          </table:table-cell>
          <table:table-cell table:style-name="ce2" table:formula="of:=(AND([SOSS.X69];[.O69]&gt;=([SOS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910144362507261" calcext:value-type="float">
            <text:p>0,0091</text:p>
          </table:table-cell>
          <table:table-cell office:value-type="float" office:value="24.4845670243076" calcext:value-type="float">
            <text:p>24,4846</text:p>
          </table:table-cell>
          <table:table-cell office:value-type="float" office:value="1.36648664234154" calcext:value-type="float">
            <text:p>1,3665</text:p>
          </table:table-cell>
          <table:table-cell office:value-type="float" office:value="1.4648877779719" calcext:value-type="float">
            <text:p>1,4649</text:p>
          </table:table-cell>
          <table:table-cell office:value-type="float" office:value="14432" calcext:value-type="float">
            <text:p>14432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7659" calcext:value-type="float">
            <text:p>7659</text:p>
          </table:table-cell>
          <table:table-cell office:value-type="float" office:value="7894" calcext:value-type="float">
            <text:p>7894</text:p>
          </table:table-cell>
          <table:table-cell office:value-type="float" office:value="8386" calcext:value-type="float">
            <text:p>8386</text:p>
          </table:table-cell>
          <table:table-cell office:value-type="float" office:value="0.530695676274945" calcext:value-type="float">
            <text:p>0,5307</text:p>
          </table:table-cell>
          <table:table-cell office:value-type="float" office:value="0.546978935698448" calcext:value-type="float">
            <text:p>0,5470</text:p>
          </table:table-cell>
          <table:table-cell office:value-type="float" office:value="0.581069844789357" calcext:value-type="float">
            <text:p>0,5811</text:p>
          </table:table-cell>
          <table:table-cell/>
          <table:table-cell table:style-name="ce2" table:formula="of:=([SOSS.H70]&lt;=0.5)" office:value-type="boolean" office:boolean-value="false" calcext:value-type="boolean">
            <text:p>FALSO</text:p>
          </table:table-cell>
          <table:table-cell table:style-name="ce2" table:formula="of:=(AND([SOSS.S70];[SOSS.O70]&gt;=0.5))" office:value-type="boolean" office:boolean-value="false" calcext:value-type="boolean">
            <text:p>FALSO</text:p>
          </table:table-cell>
          <table:table-cell table:style-name="ce2" table:formula="of:=(AND([SOSS.S70];[SOSS.P70]&gt;=0.5))" office:value-type="boolean" office:boolean-value="false" calcext:value-type="boolean">
            <text:p>FALSO</text:p>
          </table:table-cell>
          <table:table-cell table:style-name="ce2" table:formula="of:=(AND([SOSS.S70];[SOSS.Q70]&gt;=0.5))" office:value-type="boolean" office:boolean-value="false" calcext:value-type="boolean">
            <text:p>FALSO</text:p>
          </table:table-cell>
          <table:table-cell/>
          <table:table-cell table:style-name="ce2" table:formula="of:=([.H70]&lt;= [SOSS.Z2])" office:value-type="boolean" office:boolean-value="false" calcext:value-type="boolean">
            <text:p>FALSO</text:p>
          </table:table-cell>
          <table:table-cell table:style-name="ce2" table:formula="of:=(AND([SOSS.X70];[.O70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111186889832456" calcext:value-type="float">
            <text:p>0,0111</text:p>
          </table:table-cell>
          <table:table-cell office:value-type="float" office:value="4.00617070417307" calcext:value-type="float">
            <text:p>4,0062</text:p>
          </table:table-cell>
          <table:table-cell office:value-type="float" office:value="1.01399864929179" calcext:value-type="float">
            <text:p>1,0140</text:p>
          </table:table-cell>
          <table:table-cell office:value-type="float" office:value="0.559363219513591" calcext:value-type="float">
            <text:p>0,5594</text:p>
          </table:table-cell>
          <table:table-cell office:value-type="float" office:value="14432" calcext:value-type="float">
            <text:p>14432</text:p>
          </table:table-cell>
          <table:table-cell office:value-type="float" office:value="13208" calcext:value-type="float">
            <text:p>13208</text:p>
          </table:table-cell>
          <table:table-cell office:value-type="float" office:value="3771" calcext:value-type="float">
            <text:p>3771</text:p>
          </table:table-cell>
          <table:table-cell office:value-type="float" office:value="7710" calcext:value-type="float">
            <text:p>7710</text:p>
          </table:table-cell>
          <table:table-cell office:value-type="float" office:value="7965" calcext:value-type="float">
            <text:p>7965</text:p>
          </table:table-cell>
          <table:table-cell office:value-type="float" office:value="8727" calcext:value-type="float">
            <text:p>8727</text:p>
          </table:table-cell>
          <table:table-cell office:value-type="float" office:value="0.58373712901272" calcext:value-type="float">
            <text:p>0,5837</text:p>
          </table:table-cell>
          <table:table-cell office:value-type="float" office:value="0.603043609933374" calcext:value-type="float">
            <text:p>0,6030</text:p>
          </table:table-cell>
          <table:table-cell office:value-type="float" office:value="0.660735917625681" calcext:value-type="float">
            <text:p>0,6607</text:p>
          </table:table-cell>
          <table:table-cell/>
          <table:table-cell table:style-name="ce2" table:formula="of:=([SOSS.H71]&lt;=0.5)" office:value-type="boolean" office:boolean-value="false" calcext:value-type="boolean">
            <text:p>FALSO</text:p>
          </table:table-cell>
          <table:table-cell table:style-name="ce2" table:formula="of:=(AND([SOSS.S71];[SOSS.O71]&gt;=0.5))" office:value-type="boolean" office:boolean-value="false" calcext:value-type="boolean">
            <text:p>FALSO</text:p>
          </table:table-cell>
          <table:table-cell table:style-name="ce2" table:formula="of:=(AND([SOSS.S71];[SOSS.P71]&gt;=0.5))" office:value-type="boolean" office:boolean-value="false" calcext:value-type="boolean">
            <text:p>FALSO</text:p>
          </table:table-cell>
          <table:table-cell table:style-name="ce2" table:formula="of:=(AND([SOSS.S71];[SOSS.Q71]&gt;=0.5))" office:value-type="boolean" office:boolean-value="false" calcext:value-type="boolean">
            <text:p>FALSO</text:p>
          </table:table-cell>
          <table:table-cell/>
          <table:table-cell table:style-name="ce2" table:formula="of:=([.H71]&lt;= [SOSS.Z2])" office:value-type="boolean" office:boolean-value="false" calcext:value-type="boolean">
            <text:p>FALSO</text:p>
          </table:table-cell>
          <table:table-cell table:style-name="ce2" table:formula="of:=(AND([SOSS.X71];[.O71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111186889832456" calcext:value-type="float">
            <text:p>0,0111</text:p>
          </table:table-cell>
          <table:table-cell office:value-type="float" office:value="4.00617070417307" calcext:value-type="float">
            <text:p>4,0062</text:p>
          </table:table-cell>
          <table:table-cell office:value-type="float" office:value="1.01399864929179" calcext:value-type="float">
            <text:p>1,0140</text:p>
          </table:table-cell>
          <table:table-cell office:value-type="float" office:value="0.559363219513591" calcext:value-type="float">
            <text:p>0,5594</text:p>
          </table:table-cell>
          <table:table-cell office:value-type="float" office:value="13208" calcext:value-type="float">
            <text:p>13208</text:p>
          </table:table-cell>
          <table:table-cell/>
          <table:table-cell office:value-type="float" office:value="3771" calcext:value-type="float">
            <text:p>3771</text:p>
          </table:table-cell>
          <table:table-cell office:value-type="float" office:value="7710" calcext:value-type="float">
            <text:p>7710</text:p>
          </table:table-cell>
          <table:table-cell office:value-type="float" office:value="7965" calcext:value-type="float">
            <text:p>7965</text:p>
          </table:table-cell>
          <table:table-cell office:value-type="float" office:value="8727" calcext:value-type="float">
            <text:p>8727</text:p>
          </table:table-cell>
          <table:table-cell office:value-type="float" office:value="0.58373712901272" calcext:value-type="float">
            <text:p>0,5837</text:p>
          </table:table-cell>
          <table:table-cell office:value-type="float" office:value="0.603043609933374" calcext:value-type="float">
            <text:p>0,6030</text:p>
          </table:table-cell>
          <table:table-cell office:value-type="float" office:value="0.660735917625681" calcext:value-type="float">
            <text:p>0,6607</text:p>
          </table:table-cell>
          <table:table-cell/>
          <table:table-cell table:style-name="ce2" table:formula="of:=([SOSS.H72]&lt;=0.5)" office:value-type="boolean" office:boolean-value="false" calcext:value-type="boolean">
            <text:p>FALSO</text:p>
          </table:table-cell>
          <table:table-cell table:style-name="ce2" table:formula="of:=(AND([SOSS.S72];[SOSS.O72]&gt;=0.5))" office:value-type="boolean" office:boolean-value="false" calcext:value-type="boolean">
            <text:p>FALSO</text:p>
          </table:table-cell>
          <table:table-cell table:style-name="ce2" table:formula="of:=(AND([SOSS.S72];[SOSS.P72]&gt;=0.5))" office:value-type="boolean" office:boolean-value="false" calcext:value-type="boolean">
            <text:p>FALSO</text:p>
          </table:table-cell>
          <table:table-cell table:style-name="ce2" table:formula="of:=(AND([SOSS.S72];[SOSS.Q72]&gt;=0.5))" office:value-type="boolean" office:boolean-value="false" calcext:value-type="boolean">
            <text:p>FALSO</text:p>
          </table:table-cell>
          <table:table-cell/>
          <table:table-cell table:style-name="ce2" table:formula="of:=([.H72]&lt;= [SOSS.Z2])" office:value-type="boolean" office:boolean-value="false" calcext:value-type="boolean">
            <text:p>FALSO</text:p>
          </table:table-cell>
          <table:table-cell table:style-name="ce2" table:formula="of:=(AND([SOSS.X72];[.O72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09734608658323" calcext:value-type="float">
            <text:p>0,4097</text:p>
          </table:table-cell>
          <table:table-cell office:value-type="float" office:value="2.20917576145531" calcext:value-type="float">
            <text:p>2,2092</text:p>
          </table:table-cell>
          <table:table-cell office:value-type="float" office:value="0.960563669365384" calcext:value-type="float">
            <text:p>0,9606</text:p>
          </table:table-cell>
          <table:table-cell office:value-type="float" office:value="0.273312498813198" calcext:value-type="float">
            <text:p>0,2733</text:p>
          </table:table-cell>
          <table:table-cell office:value-type="float" office:value="13208" calcext:value-type="float">
            <text:p>13208</text:p>
          </table:table-cell>
          <table:table-cell office:value-type="float" office:value="9437" calcext:value-type="float">
            <text:p>9437</text:p>
          </table:table-cell>
          <table:table-cell office:value-type="float" office:value="3494" calcext:value-type="float">
            <text:p>3494</text:p>
          </table:table-cell>
          <table:table-cell office:value-type="float" office:value="5772" calcext:value-type="float">
            <text:p>5772</text:p>
          </table:table-cell>
          <table:table-cell office:value-type="float" office:value="6077" calcext:value-type="float">
            <text:p>6077</text:p>
          </table:table-cell>
          <table:table-cell office:value-type="float" office:value="7167" calcext:value-type="float">
            <text:p>7167</text:p>
          </table:table-cell>
          <table:table-cell office:value-type="float" office:value="0.611635053512769" calcext:value-type="float">
            <text:p>0,6116</text:p>
          </table:table-cell>
          <table:table-cell office:value-type="float" office:value="0.643954646603794" calcext:value-type="float">
            <text:p>0,6440</text:p>
          </table:table-cell>
          <table:table-cell office:value-type="float" office:value="0.759457454699587" calcext:value-type="float">
            <text:p>0,7595</text:p>
          </table:table-cell>
          <table:table-cell/>
          <table:table-cell table:style-name="ce2" table:formula="of:=([SOSS.H73]&lt;=0.5)" office:value-type="boolean" office:boolean-value="true" calcext:value-type="boolean">
            <text:p>VERDADEIRO</text:p>
          </table:table-cell>
          <table:table-cell table:style-name="ce2" table:formula="of:=(AND([SOSS.S73];[SOSS.O73]&gt;=0.5))" office:value-type="boolean" office:boolean-value="true" calcext:value-type="boolean">
            <text:p>VERDADEIRO</text:p>
          </table:table-cell>
          <table:table-cell table:style-name="ce2" table:formula="of:=(AND([SOSS.S73];[SOSS.P73]&gt;=0.5))" office:value-type="boolean" office:boolean-value="true" calcext:value-type="boolean">
            <text:p>VERDADEIRO</text:p>
          </table:table-cell>
          <table:table-cell table:style-name="ce2" table:formula="of:=(AND([SOSS.S73];[SOSS.Q73]&gt;=0.5))" office:value-type="boolean" office:boolean-value="true" calcext:value-type="boolean">
            <text:p>VERDADEIRO</text:p>
          </table:table-cell>
          <table:table-cell/>
          <table:table-cell table:style-name="ce2" table:formula="of:=([.H73]&lt;= [SOSS.Z2])" office:value-type="boolean" office:boolean-value="true" calcext:value-type="boolean">
            <text:p>VERDADEIRO</text:p>
          </table:table-cell>
          <table:table-cell table:style-name="ce2" table:formula="of:=(AND([SOSS.X73];[.O73]&gt;=([SOS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908681704320456" calcext:value-type="float">
            <text:p>0,0909</text:p>
          </table:table-cell>
          <table:table-cell office:value-type="float" office:value="59.4512425533895" calcext:value-type="float">
            <text:p>59,4512</text:p>
          </table:table-cell>
          <table:table-cell office:value-type="float" office:value="1.81111456916705" calcext:value-type="float">
            <text:p>1,8111</text:p>
          </table:table-cell>
          <table:table-cell office:value-type="float" office:value="2.38637496085426" calcext:value-type="float">
            <text:p>2,3864</text:p>
          </table:table-cell>
          <table:table-cell office:value-type="float" office:value="2745" calcext:value-type="float">
            <text:p>2745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187" calcext:value-type="float">
            <text:p>1187</text:p>
          </table:table-cell>
          <table:table-cell office:value-type="float" office:value="1226" calcext:value-type="float">
            <text:p>1226</text:p>
          </table:table-cell>
          <table:table-cell office:value-type="float" office:value="1348" calcext:value-type="float">
            <text:p>1348</text:p>
          </table:table-cell>
          <table:table-cell office:value-type="float" office:value="0.432422586520947" calcext:value-type="float">
            <text:p>0,4324</text:p>
          </table:table-cell>
          <table:table-cell office:value-type="float" office:value="0.446630236794171" calcext:value-type="float">
            <text:p>0,4466</text:p>
          </table:table-cell>
          <table:table-cell office:value-type="float" office:value="0.491074681238616" calcext:value-type="float">
            <text:p>0,4911</text:p>
          </table:table-cell>
          <table:table-cell/>
          <table:table-cell table:style-name="ce2" table:formula="of:=([SOSS.H74]&lt;=0.5)" office:value-type="boolean" office:boolean-value="false" calcext:value-type="boolean">
            <text:p>FALSO</text:p>
          </table:table-cell>
          <table:table-cell table:style-name="ce2" table:formula="of:=(AND([SOSS.S74];[SOSS.O74]&gt;=0.5))" office:value-type="boolean" office:boolean-value="false" calcext:value-type="boolean">
            <text:p>FALSO</text:p>
          </table:table-cell>
          <table:table-cell table:style-name="ce2" table:formula="of:=(AND([SOSS.S74];[SOSS.P74]&gt;=0.5))" office:value-type="boolean" office:boolean-value="false" calcext:value-type="boolean">
            <text:p>FALSO</text:p>
          </table:table-cell>
          <table:table-cell table:style-name="ce2" table:formula="of:=(AND([SOSS.S74];[SOSS.Q74]&gt;=0.5))" office:value-type="boolean" office:boolean-value="false" calcext:value-type="boolean">
            <text:p>FALSO</text:p>
          </table:table-cell>
          <table:table-cell/>
          <table:table-cell table:style-name="ce2" table:formula="of:=([.H74]&lt;= [SOSS.Z2])" office:value-type="boolean" office:boolean-value="false" calcext:value-type="boolean">
            <text:p>FALSO</text:p>
          </table:table-cell>
          <table:table-cell table:style-name="ce2" table:formula="of:=(AND([SOSS.X74];[.O74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454080467068765" calcext:value-type="float">
            <text:p>0,0454</text:p>
          </table:table-cell>
          <table:table-cell office:value-type="float" office:value="4.67105952954312" calcext:value-type="float">
            <text:p>4,6711</text:p>
          </table:table-cell>
          <table:table-cell office:value-type="float" office:value="1.28988494298646" calcext:value-type="float">
            <text:p>1,2899</text:p>
          </table:table-cell>
          <table:table-cell office:value-type="float" office:value="0.774502656495258" calcext:value-type="float">
            <text:p>0,7745</text:p>
          </table:table-cell>
          <table:table-cell office:value-type="float" office:value="2745" calcext:value-type="float">
            <text:p>2745</text:p>
          </table:table-cell>
          <table:table-cell office:value-type="float" office:value="2523" calcext:value-type="float">
            <text:p>2523</text:p>
          </table:table-cell>
          <table:table-cell office:value-type="float" office:value="611" calcext:value-type="float">
            <text:p>611</text:p>
          </table:table-cell>
          <table:table-cell office:value-type="float" office:value="1196" calcext:value-type="float">
            <text:p>1196</text:p>
          </table:table-cell>
          <table:table-cell office:value-type="float" office:value="1240" calcext:value-type="float">
            <text:p>1240</text:p>
          </table:table-cell>
          <table:table-cell office:value-type="float" office:value="1372" calcext:value-type="float">
            <text:p>1372</text:p>
          </table:table-cell>
          <table:table-cell office:value-type="float" office:value="0.474038842647642" calcext:value-type="float">
            <text:p>0,4740</text:p>
          </table:table-cell>
          <table:table-cell office:value-type="float" office:value="0.491478398731669" calcext:value-type="float">
            <text:p>0,4915</text:p>
          </table:table-cell>
          <table:table-cell office:value-type="float" office:value="0.54379706698375" calcext:value-type="float">
            <text:p>0,5438</text:p>
          </table:table-cell>
          <table:table-cell/>
          <table:table-cell table:style-name="ce2" table:formula="of:=([SOSS.H75]&lt;=0.5)" office:value-type="boolean" office:boolean-value="false" calcext:value-type="boolean">
            <text:p>FALSO</text:p>
          </table:table-cell>
          <table:table-cell table:style-name="ce2" table:formula="of:=(AND([SOSS.S75];[SOSS.O75]&gt;=0.5))" office:value-type="boolean" office:boolean-value="false" calcext:value-type="boolean">
            <text:p>FALSO</text:p>
          </table:table-cell>
          <table:table-cell table:style-name="ce2" table:formula="of:=(AND([SOSS.S75];[SOSS.P75]&gt;=0.5))" office:value-type="boolean" office:boolean-value="false" calcext:value-type="boolean">
            <text:p>FALSO</text:p>
          </table:table-cell>
          <table:table-cell table:style-name="ce2" table:formula="of:=(AND([SOSS.S75];[SOSS.Q75]&gt;=0.5))" office:value-type="boolean" office:boolean-value="false" calcext:value-type="boolean">
            <text:p>FALSO</text:p>
          </table:table-cell>
          <table:table-cell/>
          <table:table-cell table:style-name="ce2" table:formula="of:=([.H75]&lt;= [SOSS.Z2])" office:value-type="boolean" office:boolean-value="false" calcext:value-type="boolean">
            <text:p>FALSO</text:p>
          </table:table-cell>
          <table:table-cell table:style-name="ce2" table:formula="of:=(AND([SOSS.X75];[.O75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454080467068765" calcext:value-type="float">
            <text:p>0,0454</text:p>
          </table:table-cell>
          <table:table-cell office:value-type="float" office:value="4.67105952954312" calcext:value-type="float">
            <text:p>4,6711</text:p>
          </table:table-cell>
          <table:table-cell office:value-type="float" office:value="1.28988494298646" calcext:value-type="float">
            <text:p>1,2899</text:p>
          </table:table-cell>
          <table:table-cell office:value-type="float" office:value="0.774502656495258" calcext:value-type="float">
            <text:p>0,7745</text:p>
          </table:table-cell>
          <table:table-cell office:value-type="float" office:value="2523" calcext:value-type="float">
            <text:p>2523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1196" calcext:value-type="float">
            <text:p>1196</text:p>
          </table:table-cell>
          <table:table-cell office:value-type="float" office:value="1240" calcext:value-type="float">
            <text:p>1240</text:p>
          </table:table-cell>
          <table:table-cell office:value-type="float" office:value="1372" calcext:value-type="float">
            <text:p>1372</text:p>
          </table:table-cell>
          <table:table-cell office:value-type="float" office:value="0.474038842647642" calcext:value-type="float">
            <text:p>0,4740</text:p>
          </table:table-cell>
          <table:table-cell office:value-type="float" office:value="0.491478398731669" calcext:value-type="float">
            <text:p>0,4915</text:p>
          </table:table-cell>
          <table:table-cell office:value-type="float" office:value="0.54379706698375" calcext:value-type="float">
            <text:p>0,5438</text:p>
          </table:table-cell>
          <table:table-cell/>
          <table:table-cell table:style-name="ce2" table:formula="of:=([SOSS.H76]&lt;=0.5)" office:value-type="boolean" office:boolean-value="false" calcext:value-type="boolean">
            <text:p>FALSO</text:p>
          </table:table-cell>
          <table:table-cell table:style-name="ce2" table:formula="of:=(AND([SOSS.S76];[SOSS.O76]&gt;=0.5))" office:value-type="boolean" office:boolean-value="false" calcext:value-type="boolean">
            <text:p>FALSO</text:p>
          </table:table-cell>
          <table:table-cell table:style-name="ce2" table:formula="of:=(AND([SOSS.S76];[SOSS.P76]&gt;=0.5))" office:value-type="boolean" office:boolean-value="false" calcext:value-type="boolean">
            <text:p>FALSO</text:p>
          </table:table-cell>
          <table:table-cell table:style-name="ce2" table:formula="of:=(AND([SOSS.S76];[SOSS.Q76]&gt;=0.5))" office:value-type="boolean" office:boolean-value="false" calcext:value-type="boolean">
            <text:p>FALSO</text:p>
          </table:table-cell>
          <table:table-cell/>
          <table:table-cell table:style-name="ce2" table:formula="of:=([.H76]&lt;= [SOSS.Z2])" office:value-type="boolean" office:boolean-value="false" calcext:value-type="boolean">
            <text:p>FALSO</text:p>
          </table:table-cell>
          <table:table-cell table:style-name="ce2" table:formula="of:=(AND([SOSS.X76];[.O76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07355907691799" calcext:value-type="float">
            <text:p>0,5074</text:p>
          </table:table-cell>
          <table:table-cell office:value-type="float" office:value="2.29148615256879" calcext:value-type="float">
            <text:p>2,2915</text:p>
          </table:table-cell>
          <table:table-cell office:value-type="float" office:value="1.18410718664924" calcext:value-type="float">
            <text:p>1,1841</text:p>
          </table:table-cell>
          <table:table-cell office:value-type="float" office:value="0.463087841292836" calcext:value-type="float">
            <text:p>0,4631</text:p>
          </table:table-cell>
          <table:table-cell office:value-type="float" office:value="2523" calcext:value-type="float">
            <text:p>2523</text:p>
          </table:table-cell>
          <table:table-cell office:value-type="float" office:value="1912" calcext:value-type="float">
            <text:p>1912</text:p>
          </table:table-cell>
          <table:table-cell office:value-type="float" office:value="718" calcext:value-type="float">
            <text:p>718</text:p>
          </table:table-cell>
          <table:table-cell office:value-type="float" office:value="923" calcext:value-type="float">
            <text:p>923</text:p>
          </table:table-cell>
          <table:table-cell office:value-type="float" office:value="968" calcext:value-type="float">
            <text:p>968</text:p>
          </table:table-cell>
          <table:table-cell office:value-type="float" office:value="1095" calcext:value-type="float">
            <text:p>1095</text:p>
          </table:table-cell>
          <table:table-cell office:value-type="float" office:value="0.482740585774059" calcext:value-type="float">
            <text:p>0,4827</text:p>
          </table:table-cell>
          <table:table-cell office:value-type="float" office:value="0.506276150627615" calcext:value-type="float">
            <text:p>0,5063</text:p>
          </table:table-cell>
          <table:table-cell office:value-type="float" office:value="0.572698744769874" calcext:value-type="float">
            <text:p>0,5727</text:p>
          </table:table-cell>
          <table:table-cell/>
          <table:table-cell table:style-name="ce2" table:formula="of:=([SOSS.H77]&lt;=0.5)" office:value-type="boolean" office:boolean-value="true" calcext:value-type="boolean">
            <text:p>VERDADEIRO</text:p>
          </table:table-cell>
          <table:table-cell table:style-name="ce2" table:formula="of:=(AND([SOSS.S77];[SOSS.O77]&gt;=0.5))" office:value-type="boolean" office:boolean-value="false" calcext:value-type="boolean">
            <text:p>FALSO</text:p>
          </table:table-cell>
          <table:table-cell table:style-name="ce2" table:formula="of:=(AND([SOSS.S77];[SOSS.P77]&gt;=0.5))" office:value-type="boolean" office:boolean-value="true" calcext:value-type="boolean">
            <text:p>VERDADEIRO</text:p>
          </table:table-cell>
          <table:table-cell table:style-name="ce2" table:formula="of:=(AND([SOSS.S77];[SOSS.Q77]&gt;=0.5))" office:value-type="boolean" office:boolean-value="true" calcext:value-type="boolean">
            <text:p>VERDADEIRO</text:p>
          </table:table-cell>
          <table:table-cell/>
          <table:table-cell table:style-name="ce2" table:formula="of:=([.H77]&lt;= [SOSS.Z2])" office:value-type="boolean" office:boolean-value="true" calcext:value-type="boolean">
            <text:p>VERDADEIRO</text:p>
          </table:table-cell>
          <table:table-cell table:style-name="ce2" table:formula="of:=(AND([SOSS.X77];[.O77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AKAZ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179285454265455" calcext:value-type="float">
            <text:p>0,0179</text:p>
          </table:table-cell>
          <table:table-cell office:value-type="float" office:value="267.273150771579" calcext:value-type="float">
            <text:p>267,2732</text:p>
          </table:table-cell>
          <table:table-cell office:value-type="float" office:value="1.36218852716241" calcext:value-type="float">
            <text:p>1,3622</text:p>
          </table:table-cell>
          <table:table-cell office:value-type="float" office:value="3.48946670256436" calcext:value-type="float">
            <text:p>3,4895</text:p>
          </table:table-cell>
          <table:table-cell office:value-type="float" office:value="7631" calcext:value-type="float">
            <text:p>7631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4285" calcext:value-type="float">
            <text:p>4285</text:p>
          </table:table-cell>
          <table:table-cell office:value-type="float" office:value="4423" calcext:value-type="float">
            <text:p>4423</text:p>
          </table:table-cell>
          <table:table-cell office:value-type="float" office:value="4658" calcext:value-type="float">
            <text:p>4658</text:p>
          </table:table-cell>
          <table:table-cell office:value-type="float" office:value="0.561525357096056" calcext:value-type="float">
            <text:p>0,5615</text:p>
          </table:table-cell>
          <table:table-cell office:value-type="float" office:value="0.579609487616302" calcext:value-type="float">
            <text:p>0,5796</text:p>
          </table:table-cell>
          <table:table-cell office:value-type="float" office:value="0.610404927270345" calcext:value-type="float">
            <text:p>0,6104</text:p>
          </table:table-cell>
          <table:table-cell/>
          <table:table-cell table:style-name="ce2" table:formula="of:=([SOSS.H78]&lt;=0.5)" office:value-type="boolean" office:boolean-value="false" calcext:value-type="boolean">
            <text:p>FALSO</text:p>
          </table:table-cell>
          <table:table-cell table:style-name="ce2" table:formula="of:=(AND([SOSS.S78];[SOSS.O78]&gt;=0.5))" office:value-type="boolean" office:boolean-value="false" calcext:value-type="boolean">
            <text:p>FALSO</text:p>
          </table:table-cell>
          <table:table-cell table:style-name="ce2" table:formula="of:=(AND([SOSS.S78];[SOSS.P78]&gt;=0.5))" office:value-type="boolean" office:boolean-value="false" calcext:value-type="boolean">
            <text:p>FALSO</text:p>
          </table:table-cell>
          <table:table-cell table:style-name="ce2" table:formula="of:=(AND([SOSS.S78];[SOSS.Q78]&gt;=0.5))" office:value-type="boolean" office:boolean-value="false" calcext:value-type="boolean">
            <text:p>FALSO</text:p>
          </table:table-cell>
          <table:table-cell/>
          <table:table-cell table:style-name="ce2" table:formula="of:=([.H78]&lt;= [SOSS.Z2])" office:value-type="boolean" office:boolean-value="false" calcext:value-type="boolean">
            <text:p>FALSO</text:p>
          </table:table-cell>
          <table:table-cell table:style-name="ce2" table:formula="of:=(AND([SOSS.X78];[.O78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AKAZ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175558103316244" calcext:value-type="float">
            <text:p>0,0176</text:p>
          </table:table-cell>
          <table:table-cell office:value-type="float" office:value="23.537087869941" calcext:value-type="float">
            <text:p>23,5371</text:p>
          </table:table-cell>
          <table:table-cell office:value-type="float" office:value="1.14013688191081" calcext:value-type="float">
            <text:p>1,1401</text:p>
          </table:table-cell>
          <table:table-cell office:value-type="float" office:value="0.703426402252673" calcext:value-type="float">
            <text:p>0,7034</text:p>
          </table:table-cell>
          <table:table-cell office:value-type="float" office:value="7631" calcext:value-type="float">
            <text:p>7631</text:p>
          </table:table-cell>
          <table:table-cell office:value-type="float" office:value="7483" calcext:value-type="float">
            <text:p>7483</text:p>
          </table:table-cell>
          <table:table-cell office:value-type="float" office:value="1395" calcext:value-type="float">
            <text:p>1395</text:p>
          </table:table-cell>
          <table:table-cell office:value-type="float" office:value="4162" calcext:value-type="float">
            <text:p>4162</text:p>
          </table:table-cell>
          <table:table-cell office:value-type="float" office:value="4365" calcext:value-type="float">
            <text:p>4365</text:p>
          </table:table-cell>
          <table:table-cell office:value-type="float" office:value="4705" calcext:value-type="float">
            <text:p>4705</text:p>
          </table:table-cell>
          <table:table-cell office:value-type="float" office:value="0.5561940398236" calcext:value-type="float">
            <text:p>0,5562</text:p>
          </table:table-cell>
          <table:table-cell office:value-type="float" office:value="0.583322196979821" calcext:value-type="float">
            <text:p>0,5833</text:p>
          </table:table-cell>
          <table:table-cell office:value-type="float" office:value="0.628758519310437" calcext:value-type="float">
            <text:p>0,6288</text:p>
          </table:table-cell>
          <table:table-cell/>
          <table:table-cell table:style-name="ce2" table:formula="of:=([SOSS.H79]&lt;=0.5)" office:value-type="boolean" office:boolean-value="false" calcext:value-type="boolean">
            <text:p>FALSO</text:p>
          </table:table-cell>
          <table:table-cell table:style-name="ce2" table:formula="of:=(AND([SOSS.S79];[SOSS.O79]&gt;=0.5))" office:value-type="boolean" office:boolean-value="false" calcext:value-type="boolean">
            <text:p>FALSO</text:p>
          </table:table-cell>
          <table:table-cell table:style-name="ce2" table:formula="of:=(AND([SOSS.S79];[SOSS.P79]&gt;=0.5))" office:value-type="boolean" office:boolean-value="false" calcext:value-type="boolean">
            <text:p>FALSO</text:p>
          </table:table-cell>
          <table:table-cell table:style-name="ce2" table:formula="of:=(AND([SOSS.S79];[SOSS.Q79]&gt;=0.5))" office:value-type="boolean" office:boolean-value="false" calcext:value-type="boolean">
            <text:p>FALSO</text:p>
          </table:table-cell>
          <table:table-cell/>
          <table:table-cell table:style-name="ce2" table:formula="of:=([.H79]&lt;= [SOSS.Z2])" office:value-type="boolean" office:boolean-value="false" calcext:value-type="boolean">
            <text:p>FALSO</text:p>
          </table:table-cell>
          <table:table-cell table:style-name="ce2" table:formula="of:=(AND([SOSS.X79];[.O79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AKAZ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175558103316244" calcext:value-type="float">
            <text:p>0,0176</text:p>
          </table:table-cell>
          <table:table-cell office:value-type="float" office:value="23.537087869941" calcext:value-type="float">
            <text:p>23,5371</text:p>
          </table:table-cell>
          <table:table-cell office:value-type="float" office:value="1.14013688191081" calcext:value-type="float">
            <text:p>1,1401</text:p>
          </table:table-cell>
          <table:table-cell office:value-type="float" office:value="0.703426402252673" calcext:value-type="float">
            <text:p>0,7034</text:p>
          </table:table-cell>
          <table:table-cell office:value-type="float" office:value="7483" calcext:value-type="float">
            <text:p>7483</text:p>
          </table:table-cell>
          <table:table-cell/>
          <table:table-cell office:value-type="float" office:value="1395" calcext:value-type="float">
            <text:p>1395</text:p>
          </table:table-cell>
          <table:table-cell office:value-type="float" office:value="4162" calcext:value-type="float">
            <text:p>4162</text:p>
          </table:table-cell>
          <table:table-cell office:value-type="float" office:value="4365" calcext:value-type="float">
            <text:p>4365</text:p>
          </table:table-cell>
          <table:table-cell office:value-type="float" office:value="4705" calcext:value-type="float">
            <text:p>4705</text:p>
          </table:table-cell>
          <table:table-cell office:value-type="float" office:value="0.5561940398236" calcext:value-type="float">
            <text:p>0,5562</text:p>
          </table:table-cell>
          <table:table-cell office:value-type="float" office:value="0.583322196979821" calcext:value-type="float">
            <text:p>0,5833</text:p>
          </table:table-cell>
          <table:table-cell office:value-type="float" office:value="0.628758519310437" calcext:value-type="float">
            <text:p>0,6288</text:p>
          </table:table-cell>
          <table:table-cell/>
          <table:table-cell table:style-name="ce2" table:formula="of:=([SOSS.H80]&lt;=0.5)" office:value-type="boolean" office:boolean-value="false" calcext:value-type="boolean">
            <text:p>FALSO</text:p>
          </table:table-cell>
          <table:table-cell table:style-name="ce2" table:formula="of:=(AND([SOSS.S80];[SOSS.O80]&gt;=0.5))" office:value-type="boolean" office:boolean-value="false" calcext:value-type="boolean">
            <text:p>FALSO</text:p>
          </table:table-cell>
          <table:table-cell table:style-name="ce2" table:formula="of:=(AND([SOSS.S80];[SOSS.P80]&gt;=0.5))" office:value-type="boolean" office:boolean-value="false" calcext:value-type="boolean">
            <text:p>FALSO</text:p>
          </table:table-cell>
          <table:table-cell table:style-name="ce2" table:formula="of:=(AND([SOSS.S80];[SOSS.Q80]&gt;=0.5))" office:value-type="boolean" office:boolean-value="false" calcext:value-type="boolean">
            <text:p>FALSO</text:p>
          </table:table-cell>
          <table:table-cell/>
          <table:table-cell table:style-name="ce2" table:formula="of:=([.H80]&lt;= [SOSS.Z2])" office:value-type="boolean" office:boolean-value="false" calcext:value-type="boolean">
            <text:p>FALSO</text:p>
          </table:table-cell>
          <table:table-cell table:style-name="ce2" table:formula="of:=(AND([SOSS.X80];[.O80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AKAZ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00818409911273" calcext:value-type="float">
            <text:p>0,4008</text:p>
          </table:table-cell>
          <table:table-cell office:value-type="float" office:value="1.954899446021" calcext:value-type="float">
            <text:p>1,9549</text:p>
          </table:table-cell>
          <table:table-cell office:value-type="float" office:value="1.05195805684734" calcext:value-type="float">
            <text:p>1,0520</text:p>
          </table:table-cell>
          <table:table-cell office:value-type="float" office:value="0.286445749667624" calcext:value-type="float">
            <text:p>0,2864</text:p>
          </table:table-cell>
          <table:table-cell office:value-type="float" office:value="7483" calcext:value-type="float">
            <text:p>7483</text:p>
          </table:table-cell>
          <table:table-cell office:value-type="float" office:value="6088" calcext:value-type="float">
            <text:p>6088</text:p>
          </table:table-cell>
          <table:table-cell office:value-type="float" office:value="1937" calcext:value-type="float">
            <text:p>1937</text:p>
          </table:table-cell>
          <table:table-cell office:value-type="float" office:value="3430" calcext:value-type="float">
            <text:p>3430</text:p>
          </table:table-cell>
          <table:table-cell office:value-type="float" office:value="3640" calcext:value-type="float">
            <text:p>3640</text:p>
          </table:table-cell>
          <table:table-cell office:value-type="float" office:value="4094" calcext:value-type="float">
            <text:p>4094</text:p>
          </table:table-cell>
          <table:table-cell office:value-type="float" office:value="0.563403416557162" calcext:value-type="float">
            <text:p>0,5634</text:p>
          </table:table-cell>
          <table:table-cell office:value-type="float" office:value="0.597897503285151" calcext:value-type="float">
            <text:p>0,5979</text:p>
          </table:table-cell>
          <table:table-cell office:value-type="float" office:value="0.672470433639947" calcext:value-type="float">
            <text:p>0,6725</text:p>
          </table:table-cell>
          <table:table-cell/>
          <table:table-cell table:style-name="ce2" table:formula="of:=([SOSS.H81]&lt;=0.5)" office:value-type="boolean" office:boolean-value="true" calcext:value-type="boolean">
            <text:p>VERDADEIRO</text:p>
          </table:table-cell>
          <table:table-cell table:style-name="ce2" table:formula="of:=(AND([SOSS.S81];[SOSS.O81]&gt;=0.5))" office:value-type="boolean" office:boolean-value="true" calcext:value-type="boolean">
            <text:p>VERDADEIRO</text:p>
          </table:table-cell>
          <table:table-cell table:style-name="ce2" table:formula="of:=(AND([SOSS.S81];[SOSS.P81]&gt;=0.5))" office:value-type="boolean" office:boolean-value="true" calcext:value-type="boolean">
            <text:p>VERDADEIRO</text:p>
          </table:table-cell>
          <table:table-cell table:style-name="ce2" table:formula="of:=(AND([SOSS.S81];[SOSS.Q81]&gt;=0.5))" office:value-type="boolean" office:boolean-value="true" calcext:value-type="boolean">
            <text:p>VERDADEIRO</text:p>
          </table:table-cell>
          <table:table-cell/>
          <table:table-cell table:style-name="ce2" table:formula="of:=([.H81]&lt;= [SOSS.Z2])" office:value-type="boolean" office:boolean-value="true" calcext:value-type="boolean">
            <text:p>VERDADEIRO</text:p>
          </table:table-cell>
          <table:table-cell table:style-name="ce2" table:formula="of:=(AND([SOSS.X81];[.O81]&gt;=([SOS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459559078612778" calcext:value-type="float">
            <text:p>0,0460</text:p>
          </table:table-cell>
          <table:table-cell office:value-type="float" office:value="50.494943951617" calcext:value-type="float">
            <text:p>50,4949</text:p>
          </table:table-cell>
          <table:table-cell office:value-type="float" office:value="1.38225004227833" calcext:value-type="float">
            <text:p>1,3823</text:p>
          </table:table-cell>
          <table:table-cell office:value-type="float" office:value="1.65185965304525" calcext:value-type="float">
            <text:p>1,6519</text:p>
          </table:table-cell>
          <table:table-cell office:value-type="float" office:value="10036" calcext:value-type="float">
            <text:p>10036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5624" calcext:value-type="float">
            <text:p>5624</text:p>
          </table:table-cell>
          <table:table-cell office:value-type="float" office:value="5777" calcext:value-type="float">
            <text:p>5777</text:p>
          </table:table-cell>
          <table:table-cell office:value-type="float" office:value="6133" calcext:value-type="float">
            <text:p>6133</text:p>
          </table:table-cell>
          <table:table-cell office:value-type="float" office:value="0.560382622558788" calcext:value-type="float">
            <text:p>0,5604</text:p>
          </table:table-cell>
          <table:table-cell office:value-type="float" office:value="0.575627740135512" calcext:value-type="float">
            <text:p>0,5756</text:p>
          </table:table-cell>
          <table:table-cell office:value-type="float" office:value="0.611100039856517" calcext:value-type="float">
            <text:p>0,6111</text:p>
          </table:table-cell>
          <table:table-cell/>
          <table:table-cell table:style-name="ce2" table:formula="of:=([SOSS.H82]&lt;=0.5)" office:value-type="boolean" office:boolean-value="false" calcext:value-type="boolean">
            <text:p>FALSO</text:p>
          </table:table-cell>
          <table:table-cell table:style-name="ce2" table:formula="of:=(AND([SOSS.S82];[SOSS.O82]&gt;=0.5))" office:value-type="boolean" office:boolean-value="false" calcext:value-type="boolean">
            <text:p>FALSO</text:p>
          </table:table-cell>
          <table:table-cell table:style-name="ce2" table:formula="of:=(AND([SOSS.S82];[SOSS.P82]&gt;=0.5))" office:value-type="boolean" office:boolean-value="false" calcext:value-type="boolean">
            <text:p>FALSO</text:p>
          </table:table-cell>
          <table:table-cell table:style-name="ce2" table:formula="of:=(AND([SOSS.S82];[SOSS.Q82]&gt;=0.5))" office:value-type="boolean" office:boolean-value="false" calcext:value-type="boolean">
            <text:p>FALSO</text:p>
          </table:table-cell>
          <table:table-cell/>
          <table:table-cell table:style-name="ce2" table:formula="of:=([.H82]&lt;= [SOSS.Z2])" office:value-type="boolean" office:boolean-value="false" calcext:value-type="boolean">
            <text:p>FALSO</text:p>
          </table:table-cell>
          <table:table-cell table:style-name="ce2" table:formula="of:=(AND([SOSS.X82];[.O82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432752685511421" calcext:value-type="float">
            <text:p>0,0433</text:p>
          </table:table-cell>
          <table:table-cell office:value-type="float" office:value="3.36264923837185" calcext:value-type="float">
            <text:p>3,3626</text:p>
          </table:table-cell>
          <table:table-cell office:value-type="float" office:value="1.0538453661817" calcext:value-type="float">
            <text:p>1,0538</text:p>
          </table:table-cell>
          <table:table-cell office:value-type="float" office:value="0.568101302483236" calcext:value-type="float">
            <text:p>0,5681</text:p>
          </table:table-cell>
          <table:table-cell office:value-type="float" office:value="10036" calcext:value-type="float">
            <text:p>10036</text:p>
          </table:table-cell>
          <table:table-cell office:value-type="float" office:value="9310" calcext:value-type="float">
            <text:p>9310</text:p>
          </table:table-cell>
          <table:table-cell office:value-type="float" office:value="2642" calcext:value-type="float">
            <text:p>2642</text:p>
          </table:table-cell>
          <table:table-cell office:value-type="float" office:value="5602" calcext:value-type="float">
            <text:p>5602</text:p>
          </table:table-cell>
          <table:table-cell office:value-type="float" office:value="5802" calcext:value-type="float">
            <text:p>5802</text:p>
          </table:table-cell>
          <table:table-cell office:value-type="float" office:value="6152" calcext:value-type="float">
            <text:p>6152</text:p>
          </table:table-cell>
          <table:table-cell office:value-type="float" office:value="0.60171858216971" calcext:value-type="float">
            <text:p>0,6017</text:p>
          </table:table-cell>
          <table:table-cell office:value-type="float" office:value="0.623200859291085" calcext:value-type="float">
            <text:p>0,6232</text:p>
          </table:table-cell>
          <table:table-cell office:value-type="float" office:value="0.660794844253491" calcext:value-type="float">
            <text:p>0,6608</text:p>
          </table:table-cell>
          <table:table-cell/>
          <table:table-cell table:style-name="ce2" table:formula="of:=([SOSS.H83]&lt;=0.5)" office:value-type="boolean" office:boolean-value="false" calcext:value-type="boolean">
            <text:p>FALSO</text:p>
          </table:table-cell>
          <table:table-cell table:style-name="ce2" table:formula="of:=(AND([SOSS.S83];[SOSS.O83]&gt;=0.5))" office:value-type="boolean" office:boolean-value="false" calcext:value-type="boolean">
            <text:p>FALSO</text:p>
          </table:table-cell>
          <table:table-cell table:style-name="ce2" table:formula="of:=(AND([SOSS.S83];[SOSS.P83]&gt;=0.5))" office:value-type="boolean" office:boolean-value="false" calcext:value-type="boolean">
            <text:p>FALSO</text:p>
          </table:table-cell>
          <table:table-cell table:style-name="ce2" table:formula="of:=(AND([SOSS.S83];[SOSS.Q83]&gt;=0.5))" office:value-type="boolean" office:boolean-value="false" calcext:value-type="boolean">
            <text:p>FALSO</text:p>
          </table:table-cell>
          <table:table-cell/>
          <table:table-cell table:style-name="ce2" table:formula="of:=([.H83]&lt;= [SOSS.Z2])" office:value-type="boolean" office:boolean-value="false" calcext:value-type="boolean">
            <text:p>FALSO</text:p>
          </table:table-cell>
          <table:table-cell table:style-name="ce2" table:formula="of:=(AND([SOSS.X83];[.O83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432752685511421" calcext:value-type="float">
            <text:p>0,0433</text:p>
          </table:table-cell>
          <table:table-cell office:value-type="float" office:value="3.36264923837185" calcext:value-type="float">
            <text:p>3,3626</text:p>
          </table:table-cell>
          <table:table-cell office:value-type="float" office:value="1.0538453661817" calcext:value-type="float">
            <text:p>1,0538</text:p>
          </table:table-cell>
          <table:table-cell office:value-type="float" office:value="0.568101302483236" calcext:value-type="float">
            <text:p>0,5681</text:p>
          </table:table-cell>
          <table:table-cell office:value-type="float" office:value="9310" calcext:value-type="float">
            <text:p>9310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5602" calcext:value-type="float">
            <text:p>5602</text:p>
          </table:table-cell>
          <table:table-cell office:value-type="float" office:value="5802" calcext:value-type="float">
            <text:p>5802</text:p>
          </table:table-cell>
          <table:table-cell office:value-type="float" office:value="6152" calcext:value-type="float">
            <text:p>6152</text:p>
          </table:table-cell>
          <table:table-cell office:value-type="float" office:value="0.60171858216971" calcext:value-type="float">
            <text:p>0,6017</text:p>
          </table:table-cell>
          <table:table-cell office:value-type="float" office:value="0.623200859291085" calcext:value-type="float">
            <text:p>0,6232</text:p>
          </table:table-cell>
          <table:table-cell office:value-type="float" office:value="0.660794844253491" calcext:value-type="float">
            <text:p>0,6608</text:p>
          </table:table-cell>
          <table:table-cell/>
          <table:table-cell table:style-name="ce2" table:formula="of:=([SOSS.H84]&lt;=0.5)" office:value-type="boolean" office:boolean-value="false" calcext:value-type="boolean">
            <text:p>FALSO</text:p>
          </table:table-cell>
          <table:table-cell table:style-name="ce2" table:formula="of:=(AND([SOSS.S84];[SOSS.O84]&gt;=0.5))" office:value-type="boolean" office:boolean-value="false" calcext:value-type="boolean">
            <text:p>FALSO</text:p>
          </table:table-cell>
          <table:table-cell table:style-name="ce2" table:formula="of:=(AND([SOSS.S84];[SOSS.P84]&gt;=0.5))" office:value-type="boolean" office:boolean-value="false" calcext:value-type="boolean">
            <text:p>FALSO</text:p>
          </table:table-cell>
          <table:table-cell table:style-name="ce2" table:formula="of:=(AND([SOSS.S84];[SOSS.Q84]&gt;=0.5))" office:value-type="boolean" office:boolean-value="false" calcext:value-type="boolean">
            <text:p>FALSO</text:p>
          </table:table-cell>
          <table:table-cell/>
          <table:table-cell table:style-name="ce2" table:formula="of:=([.H84]&lt;= [SOSS.Z2])" office:value-type="boolean" office:boolean-value="false" calcext:value-type="boolean">
            <text:p>FALSO</text:p>
          </table:table-cell>
          <table:table-cell table:style-name="ce2" table:formula="of:=(AND([SOSS.X84];[.O84]&gt;=([SOSS.AA2]/100))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Object, Same Scale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55536610949908" calcext:value-type="float">
            <text:p>0,4555</text:p>
          </table:table-cell>
          <table:table-cell office:value-type="float" office:value="1.77916864721894" calcext:value-type="float">
            <text:p>1,7792</text:p>
          </table:table-cell>
          <table:table-cell office:value-type="float" office:value="1.01473106395008" calcext:value-type="float">
            <text:p>1,0147</text:p>
          </table:table-cell>
          <table:table-cell office:value-type="float" office:value="0.270605383598569" calcext:value-type="float">
            <text:p>0,2706</text:p>
          </table:table-cell>
          <table:table-cell office:value-type="float" office:value="9310" calcext:value-type="float">
            <text:p>9310</text:p>
          </table:table-cell>
          <table:table-cell office:value-type="float" office:value="6668" calcext:value-type="float">
            <text:p>6668</text:p>
          </table:table-cell>
          <table:table-cell office:value-type="float" office:value="2603" calcext:value-type="float">
            <text:p>2603</text:p>
          </table:table-cell>
          <table:table-cell office:value-type="float" office:value="4033" calcext:value-type="float">
            <text:p>4033</text:p>
          </table:table-cell>
          <table:table-cell office:value-type="float" office:value="4317" calcext:value-type="float">
            <text:p>4317</text:p>
          </table:table-cell>
          <table:table-cell office:value-type="float" office:value="4723" calcext:value-type="float">
            <text:p>4723</text:p>
          </table:table-cell>
          <table:table-cell office:value-type="float" office:value="0.604829034193161" calcext:value-type="float">
            <text:p>0,6048</text:p>
          </table:table-cell>
          <table:table-cell office:value-type="float" office:value="0.647420515896821" calcext:value-type="float">
            <text:p>0,6474</text:p>
          </table:table-cell>
          <table:table-cell office:value-type="float" office:value="0.708308338332334" calcext:value-type="float">
            <text:p>0,7083</text:p>
          </table:table-cell>
          <table:table-cell/>
          <table:table-cell table:style-name="ce2" table:formula="of:=([SOSS.H85]&lt;=0.5)" office:value-type="boolean" office:boolean-value="true" calcext:value-type="boolean">
            <text:p>VERDADEIRO</text:p>
          </table:table-cell>
          <table:table-cell table:style-name="ce2" table:formula="of:=(AND([SOSS.S85];[SOSS.O85]&gt;=0.5))" office:value-type="boolean" office:boolean-value="true" calcext:value-type="boolean">
            <text:p>VERDADEIRO</text:p>
          </table:table-cell>
          <table:table-cell table:style-name="ce2" table:formula="of:=(AND([SOSS.S85];[SOSS.P85]&gt;=0.5))" office:value-type="boolean" office:boolean-value="true" calcext:value-type="boolean">
            <text:p>VERDADEIRO</text:p>
          </table:table-cell>
          <table:table-cell table:style-name="ce2" table:formula="of:=(AND([SOSS.S85];[SOSS.Q85]&gt;=0.5))" office:value-type="boolean" office:boolean-value="true" calcext:value-type="boolean">
            <text:p>VERDADEIRO</text:p>
          </table:table-cell>
          <table:table-cell/>
          <table:table-cell table:style-name="ce2" table:formula="of:=([.H85]&lt;= [SOSS.Z2])" office:value-type="boolean" office:boolean-value="true" calcext:value-type="boolean">
            <text:p>VERDADEIRO</text:p>
          </table:table-cell>
          <table:table-cell table:style-name="ce2" table:formula="of:=(AND([SOSS.X85];[.O85]&gt;=([SOSS.AA2]/100)))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1" table:number-rows-repeated="1048490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3T15:18:31.510149311</dc:date>
    <meta:editing-duration>PT16M18S</meta:editing-duration>
    <meta:editing-cycles>5</meta:editing-cycles>
    <meta:generator>LibreOffice/5.1.6.2$Linux_X86_64 LibreOffice_project/10m0$Build-2</meta:generator>
    <meta:document-statistic meta:table-count="3" meta:cell-count="4401" meta:object-count="0"/>
  </office:meta>
</office:document-meta>
</file>